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125in" fo:margin-left="0.0625in" table:align="left"/>
    </style:style>
    <style:style style:name="Table1.A" style:family="table-column">
      <style:table-column-properties style:column-width="1.375in"/>
    </style:style>
    <style:style style:name="Table1.B" style:family="table-column">
      <style:table-column-properties style:column-width="1.75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125in" fo:margin-left="0.0625in" table:align="left"/>
    </style:style>
    <style:style style:name="Table2.A" style:family="table-column">
      <style:table-column-properties style:column-width="1.375in"/>
    </style:style>
    <style:style style:name="Table2.B" style:family="table-column">
      <style:table-column-properties style:column-width="1.75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7.5in" table:align="margins"/>
    </style:style>
    <style:style style:name="Table3.A" style:family="table-column">
      <style:table-column-properties style:column-width="0.8125in" style:rel-column-width="7099*"/>
    </style:style>
    <style:style style:name="Table3.B" style:family="table-column">
      <style:table-column-properties style:column-width="2.1875in" style:rel-column-width="19114*"/>
    </style:style>
    <style:style style:name="Table3.C" style:family="table-column">
      <style:table-column-properties style:column-width="1.5in" style:rel-column-width="13107*"/>
    </style:style>
    <style:style style:name="Table3.D" style:family="table-column">
      <style:table-column-properties style:column-width="0.75in" style:rel-column-width="6553*"/>
    </style:style>
    <style:style style:name="Table3.E" style:family="table-column">
      <style:table-column-properties style:column-width="2.25in" style:rel-column-width="19662*"/>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7.5in" table:align="margins"/>
    </style:style>
    <style:style style:name="Table4.A" style:family="table-column">
      <style:table-column-properties style:column-width="0.8125in" style:rel-column-width="7099*"/>
    </style:style>
    <style:style style:name="Table4.B" style:family="table-column">
      <style:table-column-properties style:column-width="2.1875in" style:rel-column-width="19114*"/>
    </style:style>
    <style:style style:name="Table4.C" style:family="table-column">
      <style:table-column-properties style:column-width="1.5in" style:rel-column-width="13107*"/>
    </style:style>
    <style:style style:name="Table4.D" style:family="table-column">
      <style:table-column-properties style:column-width="0.75in" style:rel-column-width="6553*"/>
    </style:style>
    <style:style style:name="Table4.E" style:family="table-column">
      <style:table-column-properties style:column-width="2.25in" style:rel-column-width="19662*"/>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color="#c9211e"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center" style:justify-single-word="false"/>
      <style:text-properties fo:color="#c9211e" style:text-underline-style="solid" style:text-underline-width="auto" style:text-underline-color="font-color" fo:font-weight="bold" style:font-weight-asian="bold" style:font-weight-complex="bold"/>
    </style:style>
    <style:style style:name="P4" style:family="paragraph" style:parent-style-name="Standard">
      <style:text-properties fo:color="#c9211e" style:text-underline-style="solid" style:text-underline-width="auto" style:text-underline-color="font-color" fo:font-weight="bold" officeooo:paragraph-rsid="001d1f8d" style:font-weight-asian="bold" style:font-weight-complex="bold"/>
    </style:style>
    <style:style style:name="P5" style:family="paragraph" style:parent-style-name="Standard">
      <style:text-properties fo:color="#c9211e" style:text-underline-style="solid" style:text-underline-width="auto" style:text-underline-color="font-color" fo:font-weight="bold" officeooo:paragraph-rsid="00220ab1" style:font-weight-asian="bold" style:font-weight-complex="bold"/>
    </style:style>
    <style:style style:name="P6" style:family="paragraph" style:parent-style-name="Standard">
      <style:text-properties fo:color="#c9211e" style:text-underline-style="solid" style:text-underline-width="auto" style:text-underline-color="font-color" fo:font-weight="bold" officeooo:rsid="00220ab1" officeooo:paragraph-rsid="00220ab1" style:font-weight-asian="bold" style:font-weight-complex="bold"/>
    </style:style>
    <style:style style:name="P7" style:family="paragraph" style:parent-style-name="Standard">
      <style:text-properties fo:color="#c9211e" style:text-underline-style="solid" style:text-underline-width="auto" style:text-underline-color="font-color" fo:font-weight="bold" officeooo:rsid="00222a6d" officeooo:paragraph-rsid="00222a6d" style:font-weight-asian="bold" style:font-weight-complex="bold"/>
    </style:style>
    <style:style style:name="P8" style:family="paragraph" style:parent-style-name="Standard">
      <style:text-properties fo:color="#c9211e" style:text-underline-style="solid" style:text-underline-width="auto" style:text-underline-color="font-color" fo:font-weight="bold" officeooo:rsid="00337559" officeooo:paragraph-rsid="00337559" style:font-weight-asian="bold" style:font-weight-complex="bold"/>
    </style:style>
    <style:style style:name="P9" style:family="paragraph" style:parent-style-name="Standard">
      <style:text-properties fo:color="#c9211e" style:text-underline-style="solid" style:text-underline-width="auto" style:text-underline-color="font-color" fo:font-weight="bold" officeooo:rsid="00337559" officeooo:paragraph-rsid="003404b1" style:font-weight-asian="bold" style:font-weight-complex="bold"/>
    </style:style>
    <style:style style:name="P10" style:family="paragraph" style:parent-style-name="Standard">
      <style:text-properties fo:color="#c9211e" style:text-underline-style="solid" style:text-underline-width="auto" style:text-underline-color="font-color" fo:font-weight="bold" officeooo:rsid="00337559" officeooo:paragraph-rsid="00461acb" style:font-weight-asian="bold" style:font-weight-complex="bold"/>
    </style:style>
    <style:style style:name="P11" style:family="paragraph" style:parent-style-name="Standard">
      <style:text-properties fo:color="#c9211e" style:text-underline-style="solid" style:text-underline-width="auto" style:text-underline-color="font-color" fo:font-weight="bold" officeooo:rsid="00337559" officeooo:paragraph-rsid="0065a40f" style:font-weight-asian="bold" style:font-weight-complex="bold"/>
    </style:style>
    <style:style style:name="P12" style:family="paragraph" style:parent-style-name="Standard">
      <style:text-properties fo:color="#c9211e" style:text-underline-style="solid" style:text-underline-width="auto" style:text-underline-color="font-color" fo:font-weight="bold" officeooo:paragraph-rsid="0037352e" style:font-weight-asian="bold" style:font-weight-complex="bold"/>
    </style:style>
    <style:style style:name="P13" style:family="paragraph" style:parent-style-name="Standard">
      <style:text-properties fo:color="#c9211e" style:text-underline-style="solid" style:text-underline-width="auto" style:text-underline-color="font-color" fo:font-weight="bold" officeooo:paragraph-rsid="00390c29" style:font-weight-asian="bold" style:font-weight-complex="bold"/>
    </style:style>
    <style:style style:name="P14" style:family="paragraph" style:parent-style-name="Standard">
      <style:text-properties fo:color="#c9211e" style:text-underline-style="solid" style:text-underline-width="auto" style:text-underline-color="font-color" fo:font-weight="bold" officeooo:paragraph-rsid="003b4f17" style:font-weight-asian="bold" style:font-weight-complex="bold"/>
    </style:style>
    <style:style style:name="P15" style:family="paragraph" style:parent-style-name="Standard">
      <style:text-properties fo:color="#c9211e" style:text-underline-style="solid" style:text-underline-width="auto" style:text-underline-color="font-color" fo:font-weight="bold" officeooo:paragraph-rsid="003c5058" style:font-weight-asian="bold" style:font-weight-complex="bold"/>
    </style:style>
    <style:style style:name="P16" style:family="paragraph" style:parent-style-name="Standard">
      <style:text-properties fo:color="#c9211e" style:text-underline-style="solid" style:text-underline-width="auto" style:text-underline-color="font-color" fo:font-weight="bold" officeooo:rsid="00482255" officeooo:paragraph-rsid="0058d769" style:font-weight-asian="bold" style:font-weight-complex="bold"/>
    </style:style>
    <style:style style:name="P17" style:family="paragraph" style:parent-style-name="Standard">
      <style:text-properties fo:color="#c9211e" style:text-underline-style="solid" style:text-underline-width="auto" style:text-underline-color="font-color" fo:font-weight="bold" officeooo:rsid="00482255" officeooo:paragraph-rsid="0056fb1a" style:font-weight-asian="bold" style:font-weight-complex="bold"/>
    </style:style>
    <style:style style:name="P18" style:family="paragraph" style:parent-style-name="Standard">
      <style:text-properties fo:color="#c9211e" style:text-underline-style="solid" style:text-underline-width="auto" style:text-underline-color="font-color" fo:font-weight="bold" officeooo:rsid="00482255" officeooo:paragraph-rsid="004dbd0b" style:font-weight-asian="bold" style:font-weight-complex="bold"/>
    </style:style>
    <style:style style:name="P19" style:family="paragraph" style:parent-style-name="Standard">
      <style:text-properties fo:color="#c9211e" style:text-underline-style="solid" style:text-underline-width="auto" style:text-underline-color="font-color" fo:font-weight="bold" officeooo:rsid="00482255" officeooo:paragraph-rsid="005a0e9a" style:font-weight-asian="bold" style:font-weight-complex="bold"/>
    </style:style>
    <style:style style:name="P20" style:family="paragraph" style:parent-style-name="Standard">
      <style:text-properties fo:color="#c9211e" style:text-underline-style="solid" style:text-underline-width="auto" style:text-underline-color="font-color" fo:font-weight="bold" officeooo:rsid="00482255" officeooo:paragraph-rsid="005b8afd" style:font-weight-asian="bold" style:font-weight-complex="bold"/>
    </style:style>
    <style:style style:name="P21" style:family="paragraph" style:parent-style-name="Standard">
      <style:text-properties fo:color="#c9211e" style:text-underline-style="solid" style:text-underline-width="auto" style:text-underline-color="font-color" fo:font-weight="bold" officeooo:rsid="00482255" officeooo:paragraph-rsid="004f27c9" style:font-weight-asian="bold" style:font-weight-complex="bold"/>
    </style:style>
    <style:style style:name="P22" style:family="paragraph" style:parent-style-name="Standard">
      <style:text-properties fo:color="#c9211e" style:text-underline-style="solid" style:text-underline-width="auto" style:text-underline-color="font-color" fo:font-weight="bold" officeooo:rsid="00482255" officeooo:paragraph-rsid="011a1cd8" style:font-weight-asian="bold" style:font-weight-complex="bold"/>
    </style:style>
    <style:style style:name="P23" style:family="paragraph" style:parent-style-name="Standard">
      <style:text-properties fo:color="#c9211e" style:text-underline-style="solid" style:text-underline-width="auto" style:text-underline-color="font-color" fo:font-weight="bold" officeooo:rsid="00482255" officeooo:paragraph-rsid="011e85be" style:font-weight-asian="bold" style:font-weight-complex="bold"/>
    </style:style>
    <style:style style:name="P24" style:family="paragraph" style:parent-style-name="Standard">
      <style:text-properties fo:color="#c9211e" style:text-underline-style="solid" style:text-underline-width="auto" style:text-underline-color="font-color" fo:font-weight="bold" officeooo:rsid="00482255" officeooo:paragraph-rsid="01265af6" style:font-weight-asian="bold" style:font-weight-complex="bold"/>
    </style:style>
    <style:style style:name="P25" style:family="paragraph" style:parent-style-name="Standard">
      <style:text-properties fo:color="#c9211e" style:text-underline-style="solid" style:text-underline-width="auto" style:text-underline-color="font-color" fo:font-weight="bold" officeooo:rsid="0086ed88" officeooo:paragraph-rsid="0086ed88" style:font-weight-asian="bold" style:font-weight-complex="bold"/>
    </style:style>
    <style:style style:name="P26" style:family="paragraph" style:parent-style-name="Standard">
      <style:text-properties fo:color="#c9211e" style:text-underline-style="solid" style:text-underline-width="auto" style:text-underline-color="font-color" fo:font-weight="bold" officeooo:rsid="0086ed88" officeooo:paragraph-rsid="0088b894" style:font-weight-asian="bold" style:font-weight-complex="bold"/>
    </style:style>
    <style:style style:name="P27" style:family="paragraph" style:parent-style-name="Standard">
      <style:text-properties fo:color="#c9211e" style:text-underline-style="solid" style:text-underline-width="auto" style:text-underline-color="font-color" fo:font-weight="bold" officeooo:rsid="0086ed88" officeooo:paragraph-rsid="009309d6" style:font-weight-asian="bold" style:font-weight-complex="bold"/>
    </style:style>
    <style:style style:name="P28" style:family="paragraph" style:parent-style-name="Standard">
      <style:text-properties fo:color="#c9211e" style:text-underline-style="solid" style:text-underline-width="auto" style:text-underline-color="font-color" fo:font-weight="bold" officeooo:paragraph-rsid="008ad5f6" style:font-weight-asian="bold" style:font-weight-complex="bold"/>
    </style:style>
    <style:style style:name="P29" style:family="paragraph" style:parent-style-name="Standard">
      <style:text-properties fo:color="#c9211e" style:text-underline-style="solid" style:text-underline-width="auto" style:text-underline-color="font-color" fo:font-weight="bold" officeooo:paragraph-rsid="008c2499" style:font-weight-asian="bold" style:font-weight-complex="bold"/>
    </style:style>
    <style:style style:name="P30" style:family="paragraph" style:parent-style-name="Standard">
      <style:text-properties fo:color="#c9211e" style:text-underline-style="solid" style:text-underline-width="auto" style:text-underline-color="font-color" fo:font-weight="bold" officeooo:paragraph-rsid="0092211d" style:font-weight-asian="bold" style:font-weight-complex="bold"/>
    </style:style>
    <style:style style:name="P31" style:family="paragraph" style:parent-style-name="Standard">
      <style:text-properties fo:color="#c9211e" style:text-underline-style="solid" style:text-underline-width="auto" style:text-underline-color="font-color" fo:font-weight="bold" officeooo:rsid="00961d6c" officeooo:paragraph-rsid="00961d6c" style:font-weight-asian="bold" style:font-weight-complex="bold"/>
    </style:style>
    <style:style style:name="P32" style:family="paragraph" style:parent-style-name="Standard">
      <style:text-properties fo:color="#c9211e" style:text-underline-style="solid" style:text-underline-width="auto" style:text-underline-color="font-color" fo:font-weight="bold" officeooo:rsid="00a68d7f" officeooo:paragraph-rsid="00a68d7f" style:font-weight-asian="bold" style:font-weight-complex="bold"/>
    </style:style>
    <style:style style:name="P33" style:family="paragraph" style:parent-style-name="Standard">
      <style:text-properties fo:color="#c9211e" style:text-underline-style="solid" style:text-underline-width="auto" style:text-underline-color="font-color" fo:font-weight="bold" officeooo:paragraph-rsid="00a830f4" style:font-weight-asian="bold" style:font-weight-complex="bold"/>
    </style:style>
    <style:style style:name="P34" style:family="paragraph" style:parent-style-name="Standard">
      <style:text-properties fo:color="#c9211e" style:text-underline-style="solid" style:text-underline-width="auto" style:text-underline-color="font-color" fo:font-weight="bold" officeooo:paragraph-rsid="00b19bb9" style:font-weight-asian="bold" style:font-weight-complex="bold"/>
    </style:style>
    <style:style style:name="P35" style:family="paragraph" style:parent-style-name="Standard">
      <style:text-properties fo:color="#c9211e" style:text-underline-style="solid" style:text-underline-width="auto" style:text-underline-color="font-color" fo:font-weight="bold" officeooo:paragraph-rsid="00b9c5f7" style:font-weight-asian="bold" style:font-weight-complex="bold"/>
    </style:style>
    <style:style style:name="P36" style:family="paragraph" style:parent-style-name="Standard">
      <style:text-properties fo:color="#c9211e" style:text-underline-style="solid" style:text-underline-width="auto" style:text-underline-color="font-color" fo:font-weight="bold" officeooo:paragraph-rsid="00c1ba2b" style:font-weight-asian="bold" style:font-weight-complex="bold"/>
    </style:style>
    <style:style style:name="P37" style:family="paragraph" style:parent-style-name="Standard">
      <style:text-properties fo:color="#c9211e" style:text-underline-style="solid" style:text-underline-width="auto" style:text-underline-color="font-color" fo:font-weight="bold" officeooo:paragraph-rsid="00d77d9d" style:font-weight-asian="bold" style:font-weight-complex="bold"/>
    </style:style>
    <style:style style:name="P38" style:family="paragraph" style:parent-style-name="Standard">
      <style:text-properties fo:color="#c9211e" style:text-underline-style="solid" style:text-underline-width="auto" style:text-underline-color="font-color" fo:font-weight="bold" officeooo:rsid="00e6ea1c" officeooo:paragraph-rsid="00e99174" style:font-weight-asian="bold" style:font-weight-complex="bold"/>
    </style:style>
    <style:style style:name="P39" style:family="paragraph" style:parent-style-name="Standard">
      <style:text-properties fo:color="#c9211e" style:text-underline-style="solid" style:text-underline-width="auto" style:text-underline-color="font-color" fo:font-weight="bold" officeooo:rsid="00e6ea1c" officeooo:paragraph-rsid="00eb51ce" style:font-weight-asian="bold" style:font-weight-complex="bold"/>
    </style:style>
    <style:style style:name="P40" style:family="paragraph" style:parent-style-name="Standard">
      <style:text-properties fo:color="#c9211e" style:text-underline-style="solid" style:text-underline-width="auto" style:text-underline-color="font-color" fo:font-weight="bold" officeooo:rsid="00e6ea1c" officeooo:paragraph-rsid="00efe2f5" style:font-weight-asian="bold" style:font-weight-complex="bold"/>
    </style:style>
    <style:style style:name="P41" style:family="paragraph" style:parent-style-name="Standard">
      <style:text-properties fo:color="#c9211e" style:text-underline-style="solid" style:text-underline-width="auto" style:text-underline-color="font-color" fo:font-weight="bold" officeooo:rsid="00e6ea1c" officeooo:paragraph-rsid="00f1c55d" style:font-weight-asian="bold" style:font-weight-complex="bold"/>
    </style:style>
    <style:style style:name="P42" style:family="paragraph" style:parent-style-name="Standard">
      <style:text-properties fo:color="#c9211e" style:text-underline-style="solid" style:text-underline-width="auto" style:text-underline-color="font-color" fo:font-weight="bold" officeooo:rsid="00e6ea1c" officeooo:paragraph-rsid="010136e2" style:font-weight-asian="bold" style:font-weight-complex="bold"/>
    </style:style>
    <style:style style:name="P43" style:family="paragraph" style:parent-style-name="Standard">
      <style:text-properties fo:color="#c9211e" style:text-underline-style="solid" style:text-underline-width="auto" style:text-underline-color="font-color" fo:font-weight="bold" officeooo:rsid="00f89ff7" officeooo:paragraph-rsid="00f89ff7" style:font-weight-asian="bold" style:font-weight-complex="bold"/>
    </style:style>
    <style:style style:name="P44" style:family="paragraph" style:parent-style-name="Standard">
      <style:text-properties fo:color="#c9211e" style:text-underline-style="solid" style:text-underline-width="auto" style:text-underline-color="font-color" fo:font-weight="bold" officeooo:rsid="00f89ff7" officeooo:paragraph-rsid="00fa38c9" style:font-weight-asian="bold" style:font-weight-complex="bold"/>
    </style:style>
    <style:style style:name="P45" style:family="paragraph" style:parent-style-name="Standard">
      <style:text-properties fo:color="#c9211e" style:text-underline-style="solid" style:text-underline-width="auto" style:text-underline-color="font-color" fo:font-weight="bold" officeooo:paragraph-rsid="0127e4a5" style:font-weight-asian="bold" style:font-weight-complex="bold"/>
    </style:style>
    <style:style style:name="P46" style:family="paragraph" style:parent-style-name="Standard">
      <style:text-properties fo:color="#00a933"/>
    </style:style>
    <style:style style:name="P47" style:family="paragraph" style:parent-style-name="Standard">
      <style:text-properties fo:color="#00a933" style:text-underline-style="solid" style:text-underline-width="auto" style:text-underline-color="font-color" fo:font-weight="bold" style:font-weight-asian="bold" style:font-weight-complex="bold"/>
    </style:style>
    <style:style style:name="P48" style:family="paragraph" style:parent-style-name="Standard">
      <style:text-properties fo:color="#00a933" style:text-underline-style="solid" style:text-underline-width="auto" style:text-underline-color="font-color" fo:font-weight="bold" officeooo:paragraph-rsid="002835c1" style:font-weight-asian="bold" style:font-weight-complex="bold"/>
    </style:style>
    <style:style style:name="P49" style:family="paragraph" style:parent-style-name="Standard">
      <style:text-properties fo:color="#00a933" style:text-underline-style="solid" style:text-underline-width="auto" style:text-underline-color="font-color" fo:font-weight="bold" officeooo:paragraph-rsid="00297884" style:font-weight-asian="bold" style:font-weight-complex="bold"/>
    </style:style>
    <style:style style:name="P50" style:family="paragraph" style:parent-style-name="Standard">
      <style:text-properties fo:color="#00a933" style:text-underline-style="solid" style:text-underline-width="auto" style:text-underline-color="font-color" fo:font-weight="bold" officeooo:rsid="002f2445" officeooo:paragraph-rsid="002f2445" style:font-weight-asian="bold" style:font-weight-complex="bold"/>
    </style:style>
    <style:style style:name="P51" style:family="paragraph" style:parent-style-name="Standard">
      <style:text-properties fo:color="#00a933" style:text-underline-style="solid" style:text-underline-width="auto" style:text-underline-color="font-color" fo:font-weight="bold" officeooo:rsid="003563b4" officeooo:paragraph-rsid="003563b4" style:font-weight-asian="bold" style:font-weight-complex="bold"/>
    </style:style>
    <style:style style:name="P52" style:family="paragraph" style:parent-style-name="Standard">
      <style:text-properties fo:color="#00a933" style:text-underline-style="solid" style:text-underline-width="auto" style:text-underline-color="font-color" fo:font-weight="bold" officeooo:rsid="003cd138" officeooo:paragraph-rsid="003e460e" style:font-weight-asian="bold" style:font-weight-complex="bold"/>
    </style:style>
    <style:style style:name="P53" style:family="paragraph" style:parent-style-name="Standard">
      <style:text-properties fo:color="#00a933" style:text-underline-style="solid" style:text-underline-width="auto" style:text-underline-color="font-color" fo:font-weight="bold" officeooo:rsid="0047d490" officeooo:paragraph-rsid="0047d490" style:font-weight-asian="bold" style:font-weight-complex="bold"/>
    </style:style>
    <style:style style:name="P54" style:family="paragraph" style:parent-style-name="Standard">
      <style:text-properties fo:color="#00a933" style:text-underline-style="solid" style:text-underline-width="auto" style:text-underline-color="font-color" fo:font-weight="bold" officeooo:rsid="0068ca59" officeooo:paragraph-rsid="0068ca59" style:font-weight-asian="bold" style:font-weight-complex="bold"/>
    </style:style>
    <style:style style:name="P55" style:family="paragraph" style:parent-style-name="Standard">
      <style:text-properties fo:color="#00a933" style:text-underline-style="solid" style:text-underline-width="auto" style:text-underline-color="font-color" fo:font-weight="bold" officeooo:rsid="0069b43a" officeooo:paragraph-rsid="0069b43a" style:font-weight-asian="bold" style:font-weight-complex="bold"/>
    </style:style>
    <style:style style:name="P56" style:family="paragraph" style:parent-style-name="Standard">
      <style:text-properties fo:color="#00a933" style:text-underline-style="solid" style:text-underline-width="auto" style:text-underline-color="font-color" fo:font-weight="bold" officeooo:rsid="0025f66d" officeooo:paragraph-rsid="0026e7a6" style:font-weight-asian="bold" style:font-weight-complex="bold"/>
    </style:style>
    <style:style style:name="P57" style:family="paragraph" style:parent-style-name="Standard">
      <style:text-properties fo:color="#00a933" style:text-underline-style="solid" style:text-underline-width="auto" style:text-underline-color="font-color" fo:font-weight="bold" officeooo:rsid="00260bcb" officeooo:paragraph-rsid="00297884" style:font-weight-asian="bold" style:font-weight-complex="bold"/>
    </style:style>
    <style:style style:name="P58" style:family="paragraph" style:parent-style-name="Standard">
      <style:text-properties fo:color="#00a933" style:text-underline-style="solid" style:text-underline-width="auto" style:text-underline-color="font-color" fo:font-weight="bold" officeooo:rsid="00260bcb" officeooo:paragraph-rsid="002e8fc7" style:font-weight-asian="bold" style:font-weight-complex="bold"/>
    </style:style>
    <style:style style:name="P59" style:family="paragraph" style:parent-style-name="Standard">
      <style:text-properties fo:color="#00a933" style:text-underline-style="solid" style:text-underline-width="auto" style:text-underline-color="font-color" fo:font-weight="bold" officeooo:rsid="004f27c9" officeooo:paragraph-rsid="0056fb1a" style:font-weight-asian="bold" style:font-weight-complex="bold"/>
    </style:style>
    <style:style style:name="P60" style:family="paragraph" style:parent-style-name="Standard">
      <style:text-properties fo:color="#00a933" style:text-underline-style="solid" style:text-underline-width="auto" style:text-underline-color="font-color" fo:font-weight="bold" officeooo:rsid="00337559" officeooo:paragraph-rsid="005d0fc7" style:font-weight-asian="bold" style:font-weight-complex="bold"/>
    </style:style>
    <style:style style:name="P61" style:family="paragraph" style:parent-style-name="Standard">
      <style:text-properties fo:color="#00a933" style:text-underline-style="solid" style:text-underline-width="auto" style:text-underline-color="font-color" fo:font-weight="bold" officeooo:rsid="00814afe" officeooo:paragraph-rsid="00814afe" style:font-weight-asian="bold" style:font-weight-complex="bold"/>
    </style:style>
    <style:style style:name="P62" style:family="paragraph" style:parent-style-name="Standard">
      <style:text-properties fo:color="#00a933" style:text-underline-style="solid" style:text-underline-width="auto" style:text-underline-color="font-color" fo:font-weight="bold" officeooo:rsid="0082973e" officeooo:paragraph-rsid="0082973e" style:font-weight-asian="bold" style:font-weight-complex="bold"/>
    </style:style>
    <style:style style:name="P63" style:family="paragraph" style:parent-style-name="Standard">
      <style:text-properties fo:color="#00a933" style:text-underline-style="solid" style:text-underline-width="auto" style:text-underline-color="font-color" fo:font-weight="bold" officeooo:rsid="00848069" officeooo:paragraph-rsid="00848069" style:font-weight-asian="bold" style:font-weight-complex="bold"/>
    </style:style>
    <style:style style:name="P64" style:family="paragraph" style:parent-style-name="Standard">
      <style:text-properties fo:color="#00a933" style:text-underline-style="solid" style:text-underline-width="auto" style:text-underline-color="font-color" fo:font-weight="bold" officeooo:rsid="0089a2e4" officeooo:paragraph-rsid="0089a2e4" style:font-weight-asian="bold" style:font-weight-complex="bold"/>
    </style:style>
    <style:style style:name="P65" style:family="paragraph" style:parent-style-name="Standard">
      <style:text-properties fo:color="#00a933" style:text-underline-style="solid" style:text-underline-width="auto" style:text-underline-color="font-color" fo:font-weight="bold" officeooo:rsid="008ad46a" officeooo:paragraph-rsid="008ad46a" style:font-weight-asian="bold" style:font-weight-complex="bold"/>
    </style:style>
    <style:style style:name="P66" style:family="paragraph" style:parent-style-name="Standard">
      <style:text-properties fo:color="#00a933" style:text-underline-style="solid" style:text-underline-width="auto" style:text-underline-color="font-color" fo:font-weight="bold" officeooo:rsid="0098c47c" officeooo:paragraph-rsid="0098c47c" style:font-weight-asian="bold" style:font-weight-complex="bold"/>
    </style:style>
    <style:style style:name="P67" style:family="paragraph" style:parent-style-name="Standard">
      <style:text-properties fo:color="#00a933" style:text-underline-style="solid" style:text-underline-width="auto" style:text-underline-color="font-color" fo:font-weight="bold" officeooo:rsid="00a37f33" officeooo:paragraph-rsid="00a37f33" style:font-weight-asian="bold" style:font-weight-complex="bold"/>
    </style:style>
    <style:style style:name="P68" style:family="paragraph" style:parent-style-name="Standard">
      <style:text-properties fo:color="#00a933" style:text-underline-style="solid" style:text-underline-width="auto" style:text-underline-color="font-color" fo:font-weight="bold" officeooo:rsid="00b4debc" officeooo:paragraph-rsid="00b4debc" style:font-weight-asian="bold" style:font-weight-complex="bold"/>
    </style:style>
    <style:style style:name="P69" style:family="paragraph" style:parent-style-name="Standard">
      <style:text-properties fo:color="#00a933" style:text-underline-style="solid" style:text-underline-width="auto" style:text-underline-color="font-color" fo:font-weight="bold" officeooo:rsid="00c78768" officeooo:paragraph-rsid="00c78768" style:font-weight-asian="bold" style:font-weight-complex="bold"/>
    </style:style>
    <style:style style:name="P70" style:family="paragraph" style:parent-style-name="Standard">
      <style:text-properties fo:color="#00a933" style:text-underline-style="solid" style:text-underline-width="auto" style:text-underline-color="font-color" fo:font-weight="bold" officeooo:rsid="00c78768" officeooo:paragraph-rsid="00d040a7" style:font-weight-asian="bold" style:font-weight-complex="bold"/>
    </style:style>
    <style:style style:name="P71" style:family="paragraph" style:parent-style-name="Standard">
      <style:text-properties fo:color="#00a933" style:text-underline-style="solid" style:text-underline-width="auto" style:text-underline-color="font-color" fo:font-weight="bold" officeooo:rsid="00482255" officeooo:paragraph-rsid="004f27c9" style:font-weight-asian="bold" style:font-weight-complex="bold"/>
    </style:style>
    <style:style style:name="P72" style:family="paragraph" style:parent-style-name="Standard">
      <style:paragraph-properties fo:text-align="center" style:justify-single-word="false"/>
      <style:text-properties fo:color="#00a933" style:text-underline-style="solid" style:text-underline-width="auto" style:text-underline-color="font-color" fo:font-weight="bold" officeooo:rsid="00482255" officeooo:paragraph-rsid="00f841d0" style:font-weight-asian="bold" style:font-weight-complex="bold"/>
    </style:style>
    <style:style style:name="P73" style:family="paragraph" style:parent-style-name="Standard">
      <style:text-properties fo:color="#00a933" style:text-underline-style="solid" style:text-underline-width="auto" style:text-underline-color="font-color" fo:font-weight="bold" officeooo:rsid="00de5e49" officeooo:paragraph-rsid="00de5e49" style:font-weight-asian="bold" style:font-weight-complex="bold"/>
    </style:style>
    <style:style style:name="P74" style:family="paragraph" style:parent-style-name="Standard">
      <style:text-properties fo:color="#00a933" style:text-underline-style="solid" style:text-underline-width="auto" style:text-underline-color="font-color" fo:font-weight="bold" officeooo:rsid="00e6ea1c" officeooo:paragraph-rsid="00e6ea1c" style:font-weight-asian="bold" style:font-weight-complex="bold"/>
    </style:style>
    <style:style style:name="P75" style:family="paragraph" style:parent-style-name="Standard">
      <style:text-properties fo:color="#00a933" style:text-underline-style="solid" style:text-underline-width="auto" style:text-underline-color="font-color" fo:font-weight="bold" officeooo:rsid="00e79401" officeooo:paragraph-rsid="00e79401" style:font-weight-asian="bold" style:font-weight-complex="bold"/>
    </style:style>
    <style:style style:name="P76" style:family="paragraph" style:parent-style-name="Standard">
      <style:text-properties fo:color="#00a933" style:text-underline-style="solid" style:text-underline-width="auto" style:text-underline-color="font-color" fo:font-weight="bold" officeooo:rsid="00eca134" officeooo:paragraph-rsid="00eca134" style:font-weight-asian="bold" style:font-weight-complex="bold"/>
    </style:style>
    <style:style style:name="P77" style:family="paragraph" style:parent-style-name="Standard">
      <style:text-properties fo:color="#00a933" style:text-underline-style="solid" style:text-underline-width="auto" style:text-underline-color="font-color" fo:font-weight="bold" officeooo:rsid="00faa917" officeooo:paragraph-rsid="00faa917" style:font-weight-asian="bold" style:font-weight-complex="bold"/>
    </style:style>
    <style:style style:name="P78" style:family="paragraph" style:parent-style-name="Standard">
      <style:text-properties fo:color="#00a933" style:text-underline-style="solid" style:text-underline-width="auto" style:text-underline-color="font-color" fo:font-weight="bold" officeooo:rsid="00faa917" officeooo:paragraph-rsid="00fc15cf" style:font-weight-asian="bold" style:font-weight-complex="bold"/>
    </style:style>
    <style:style style:name="P79" style:family="paragraph" style:parent-style-name="Standard">
      <style:text-properties fo:color="#00a933" style:text-underline-style="solid" style:text-underline-width="auto" style:text-underline-color="font-color" fo:font-weight="bold" officeooo:rsid="00fc15ed" officeooo:paragraph-rsid="00fc15ed" style:font-weight-asian="bold" style:font-weight-complex="bold"/>
    </style:style>
    <style:style style:name="P80" style:family="paragraph" style:parent-style-name="Standard">
      <style:text-properties fo:color="#00a933" style:text-underline-style="solid" style:text-underline-width="auto" style:text-underline-color="font-color" fo:font-weight="bold" officeooo:rsid="00fc5b11" officeooo:paragraph-rsid="00fc5b11" style:font-weight-asian="bold" style:font-weight-complex="bold"/>
    </style:style>
    <style:style style:name="P81" style:family="paragraph" style:parent-style-name="Standard">
      <style:text-properties fo:color="#00a933" style:text-underline-style="solid" style:text-underline-width="auto" style:text-underline-color="font-color" fo:font-weight="bold" officeooo:rsid="00fc5b11" officeooo:paragraph-rsid="00fd084c" style:font-weight-asian="bold" style:font-weight-complex="bold"/>
    </style:style>
    <style:style style:name="P82" style:family="paragraph" style:parent-style-name="Standard">
      <style:text-properties fo:color="#00a933" style:text-underline-style="solid" style:text-underline-width="auto" style:text-underline-color="font-color" fo:font-weight="bold" officeooo:rsid="00fc5b11" officeooo:paragraph-rsid="00fde0d1" style:font-weight-asian="bold" style:font-weight-complex="bold"/>
    </style:style>
    <style:style style:name="P83" style:family="paragraph" style:parent-style-name="Standard">
      <style:text-properties fo:color="#00a933" style:text-underline-style="solid" style:text-underline-width="auto" style:text-underline-color="font-color" fo:font-weight="bold" officeooo:rsid="00fff24a" officeooo:paragraph-rsid="00fff24a" style:font-weight-asian="bold" style:font-weight-complex="bold"/>
    </style:style>
    <style:style style:name="P84" style:family="paragraph" style:parent-style-name="Standard">
      <style:text-properties fo:color="#00a933" style:text-underline-style="solid" style:text-underline-width="auto" style:text-underline-color="font-color" fo:font-weight="bold" officeooo:rsid="0105277d" officeooo:paragraph-rsid="0105277d" style:font-weight-asian="bold" style:font-weight-complex="bold"/>
    </style:style>
    <style:style style:name="P85" style:family="paragraph" style:parent-style-name="Standard">
      <style:text-properties fo:color="#00a933" style:text-underline-style="solid" style:text-underline-width="auto" style:text-underline-color="font-color" fo:font-weight="bold" officeooo:rsid="0105277d" officeooo:paragraph-rsid="010983fe" style:font-weight-asian="bold" style:font-weight-complex="bold"/>
    </style:style>
    <style:style style:name="P86" style:family="paragraph" style:parent-style-name="Standard">
      <style:text-properties fo:color="#00a933" style:text-underline-style="solid" style:text-underline-width="auto" style:text-underline-color="font-color" fo:font-weight="bold" officeooo:rsid="0105277d" officeooo:paragraph-rsid="01173306" style:font-weight-asian="bold" style:font-weight-complex="bold"/>
    </style:style>
    <style:style style:name="P87" style:family="paragraph" style:parent-style-name="Standard">
      <style:text-properties fo:color="#00a933" style:text-underline-style="solid" style:text-underline-width="auto" style:text-underline-color="font-color" fo:font-weight="bold" officeooo:rsid="0105277d" officeooo:paragraph-rsid="0117bb66" style:font-weight-asian="bold" style:font-weight-complex="bold"/>
    </style:style>
    <style:style style:name="P88" style:family="paragraph" style:parent-style-name="Standard">
      <style:text-properties fo:color="#00a933" style:text-underline-style="solid" style:text-underline-width="auto" style:text-underline-color="font-color" fo:font-weight="bold" officeooo:rsid="01101029" officeooo:paragraph-rsid="01101029" style:font-weight-asian="bold" style:font-weight-complex="bold"/>
    </style:style>
    <style:style style:name="P89" style:family="paragraph" style:parent-style-name="Standard">
      <style:text-properties fo:color="#00a933" style:text-underline-style="solid" style:text-underline-width="auto" style:text-underline-color="font-color" fo:font-weight="bold" officeooo:rsid="01242614" officeooo:paragraph-rsid="01242614" style:font-weight-asian="bold" style:font-weight-complex="bold"/>
    </style:style>
    <style:style style:name="P90" style:family="paragraph" style:parent-style-name="Standard">
      <style:text-properties fo:color="#00a933" style:text-underline-style="solid" style:text-underline-width="auto" style:text-underline-color="font-color" fo:font-weight="bold" officeooo:rsid="0124eec5" officeooo:paragraph-rsid="0124eec5" style:font-weight-asian="bold" style:font-weight-complex="bold"/>
    </style:style>
    <style:style style:name="P91" style:family="paragraph" style:parent-style-name="Standard">
      <style:text-properties fo:color="#2a6099" style:text-underline-style="solid" style:text-underline-width="auto" style:text-underline-color="font-color" fo:font-weight="bold" style:font-weight-asian="bold" style:font-weight-complex="bold"/>
    </style:style>
    <style:style style:name="P92" style:family="paragraph" style:parent-style-name="Standard">
      <style:text-properties fo:color="#2a6099" style:text-underline-style="solid" style:text-underline-width="auto" style:text-underline-color="font-color" fo:font-weight="bold" officeooo:paragraph-rsid="001d1f8d" style:font-weight-asian="bold" style:font-weight-complex="bold"/>
    </style:style>
    <style:style style:name="P93" style:family="paragraph" style:parent-style-name="Standard">
      <style:text-properties fo:color="#800080" style:text-underline-style="solid" style:text-underline-width="auto" style:text-underline-color="font-color" fo:font-weight="bold" style:font-weight-asian="bold" style:font-weight-complex="bold"/>
    </style:style>
    <style:style style:name="P94" style:family="paragraph" style:parent-style-name="Standard">
      <style:text-properties fo:color="#800080" style:text-underline-style="solid" style:text-underline-width="auto" style:text-underline-color="font-color" fo:font-weight="bold" officeooo:rsid="003cd138" officeooo:paragraph-rsid="00461e0b" style:font-weight-asian="bold" style:font-weight-complex="bold"/>
    </style:style>
    <style:style style:name="P95" style:family="paragraph" style:parent-style-name="Standard">
      <style:text-properties fo:color="#800080" style:text-underline-style="solid" style:text-underline-width="auto" style:text-underline-color="font-color" fo:font-weight="bold" officeooo:rsid="003f2e4f" officeooo:paragraph-rsid="003f2e4f" style:font-weight-asian="bold" style:font-weight-complex="bold"/>
    </style:style>
    <style:style style:name="P96" style:family="paragraph" style:parent-style-name="Standard">
      <style:text-properties fo:color="#800080" style:text-underline-style="solid" style:text-underline-width="auto" style:text-underline-color="font-color" fo:font-weight="bold" officeooo:rsid="003f2e4f" officeooo:paragraph-rsid="004620f3" style:font-weight-asian="bold" style:font-weight-complex="bold"/>
    </style:style>
    <style:style style:name="P97" style:family="paragraph" style:parent-style-name="Standard">
      <style:text-properties fo:color="#800080" style:text-underline-style="solid" style:text-underline-width="auto" style:text-underline-color="font-color" fo:font-weight="bold" officeooo:rsid="0043aad7" officeooo:paragraph-rsid="0043aad7" style:font-weight-asian="bold" style:font-weight-complex="bold"/>
    </style:style>
    <style:style style:name="P98" style:family="paragraph" style:parent-style-name="Standard">
      <style:text-properties fo:color="#800080" style:text-underline-style="solid" style:text-underline-width="auto" style:text-underline-color="font-color" fo:font-weight="bold" officeooo:rsid="0043aad7" officeooo:paragraph-rsid="0044cb73" style:font-weight-asian="bold" style:font-weight-complex="bold"/>
    </style:style>
    <style:style style:name="P99" style:family="paragraph" style:parent-style-name="Standard">
      <style:text-properties fo:color="#800080" style:text-underline-style="solid" style:text-underline-width="auto" style:text-underline-color="font-color" fo:font-weight="bold" officeooo:rsid="0043aad7" officeooo:paragraph-rsid="0044db09" style:font-weight-asian="bold" style:font-weight-complex="bold"/>
    </style:style>
    <style:style style:name="P100" style:family="paragraph" style:parent-style-name="Standard">
      <style:text-properties fo:color="#800080" style:text-underline-style="solid" style:text-underline-width="auto" style:text-underline-color="font-color" fo:font-weight="bold" officeooo:rsid="0043aad7" officeooo:paragraph-rsid="004620f3" style:font-weight-asian="bold" style:font-weight-complex="bold"/>
    </style:style>
    <style:style style:name="P101" style:family="paragraph" style:parent-style-name="Standard">
      <style:text-properties fo:color="#800080" style:text-underline-style="solid" style:text-underline-width="auto" style:text-underline-color="font-color" fo:font-weight="bold" officeooo:rsid="0043aad7" officeooo:paragraph-rsid="0055ff1e" style:font-weight-asian="bold" style:font-weight-complex="bold"/>
    </style:style>
    <style:style style:name="P102" style:family="paragraph" style:parent-style-name="Standard">
      <style:text-properties fo:color="#800080" style:text-underline-style="solid" style:text-underline-width="auto" style:text-underline-color="font-color" fo:font-weight="bold" officeooo:rsid="0043aad7" officeooo:paragraph-rsid="0056fb1a" style:font-weight-asian="bold" style:font-weight-complex="bold"/>
    </style:style>
    <style:style style:name="P103" style:family="paragraph" style:parent-style-name="Standard">
      <style:text-properties fo:color="#800080" style:text-underline-style="solid" style:text-underline-width="auto" style:text-underline-color="font-color" fo:font-weight="bold" officeooo:rsid="0043aad7" officeooo:paragraph-rsid="0060bf81" style:font-weight-asian="bold" style:font-weight-complex="bold"/>
    </style:style>
    <style:style style:name="P104" style:family="paragraph" style:parent-style-name="Standard">
      <style:text-properties fo:color="#800080" style:text-underline-style="solid" style:text-underline-width="auto" style:text-underline-color="font-color" fo:font-weight="bold" officeooo:rsid="0043aad7" officeooo:paragraph-rsid="00628c09" style:font-weight-asian="bold" style:font-weight-complex="bold"/>
    </style:style>
    <style:style style:name="P105" style:family="paragraph" style:parent-style-name="Standard">
      <style:text-properties fo:color="#800080" style:text-underline-style="solid" style:text-underline-width="auto" style:text-underline-color="font-color" fo:font-weight="bold" officeooo:rsid="0043aad7" officeooo:paragraph-rsid="006852c6" style:font-weight-asian="bold" style:font-weight-complex="bold"/>
    </style:style>
    <style:style style:name="P106" style:family="paragraph" style:parent-style-name="Standard">
      <style:text-properties fo:color="#800080" style:text-underline-style="solid" style:text-underline-width="auto" style:text-underline-color="font-color" fo:font-weight="bold" officeooo:rsid="0043aad7" officeooo:paragraph-rsid="006ac9f1" style:font-weight-asian="bold" style:font-weight-complex="bold"/>
    </style:style>
    <style:style style:name="P107" style:family="paragraph" style:parent-style-name="Standard">
      <style:text-properties fo:color="#800080" style:text-underline-style="solid" style:text-underline-width="auto" style:text-underline-color="font-color" fo:font-weight="bold" officeooo:rsid="0043aad7" officeooo:paragraph-rsid="006e97eb" style:font-weight-asian="bold" style:font-weight-complex="bold"/>
    </style:style>
    <style:style style:name="P108" style:family="paragraph" style:parent-style-name="Standard">
      <style:text-properties fo:color="#800080" style:text-underline-style="solid" style:text-underline-width="auto" style:text-underline-color="font-color" fo:font-weight="bold" officeooo:rsid="0043aad7" officeooo:paragraph-rsid="006f1352" style:font-weight-asian="bold" style:font-weight-complex="bold"/>
    </style:style>
    <style:style style:name="P109" style:family="paragraph" style:parent-style-name="Standard">
      <style:text-properties fo:color="#800080" style:text-underline-style="solid" style:text-underline-width="auto" style:text-underline-color="font-color" fo:font-weight="bold" officeooo:rsid="0043aad7" officeooo:paragraph-rsid="007180c9" style:font-weight-asian="bold" style:font-weight-complex="bold"/>
    </style:style>
    <style:style style:name="P110" style:family="paragraph" style:parent-style-name="Standard">
      <style:text-properties fo:color="#800080" style:text-underline-style="solid" style:text-underline-width="auto" style:text-underline-color="font-color" fo:font-weight="bold" officeooo:rsid="0043aad7" officeooo:paragraph-rsid="007435ad" style:font-weight-asian="bold" style:font-weight-complex="bold"/>
    </style:style>
    <style:style style:name="P111" style:family="paragraph" style:parent-style-name="Standard">
      <style:text-properties fo:color="#800080" style:text-underline-style="solid" style:text-underline-width="auto" style:text-underline-color="font-color" fo:font-weight="bold" officeooo:rsid="0043aad7" officeooo:paragraph-rsid="007734d4" style:font-weight-asian="bold" style:font-weight-complex="bold"/>
    </style:style>
    <style:style style:name="P112" style:family="paragraph" style:parent-style-name="Standard">
      <style:text-properties fo:color="#800080" style:text-underline-style="solid" style:text-underline-width="auto" style:text-underline-color="font-color" fo:font-weight="bold" officeooo:paragraph-rsid="004bbc48" style:font-weight-asian="bold" style:font-weight-complex="bold"/>
    </style:style>
    <style:style style:name="P113" style:family="paragraph" style:parent-style-name="Standard">
      <style:text-properties fo:color="#800080" style:text-underline-style="solid" style:text-underline-width="auto" style:text-underline-color="font-color" fo:font-weight="bold" officeooo:rsid="006852c6" officeooo:paragraph-rsid="006852c6" style:font-weight-asian="bold" style:font-weight-complex="bold"/>
    </style:style>
    <style:style style:name="P114" style:family="paragraph" style:parent-style-name="Standard">
      <style:text-properties fo:color="#800080" style:text-underline-style="none" fo:font-weight="normal" officeooo:rsid="003f2e4f" officeooo:paragraph-rsid="004620f3" style:font-weight-asian="normal" style:font-weight-complex="normal"/>
    </style:style>
    <style:style style:name="P115" style:family="paragraph" style:parent-style-name="Standard">
      <style:text-properties fo:color="#800080" style:text-underline-style="none" fo:font-weight="normal" officeooo:rsid="003f2e4f" officeooo:paragraph-rsid="004bbc48" style:font-weight-asian="normal" style:font-weight-complex="normal"/>
    </style:style>
    <style:style style:name="P116" style:family="paragraph" style:parent-style-name="Standard">
      <style:text-properties fo:color="#800080" style:text-underline-style="none" fo:font-weight="normal" officeooo:rsid="0047d490" officeooo:paragraph-rsid="0047d490" style:font-weight-asian="normal" style:font-weight-complex="normal"/>
    </style:style>
    <style:style style:name="P117" style:family="paragraph" style:parent-style-name="Standard">
      <style:text-properties fo:color="#800080" style:text-underline-style="none" fo:font-weight="normal" officeooo:rsid="0047d490" officeooo:paragraph-rsid="004a4a5e" style:font-weight-asian="normal" style:font-weight-complex="normal"/>
    </style:style>
    <style:style style:name="P118" style:family="paragraph" style:parent-style-name="Standard">
      <style:text-properties fo:color="#800080" style:text-underline-style="none" fo:font-weight="normal" officeooo:rsid="0047d490" officeooo:paragraph-rsid="004aea85" style:font-weight-asian="normal" style:font-weight-complex="normal"/>
    </style:style>
    <style:style style:name="P119" style:family="paragraph" style:parent-style-name="Standard">
      <style:text-properties fo:color="#800080" style:text-underline-style="none" fo:font-weight="normal" officeooo:rsid="0047d490" officeooo:paragraph-rsid="004dbd0b" style:font-weight-asian="normal" style:font-weight-complex="normal"/>
    </style:style>
    <style:style style:name="P120" style:family="paragraph" style:parent-style-name="Standard">
      <style:text-properties fo:color="#800080" style:text-underline-style="none" fo:font-weight="normal" officeooo:rsid="0047d490" officeooo:paragraph-rsid="004f27c9" style:font-weight-asian="normal" style:font-weight-complex="normal"/>
    </style:style>
    <style:style style:name="P121" style:family="paragraph" style:parent-style-name="Standard">
      <style:text-properties fo:color="#800080" style:text-underline-style="none" fo:font-weight="normal" officeooo:rsid="00539bee" officeooo:paragraph-rsid="0056fb1a" style:font-weight-asian="normal" style:font-weight-complex="normal"/>
    </style:style>
    <style:style style:name="P122" style:family="paragraph" style:parent-style-name="Standard">
      <style:text-properties fo:color="#ff4000" style:text-underline-style="solid" style:text-underline-width="auto" style:text-underline-color="font-color" fo:font-weight="bold" style:font-weight-asian="bold" style:font-weight-complex="bold"/>
    </style:style>
    <style:style style:name="P123" style:family="paragraph" style:parent-style-name="Standard">
      <style:text-properties fo:color="#ff4000" style:text-underline-style="solid" style:text-underline-width="auto" style:text-underline-color="font-color" fo:font-weight="bold" officeooo:rsid="00222a6d" officeooo:paragraph-rsid="00222a6d" style:font-weight-asian="bold" style:font-weight-complex="bold"/>
    </style:style>
    <style:style style:name="P124" style:family="paragraph" style:parent-style-name="Standard">
      <style:text-properties fo:color="#ff4000" style:text-underline-style="solid" style:text-underline-width="auto" style:text-underline-color="font-color" fo:font-weight="bold" officeooo:paragraph-rsid="00222a6d" style:font-weight-asian="bold" style:font-weight-complex="bold"/>
    </style:style>
    <style:style style:name="P125" style:family="paragraph" style:parent-style-name="Standard">
      <style:text-properties fo:color="#ff4000" style:text-underline-style="solid" style:text-underline-width="auto" style:text-underline-color="font-color" fo:font-weight="bold" officeooo:rsid="0050b5c7" officeooo:paragraph-rsid="0050b5c7" style:font-weight-asian="bold" style:font-weight-complex="bold"/>
    </style:style>
    <style:style style:name="P126" style:family="paragraph" style:parent-style-name="Standard">
      <style:text-properties fo:color="#ff4000" style:text-underline-style="solid" style:text-underline-width="auto" style:text-underline-color="font-color" fo:font-weight="bold" officeooo:rsid="006d0566" officeooo:paragraph-rsid="006d0566" style:font-weight-asian="bold" style:font-weight-complex="bold"/>
    </style:style>
    <style:style style:name="P127" style:family="paragraph" style:parent-style-name="Standard">
      <style:text-properties fo:color="#ff4000" style:text-underline-style="solid" style:text-underline-width="auto" style:text-underline-color="font-color" fo:font-weight="bold" officeooo:rsid="006d0566" officeooo:paragraph-rsid="007c8f9b" style:font-weight-asian="bold" style:font-weight-complex="bold"/>
    </style:style>
    <style:style style:name="P128" style:family="paragraph" style:parent-style-name="Standard">
      <style:text-properties fo:color="#ff4000" style:text-underline-style="solid" style:text-underline-width="auto" style:text-underline-color="font-color" fo:font-weight="bold" officeooo:rsid="006d0566" officeooo:paragraph-rsid="00814afe" style:font-weight-asian="bold" style:font-weight-complex="bold"/>
    </style:style>
    <style:style style:name="P129" style:family="paragraph" style:parent-style-name="Standard">
      <style:text-properties fo:color="#ff4000" style:text-underline-style="solid" style:text-underline-width="auto" style:text-underline-color="font-color" fo:font-weight="bold" officeooo:rsid="001df5bf" officeooo:paragraph-rsid="001df5bf" style:font-weight-asian="bold" style:font-weight-complex="bold"/>
    </style:style>
    <style:style style:name="P130" style:family="paragraph" style:parent-style-name="Standard">
      <style:text-properties fo:color="#ff4000" style:text-underline-style="solid" style:text-underline-width="auto" style:text-underline-color="font-color" fo:font-weight="bold" officeooo:paragraph-rsid="00220ab1" style:font-weight-asian="bold" style:font-weight-complex="bold"/>
    </style:style>
    <style:style style:name="P131" style:family="paragraph" style:parent-style-name="Standard">
      <style:text-properties fo:color="#ff4000" style:text-underline-style="solid" style:text-underline-width="auto" style:text-underline-color="font-color" fo:font-weight="bold" officeooo:rsid="00955b43" officeooo:paragraph-rsid="00955b43" style:font-weight-asian="bold" style:font-weight-complex="bold"/>
    </style:style>
    <style:style style:name="P132" style:family="paragraph" style:parent-style-name="Standard">
      <style:text-properties fo:color="#ff4000" style:text-underline-style="solid" style:text-underline-width="auto" style:text-underline-color="font-color" fo:font-weight="bold" officeooo:rsid="009f4f44" officeooo:paragraph-rsid="009f4f44" style:font-weight-asian="bold" style:font-weight-complex="bold"/>
    </style:style>
    <style:style style:name="P133" style:family="paragraph" style:parent-style-name="Standard">
      <style:text-properties fo:color="#ff4000" style:text-underline-style="solid" style:text-underline-width="auto" style:text-underline-color="font-color" fo:font-weight="bold" officeooo:rsid="009f4f44" officeooo:paragraph-rsid="00a07b19" style:font-weight-asian="bold" style:font-weight-complex="bold"/>
    </style:style>
    <style:style style:name="P134" style:family="paragraph" style:parent-style-name="Standard">
      <style:text-properties fo:color="#ff4000" style:text-underline-style="solid" style:text-underline-width="auto" style:text-underline-color="font-color" fo:font-weight="bold" officeooo:rsid="00a11ecb" officeooo:paragraph-rsid="00a11ecb" style:font-weight-asian="bold" style:font-weight-complex="bold"/>
    </style:style>
    <style:style style:name="P135" style:family="paragraph" style:parent-style-name="Standard">
      <style:text-properties fo:color="#ff4000" style:text-underline-style="solid" style:text-underline-width="auto" style:text-underline-color="font-color" fo:font-weight="bold" officeooo:rsid="00a11ecb" officeooo:paragraph-rsid="00aeb94c" style:font-weight-asian="bold" style:font-weight-complex="bold"/>
    </style:style>
    <style:style style:name="P136" style:family="paragraph" style:parent-style-name="Standard">
      <style:text-properties fo:color="#ff4000" style:text-underline-style="solid" style:text-underline-width="auto" style:text-underline-color="font-color" fo:font-weight="bold" officeooo:rsid="00a11ecb" officeooo:paragraph-rsid="00b15bd7" style:font-weight-asian="bold" style:font-weight-complex="bold"/>
    </style:style>
    <style:style style:name="P137" style:family="paragraph" style:parent-style-name="Standard">
      <style:text-properties fo:color="#ff4000" style:text-underline-style="solid" style:text-underline-width="auto" style:text-underline-color="font-color" fo:font-weight="bold" officeooo:rsid="00a11ecb" officeooo:paragraph-rsid="00b3d936" style:font-weight-asian="bold" style:font-weight-complex="bold"/>
    </style:style>
    <style:style style:name="P138" style:family="paragraph" style:parent-style-name="Standard">
      <style:text-properties fo:color="#ff4000" style:text-underline-style="solid" style:text-underline-width="auto" style:text-underline-color="font-color" fo:font-weight="bold" officeooo:rsid="00a11ecb" officeooo:paragraph-rsid="00b8eab2" style:font-weight-asian="bold" style:font-weight-complex="bold"/>
    </style:style>
    <style:style style:name="P139" style:family="paragraph" style:parent-style-name="Standard">
      <style:text-properties fo:color="#ff4000" style:text-underline-style="solid" style:text-underline-width="auto" style:text-underline-color="font-color" fo:font-weight="bold" officeooo:rsid="00a11ecb" officeooo:paragraph-rsid="00be98de" style:font-weight-asian="bold" style:font-weight-complex="bold"/>
    </style:style>
    <style:style style:name="P140" style:family="paragraph" style:parent-style-name="Standard">
      <style:text-properties fo:color="#ff4000" style:text-underline-style="solid" style:text-underline-width="auto" style:text-underline-color="font-color" fo:font-weight="bold" officeooo:rsid="00a11ecb" officeooo:paragraph-rsid="00c78768" style:font-weight-asian="bold" style:font-weight-complex="bold"/>
    </style:style>
    <style:style style:name="P141" style:family="paragraph" style:parent-style-name="Standard">
      <style:text-properties fo:color="#ff4000" style:text-underline-style="solid" style:text-underline-width="auto" style:text-underline-color="font-color" fo:font-weight="bold" officeooo:rsid="00482255" officeooo:paragraph-rsid="004f27c9" style:font-weight-asian="bold" style:font-weight-complex="bold"/>
    </style:style>
    <style:style style:name="P142" style:family="paragraph" style:parent-style-name="Standard">
      <style:text-properties fo:color="#ff4000" style:text-underline-style="solid" style:text-underline-width="auto" style:text-underline-color="font-color" fo:font-weight="bold" officeooo:rsid="00482255" officeooo:paragraph-rsid="0122d4b7" style:font-weight-asian="bold" style:font-weight-complex="bold"/>
    </style:style>
    <style:style style:name="P143" style:family="paragraph" style:parent-style-name="Standard">
      <style:text-properties fo:color="#ff4000" style:text-underline-style="solid" style:text-underline-width="auto" style:text-underline-color="font-color" fo:font-weight="bold" officeooo:rsid="00482255" officeooo:paragraph-rsid="0127a8a7" style:font-weight-asian="bold" style:font-weight-complex="bold"/>
    </style:style>
    <style:style style:name="P144" style:family="paragraph" style:parent-style-name="Standard">
      <style:text-properties fo:color="#ff4000" style:text-underline-style="solid" style:text-underline-width="auto" style:text-underline-color="font-color" fo:font-weight="bold" officeooo:rsid="00d4bde6" officeooo:paragraph-rsid="00d4bde6" style:font-weight-asian="bold" style:font-weight-complex="bold"/>
    </style:style>
    <style:style style:name="P145" style:family="paragraph" style:parent-style-name="Standard">
      <style:text-properties fo:color="#ff4000" style:text-underline-style="solid" style:text-underline-width="auto" style:text-underline-color="font-color" fo:font-weight="bold" officeooo:rsid="00d4bde6" officeooo:paragraph-rsid="00d6b9f6" style:font-weight-asian="bold" style:font-weight-complex="bold"/>
    </style:style>
    <style:style style:name="P146" style:family="paragraph" style:parent-style-name="Standard">
      <style:text-properties fo:color="#ff4000" style:text-underline-style="solid" style:text-underline-width="auto" style:text-underline-color="font-color" fo:font-weight="bold" officeooo:rsid="00d4bde6" officeooo:paragraph-rsid="00e01af4" style:font-weight-asian="bold" style:font-weight-complex="bold"/>
    </style:style>
    <style:style style:name="P147" style:family="paragraph" style:parent-style-name="Standard">
      <style:text-properties fo:color="#ff4000" style:text-underline-style="solid" style:text-underline-width="auto" style:text-underline-color="font-color" fo:font-weight="bold" officeooo:rsid="00d4bde6" officeooo:paragraph-rsid="00e5112f" style:font-weight-asian="bold" style:font-weight-complex="bold"/>
    </style:style>
    <style:style style:name="P148" style:family="paragraph" style:parent-style-name="Standard">
      <style:text-properties fo:color="#ff4000" style:text-underline-style="solid" style:text-underline-width="auto" style:text-underline-color="font-color" fo:font-weight="bold" officeooo:rsid="0102dadc" officeooo:paragraph-rsid="0102dadc" style:font-weight-asian="bold" style:font-weight-complex="bold"/>
    </style:style>
    <style:style style:name="P149" style:family="paragraph" style:parent-style-name="Standard">
      <style:text-properties fo:color="#ff4000" style:text-underline-style="solid" style:text-underline-width="auto" style:text-underline-color="font-color" fo:font-weight="bold" officeooo:rsid="01033886" officeooo:paragraph-rsid="01033886" style:font-weight-asian="bold" style:font-weight-complex="bold"/>
    </style:style>
    <style:style style:name="P150" style:family="paragraph" style:parent-style-name="Standard">
      <style:text-properties fo:color="#ff4000" style:text-underline-style="solid" style:text-underline-width="auto" style:text-underline-color="font-color" fo:font-weight="bold" officeooo:rsid="0105277d" officeooo:paragraph-rsid="010ae6ee" style:font-weight-asian="bold" style:font-weight-complex="bold"/>
    </style:style>
    <style:style style:name="P151" style:family="paragraph" style:parent-style-name="Standard">
      <style:text-properties fo:color="#ff4000" style:text-underline-style="solid" style:text-underline-width="auto" style:text-underline-color="font-color" fo:font-weight="bold" officeooo:rsid="0105277d" officeooo:paragraph-rsid="0111b1a6" style:font-weight-asian="bold" style:font-weight-complex="bold"/>
    </style:style>
    <style:style style:name="P152" style:family="paragraph" style:parent-style-name="Standard">
      <style:text-properties fo:color="#ff4000" style:text-underline-style="none" fo:font-weight="normal" officeooo:rsid="00482255" officeooo:paragraph-rsid="004f27c9" style:font-weight-asian="normal" style:font-weight-complex="normal"/>
    </style:style>
    <style:style style:name="P153" style:family="paragraph" style:parent-style-name="Standard">
      <style:text-properties officeooo:paragraph-rsid="000e41ea"/>
    </style:style>
    <style:style style:name="P154" style:family="paragraph" style:parent-style-name="Standard">
      <style:text-properties officeooo:paragraph-rsid="00139597"/>
    </style:style>
    <style:style style:name="P155" style:family="paragraph" style:parent-style-name="Standard">
      <style:text-properties officeooo:paragraph-rsid="0019359d"/>
    </style:style>
    <style:style style:name="P156" style:family="paragraph" style:parent-style-name="Standard">
      <style:text-properties officeooo:paragraph-rsid="001d1f8d"/>
    </style:style>
    <style:style style:name="P157" style:family="paragraph" style:parent-style-name="Standard">
      <style:text-properties officeooo:paragraph-rsid="001df5bf"/>
    </style:style>
    <style:style style:name="P158" style:family="paragraph" style:parent-style-name="Standard">
      <style:text-properties fo:color="#3465a4" style:text-underline-style="solid" style:text-underline-width="auto" style:text-underline-color="font-color" fo:font-weight="bold" style:font-weight-asian="bold" style:font-weight-complex="bold"/>
    </style:style>
    <style:style style:name="P159" style:family="paragraph" style:parent-style-name="Standard">
      <style:text-properties fo:color="#3465a4" style:text-underline-style="solid" style:text-underline-width="auto" style:text-underline-color="font-color" fo:font-weight="bold" officeooo:rsid="00220ab1" officeooo:paragraph-rsid="00220ab1" style:font-weight-asian="bold" style:font-weight-complex="bold"/>
    </style:style>
    <style:style style:name="P160" style:family="paragraph" style:parent-style-name="Standard">
      <style:text-properties fo:color="#3465a4" style:text-underline-style="solid" style:text-underline-width="auto" style:text-underline-color="font-color" fo:font-weight="bold" officeooo:rsid="00220ab1" officeooo:paragraph-rsid="00b15bd7" style:font-weight-asian="bold" style:font-weight-complex="bold"/>
    </style:style>
    <style:style style:name="P161" style:family="paragraph" style:parent-style-name="Standard">
      <style:text-properties fo:color="#3465a4" style:text-underline-style="solid" style:text-underline-width="auto" style:text-underline-color="font-color" fo:font-weight="bold" officeooo:rsid="00222a6d" officeooo:paragraph-rsid="00222a6d" style:font-weight-asian="bold" style:font-weight-complex="bold"/>
    </style:style>
    <style:style style:name="P162" style:family="paragraph" style:parent-style-name="Standard">
      <style:text-properties fo:color="#3465a4" style:text-underline-style="solid" style:text-underline-width="auto" style:text-underline-color="font-color" fo:font-weight="bold" officeooo:paragraph-rsid="00222a6d" style:font-weight-asian="bold" style:font-weight-complex="bold"/>
    </style:style>
    <style:style style:name="P163" style:family="paragraph" style:parent-style-name="Standard">
      <style:text-properties fo:color="#3465a4" style:text-underline-style="solid" style:text-underline-width="auto" style:text-underline-color="font-color" fo:font-weight="bold" officeooo:paragraph-rsid="0023e04f" style:font-weight-asian="bold" style:font-weight-complex="bold"/>
    </style:style>
    <style:style style:name="P164" style:family="paragraph" style:parent-style-name="Standard">
      <style:text-properties fo:color="#355269" style:text-underline-style="solid" style:text-underline-width="auto" style:text-underline-color="font-color" fo:font-weight="bold" officeooo:rsid="001e44d2" officeooo:paragraph-rsid="001e44d2" style:font-weight-asian="bold" style:font-weight-complex="bold"/>
    </style:style>
    <style:style style:name="P165" style:family="paragraph" style:parent-style-name="Standard">
      <style:text-properties officeooo:paragraph-rsid="00207ef8"/>
    </style:style>
    <style:style style:name="P166" style:family="paragraph" style:parent-style-name="Standard">
      <style:text-properties officeooo:paragraph-rsid="00220ab1"/>
    </style:style>
    <style:style style:name="P167" style:family="paragraph" style:parent-style-name="Standard">
      <style:text-properties officeooo:paragraph-rsid="00222a6d"/>
    </style:style>
    <style:style style:name="P168" style:family="paragraph" style:parent-style-name="Standard">
      <style:text-properties fo:background-color="transparent"/>
    </style:style>
    <style:style style:name="P169" style:family="paragraph" style:parent-style-name="Standard">
      <style:text-properties fo:color="#e8a202"/>
    </style:style>
    <style:style style:name="P170" style:family="paragraph" style:parent-style-name="Standard">
      <style:text-properties fo:color="#e8a202" style:text-underline-style="solid" style:text-underline-width="auto" style:text-underline-color="font-color" fo:font-weight="bold" officeooo:rsid="00337559" officeooo:paragraph-rsid="003563b4" style:font-weight-asian="bold" style:font-weight-complex="bold"/>
    </style:style>
    <style:style style:name="P171" style:family="paragraph" style:parent-style-name="Standard">
      <style:text-properties fo:color="#e8a202" style:text-underline-style="solid" style:text-underline-width="auto" style:text-underline-color="font-color" fo:font-weight="bold" officeooo:rsid="00337559" officeooo:paragraph-rsid="00337559" style:font-weight-asian="bold" style:font-weight-complex="bold"/>
    </style:style>
    <style:style style:name="P172" style:family="paragraph" style:parent-style-name="Standard">
      <style:text-properties fo:color="#e8a202" style:text-underline-style="solid" style:text-underline-width="auto" style:text-underline-color="font-color" fo:font-weight="bold" officeooo:rsid="00337559" officeooo:paragraph-rsid="0044cb73" style:font-weight-asian="bold" style:font-weight-complex="bold"/>
    </style:style>
    <style:style style:name="P173" style:family="paragraph" style:parent-style-name="Standard">
      <style:text-properties fo:color="#e8a202" style:text-underline-style="solid" style:text-underline-width="auto" style:text-underline-color="font-color" fo:font-weight="bold" officeooo:rsid="00337559" officeooo:paragraph-rsid="0044db09" style:font-weight-asian="bold" style:font-weight-complex="bold"/>
    </style:style>
    <style:style style:name="P174" style:family="paragraph" style:parent-style-name="Standard">
      <style:text-properties fo:color="#e8a202" style:text-underline-style="solid" style:text-underline-width="auto" style:text-underline-color="font-color" fo:font-weight="bold" officeooo:rsid="00337559" officeooo:paragraph-rsid="004620f3" style:font-weight-asian="bold" style:font-weight-complex="bold"/>
    </style:style>
    <style:style style:name="P175" style:family="paragraph" style:parent-style-name="Standard">
      <style:text-properties fo:color="#e8a202" style:text-underline-style="solid" style:text-underline-width="auto" style:text-underline-color="font-color" fo:font-weight="bold" officeooo:rsid="00337559" officeooo:paragraph-rsid="0055ff1e" style:font-weight-asian="bold" style:font-weight-complex="bold"/>
    </style:style>
    <style:style style:name="P176" style:family="paragraph" style:parent-style-name="Standard">
      <style:text-properties fo:color="#e8a202" style:text-underline-style="solid" style:text-underline-width="auto" style:text-underline-color="font-color" fo:font-weight="bold" officeooo:rsid="00337559" officeooo:paragraph-rsid="0056fb1a" style:font-weight-asian="bold" style:font-weight-complex="bold"/>
    </style:style>
    <style:style style:name="P177" style:family="paragraph" style:parent-style-name="Standard">
      <style:text-properties fo:color="#e8a202" style:text-underline-style="solid" style:text-underline-width="auto" style:text-underline-color="font-color" fo:font-weight="bold" officeooo:rsid="00326454" officeooo:paragraph-rsid="00326454" style:font-weight-asian="bold" style:font-weight-complex="bold"/>
    </style:style>
    <style:style style:name="P178" style:family="paragraph" style:parent-style-name="Standard">
      <style:text-properties fo:color="#e8a202" style:text-underline-style="solid" style:text-underline-width="auto" style:text-underline-color="font-color" fo:font-weight="bold" officeooo:rsid="003221ce" officeooo:paragraph-rsid="003221ce" style:font-weight-asian="bold" style:font-weight-complex="bold"/>
    </style:style>
    <style:style style:name="P179" style:family="paragraph" style:parent-style-name="Standard">
      <style:text-properties fo:color="#e8a202" style:text-underline-style="solid" style:text-underline-width="auto" style:text-underline-color="font-color" fo:font-weight="bold" officeooo:rsid="00309473" officeooo:paragraph-rsid="00309473" style:font-weight-asian="bold" style:font-weight-complex="bold"/>
    </style:style>
    <style:style style:name="P180" style:family="paragraph" style:parent-style-name="Standard">
      <style:text-properties officeooo:paragraph-rsid="0023e04f"/>
    </style:style>
    <style:style style:name="P181" style:family="paragraph" style:parent-style-name="Standard">
      <style:text-properties officeooo:paragraph-rsid="0025f66d"/>
    </style:style>
    <style:style style:name="P182" style:family="paragraph" style:parent-style-name="Standard">
      <style:text-properties officeooo:paragraph-rsid="0026592a"/>
    </style:style>
    <style:style style:name="P183" style:family="paragraph" style:parent-style-name="Standard">
      <style:text-properties fo:color="#000000" style:text-underline-style="none" fo:font-weight="normal" officeooo:rsid="002f2445" officeooo:paragraph-rsid="002f2445" style:font-weight-asian="normal" style:font-weight-complex="normal"/>
    </style:style>
    <style:style style:name="P184" style:family="paragraph" style:parent-style-name="Standard">
      <style:text-properties fo:color="#000000" style:text-underline-style="none" fo:font-weight="normal" officeooo:rsid="002f2445" officeooo:paragraph-rsid="003221ce" style:font-weight-asian="normal" style:font-weight-complex="normal"/>
    </style:style>
    <style:style style:name="P185" style:family="paragraph" style:parent-style-name="Standard">
      <style:text-properties fo:color="#000000" style:text-underline-style="none" fo:font-weight="normal" officeooo:rsid="00326454" officeooo:paragraph-rsid="00326454" style:font-weight-asian="normal" style:font-weight-complex="normal"/>
    </style:style>
    <style:style style:name="P186" style:family="paragraph" style:parent-style-name="Standard">
      <style:text-properties fo:color="#000000" style:text-underline-style="none" fo:font-weight="normal" officeooo:rsid="00337559" officeooo:paragraph-rsid="00337559" style:font-weight-asian="normal" style:font-weight-complex="normal"/>
    </style:style>
    <style:style style:name="P187" style:family="paragraph" style:parent-style-name="Standard">
      <style:text-properties fo:color="#000000" style:text-underline-style="none" fo:font-weight="normal" officeooo:rsid="00337559" officeooo:paragraph-rsid="003563b4" style:font-weight-asian="normal" style:font-weight-complex="normal"/>
    </style:style>
    <style:style style:name="P188" style:family="paragraph" style:parent-style-name="Standard">
      <style:text-properties fo:color="#000000" style:text-underline-style="none" fo:font-weight="normal" officeooo:rsid="00337559" officeooo:paragraph-rsid="0044cb73" style:font-weight-asian="normal" style:font-weight-complex="normal"/>
    </style:style>
    <style:style style:name="P189" style:family="paragraph" style:parent-style-name="Standard">
      <style:text-properties fo:color="#000000" style:text-underline-style="none" fo:font-weight="normal" officeooo:rsid="00337559" officeooo:paragraph-rsid="00461acb" style:font-weight-asian="normal" style:font-weight-complex="normal"/>
    </style:style>
    <style:style style:name="P190" style:family="paragraph" style:parent-style-name="Standard">
      <style:text-properties fo:color="#000000" style:text-underline-style="none" fo:font-weight="normal" officeooo:rsid="00337559" officeooo:paragraph-rsid="0044db09" style:font-weight-asian="normal" style:font-weight-complex="normal"/>
    </style:style>
    <style:style style:name="P191" style:family="paragraph" style:parent-style-name="Standard">
      <style:text-properties fo:color="#000000" style:text-underline-style="none" fo:font-weight="normal" officeooo:rsid="00337559" officeooo:paragraph-rsid="0055ff1e" style:font-weight-asian="normal" style:font-weight-complex="normal"/>
    </style:style>
    <style:style style:name="P192" style:family="paragraph" style:parent-style-name="Standard">
      <style:text-properties fo:color="#000000" style:text-underline-style="none" fo:font-weight="normal" officeooo:rsid="00337559" officeooo:paragraph-rsid="0056fb1a" style:font-weight-asian="normal" style:font-weight-complex="normal"/>
    </style:style>
    <style:style style:name="P193" style:family="paragraph" style:parent-style-name="Standard">
      <style:text-properties fo:color="#000000" style:text-underline-style="none" fo:font-weight="normal" officeooo:rsid="00337559" officeooo:paragraph-rsid="005d0fc7" style:font-weight-asian="normal" style:font-weight-complex="normal"/>
    </style:style>
    <style:style style:name="P194" style:family="paragraph" style:parent-style-name="Standard">
      <style:text-properties fo:color="#000000" style:text-underline-style="none" fo:font-weight="normal" officeooo:rsid="00337559" officeooo:paragraph-rsid="00628c09" style:font-weight-asian="normal" style:font-weight-complex="normal"/>
    </style:style>
    <style:style style:name="P195" style:family="paragraph" style:parent-style-name="Standard">
      <style:text-properties fo:color="#000000" style:text-underline-style="none" fo:font-weight="normal" officeooo:rsid="00337559" officeooo:paragraph-rsid="0065a40f" style:font-weight-asian="normal" style:font-weight-complex="normal"/>
    </style:style>
    <style:style style:name="P196" style:family="paragraph" style:parent-style-name="Standard">
      <style:text-properties fo:color="#000000" style:text-underline-style="none" fo:font-weight="normal" officeooo:rsid="00337559" officeooo:paragraph-rsid="006e97eb" style:font-weight-asian="normal" style:font-weight-complex="normal"/>
    </style:style>
    <style:style style:name="P197" style:family="paragraph" style:parent-style-name="Standard">
      <style:text-properties fo:color="#000000" style:text-underline-style="none" fo:font-weight="normal" officeooo:rsid="00337559" officeooo:paragraph-rsid="006f1352" style:font-weight-asian="normal" style:font-weight-complex="normal"/>
    </style:style>
    <style:style style:name="P198" style:family="paragraph" style:parent-style-name="Standard">
      <style:text-properties fo:color="#000000" style:text-underline-style="none" fo:font-weight="normal" officeooo:rsid="00337559" officeooo:paragraph-rsid="00709f06" style:font-weight-asian="normal" style:font-weight-complex="normal"/>
    </style:style>
    <style:style style:name="P199" style:family="paragraph" style:parent-style-name="Standard">
      <style:text-properties fo:color="#000000" style:text-underline-style="none" fo:font-weight="normal" officeooo:rsid="00337559" officeooo:paragraph-rsid="007973ed" style:font-weight-asian="normal" style:font-weight-complex="normal"/>
    </style:style>
    <style:style style:name="P200" style:family="paragraph" style:parent-style-name="Standard">
      <style:text-properties fo:color="#000000" style:text-underline-style="none" fo:font-weight="normal" officeooo:rsid="00337559" officeooo:paragraph-rsid="00814afe" style:font-weight-asian="normal" style:font-weight-complex="normal"/>
    </style:style>
    <style:style style:name="P201" style:family="paragraph" style:parent-style-name="Standard">
      <style:text-properties fo:color="#000000" style:text-underline-style="none" fo:font-weight="normal" officeooo:rsid="003404b1" officeooo:paragraph-rsid="003404b1" style:font-weight-asian="normal" style:font-weight-complex="normal"/>
    </style:style>
    <style:style style:name="P202" style:family="paragraph" style:parent-style-name="Standard">
      <style:text-properties fo:color="#000000" style:text-underline-style="none" fo:font-weight="normal" officeooo:rsid="003404b1" officeooo:paragraph-rsid="00461acb" style:font-weight-asian="normal" style:font-weight-complex="normal"/>
    </style:style>
    <style:style style:name="P203" style:family="paragraph" style:parent-style-name="Standard">
      <style:text-properties fo:color="#000000" style:text-underline-style="none" fo:font-weight="normal" officeooo:rsid="003cd138" officeooo:paragraph-rsid="00461e0b" style:font-weight-asian="normal" style:font-weight-complex="normal"/>
    </style:style>
    <style:style style:name="P204" style:family="paragraph" style:parent-style-name="Standard">
      <style:text-properties fo:color="#000000" style:text-underline-style="none" fo:font-weight="normal" officeooo:rsid="00411865" officeooo:paragraph-rsid="00411865" style:font-weight-asian="normal" style:font-weight-complex="normal"/>
    </style:style>
    <style:style style:name="P205" style:family="paragraph" style:parent-style-name="Standard">
      <style:text-properties fo:color="#000000" style:text-underline-style="none" fo:font-weight="normal" officeooo:rsid="00411865" officeooo:paragraph-rsid="00433582" style:font-weight-asian="normal" style:font-weight-complex="normal"/>
    </style:style>
    <style:style style:name="P206" style:family="paragraph" style:parent-style-name="Standard">
      <style:text-properties fo:color="#000000" style:text-underline-style="none" fo:font-weight="normal" officeooo:rsid="003f2e4f" officeooo:paragraph-rsid="003f2e4f" style:font-weight-asian="normal" style:font-weight-complex="normal"/>
    </style:style>
    <style:style style:name="P207" style:family="paragraph" style:parent-style-name="Standard">
      <style:text-properties fo:color="#000000" style:text-underline-style="none" fo:font-weight="normal" officeooo:rsid="003f2e4f" officeooo:paragraph-rsid="0043a307" style:font-weight-asian="normal" style:font-weight-complex="normal"/>
    </style:style>
    <style:style style:name="P208" style:family="paragraph" style:parent-style-name="Standard">
      <style:text-properties fo:color="#000000" style:text-underline-style="none" fo:font-weight="normal" officeooo:rsid="003e460e" officeooo:paragraph-rsid="00433582" style:font-weight-asian="normal" style:font-weight-complex="normal"/>
    </style:style>
    <style:style style:name="P209" style:family="paragraph" style:parent-style-name="Standard">
      <style:text-properties fo:color="#000000" style:text-underline-style="none" fo:font-weight="normal" officeooo:rsid="004620f3" officeooo:paragraph-rsid="004620f3" style:font-weight-asian="normal" style:font-weight-complex="normal"/>
    </style:style>
    <style:style style:name="P210" style:family="paragraph" style:parent-style-name="Standard">
      <style:text-properties fo:color="#000000" style:text-underline-style="none" fo:font-weight="normal" officeooo:rsid="0047d490" officeooo:paragraph-rsid="0047d490" style:font-weight-asian="normal" style:font-weight-complex="normal"/>
    </style:style>
    <style:style style:name="P211" style:family="paragraph" style:parent-style-name="Standard">
      <style:text-properties fo:color="#000000" style:text-underline-style="none" fo:font-weight="normal" officeooo:rsid="00482255" officeooo:paragraph-rsid="004a4a5e" style:font-weight-asian="normal" style:font-weight-complex="normal"/>
    </style:style>
    <style:style style:name="P212" style:family="paragraph" style:parent-style-name="Standard">
      <style:text-properties fo:color="#000000" style:text-underline-style="none" fo:font-weight="normal" officeooo:rsid="00482255" officeooo:paragraph-rsid="004aea85" style:font-weight-asian="normal" style:font-weight-complex="normal"/>
    </style:style>
    <style:style style:name="P213" style:family="paragraph" style:parent-style-name="Standard">
      <style:text-properties fo:color="#000000" style:text-underline-style="none" fo:font-weight="normal" officeooo:rsid="00482255" officeooo:paragraph-rsid="004f27c9" style:font-weight-asian="normal" style:font-weight-complex="normal"/>
    </style:style>
    <style:style style:name="P214" style:family="paragraph" style:parent-style-name="Standard">
      <style:text-properties fo:color="#000000" style:text-underline-style="none" fo:font-weight="normal" officeooo:rsid="00482255" officeooo:paragraph-rsid="0086ed88" style:font-weight-asian="normal" style:font-weight-complex="normal"/>
    </style:style>
    <style:style style:name="P215" style:family="paragraph" style:parent-style-name="Standard">
      <style:text-properties fo:color="#000000" style:text-underline-style="none" fo:font-weight="normal" officeooo:rsid="00482255" officeooo:paragraph-rsid="0088b894" style:font-weight-asian="normal" style:font-weight-complex="normal"/>
    </style:style>
    <style:style style:name="P216" style:family="paragraph" style:parent-style-name="Standard">
      <style:text-properties fo:color="#000000" style:text-underline-style="none" fo:font-weight="normal" officeooo:rsid="00482255" officeooo:paragraph-rsid="008ad5f6" style:font-weight-asian="normal" style:font-weight-complex="normal"/>
    </style:style>
    <style:style style:name="P217" style:family="paragraph" style:parent-style-name="Standard">
      <style:text-properties fo:color="#000000" style:text-underline-style="none" fo:font-weight="normal" officeooo:rsid="00482255" officeooo:paragraph-rsid="0092211d" style:font-weight-asian="normal" style:font-weight-complex="normal"/>
    </style:style>
    <style:style style:name="P218" style:family="paragraph" style:parent-style-name="Standard">
      <style:text-properties fo:color="#000000" style:text-underline-style="none" fo:font-weight="normal" officeooo:rsid="00482255" officeooo:paragraph-rsid="009309d6" style:font-weight-asian="normal" style:font-weight-complex="normal"/>
    </style:style>
    <style:style style:name="P219" style:family="paragraph" style:parent-style-name="Standard">
      <style:text-properties fo:color="#000000" style:text-underline-style="none" fo:font-weight="normal" officeooo:rsid="00482255" officeooo:paragraph-rsid="009996c3" style:font-weight-asian="normal" style:font-weight-complex="normal"/>
    </style:style>
    <style:style style:name="P220" style:family="paragraph" style:parent-style-name="Standard">
      <style:text-properties fo:color="#000000" style:text-underline-style="none" fo:font-weight="normal" officeooo:rsid="00482255" officeooo:paragraph-rsid="00a07b19" style:font-weight-asian="normal" style:font-weight-complex="normal"/>
    </style:style>
    <style:style style:name="P221" style:family="paragraph" style:parent-style-name="Standard">
      <style:text-properties fo:color="#000000" style:text-underline-style="none" fo:font-weight="normal" officeooo:rsid="00482255" officeooo:paragraph-rsid="00aeb94c" style:font-weight-asian="normal" style:font-weight-complex="normal"/>
    </style:style>
    <style:style style:name="P222" style:family="paragraph" style:parent-style-name="Standard">
      <style:text-properties fo:color="#000000" style:text-underline-style="none" fo:font-weight="normal" officeooo:rsid="00482255" officeooo:paragraph-rsid="00b15bd7" style:font-weight-asian="normal" style:font-weight-complex="normal"/>
    </style:style>
    <style:style style:name="P223" style:family="paragraph" style:parent-style-name="Standard">
      <style:text-properties fo:color="#000000" style:text-underline-style="none" fo:font-weight="normal" officeooo:rsid="00482255" officeooo:paragraph-rsid="00b19bb9" style:font-weight-asian="normal" style:font-weight-complex="normal"/>
    </style:style>
    <style:style style:name="P224" style:family="paragraph" style:parent-style-name="Standard">
      <style:text-properties fo:color="#000000" style:text-underline-style="none" fo:font-weight="normal" officeooo:rsid="00482255" officeooo:paragraph-rsid="00b1eadb" style:font-weight-asian="normal" style:font-weight-complex="normal"/>
    </style:style>
    <style:style style:name="P225" style:family="paragraph" style:parent-style-name="Standard">
      <style:text-properties fo:color="#000000" style:text-underline-style="none" fo:font-weight="normal" officeooo:rsid="00482255" officeooo:paragraph-rsid="00b3d936" style:font-weight-asian="normal" style:font-weight-complex="normal"/>
    </style:style>
    <style:style style:name="P226" style:family="paragraph" style:parent-style-name="Standard">
      <style:text-properties fo:color="#000000" style:text-underline-style="none" fo:font-weight="normal" officeooo:rsid="00482255" officeooo:paragraph-rsid="00b8eab2" style:font-weight-asian="normal" style:font-weight-complex="normal"/>
    </style:style>
    <style:style style:name="P227" style:family="paragraph" style:parent-style-name="Standard">
      <style:text-properties fo:color="#000000" style:text-underline-style="none" fo:font-weight="normal" officeooo:rsid="00482255" officeooo:paragraph-rsid="00b9c5f7" style:font-weight-asian="normal" style:font-weight-complex="normal"/>
    </style:style>
    <style:style style:name="P228" style:family="paragraph" style:parent-style-name="Standard">
      <style:text-properties fo:color="#000000" style:text-underline-style="none" fo:font-weight="normal" officeooo:rsid="00482255" officeooo:paragraph-rsid="00baf791" style:font-weight-asian="normal" style:font-weight-complex="normal"/>
    </style:style>
    <style:style style:name="P229" style:family="paragraph" style:parent-style-name="Standard">
      <style:text-properties fo:color="#000000" style:text-underline-style="none" fo:font-weight="normal" officeooo:rsid="00482255" officeooo:paragraph-rsid="00bcf98a" style:font-weight-asian="normal" style:font-weight-complex="normal"/>
    </style:style>
    <style:style style:name="P230" style:family="paragraph" style:parent-style-name="Standard">
      <style:text-properties fo:color="#000000" style:text-underline-style="none" fo:font-weight="normal" officeooo:rsid="00482255" officeooo:paragraph-rsid="00be98de" style:font-weight-asian="normal" style:font-weight-complex="normal"/>
    </style:style>
    <style:style style:name="P231" style:family="paragraph" style:parent-style-name="Standard">
      <style:text-properties fo:color="#000000" style:text-underline-style="none" fo:font-weight="normal" officeooo:rsid="00482255" officeooo:paragraph-rsid="00c1ba2b" style:font-weight-asian="normal" style:font-weight-complex="normal"/>
    </style:style>
    <style:style style:name="P232" style:family="paragraph" style:parent-style-name="Standard">
      <style:text-properties fo:color="#000000" style:text-underline-style="none" fo:font-weight="normal" officeooo:rsid="00482255" officeooo:paragraph-rsid="00c78768" style:font-weight-asian="normal" style:font-weight-complex="normal"/>
    </style:style>
    <style:style style:name="P233" style:family="paragraph" style:parent-style-name="Standard">
      <style:text-properties fo:color="#000000" style:text-underline-style="none" fo:font-weight="normal" officeooo:rsid="00482255" officeooo:paragraph-rsid="00d040a7" style:font-weight-asian="normal" style:font-weight-complex="normal"/>
    </style:style>
    <style:style style:name="P234" style:family="paragraph" style:parent-style-name="Standard">
      <style:text-properties fo:color="#000000" style:text-underline-style="none" fo:font-weight="normal" officeooo:rsid="00482255" officeooo:paragraph-rsid="00d3317c" style:font-weight-asian="normal" style:font-weight-complex="normal"/>
    </style:style>
    <style:style style:name="P235" style:family="paragraph" style:parent-style-name="Standard">
      <style:text-properties fo:color="#000000" style:text-underline-style="none" fo:font-weight="normal" officeooo:rsid="00482255" officeooo:paragraph-rsid="00d4bde6" style:font-weight-asian="normal" style:font-weight-complex="normal"/>
    </style:style>
    <style:style style:name="P236" style:family="paragraph" style:parent-style-name="Standard">
      <style:text-properties fo:color="#000000" style:text-underline-style="none" fo:font-weight="normal" officeooo:rsid="00482255" officeooo:paragraph-rsid="00d6b9f6" style:font-weight-asian="normal" style:font-weight-complex="normal"/>
    </style:style>
    <style:style style:name="P237" style:family="paragraph" style:parent-style-name="Standard">
      <style:text-properties fo:color="#000000" style:text-underline-style="none" fo:font-weight="normal" officeooo:rsid="00482255" officeooo:paragraph-rsid="00d77d9d" style:font-weight-asian="normal" style:font-weight-complex="normal"/>
    </style:style>
    <style:style style:name="P238" style:family="paragraph" style:parent-style-name="Standard">
      <style:text-properties fo:color="#000000" style:text-underline-style="none" fo:font-weight="normal" officeooo:rsid="00482255" officeooo:paragraph-rsid="00d93162" style:font-weight-asian="normal" style:font-weight-complex="normal"/>
    </style:style>
    <style:style style:name="P239" style:family="paragraph" style:parent-style-name="Standard">
      <style:text-properties fo:color="#000000" style:text-underline-style="none" fo:font-weight="normal" officeooo:rsid="00482255" officeooo:paragraph-rsid="00e01af4" style:font-weight-asian="normal" style:font-weight-complex="normal"/>
    </style:style>
    <style:style style:name="P240" style:family="paragraph" style:parent-style-name="Standard">
      <style:text-properties fo:color="#000000" style:text-underline-style="none" fo:font-weight="normal" officeooo:rsid="00482255" officeooo:paragraph-rsid="00e5112f" style:font-weight-asian="normal" style:font-weight-complex="normal"/>
    </style:style>
    <style:style style:name="P241" style:family="paragraph" style:parent-style-name="Standard">
      <style:text-properties fo:color="#000000" style:text-underline-style="none" fo:font-weight="normal" officeooo:rsid="00482255" officeooo:paragraph-rsid="00eb51ce" style:font-weight-asian="normal" style:font-weight-complex="normal"/>
    </style:style>
    <style:style style:name="P242" style:family="paragraph" style:parent-style-name="Standard">
      <style:text-properties fo:color="#000000" style:text-underline-style="none" fo:font-weight="normal" officeooo:rsid="00482255" officeooo:paragraph-rsid="00efe2f5" style:font-weight-asian="normal" style:font-weight-complex="normal"/>
    </style:style>
    <style:style style:name="P243" style:family="paragraph" style:parent-style-name="Standard">
      <style:text-properties fo:color="#000000" style:text-underline-style="none" fo:font-weight="normal" officeooo:rsid="00482255" officeooo:paragraph-rsid="00f1c55d" style:font-weight-asian="normal" style:font-weight-complex="normal"/>
    </style:style>
    <style:style style:name="P244" style:family="paragraph" style:parent-style-name="Standard">
      <style:text-properties fo:color="#000000" style:text-underline-style="none" fo:font-weight="normal" officeooo:rsid="00482255" officeooo:paragraph-rsid="00f4ce6a" style:font-weight-asian="normal" style:font-weight-complex="normal"/>
    </style:style>
    <style:style style:name="P245" style:family="paragraph" style:parent-style-name="Standard">
      <style:text-properties fo:color="#000000" style:text-underline-style="none" fo:font-weight="normal" officeooo:rsid="00482255" officeooo:paragraph-rsid="00fa38c9" style:font-weight-asian="normal" style:font-weight-complex="normal"/>
    </style:style>
    <style:style style:name="P246" style:family="paragraph" style:parent-style-name="Standard">
      <style:text-properties fo:color="#000000" style:text-underline-style="none" fo:font-weight="normal" officeooo:rsid="00482255" officeooo:paragraph-rsid="010136e2" style:font-weight-asian="normal" style:font-weight-complex="normal"/>
    </style:style>
    <style:style style:name="P247" style:family="paragraph" style:parent-style-name="Standard">
      <style:text-properties fo:color="#000000" style:text-underline-style="none" fo:font-weight="normal" officeooo:rsid="00482255" officeooo:paragraph-rsid="010ae6ee" style:font-weight-asian="normal" style:font-weight-complex="normal"/>
    </style:style>
    <style:style style:name="P248" style:family="paragraph" style:parent-style-name="Standard">
      <style:text-properties fo:color="#000000" style:text-underline-style="none" fo:font-weight="normal" officeooo:rsid="00482255" officeooo:paragraph-rsid="010cd60c" style:font-weight-asian="normal" style:font-weight-complex="normal"/>
    </style:style>
    <style:style style:name="P249" style:family="paragraph" style:parent-style-name="Standard">
      <style:text-properties fo:color="#000000" style:text-underline-style="none" fo:font-weight="normal" officeooo:rsid="00482255" officeooo:paragraph-rsid="010ec480" style:font-weight-asian="normal" style:font-weight-complex="normal"/>
    </style:style>
    <style:style style:name="P250" style:family="paragraph" style:parent-style-name="Standard">
      <style:text-properties fo:color="#000000" style:text-underline-style="none" fo:font-weight="normal" officeooo:rsid="00482255" officeooo:paragraph-rsid="0111b1a6" style:font-weight-asian="normal" style:font-weight-complex="normal"/>
    </style:style>
    <style:style style:name="P251" style:family="paragraph" style:parent-style-name="Standard">
      <style:text-properties fo:color="#000000" style:text-underline-style="none" fo:font-weight="normal" officeooo:rsid="00482255" officeooo:paragraph-rsid="01181e86" style:font-weight-asian="normal" style:font-weight-complex="normal"/>
    </style:style>
    <style:style style:name="P252" style:family="paragraph" style:parent-style-name="Standard">
      <style:text-properties fo:color="#000000" style:text-underline-style="none" fo:font-weight="normal" officeooo:rsid="00482255" officeooo:paragraph-rsid="011a1cd8" style:font-weight-asian="normal" style:font-weight-complex="normal"/>
    </style:style>
    <style:style style:name="P253" style:family="paragraph" style:parent-style-name="Standard">
      <style:text-properties fo:color="#000000" style:text-underline-style="none" fo:font-weight="normal" officeooo:rsid="00482255" officeooo:paragraph-rsid="011cfe61" style:font-weight-asian="normal" style:font-weight-complex="normal"/>
    </style:style>
    <style:style style:name="P254" style:family="paragraph" style:parent-style-name="Standard">
      <style:text-properties fo:color="#000000" style:text-underline-style="none" fo:font-weight="normal" officeooo:rsid="00482255" officeooo:paragraph-rsid="011e85be" style:font-weight-asian="normal" style:font-weight-complex="normal"/>
    </style:style>
    <style:style style:name="P255" style:family="paragraph" style:parent-style-name="Standard">
      <style:text-properties fo:color="#000000" style:text-underline-style="none" fo:font-weight="normal" officeooo:rsid="00482255" officeooo:paragraph-rsid="01206a56" style:font-weight-asian="normal" style:font-weight-complex="normal"/>
    </style:style>
    <style:style style:name="P256" style:family="paragraph" style:parent-style-name="Standard">
      <style:text-properties fo:color="#000000" style:text-underline-style="none" fo:font-weight="normal" officeooo:rsid="00482255" officeooo:paragraph-rsid="0122d4b7" style:font-weight-asian="normal" style:font-weight-complex="normal"/>
    </style:style>
    <style:style style:name="P257" style:family="paragraph" style:parent-style-name="Standard">
      <style:text-properties fo:color="#000000" style:text-underline-style="none" fo:font-weight="normal" officeooo:rsid="00482255" officeooo:paragraph-rsid="01265af6" style:font-weight-asian="normal" style:font-weight-complex="normal"/>
    </style:style>
    <style:style style:name="P258" style:family="paragraph" style:parent-style-name="Standard">
      <style:text-properties fo:color="#000000" style:text-underline-style="none" fo:font-weight="normal" officeooo:rsid="00482255" officeooo:paragraph-rsid="0127a8a7" style:font-weight-asian="normal" style:font-weight-complex="normal"/>
    </style:style>
    <style:style style:name="P259" style:family="paragraph" style:parent-style-name="Standard">
      <style:text-properties fo:color="#000000" style:text-underline-style="none" fo:font-weight="normal" officeooo:rsid="004f27c9" officeooo:paragraph-rsid="00539bee" style:font-weight-asian="normal" style:font-weight-complex="normal"/>
    </style:style>
    <style:style style:name="P260" style:family="paragraph" style:parent-style-name="Standard">
      <style:text-properties fo:color="#000000" style:text-underline-style="none" fo:font-weight="normal" officeooo:rsid="004f27c9" officeooo:paragraph-rsid="0056fb1a" style:font-weight-asian="normal" style:font-weight-complex="normal"/>
    </style:style>
    <style:style style:name="P261" style:family="paragraph" style:parent-style-name="Standard">
      <style:text-properties fo:color="#000000" style:text-underline-style="none" fo:font-weight="normal" officeooo:rsid="0050b5c7" officeooo:paragraph-rsid="004f27c9" style:font-weight-asian="normal" style:font-weight-complex="normal"/>
    </style:style>
    <style:style style:name="P262" style:family="paragraph" style:parent-style-name="Standard">
      <style:text-properties fo:color="#000000" style:text-underline-style="none" fo:font-weight="normal" officeooo:rsid="006852c6" officeooo:paragraph-rsid="006852c6" style:font-weight-asian="normal" style:font-weight-complex="normal"/>
    </style:style>
    <style:style style:name="P263" style:family="paragraph" style:parent-style-name="Standard">
      <style:text-properties fo:color="#000000" style:text-underline-style="none" fo:font-weight="normal" officeooo:rsid="0069b43a" officeooo:paragraph-rsid="0056fb1a" style:font-weight-asian="normal" style:font-weight-complex="normal"/>
    </style:style>
    <style:style style:name="P264" style:family="paragraph" style:parent-style-name="Standard">
      <style:text-properties fo:color="#000000" style:text-underline-style="none" fo:font-weight="normal" officeooo:rsid="0085815e" officeooo:paragraph-rsid="0085815e" style:font-weight-asian="normal" style:font-weight-complex="normal"/>
    </style:style>
    <style:style style:name="P265" style:family="paragraph" style:parent-style-name="Standard">
      <style:text-properties fo:color="#000000" style:text-underline-style="none" fo:font-weight="normal" officeooo:rsid="0089a2e4" officeooo:paragraph-rsid="0089a2e4" style:font-weight-asian="normal" style:font-weight-complex="normal"/>
    </style:style>
    <style:style style:name="P266" style:family="paragraph" style:parent-style-name="Standard">
      <style:text-properties fo:color="#000000" style:text-underline-style="none" fo:font-weight="normal" officeooo:rsid="0089a2e4" officeooo:paragraph-rsid="004f27c9" style:font-weight-asian="normal" style:font-weight-complex="normal"/>
    </style:style>
    <style:style style:name="P267" style:family="paragraph" style:parent-style-name="Standard">
      <style:text-properties fo:color="#000000" style:text-underline-style="none" fo:font-weight="normal" officeooo:rsid="0086ed88" officeooo:paragraph-rsid="0086ed88" style:font-weight-asian="normal" style:font-weight-complex="normal"/>
    </style:style>
    <style:style style:name="P268" style:family="paragraph" style:parent-style-name="Standard">
      <style:text-properties fo:color="#000000" style:text-underline-style="none" fo:font-weight="normal" officeooo:rsid="0086ed88" officeooo:paragraph-rsid="0088b894" style:font-weight-asian="normal" style:font-weight-complex="normal"/>
    </style:style>
    <style:style style:name="P269" style:family="paragraph" style:parent-style-name="Standard">
      <style:text-properties fo:color="#000000" style:text-underline-style="none" fo:font-weight="normal" officeooo:rsid="00955b43" officeooo:paragraph-rsid="00955b43" style:font-weight-asian="normal" style:font-weight-complex="normal"/>
    </style:style>
    <style:style style:name="P270" style:family="paragraph" style:parent-style-name="Standard">
      <style:text-properties fo:color="#000000" style:text-underline-style="none" fo:font-weight="normal" officeooo:rsid="00a37f33" officeooo:paragraph-rsid="00a37f33" style:font-weight-asian="normal" style:font-weight-complex="normal"/>
    </style:style>
    <style:style style:name="P271" style:family="paragraph" style:parent-style-name="Standard">
      <style:text-properties fo:color="#000000" style:text-underline-style="none" fo:font-weight="normal" officeooo:rsid="009996c3" officeooo:paragraph-rsid="009996c3" style:font-weight-asian="normal" style:font-weight-complex="normal"/>
    </style:style>
    <style:style style:name="P272" style:family="paragraph" style:parent-style-name="Standard">
      <style:text-properties fo:color="#000000" style:text-underline-style="none" fo:font-weight="normal" officeooo:rsid="00d3317c" officeooo:paragraph-rsid="00d3317c" style:font-weight-asian="normal" style:font-weight-complex="normal"/>
    </style:style>
    <style:style style:name="P273" style:family="paragraph" style:parent-style-name="Standard">
      <style:text-properties fo:color="#000000" style:text-underline-style="none" fo:font-weight="normal" officeooo:rsid="00d3317c" officeooo:paragraph-rsid="00e5112f" style:font-weight-asian="normal" style:font-weight-complex="normal"/>
    </style:style>
    <style:style style:name="P274" style:family="paragraph" style:parent-style-name="Standard">
      <style:text-properties fo:color="#000000" style:text-underline-style="none" fo:font-weight="normal" officeooo:rsid="00f00a8b" officeooo:paragraph-rsid="00f00a8b" style:font-weight-asian="normal" style:font-weight-complex="normal"/>
    </style:style>
    <style:style style:name="P275" style:family="paragraph" style:parent-style-name="Standard">
      <style:text-properties fo:color="#000000" style:text-underline-style="none" fo:font-weight="normal" officeooo:rsid="00f00a8b" officeooo:paragraph-rsid="00f39070" style:font-weight-asian="normal" style:font-weight-complex="normal"/>
    </style:style>
    <style:style style:name="P276" style:family="paragraph" style:parent-style-name="Standard">
      <style:text-properties fo:color="#000000" style:text-underline-style="none" fo:font-weight="normal" officeooo:rsid="00f00a8b" officeooo:paragraph-rsid="01027d73" style:font-weight-asian="normal" style:font-weight-complex="normal"/>
    </style:style>
    <style:style style:name="P277" style:family="paragraph" style:parent-style-name="Standard">
      <style:text-properties fo:color="#000000" style:text-underline-style="none" fo:font-weight="normal" officeooo:rsid="00f00a8b" officeooo:paragraph-rsid="011852c2" style:font-weight-asian="normal" style:font-weight-complex="normal"/>
    </style:style>
    <style:style style:name="P278" style:family="paragraph" style:parent-style-name="Standard">
      <style:text-properties fo:color="#000000" style:text-underline-style="none" fo:font-weight="normal" officeooo:rsid="00f00a8b" officeooo:paragraph-rsid="011aa165" style:font-weight-asian="normal" style:font-weight-complex="normal"/>
    </style:style>
    <style:style style:name="P279" style:family="paragraph" style:parent-style-name="Standard">
      <style:text-properties fo:color="#000000" style:text-underline-style="none" fo:font-weight="normal" officeooo:rsid="00f00a8b" officeooo:paragraph-rsid="012253f8" style:font-weight-asian="normal" style:font-weight-complex="normal"/>
    </style:style>
    <style:style style:name="P280" style:family="paragraph" style:parent-style-name="Standard">
      <style:text-properties fo:color="#000000" style:text-underline-style="none" fo:font-weight="normal" officeooo:rsid="00fa38c9" officeooo:paragraph-rsid="00fa38c9" style:font-weight-asian="normal" style:font-weight-complex="normal"/>
    </style:style>
    <style:style style:name="P281" style:family="paragraph" style:parent-style-name="Standard">
      <style:text-properties fo:color="#000000" style:text-underline-style="none" fo:font-weight="normal" officeooo:rsid="00fc15cf" officeooo:paragraph-rsid="00fc15cf" style:font-weight-asian="normal" style:font-weight-complex="normal"/>
    </style:style>
    <style:style style:name="P282" style:family="paragraph" style:parent-style-name="Standard">
      <style:text-properties fo:color="#000000" style:text-underline-style="none" fo:font-weight="normal" officeooo:rsid="00fc15ed" officeooo:paragraph-rsid="00fc15ed" style:font-weight-asian="normal" style:font-weight-complex="normal"/>
    </style:style>
    <style:style style:name="P283" style:family="paragraph" style:parent-style-name="Standard">
      <style:text-properties fo:color="#000000" style:text-underline-style="none" fo:font-weight="normal" officeooo:rsid="00fc5b11" officeooo:paragraph-rsid="00fc5b11" style:font-weight-asian="normal" style:font-weight-complex="normal"/>
    </style:style>
    <style:style style:name="P284" style:family="paragraph" style:parent-style-name="Standard">
      <style:text-properties fo:color="#000000" style:text-underline-style="none" fo:font-weight="normal" officeooo:rsid="00fd084c" officeooo:paragraph-rsid="00fd084c" style:font-weight-asian="normal" style:font-weight-complex="normal"/>
    </style:style>
    <style:style style:name="P285" style:family="paragraph" style:parent-style-name="Standard">
      <style:text-properties fo:color="#000000" style:text-underline-style="none" fo:font-weight="normal" officeooo:rsid="00fde0d1" officeooo:paragraph-rsid="00fde0d1" style:font-weight-asian="normal" style:font-weight-complex="normal"/>
    </style:style>
    <style:style style:name="P286" style:family="paragraph" style:parent-style-name="Standard">
      <style:text-properties fo:color="#000000" style:text-underline-style="none" fo:font-weight="normal" officeooo:rsid="00fdf8ab" officeooo:paragraph-rsid="00fdf8ab" style:font-weight-asian="normal" style:font-weight-complex="normal"/>
    </style:style>
    <style:style style:name="P287" style:family="paragraph" style:parent-style-name="Standard">
      <style:text-properties fo:color="#000000" style:text-underline-style="none" fo:font-weight="normal" officeooo:rsid="00fe0b53" officeooo:paragraph-rsid="00fe0b53" style:font-weight-asian="normal" style:font-weight-complex="normal"/>
    </style:style>
    <style:style style:name="P288" style:family="paragraph" style:parent-style-name="Standard">
      <style:text-properties fo:color="#000000" style:text-underline-style="none" fo:font-weight="normal" officeooo:rsid="00fe85a9" officeooo:paragraph-rsid="00fe85a9" style:font-weight-asian="normal" style:font-weight-complex="normal"/>
    </style:style>
    <style:style style:name="P289" style:family="paragraph" style:parent-style-name="Standard">
      <style:text-properties fo:color="#000000" style:text-underline-style="none" fo:font-weight="normal" officeooo:rsid="00fff24a" officeooo:paragraph-rsid="00fff24a" style:font-weight-asian="normal" style:font-weight-complex="normal"/>
    </style:style>
    <style:style style:name="P290" style:family="paragraph" style:parent-style-name="Standard">
      <style:text-properties fo:color="#000000" style:text-underline-style="none" fo:font-weight="normal" officeooo:rsid="0102dadc" officeooo:paragraph-rsid="0102dadc" style:font-weight-asian="normal" style:font-weight-complex="normal"/>
    </style:style>
    <style:style style:name="P291" style:family="paragraph" style:parent-style-name="Standard">
      <style:text-properties fo:color="#000000" style:text-underline-style="none" fo:font-weight="normal" officeooo:rsid="0105277d" officeooo:paragraph-rsid="0105277d" style:font-weight-asian="normal" style:font-weight-complex="normal"/>
    </style:style>
    <style:style style:name="P292" style:family="paragraph" style:parent-style-name="Standard">
      <style:text-properties fo:color="#000000" style:text-underline-style="none" fo:font-weight="normal" officeooo:rsid="0105277d" officeooo:paragraph-rsid="010983fe" style:font-weight-asian="normal" style:font-weight-complex="normal"/>
    </style:style>
    <style:style style:name="P293" style:family="paragraph" style:parent-style-name="Standard">
      <style:text-properties fo:color="#000000" style:text-underline-style="none" fo:font-weight="normal" officeooo:rsid="01101029" officeooo:paragraph-rsid="01101029" style:font-weight-asian="normal" style:font-weight-complex="normal"/>
    </style:style>
    <style:style style:name="P294" style:family="paragraph" style:parent-style-name="Standard">
      <style:text-properties fo:color="#000000" style:text-underline-style="none" fo:font-weight="normal" officeooo:rsid="011e85be" officeooo:paragraph-rsid="011e85be" style:font-weight-asian="normal" style:font-weight-complex="normal"/>
    </style:style>
    <style:style style:name="P295" style:family="paragraph" style:parent-style-name="Standard">
      <style:text-properties fo:color="#000000" style:text-underline-style="none" fo:font-weight="bold" officeooo:rsid="00411865" officeooo:paragraph-rsid="00433582" style:font-weight-asian="bold" style:font-weight-complex="bold"/>
    </style:style>
    <style:style style:name="P296" style:family="paragraph" style:parent-style-name="Standard">
      <style:text-properties fo:color="#000000" style:text-underline-style="solid" style:text-underline-width="auto" style:text-underline-color="font-color" fo:font-weight="bold" officeooo:rsid="003f2e4f" officeooo:paragraph-rsid="003f2e4f" style:font-weight-asian="bold" style:font-weight-complex="bold"/>
    </style:style>
    <style:style style:name="P297" style:family="paragraph" style:parent-style-name="Standard">
      <style:text-properties fo:color="#000000" style:text-underline-style="solid" style:text-underline-width="auto" style:text-underline-color="font-color" fo:font-weight="bold" officeooo:rsid="007734d4" officeooo:paragraph-rsid="007734d4" style:font-weight-asian="bold" style:font-weight-complex="bold"/>
    </style:style>
    <style:style style:name="P298" style:family="paragraph" style:parent-style-name="Standard">
      <style:text-properties fo:color="#000000" style:text-underline-style="solid" style:text-underline-width="auto" style:text-underline-color="font-color" fo:font-weight="bold" officeooo:rsid="00973d22" officeooo:paragraph-rsid="00973d22" style:font-weight-asian="bold" style:font-weight-complex="bold"/>
    </style:style>
    <style:style style:name="P299" style:family="paragraph" style:parent-style-name="Standard">
      <style:text-properties fo:color="#000000" style:text-underline-style="solid" style:text-underline-width="auto" style:text-underline-color="font-color" fo:font-weight="bold" officeooo:rsid="00ee7fe4" officeooo:paragraph-rsid="00ee7fe4" style:font-weight-asian="bold" style:font-weight-complex="bold"/>
    </style:style>
    <style:style style:name="P300" style:family="paragraph" style:parent-style-name="Standard">
      <style:text-properties fo:color="#000000" style:text-underline-style="solid" style:text-underline-width="auto" style:text-underline-color="font-color" fo:font-weight="bold" officeooo:rsid="00ee7fe4" officeooo:paragraph-rsid="00f4ce6a" style:font-weight-asian="bold" style:font-weight-complex="bold"/>
    </style:style>
    <style:style style:name="P301" style:family="paragraph" style:parent-style-name="Standard">
      <style:text-properties officeooo:paragraph-rsid="003563b4"/>
    </style:style>
    <style:style style:name="P302" style:family="paragraph" style:parent-style-name="Standard">
      <style:text-properties officeooo:paragraph-rsid="0037352e"/>
    </style:style>
    <style:style style:name="P303" style:family="paragraph" style:parent-style-name="Standard">
      <style:text-properties officeooo:paragraph-rsid="00390c29"/>
    </style:style>
    <style:style style:name="P304" style:family="paragraph" style:parent-style-name="Standard">
      <style:text-properties officeooo:paragraph-rsid="005d0fc7"/>
    </style:style>
    <style:style style:name="P305" style:family="paragraph" style:parent-style-name="Standard">
      <style:text-properties officeooo:paragraph-rsid="0065a40f"/>
    </style:style>
    <style:style style:name="P306" style:family="paragraph" style:parent-style-name="Standard">
      <style:text-properties officeooo:paragraph-rsid="007435ad"/>
    </style:style>
    <style:style style:name="P307" style:family="paragraph" style:parent-style-name="Standard">
      <style:text-properties officeooo:rsid="0025f66d" officeooo:paragraph-rsid="00260bcb"/>
    </style:style>
    <style:style style:name="P308" style:family="paragraph" style:parent-style-name="Standard">
      <style:text-properties officeooo:rsid="0025f66d" officeooo:paragraph-rsid="0026592a"/>
    </style:style>
    <style:style style:name="P309" style:family="paragraph" style:parent-style-name="Standard">
      <style:text-properties officeooo:rsid="0025f66d" officeooo:paragraph-rsid="002835c1"/>
    </style:style>
    <style:style style:name="P310" style:family="paragraph" style:parent-style-name="Standard">
      <style:text-properties officeooo:paragraph-rsid="00781aa4"/>
    </style:style>
    <style:style style:name="P311" style:family="paragraph" style:parent-style-name="Standard">
      <style:text-properties officeooo:paragraph-rsid="008ad5f6"/>
    </style:style>
    <style:style style:name="P312" style:family="paragraph" style:parent-style-name="Standard">
      <style:text-properties officeooo:paragraph-rsid="008c2499"/>
    </style:style>
    <style:style style:name="P313" style:family="paragraph" style:parent-style-name="Standard">
      <style:text-properties officeooo:paragraph-rsid="0092211d"/>
    </style:style>
    <style:style style:name="P314" style:family="paragraph" style:parent-style-name="Standard">
      <style:text-properties officeooo:paragraph-rsid="00a830f4"/>
    </style:style>
    <style:style style:name="P315" style:family="paragraph" style:parent-style-name="Standard">
      <style:text-properties officeooo:paragraph-rsid="00b15bd7"/>
    </style:style>
    <style:style style:name="P316" style:family="paragraph" style:parent-style-name="Standard">
      <style:text-properties officeooo:paragraph-rsid="00b1eadb"/>
    </style:style>
    <style:style style:name="P317" style:family="paragraph" style:parent-style-name="Standard">
      <style:text-properties officeooo:paragraph-rsid="00b9c5f7"/>
    </style:style>
    <style:style style:name="P318" style:family="paragraph" style:parent-style-name="Standard">
      <style:text-properties officeooo:paragraph-rsid="00c1ba2b"/>
    </style:style>
    <style:style style:name="P319" style:family="paragraph" style:parent-style-name="Standard">
      <style:text-properties officeooo:paragraph-rsid="00d77d9d"/>
    </style:style>
    <style:style style:name="P320" style:family="paragraph" style:parent-style-name="Standard">
      <style:text-properties fo:color="#158466" style:text-underline-style="solid" style:text-underline-width="auto" style:text-underline-color="font-color" fo:font-weight="bold" officeooo:rsid="00f00a8b" officeooo:paragraph-rsid="00f00a8b" style:font-weight-asian="bold" style:font-weight-complex="bold"/>
    </style:style>
    <style:style style:name="P321" style:family="paragraph" style:parent-style-name="Standard">
      <style:text-properties fo:color="#158466" style:text-underline-style="solid" style:text-underline-width="auto" style:text-underline-color="font-color" fo:font-weight="bold" officeooo:rsid="00f00a8b" officeooo:paragraph-rsid="00f39070" style:font-weight-asian="bold" style:font-weight-complex="bold"/>
    </style:style>
    <style:style style:name="P322" style:family="paragraph" style:parent-style-name="Standard">
      <style:text-properties fo:color="#158466" style:text-underline-style="solid" style:text-underline-width="auto" style:text-underline-color="font-color" fo:font-weight="bold" officeooo:rsid="00f00a8b" officeooo:paragraph-rsid="01027d73" style:font-weight-asian="bold" style:font-weight-complex="bold"/>
    </style:style>
    <style:style style:name="P323" style:family="paragraph" style:parent-style-name="Standard">
      <style:text-properties fo:color="#158466" style:text-underline-style="solid" style:text-underline-width="auto" style:text-underline-color="font-color" fo:font-weight="bold" officeooo:rsid="00f00a8b" officeooo:paragraph-rsid="011852c2" style:font-weight-asian="bold" style:font-weight-complex="bold"/>
    </style:style>
    <style:style style:name="P324" style:family="paragraph" style:parent-style-name="Standard">
      <style:text-properties fo:color="#158466" style:text-underline-style="solid" style:text-underline-width="auto" style:text-underline-color="font-color" fo:font-weight="bold" officeooo:rsid="00f00a8b" officeooo:paragraph-rsid="011aa165" style:font-weight-asian="bold" style:font-weight-complex="bold"/>
    </style:style>
    <style:style style:name="P325" style:family="paragraph" style:parent-style-name="Standard">
      <style:text-properties fo:color="#158466" style:text-underline-style="solid" style:text-underline-width="auto" style:text-underline-color="font-color" fo:font-weight="bold" officeooo:rsid="00f00a8b" officeooo:paragraph-rsid="012253f8" style:font-weight-asian="bold" style:font-weight-complex="bold"/>
    </style:style>
    <style:style style:name="P326" style:family="paragraph" style:parent-style-name="Standard">
      <style:text-properties fo:color="#bf0041" style:text-underline-style="solid" style:text-underline-width="auto" style:text-underline-color="font-color" fo:font-weight="bold" officeooo:rsid="0105277d" officeooo:paragraph-rsid="0105277d" style:font-weight-asian="bold" style:font-weight-complex="bold"/>
    </style:style>
    <style:style style:name="P327" style:family="paragraph" style:parent-style-name="Standard">
      <style:text-properties fo:color="#bf0041" style:text-underline-style="solid" style:text-underline-width="auto" style:text-underline-color="font-color" fo:font-weight="bold" officeooo:rsid="0105277d" officeooo:paragraph-rsid="010cd60c" style:font-weight-asian="bold" style:font-weight-complex="bold"/>
    </style:style>
    <style:style style:name="P328" style:family="paragraph" style:parent-style-name="Standard">
      <style:text-properties fo:color="#bf0041" style:text-underline-style="solid" style:text-underline-width="auto" style:text-underline-color="font-color" fo:font-weight="bold" officeooo:rsid="0105277d" officeooo:paragraph-rsid="010ec480" style:font-weight-asian="bold" style:font-weight-complex="bold"/>
    </style:style>
    <style:style style:name="P329" style:family="paragraph" style:parent-style-name="Standard">
      <style:text-properties fo:color="#bf0041" style:text-underline-style="solid" style:text-underline-width="auto" style:text-underline-color="font-color" fo:font-weight="bold" officeooo:rsid="0105277d" officeooo:paragraph-rsid="01206a56" style:font-weight-asian="bold" style:font-weight-complex="bold"/>
    </style:style>
    <style:style style:name="P330" style:family="paragraph" style:parent-style-name="Standard">
      <style:text-properties officeooo:paragraph-rsid="0127e4a5"/>
    </style:style>
    <style:style style:name="P331" style:family="paragraph" style:parent-style-name="Standard">
      <style:text-properties officeooo:paragraph-rsid="0129a87d"/>
    </style:style>
    <style:style style:name="P332" style:family="paragraph" style:parent-style-name="Standard" style:master-page-name="">
      <loext:graphic-properties draw:fill="none"/>
      <style:paragraph-properties fo:margin-left="0.1252in" fo:margin-right="0in" fo:text-indent="0in" style:auto-text-indent="false" style:page-number="auto" fo:background-color="transparent"/>
    </style:style>
    <style:style style:name="P333" style:family="paragraph" style:parent-style-name="Standard" style:master-page-name="">
      <loext:graphic-properties draw:fill="none"/>
      <style:paragraph-properties fo:margin-left="0.1866in" fo:margin-right="0in" fo:text-indent="0in" style:auto-text-indent="false" style:page-number="auto" fo:background-color="transparent"/>
    </style:style>
    <style:style style:name="P334" style:family="paragraph" style:parent-style-name="Table_20_Contents">
      <style:paragraph-properties fo:text-align="center" style:justify-single-word="false"/>
      <style:text-properties officeooo:rsid="0026592a" officeooo:paragraph-rsid="0026592a"/>
    </style:style>
    <style:style style:name="P335" style:family="paragraph" style:parent-style-name="Table_20_Contents">
      <style:text-properties officeooo:rsid="0026592a" officeooo:paragraph-rsid="0026592a"/>
    </style:style>
    <style:style style:name="P336" style:family="paragraph" style:parent-style-name="Table_20_Contents">
      <style:paragraph-properties fo:text-align="center" style:justify-single-word="false"/>
      <style:text-properties officeooo:rsid="0026592a" officeooo:paragraph-rsid="0026592a" fo:background-color="#ffff00"/>
    </style:style>
    <style:style style:name="P337" style:family="paragraph" style:parent-style-name="Table_20_Contents">
      <style:paragraph-properties fo:text-align="center" style:justify-single-word="false"/>
      <style:text-properties officeooo:rsid="0026592a" officeooo:paragraph-rsid="002835c1" fo:background-color="#ffff00"/>
    </style:style>
    <style:style style:name="P338" style:family="paragraph" style:parent-style-name="Table_20_Contents">
      <style:text-properties officeooo:rsid="0026592a" officeooo:paragraph-rsid="0026592a" fo:background-color="#ffff00"/>
    </style:style>
    <style:style style:name="P339" style:family="paragraph" style:parent-style-name="Table_20_Contents">
      <style:text-properties officeooo:rsid="0026592a" officeooo:paragraph-rsid="002835c1" fo:background-color="#ffff00"/>
    </style:style>
    <style:style style:name="P340" style:family="paragraph" style:parent-style-name="Table_20_Contents">
      <style:text-properties officeooo:paragraph-rsid="002835c1"/>
    </style:style>
    <style:style style:name="P341" style:family="paragraph" style:parent-style-name="Table_20_Contents">
      <style:text-properties officeooo:rsid="002835c1" officeooo:paragraph-rsid="002835c1"/>
    </style:style>
    <style:style style:name="P342" style:family="paragraph" style:parent-style-name="Table_20_Contents">
      <style:paragraph-properties fo:text-align="center" style:justify-single-word="false"/>
      <style:text-properties officeooo:rsid="002835c1" officeooo:paragraph-rsid="002835c1"/>
    </style:style>
    <style:style style:name="P343" style:family="paragraph" style:parent-style-name="Table_20_Contents">
      <style:paragraph-properties fo:text-align="center" style:justify-single-word="false"/>
      <style:text-properties officeooo:rsid="00297884" officeooo:paragraph-rsid="00297884"/>
    </style:style>
    <style:style style:name="P344" style:family="paragraph" style:parent-style-name="Table_20_Contents">
      <style:paragraph-properties fo:text-align="center" style:justify-single-word="false"/>
      <style:text-properties officeooo:rsid="00297884" officeooo:paragraph-rsid="002e8fc7"/>
    </style:style>
    <style:style style:name="P345" style:family="paragraph" style:parent-style-name="Table_20_Contents">
      <style:text-properties officeooo:rsid="002a0e33" officeooo:paragraph-rsid="002a0e33"/>
    </style:style>
    <style:style style:name="P346" style:family="paragraph" style:parent-style-name="Table_20_Contents">
      <style:text-properties officeooo:rsid="002a0e33" officeooo:paragraph-rsid="002e8fc7"/>
    </style:style>
    <style:style style:name="P347" style:family="paragraph" style:parent-style-name="Table_20_Contents">
      <style:paragraph-properties fo:text-align="center" style:justify-single-word="false"/>
      <style:text-properties officeooo:rsid="002b2de7" officeooo:paragraph-rsid="002b2de7"/>
    </style:style>
    <style:style style:name="P348" style:family="paragraph" style:parent-style-name="Table_20_Contents">
      <style:paragraph-properties fo:text-align="center" style:justify-single-word="false"/>
      <style:text-properties officeooo:rsid="002b2de7" officeooo:paragraph-rsid="002e8fc7"/>
    </style:style>
    <style:style style:name="P349" style:family="paragraph" style:parent-style-name="Table_20_Contents">
      <style:text-properties fo:font-weight="bold" style:font-weight-asian="bold" style:font-weight-complex="bold"/>
    </style:style>
    <style:style style:name="P350" style:family="paragraph" style:parent-style-name="Table_20_Contents">
      <style:text-properties fo:font-weight="bold" officeooo:paragraph-rsid="002e8fc7" style:font-weight-asian="bold" style:font-weight-complex="bold"/>
    </style:style>
    <style:style style:name="P351" style:family="paragraph" style:parent-style-name="Table_20_Contents">
      <style:text-properties officeooo:paragraph-rsid="002e8fc7"/>
    </style:style>
    <style:style style:name="P352" style:family="paragraph" style:parent-style-name="Table_20_Contents">
      <style:paragraph-properties fo:text-align="center" style:justify-single-word="false"/>
      <style:text-properties officeooo:rsid="002e8fc7" officeooo:paragraph-rsid="002e8fc7"/>
    </style:style>
    <style:style style:name="P353" style:family="paragraph" style:parent-style-name="Table_20_Contents">
      <style:text-properties officeooo:rsid="002e8fc7" officeooo:paragraph-rsid="002e8fc7"/>
    </style:style>
    <style:style style:name="P354" style:family="paragraph" style:parent-style-name="Standard">
      <style:text-properties fo:color="#000000" style:text-underline-style="none" fo:font-weight="normal" officeooo:rsid="0117bb66" officeooo:paragraph-rsid="011b634e" style:font-weight-asian="normal" style:font-weight-complex="normal"/>
    </style:style>
    <style:style style:name="P355" style:family="paragraph" style:parent-style-name="Standard">
      <style:text-properties fo:color="#000000" style:text-underline-style="none" fo:font-weight="normal" officeooo:rsid="00482255" officeooo:paragraph-rsid="0127e4a5" style:font-weight-asian="normal" style:font-weight-complex="normal"/>
    </style:style>
    <style:style style:name="P356" style:family="paragraph" style:parent-style-name="Standard">
      <style:text-properties fo:color="#000000" style:text-underline-style="none" fo:font-weight="normal" officeooo:rsid="00482255" officeooo:paragraph-rsid="012f53a6" style:font-weight-asian="normal" style:font-weight-complex="normal"/>
    </style:style>
    <style:style style:name="P357" style:family="paragraph" style:parent-style-name="Standard">
      <style:text-properties fo:color="#000000" style:text-underline-style="none" fo:font-weight="normal" officeooo:rsid="00482255" officeooo:paragraph-rsid="013016c0" style:font-weight-asian="normal" style:font-weight-complex="normal"/>
    </style:style>
    <style:style style:name="P358" style:family="paragraph" style:parent-style-name="Standard">
      <style:text-properties fo:color="#000000" style:text-underline-style="none" fo:font-weight="normal" officeooo:rsid="012af907" officeooo:paragraph-rsid="012af907" style:font-weight-asian="normal" style:font-weight-complex="normal"/>
    </style:style>
    <style:style style:name="P359" style:family="paragraph" style:parent-style-name="Standard">
      <style:text-properties fo:color="#000000" style:text-underline-style="none" fo:font-weight="normal" officeooo:rsid="012af907" officeooo:paragraph-rsid="012cc12c" style:font-weight-asian="normal" style:font-weight-complex="normal"/>
    </style:style>
    <style:style style:name="P360" style:family="paragraph" style:parent-style-name="Standard">
      <style:text-properties fo:color="#000000" style:text-underline-style="none" fo:font-weight="normal" officeooo:rsid="012af907" officeooo:paragraph-rsid="013016c0" style:font-weight-asian="normal" style:font-weight-complex="normal"/>
    </style:style>
    <style:style style:name="P361" style:family="paragraph" style:parent-style-name="Standard">
      <style:text-properties fo:color="#000000" style:text-underline-style="none" fo:font-weight="normal" officeooo:rsid="004620f3" officeooo:paragraph-rsid="012cc12c" style:font-weight-asian="normal" style:font-weight-complex="normal"/>
    </style:style>
    <style:style style:name="P362" style:family="paragraph" style:parent-style-name="Standard">
      <style:text-properties fo:color="#000000" style:text-underline-style="none" fo:font-weight="normal" officeooo:rsid="004620f3" officeooo:paragraph-rsid="004620f3" style:font-weight-asian="normal" style:font-weight-complex="normal"/>
    </style:style>
    <style:style style:name="P363" style:family="paragraph" style:parent-style-name="Standard">
      <style:text-properties fo:color="#000000" style:text-underline-style="none" fo:font-weight="normal" officeooo:rsid="004620f3" officeooo:paragraph-rsid="013016c0" style:font-weight-asian="normal" style:font-weight-complex="normal"/>
    </style:style>
    <style:style style:name="P364" style:family="paragraph" style:parent-style-name="Standard">
      <style:text-properties fo:color="#000000" style:text-underline-style="none" fo:font-weight="normal" officeooo:rsid="004620f3" officeooo:paragraph-rsid="013af666" style:font-weight-asian="normal" style:font-weight-complex="normal"/>
    </style:style>
    <style:style style:name="P365" style:family="paragraph" style:parent-style-name="Standard">
      <style:text-properties fo:color="#000000" style:text-underline-style="none" fo:font-weight="normal" officeooo:rsid="004620f3" officeooo:paragraph-rsid="013bad83" style:font-weight-asian="normal" style:font-weight-complex="normal"/>
    </style:style>
    <style:style style:name="P366" style:family="paragraph" style:parent-style-name="Standard">
      <style:text-properties fo:color="#000000" style:text-underline-style="none" fo:font-weight="normal" officeooo:rsid="004620f3" officeooo:paragraph-rsid="013e5ac1" style:font-weight-asian="normal" style:font-weight-complex="normal"/>
    </style:style>
    <style:style style:name="P367" style:family="paragraph" style:parent-style-name="Standard">
      <style:text-properties fo:color="#000000" style:text-underline-style="none" fo:font-weight="normal" officeooo:rsid="004620f3" officeooo:paragraph-rsid="0141d143" style:font-weight-asian="normal" style:font-weight-complex="normal"/>
    </style:style>
    <style:style style:name="P368" style:family="paragraph" style:parent-style-name="Standard">
      <style:text-properties fo:color="#000000" style:text-underline-style="none" fo:font-weight="normal" officeooo:rsid="004620f3" officeooo:paragraph-rsid="014213ae" style:font-weight-asian="normal" style:font-weight-complex="normal"/>
    </style:style>
    <style:style style:name="P369" style:family="paragraph" style:parent-style-name="Standard">
      <style:text-properties fo:color="#000000" style:text-underline-style="none" fo:font-weight="normal" officeooo:rsid="004620f3" officeooo:paragraph-rsid="01426128" style:font-weight-asian="normal" style:font-weight-complex="normal"/>
    </style:style>
    <style:style style:name="P370" style:family="paragraph" style:parent-style-name="Standard">
      <style:text-properties fo:color="#000000" style:text-underline-style="none" fo:font-weight="normal" officeooo:rsid="004620f3" officeooo:paragraph-rsid="0142f78b" style:font-weight-asian="normal" style:font-weight-complex="normal"/>
    </style:style>
    <style:style style:name="P371" style:family="paragraph" style:parent-style-name="Standard">
      <style:text-properties fo:color="#000000" style:text-underline-style="none" fo:font-weight="normal" officeooo:rsid="004620f3" officeooo:paragraph-rsid="01440849" style:font-weight-asian="normal" style:font-weight-complex="normal"/>
    </style:style>
    <style:style style:name="P372" style:family="paragraph" style:parent-style-name="Standard">
      <style:text-properties fo:color="#000000" style:text-underline-style="none" fo:font-weight="normal" officeooo:rsid="004620f3" officeooo:paragraph-rsid="014568b6" style:font-weight-asian="normal" style:font-weight-complex="normal"/>
    </style:style>
    <style:style style:name="P373" style:family="paragraph" style:parent-style-name="Standard">
      <style:text-properties fo:color="#000000" style:text-underline-style="none" fo:font-weight="normal" officeooo:rsid="004620f3" officeooo:paragraph-rsid="01479a98" style:font-weight-asian="normal" style:font-weight-complex="normal"/>
    </style:style>
    <style:style style:name="P374" style:family="paragraph" style:parent-style-name="Standard">
      <style:text-properties fo:color="#000000" style:text-underline-style="none" fo:font-weight="normal" officeooo:rsid="004620f3" officeooo:paragraph-rsid="014907ce" style:font-weight-asian="normal" style:font-weight-complex="normal"/>
    </style:style>
    <style:style style:name="P375" style:family="paragraph" style:parent-style-name="Standard">
      <style:text-properties fo:color="#000000" style:text-underline-style="none" fo:font-weight="normal" officeooo:rsid="004620f3" officeooo:paragraph-rsid="014c4289" style:font-weight-asian="normal" style:font-weight-complex="normal"/>
    </style:style>
    <style:style style:name="P376" style:family="paragraph" style:parent-style-name="Standard">
      <style:text-properties fo:color="#000000" style:text-underline-style="none" fo:font-weight="normal" officeooo:rsid="004620f3" officeooo:paragraph-rsid="014da91c" style:font-weight-asian="normal" style:font-weight-complex="normal"/>
    </style:style>
    <style:style style:name="P377" style:family="paragraph" style:parent-style-name="Standard">
      <style:text-properties fo:color="#000000" style:text-underline-style="none" fo:font-weight="normal" officeooo:rsid="004620f3" officeooo:paragraph-rsid="014ec649" style:font-weight-asian="normal" style:font-weight-complex="normal"/>
    </style:style>
    <style:style style:name="P378" style:family="paragraph" style:parent-style-name="Standard">
      <style:text-properties fo:color="#000000" style:text-underline-style="none" fo:font-weight="normal" officeooo:rsid="012e23e2" officeooo:paragraph-rsid="012e23e2" style:font-weight-asian="normal" style:font-weight-complex="normal"/>
    </style:style>
    <style:style style:name="P379" style:family="paragraph" style:parent-style-name="Standard">
      <style:text-properties fo:color="#000000" style:text-underline-style="none" fo:font-weight="normal" officeooo:rsid="013200b8" officeooo:paragraph-rsid="013200b8" style:font-weight-asian="normal" style:font-weight-complex="normal"/>
    </style:style>
    <style:style style:name="P380" style:family="paragraph" style:parent-style-name="Standard">
      <style:text-properties fo:color="#000000" style:text-underline-style="none" fo:font-weight="normal" officeooo:rsid="01354cf9" officeooo:paragraph-rsid="01354cf9" style:font-weight-asian="normal" style:font-weight-complex="normal"/>
    </style:style>
    <style:style style:name="P381" style:family="paragraph" style:parent-style-name="Standard">
      <style:text-properties fo:color="#000000" style:text-underline-style="none" fo:font-weight="normal" officeooo:rsid="01398779" officeooo:paragraph-rsid="01398779" style:font-weight-asian="normal" style:font-weight-complex="normal"/>
    </style:style>
    <style:style style:name="P382" style:family="paragraph" style:parent-style-name="Standard">
      <style:text-properties fo:color="#000000" style:text-underline-style="none" fo:font-weight="normal" officeooo:rsid="013fde9e" officeooo:paragraph-rsid="013fde9e" style:font-weight-asian="normal" style:font-weight-complex="normal"/>
    </style:style>
    <style:style style:name="P383" style:family="paragraph" style:parent-style-name="Standard">
      <style:text-properties fo:color="#000000" style:text-underline-style="none" fo:font-weight="normal" officeooo:rsid="013fde9e" officeooo:paragraph-rsid="0146ab2d" style:font-weight-asian="normal" style:font-weight-complex="normal"/>
    </style:style>
    <style:style style:name="P384" style:family="paragraph" style:parent-style-name="Standard">
      <style:text-properties fo:color="#000000" style:text-underline-style="solid" style:text-underline-width="auto" style:text-underline-color="font-color" fo:font-weight="bold" officeooo:rsid="01383a90" officeooo:paragraph-rsid="01398779" style:font-weight-asian="bold" style:font-weight-complex="bold"/>
    </style:style>
    <style:style style:name="P385" style:family="paragraph" style:parent-style-name="Standard">
      <style:text-properties fo:color="#000000" style:text-underline-style="solid" style:text-underline-width="auto" style:text-underline-color="font-color" fo:font-weight="bold" officeooo:rsid="01383a90" officeooo:paragraph-rsid="014ec649" style:font-weight-asian="bold" style:font-weight-complex="bold"/>
    </style:style>
    <style:style style:name="P386" style:family="paragraph" style:parent-style-name="Standard">
      <style:text-properties fo:color="#ff4000" style:text-underline-style="solid" style:text-underline-width="auto" style:text-underline-color="font-color" fo:font-weight="bold" officeooo:rsid="011cfe61" officeooo:paragraph-rsid="011cfe61" style:font-weight-asian="bold" style:font-weight-complex="bold"/>
    </style:style>
    <style:style style:name="P387" style:family="paragraph" style:parent-style-name="Standard">
      <style:text-properties fo:color="#c9211e" style:text-underline-style="solid" style:text-underline-width="auto" style:text-underline-color="font-color" fo:font-weight="bold" officeooo:rsid="00482255" officeooo:paragraph-rsid="012af907" style:font-weight-asian="bold" style:font-weight-complex="bold"/>
    </style:style>
    <style:style style:name="P388" style:family="paragraph" style:parent-style-name="Standard">
      <style:text-properties fo:color="#c9211e" style:text-underline-style="solid" style:text-underline-width="auto" style:text-underline-color="font-color" fo:font-weight="bold" officeooo:rsid="00482255" officeooo:paragraph-rsid="012ee687" style:font-weight-asian="bold" style:font-weight-complex="bold"/>
    </style:style>
    <style:style style:name="P389" style:family="paragraph" style:parent-style-name="Standard">
      <style:text-properties fo:color="#c9211e" style:text-underline-style="solid" style:text-underline-width="auto" style:text-underline-color="font-color" fo:font-weight="bold" officeooo:rsid="00482255" officeooo:paragraph-rsid="013016c0" style:font-weight-asian="bold" style:font-weight-complex="bold"/>
    </style:style>
    <style:style style:name="P390" style:family="paragraph" style:parent-style-name="Standard">
      <style:text-properties fo:color="#c9211e" style:text-underline-style="solid" style:text-underline-width="auto" style:text-underline-color="font-color" fo:font-weight="bold" officeooo:paragraph-rsid="012f53a6" style:font-weight-asian="bold" style:font-weight-complex="bold"/>
    </style:style>
    <style:style style:name="P391" style:family="paragraph" style:parent-style-name="Standard">
      <style:text-properties fo:color="#c9211e" style:text-underline-style="solid" style:text-underline-width="auto" style:text-underline-color="font-color" fo:font-weight="bold" officeooo:rsid="01354cf9" officeooo:paragraph-rsid="01354cf9" style:font-weight-asian="bold" style:font-weight-complex="bold"/>
    </style:style>
    <style:style style:name="P392" style:family="paragraph" style:parent-style-name="Standard">
      <style:text-properties fo:color="#c9211e" style:text-underline-style="solid" style:text-underline-width="auto" style:text-underline-color="font-color" fo:font-weight="bold" officeooo:rsid="01354cf9" officeooo:paragraph-rsid="01398779" style:font-weight-asian="bold" style:font-weight-complex="bold"/>
    </style:style>
    <style:style style:name="P393" style:family="paragraph" style:parent-style-name="Standard">
      <style:text-properties fo:color="#c9211e" style:text-underline-style="solid" style:text-underline-width="auto" style:text-underline-color="font-color" fo:font-weight="bold" officeooo:rsid="0144d890" officeooo:paragraph-rsid="0144d890" style:font-weight-asian="bold" style:font-weight-complex="bold"/>
    </style:style>
    <style:style style:name="P394" style:family="paragraph" style:parent-style-name="Standard">
      <style:text-properties fo:color="#c9211e" style:text-underline-style="solid" style:text-underline-width="auto" style:text-underline-color="font-color" fo:font-weight="bold" officeooo:rsid="0144d890" officeooo:paragraph-rsid="014568b6" style:font-weight-asian="bold" style:font-weight-complex="bold"/>
    </style:style>
    <style:style style:name="P395" style:family="paragraph" style:parent-style-name="Standard">
      <style:text-properties fo:color="#c9211e" style:text-underline-style="solid" style:text-underline-width="auto" style:text-underline-color="font-color" fo:font-weight="bold" officeooo:rsid="0144d890" officeooo:paragraph-rsid="01479a98" style:font-weight-asian="bold" style:font-weight-complex="bold"/>
    </style:style>
    <style:style style:name="P396" style:family="paragraph" style:parent-style-name="Standard">
      <style:text-properties fo:color="#c9211e" style:text-underline-style="solid" style:text-underline-width="auto" style:text-underline-color="font-color" fo:font-weight="bold" officeooo:rsid="0144d890" officeooo:paragraph-rsid="014907ce" style:font-weight-asian="bold" style:font-weight-complex="bold"/>
    </style:style>
    <style:style style:name="P397" style:family="paragraph" style:parent-style-name="Standard">
      <style:text-properties fo:color="#c9211e" style:text-underline-style="solid" style:text-underline-width="auto" style:text-underline-color="font-color" fo:font-weight="bold" officeooo:rsid="0144d890" officeooo:paragraph-rsid="014da91c" style:font-weight-asian="bold" style:font-weight-complex="bold"/>
    </style:style>
    <style:style style:name="P398" style:family="paragraph" style:parent-style-name="Standard">
      <style:text-properties fo:color="#c9211e" style:text-underline-style="solid" style:text-underline-width="auto" style:text-underline-color="font-color" fo:font-weight="bold" officeooo:rsid="014af169" officeooo:paragraph-rsid="014af169" style:font-weight-asian="bold" style:font-weight-complex="bold"/>
    </style:style>
    <style:style style:name="P399" style:family="paragraph" style:parent-style-name="Standard">
      <style:text-properties fo:color="#c9211e" style:text-underline-style="solid" style:text-underline-width="auto" style:text-underline-color="font-color" fo:font-weight="bold" officeooo:paragraph-rsid="014af169" style:font-weight-asian="bold" style:font-weight-complex="bold"/>
    </style:style>
    <style:style style:name="P400" style:family="paragraph" style:parent-style-name="Standard">
      <style:text-properties officeooo:paragraph-rsid="012f53a6"/>
    </style:style>
    <style:style style:name="P401" style:family="paragraph" style:parent-style-name="Standard">
      <style:text-properties fo:color="#00a933" style:text-underline-style="solid" style:text-underline-width="auto" style:text-underline-color="font-color" fo:font-weight="bold" officeooo:rsid="0133cb1b" officeooo:paragraph-rsid="0133cb1b" style:font-weight-asian="bold" style:font-weight-complex="bold"/>
    </style:style>
    <style:style style:name="P402" style:family="paragraph" style:parent-style-name="Standard">
      <style:text-properties fo:color="#00a933" style:text-underline-style="solid" style:text-underline-width="auto" style:text-underline-color="font-color" fo:font-weight="bold" officeooo:rsid="01354cf9" officeooo:paragraph-rsid="01354cf9" style:font-weight-asian="bold" style:font-weight-complex="bold"/>
    </style:style>
    <style:style style:name="P403" style:family="paragraph" style:parent-style-name="Standard">
      <style:text-properties fo:color="#00a933" style:text-underline-style="solid" style:text-underline-width="auto" style:text-underline-color="font-color" fo:font-weight="bold" officeooo:rsid="01383a90" officeooo:paragraph-rsid="01383a90" style:font-weight-asian="bold" style:font-weight-complex="bold"/>
    </style:style>
    <style:style style:name="P404" style:family="paragraph" style:parent-style-name="Standard">
      <style:text-properties fo:color="#00a933" style:text-underline-style="solid" style:text-underline-width="auto" style:text-underline-color="font-color" fo:font-weight="bold" officeooo:rsid="013a7628" officeooo:paragraph-rsid="013a7628" style:font-weight-asian="bold" style:font-weight-complex="bold"/>
    </style:style>
    <style:style style:name="P405" style:family="paragraph" style:parent-style-name="Standard">
      <style:text-properties fo:color="#00a933" style:text-underline-style="solid" style:text-underline-width="auto" style:text-underline-color="font-color" fo:font-weight="bold" officeooo:rsid="013a7628" officeooo:paragraph-rsid="013af666" style:font-weight-asian="bold" style:font-weight-complex="bold"/>
    </style:style>
    <style:style style:name="P406" style:family="paragraph" style:parent-style-name="Standard">
      <style:text-properties fo:color="#00a933" style:text-underline-style="solid" style:text-underline-width="auto" style:text-underline-color="font-color" fo:font-weight="bold" officeooo:rsid="013a7628" officeooo:paragraph-rsid="013bad83" style:font-weight-asian="bold" style:font-weight-complex="bold"/>
    </style:style>
    <style:style style:name="P407" style:family="paragraph" style:parent-style-name="Standard">
      <style:text-properties fo:color="#00a933" style:text-underline-style="solid" style:text-underline-width="auto" style:text-underline-color="font-color" fo:font-weight="bold" officeooo:rsid="013fde9e" officeooo:paragraph-rsid="013fde9e" style:font-weight-asian="bold" style:font-weight-complex="bold"/>
    </style:style>
    <style:style style:name="P408" style:family="paragraph" style:parent-style-name="Standard">
      <style:text-properties fo:color="#00a933" style:text-underline-style="solid" style:text-underline-width="auto" style:text-underline-color="font-color" fo:font-weight="bold" officeooo:rsid="013fde9e" officeooo:paragraph-rsid="0146ab2d" style:font-weight-asian="bold" style:font-weight-complex="bold"/>
    </style:style>
    <style:style style:name="P409" style:family="paragraph" style:parent-style-name="Standard">
      <style:text-properties fo:color="#00a933" style:text-underline-style="solid" style:text-underline-width="auto" style:text-underline-color="font-color" fo:font-weight="bold" officeooo:rsid="01426128" officeooo:paragraph-rsid="01426128" style:font-weight-asian="bold" style:font-weight-complex="bold"/>
    </style:style>
    <style:style style:name="P410" style:family="paragraph" style:parent-style-name="Standard">
      <style:text-properties fo:color="#00a933" style:text-underline-style="solid" style:text-underline-width="auto" style:text-underline-color="font-color" fo:font-weight="bold" officeooo:rsid="01426128" officeooo:paragraph-rsid="0142f78b" style:font-weight-asian="bold" style:font-weight-complex="bold"/>
    </style:style>
    <style:style style:name="P411" style:family="paragraph" style:parent-style-name="Standard">
      <style:text-properties fo:color="#00a933" style:text-underline-style="solid" style:text-underline-width="auto" style:text-underline-color="font-color" fo:font-weight="bold" officeooo:rsid="01426128" officeooo:paragraph-rsid="01440849" style:font-weight-asian="bold" style:font-weight-complex="bold"/>
    </style:style>
    <style:style style:name="P412" style:family="paragraph" style:parent-style-name="Standard">
      <style:text-properties officeooo:paragraph-rsid="014af169"/>
    </style:style>
    <style:style style:name="P413" style:family="paragraph">
      <style:paragraph-properties fo:text-align="center"/>
    </style:style>
    <style:style style:name="T1" style:family="text">
      <style:text-properties fo:color="#c9211e"/>
    </style:style>
    <style:style style:name="T2" style:family="text">
      <style:text-properties fo:color="#c9211e" style:text-underline-style="solid" style:text-underline-width="auto" style:text-underline-color="font-color" fo:font-weight="bold" style:font-weight-asian="bold" style:font-weight-complex="bold"/>
    </style:style>
    <style:style style:name="T3" style:family="text">
      <style:text-properties fo:color="#c9211e" style:text-underline-style="solid" style:text-underline-width="auto" style:text-underline-color="font-color" fo:font-weight="bold" officeooo:rsid="00222a6d" style:font-weight-asian="bold" style:font-weight-complex="bold"/>
    </style:style>
    <style:style style:name="T4" style:family="text">
      <style:text-properties fo:color="#c9211e" style:text-underline-style="solid" style:text-underline-width="auto" style:text-underline-color="font-color" fo:font-weight="bold" officeooo:rsid="00371411" style:font-weight-asian="bold" style:font-weight-complex="bold"/>
    </style:style>
    <style:style style:name="T5" style:family="text">
      <style:text-properties fo:color="#c9211e" style:text-underline-style="solid" style:text-underline-width="auto" style:text-underline-color="font-color" fo:font-weight="bold" officeooo:rsid="0037352e" style:font-weight-asian="bold" style:font-weight-complex="bold"/>
    </style:style>
    <style:style style:name="T6" style:family="text">
      <style:text-properties fo:color="#c9211e" style:text-underline-style="solid" style:text-underline-width="auto" style:text-underline-color="font-color" fo:font-weight="bold" officeooo:rsid="00390c29" style:font-weight-asian="bold" style:font-weight-complex="bold"/>
    </style:style>
    <style:style style:name="T7" style:family="text">
      <style:text-properties fo:color="#c9211e" officeooo:rsid="0023e04f"/>
    </style:style>
    <style:style style:name="T8" style:family="text">
      <style:text-properties fo:color="#c9211e" officeooo:rsid="00371411"/>
    </style:style>
    <style:style style:name="T9" style:family="text">
      <style:text-properties fo:color="#c9211e" officeooo:rsid="0037352e"/>
    </style:style>
    <style:style style:name="T10" style:family="text">
      <style:text-properties fo:color="#00a933"/>
    </style:style>
    <style:style style:name="T11" style:family="text">
      <style:text-properties fo:color="#00a933" style:text-underline-style="solid" style:text-underline-width="auto" style:text-underline-color="font-color" fo:font-weight="bold" style:font-weight-asian="bold" style:font-weight-complex="bold"/>
    </style:style>
    <style:style style:name="T12" style:family="text">
      <style:text-properties fo:color="#00a933" style:text-underline-style="solid" style:text-underline-width="auto" style:text-underline-color="font-color" fo:font-weight="bold" officeooo:rsid="0024526e" style:font-weight-asian="bold" style:font-weight-complex="bold"/>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fo:font-weight="bold" officeooo:rsid="0023e04f" style:font-weight-asian="bold" style:font-weight-complex="bold"/>
    </style:style>
    <style:style style:name="T15" style:family="text">
      <style:text-properties officeooo:rsid="0017e56c"/>
    </style:style>
    <style:style style:name="T16" style:family="text">
      <style:text-properties officeooo:rsid="001d1f8d"/>
    </style:style>
    <style:style style:name="T17" style:family="text">
      <style:text-properties officeooo:rsid="001df5bf"/>
    </style:style>
    <style:style style:name="T18" style:family="text">
      <style:text-properties fo:color="#2a6099" style:text-underline-style="solid" style:text-underline-width="auto" style:text-underline-color="font-color" fo:font-weight="bold" style:font-weight-asian="bold" style:font-weight-complex="bold"/>
    </style:style>
    <style:style style:name="T19" style:family="text">
      <style:text-properties fo:color="#2a6099" style:text-underline-style="solid" style:text-underline-width="auto" style:text-underline-color="font-color" fo:font-weight="bold" officeooo:rsid="001df5bf" style:font-weight-asian="bold" style:font-weight-complex="bold"/>
    </style:style>
    <style:style style:name="T20" style:family="text">
      <style:text-properties fo:color="#ff4000"/>
    </style:style>
    <style:style style:name="T21" style:family="text">
      <style:text-properties fo:color="#ff4000" style:text-underline-style="solid" style:text-underline-width="auto" style:text-underline-color="font-color" fo:font-weight="bold" style:font-weight-asian="bold" style:font-weight-complex="bold"/>
    </style:style>
    <style:style style:name="T22" style:family="text">
      <style:text-properties fo:color="#ff4000" style:text-underline-style="solid" style:text-underline-width="auto" style:text-underline-color="font-color" fo:font-weight="bold" officeooo:rsid="001ebd4a" style:font-weight-asian="bold" style:font-weight-complex="bold"/>
    </style:style>
    <style:style style:name="T23" style:family="text">
      <style:text-properties fo:color="#ff4000" style:text-underline-style="solid" style:text-underline-width="auto" style:text-underline-color="font-color" fo:font-weight="bold" officeooo:rsid="0023e04f" style:font-weight-asian="bold" style:font-weight-complex="bold"/>
    </style:style>
    <style:style style:name="T24" style:family="text">
      <style:text-properties fo:color="#ff4000" style:text-underline-style="solid" style:text-underline-width="auto" style:text-underline-color="font-color" fo:font-weight="bold" officeooo:rsid="00b68955" style:font-weight-asian="bold" style:font-weight-complex="bold"/>
    </style:style>
    <style:style style:name="T25" style:family="text">
      <style:text-properties fo:color="#ff4000" style:text-underline-style="solid" style:text-underline-width="auto" style:text-underline-color="font-color" fo:font-weight="bold" officeooo:rsid="00b70cff" style:font-weight-asian="bold" style:font-weight-complex="bold"/>
    </style:style>
    <style:style style:name="T26" style:family="text">
      <style:text-properties fo:color="#ff4000" style:text-underline-style="solid" style:text-underline-width="auto" style:text-underline-color="font-color" fo:font-weight="bold" officeooo:rsid="00c964f9" style:font-weight-asian="bold" style:font-weight-complex="bold"/>
    </style:style>
    <style:style style:name="T27" style:family="text">
      <style:text-properties fo:color="#ff4000" officeooo:rsid="0023e04f"/>
    </style:style>
    <style:style style:name="T28" style:family="text">
      <style:text-properties fo:color="#ff4000" officeooo:rsid="00337559"/>
    </style:style>
    <style:style style:name="T29" style:family="text">
      <style:text-properties fo:color="#ff4000" officeooo:rsid="006852c6"/>
    </style:style>
    <style:style style:name="T30" style:family="text">
      <style:text-properties fo:color="#ff4000" officeooo:rsid="006ac9f1"/>
    </style:style>
    <style:style style:name="T31" style:family="text">
      <style:text-properties fo:color="#ff4000" officeooo:rsid="007180c9"/>
    </style:style>
    <style:style style:name="T32" style:family="text">
      <style:text-properties fo:color="#ff4000" officeooo:rsid="0072e93f"/>
    </style:style>
    <style:style style:name="T33" style:family="text">
      <style:text-properties fo:color="#ff4000" officeooo:rsid="007435ad"/>
    </style:style>
    <style:style style:name="T34" style:family="text">
      <style:text-properties fo:color="#ff4000" officeooo:rsid="007edc28"/>
    </style:style>
    <style:style style:name="T35" style:family="text">
      <style:text-properties officeooo:rsid="00220ab1"/>
    </style:style>
    <style:style style:name="T36" style:family="text">
      <style:text-properties fo:color="#3465a4" style:text-underline-style="solid" style:text-underline-width="auto" style:text-underline-color="font-color" fo:font-weight="bold" style:font-weight-asian="bold" style:font-weight-complex="bold"/>
    </style:style>
    <style:style style:name="T37" style:family="text">
      <style:text-properties fo:color="#3465a4" style:text-underline-style="solid" style:text-underline-width="auto" style:text-underline-color="font-color" fo:font-weight="bold" officeooo:rsid="00220ab1" style:font-weight-asian="bold" style:font-weight-complex="bold"/>
    </style:style>
    <style:style style:name="T38" style:family="text">
      <style:text-properties fo:color="#3465a4" style:text-underline-style="solid" style:text-underline-width="auto" style:text-underline-color="font-color" fo:font-weight="bold" officeooo:rsid="00222a6d" style:font-weight-asian="bold" style:font-weight-complex="bold"/>
    </style:style>
    <style:style style:name="T39" style:family="text">
      <style:text-properties fo:color="#3465a4" style:text-underline-style="solid" style:text-underline-width="auto" style:text-underline-color="font-color" fo:font-weight="bold" officeooo:rsid="0023e04f" style:font-weight-asian="bold" style:font-weight-complex="bold"/>
    </style:style>
    <style:style style:name="T40" style:family="text">
      <style:text-properties officeooo:rsid="00222a6d"/>
    </style:style>
    <style:style style:name="T41" style:family="text">
      <style:text-properties officeooo:rsid="0023e04f"/>
    </style:style>
    <style:style style:name="T42" style:family="text">
      <style:text-properties officeooo:rsid="0024526e"/>
    </style:style>
    <style:style style:name="T43" style:family="text">
      <style:text-properties officeooo:rsid="0025f66d"/>
    </style:style>
    <style:style style:name="T44" style:family="text">
      <style:text-properties officeooo:rsid="00260bcb"/>
    </style:style>
    <style:style style:name="T45" style:family="text">
      <style:text-properties officeooo:rsid="002835c1"/>
    </style:style>
    <style:style style:name="T46" style:family="text">
      <style:text-properties fo:font-weight="normal" style:font-weight-asian="normal" style:font-weight-complex="normal"/>
    </style:style>
    <style:style style:name="T47" style:family="text">
      <style:text-properties style:text-underline-style="none"/>
    </style:style>
    <style:style style:name="T48" style:family="text">
      <style:text-properties style:text-underline-style="none" fo:font-weight="normal" style:font-weight-asian="normal" style:font-weight-complex="normal"/>
    </style:style>
    <style:style style:name="T49" style:family="text">
      <style:text-properties style:text-underline-style="none" fo:font-weight="normal" officeooo:rsid="003e460e" style:font-weight-asian="normal" style:font-weight-complex="normal"/>
    </style:style>
    <style:style style:name="T50" style:family="text">
      <style:text-properties officeooo:rsid="002e8fc7"/>
    </style:style>
    <style:style style:name="T51" style:family="text">
      <style:text-properties officeooo:rsid="00303fcb"/>
    </style:style>
    <style:style style:name="T52" style:family="text">
      <style:text-properties officeooo:rsid="00309473"/>
    </style:style>
    <style:style style:name="T53" style:family="text">
      <style:text-properties officeooo:rsid="003221ce"/>
    </style:style>
    <style:style style:name="T54" style:family="text">
      <style:text-properties officeooo:rsid="00337559"/>
    </style:style>
    <style:style style:name="T55" style:family="text">
      <style:text-properties officeooo:rsid="003404b1"/>
    </style:style>
    <style:style style:name="T56" style:family="text">
      <style:text-properties officeooo:rsid="003563b4"/>
    </style:style>
    <style:style style:name="T57" style:family="text">
      <style:text-properties fo:color="#000000"/>
    </style:style>
    <style:style style:name="T58" style:family="text">
      <style:text-properties fo:color="#000000" style:text-underline-style="none" fo:font-weight="normal" style:font-weight-asian="normal" style:font-weight-complex="normal"/>
    </style:style>
    <style:style style:name="T59" style:family="text">
      <style:text-properties fo:color="#000000" style:text-underline-style="none" fo:font-weight="normal" officeooo:rsid="00337559" style:font-weight-asian="normal" style:font-weight-complex="normal"/>
    </style:style>
    <style:style style:name="T60" style:family="text">
      <style:text-properties fo:color="#000000" style:text-underline-style="none" fo:font-weight="normal" officeooo:rsid="003563b4" style:font-weight-asian="normal" style:font-weight-complex="normal"/>
    </style:style>
    <style:style style:name="T61" style:family="text">
      <style:text-properties fo:color="#000000" style:text-underline-style="none" fo:font-weight="normal" officeooo:rsid="0044cb73" style:font-weight-asian="normal" style:font-weight-complex="normal"/>
    </style:style>
    <style:style style:name="T62" style:family="text">
      <style:text-properties fo:color="#000000" style:text-underline-style="none" fo:font-weight="normal" officeooo:rsid="0044db09" style:font-weight-asian="normal" style:font-weight-complex="normal"/>
    </style:style>
    <style:style style:name="T63" style:family="text">
      <style:text-properties fo:color="#000000" style:text-underline-style="none" fo:font-weight="normal" officeooo:rsid="0055ff1e" style:font-weight-asian="normal" style:font-weight-complex="normal"/>
    </style:style>
    <style:style style:name="T64" style:family="text">
      <style:text-properties fo:color="#000000" style:text-underline-style="none" fo:font-weight="normal" officeooo:rsid="0056fb1a" style:font-weight-asian="normal" style:font-weight-complex="normal"/>
    </style:style>
    <style:style style:name="T65" style:family="text">
      <style:text-properties fo:color="#000000" style:text-underline-style="none" fo:font-weight="normal" officeooo:rsid="0069b43a" style:font-weight-asian="normal" style:font-weight-complex="normal"/>
    </style:style>
    <style:style style:name="T66" style:family="text">
      <style:text-properties fo:color="#000000" style:text-underline-style="none" fo:font-weight="normal" officeooo:rsid="006ac9f1" style:font-weight-asian="normal" style:font-weight-complex="normal"/>
    </style:style>
    <style:style style:name="T67" style:family="text">
      <style:text-properties fo:color="#000000" style:text-underline-style="none" fo:font-weight="normal" officeooo:rsid="006b5908" style:font-weight-asian="normal" style:font-weight-complex="normal"/>
    </style:style>
    <style:style style:name="T68" style:family="text">
      <style:text-properties fo:color="#000000" style:text-underline-style="none" fo:font-weight="normal" officeooo:rsid="006e97eb" style:font-weight-asian="normal" style:font-weight-complex="normal"/>
    </style:style>
    <style:style style:name="T69" style:family="text">
      <style:text-properties fo:color="#000000" style:text-underline-style="none" fo:font-weight="normal" officeooo:rsid="006f1352" style:font-weight-asian="normal" style:font-weight-complex="normal"/>
    </style:style>
    <style:style style:name="T70" style:family="text">
      <style:text-properties fo:color="#000000" style:text-underline-style="none" fo:font-weight="normal" officeooo:rsid="007435ad" style:font-weight-asian="normal" style:font-weight-complex="normal"/>
    </style:style>
    <style:style style:name="T71" style:family="text">
      <style:text-properties fo:color="#000000" style:text-underline-style="none" fo:font-weight="normal" officeooo:rsid="0074f2c0" style:font-weight-asian="normal" style:font-weight-complex="normal"/>
    </style:style>
    <style:style style:name="T72" style:family="text">
      <style:text-properties fo:color="#000000" style:text-underline-style="none" fo:font-weight="normal" officeooo:rsid="007734d4" style:font-weight-asian="normal" style:font-weight-complex="normal"/>
    </style:style>
    <style:style style:name="T73" style:family="text">
      <style:text-properties fo:color="#000000" style:text-underline-style="none" fo:font-weight="normal" officeooo:rsid="007c07e0" style:font-weight-asian="normal" style:font-weight-complex="normal"/>
    </style:style>
    <style:style style:name="T74" style:family="text">
      <style:text-properties fo:color="#000000" style:text-underline-style="none" fo:font-weight="normal" officeooo:rsid="00482255" style:font-weight-asian="normal" style:font-weight-complex="normal"/>
    </style:style>
    <style:style style:name="T75" style:family="text">
      <style:text-properties fo:color="#000000" style:text-underline-style="none" fo:font-weight="normal" officeooo:rsid="00abbf95" style:font-weight-asian="normal" style:font-weight-complex="normal"/>
    </style:style>
    <style:style style:name="T76" style:family="text">
      <style:text-properties fo:color="#000000" style:text-underline-style="none" fo:font-weight="normal" officeooo:rsid="00acbdd3" style:font-weight-asian="normal" style:font-weight-complex="normal"/>
    </style:style>
    <style:style style:name="T77" style:family="text">
      <style:text-properties fo:color="#000000" fo:font-weight="normal" officeooo:rsid="00337559" style:font-weight-asian="normal" style:font-weight-complex="normal"/>
    </style:style>
    <style:style style:name="T78" style:family="text">
      <style:text-properties fo:color="#000000" officeooo:rsid="00337559"/>
    </style:style>
    <style:style style:name="T79" style:family="text">
      <style:text-properties fo:color="#000000" officeooo:rsid="004620f3"/>
    </style:style>
    <style:style style:name="T80" style:family="text">
      <style:text-properties fo:color="#000000" officeooo:rsid="0047d490"/>
    </style:style>
    <style:style style:name="T81" style:family="text">
      <style:text-properties fo:color="#000000" officeooo:rsid="00482255"/>
    </style:style>
    <style:style style:name="T82" style:family="text">
      <style:text-properties fo:color="#000000" officeooo:rsid="004a4a5e"/>
    </style:style>
    <style:style style:name="T83" style:family="text">
      <style:text-properties fo:color="#000000" officeooo:rsid="004aea85"/>
    </style:style>
    <style:style style:name="T84" style:family="text">
      <style:text-properties fo:color="#000000" officeooo:rsid="004bbc48"/>
    </style:style>
    <style:style style:name="T85" style:family="text">
      <style:text-properties fo:color="#000000" officeooo:rsid="004c7060"/>
    </style:style>
    <style:style style:name="T86" style:family="text">
      <style:text-properties fo:color="#000000" officeooo:rsid="004dbd0b"/>
    </style:style>
    <style:style style:name="T87" style:family="text">
      <style:text-properties fo:color="#000000" officeooo:rsid="004f27c9"/>
    </style:style>
    <style:style style:name="T88" style:family="text">
      <style:text-properties fo:color="#000000" officeooo:rsid="0050b5c7"/>
    </style:style>
    <style:style style:name="T89" style:family="text">
      <style:text-properties fo:color="#000000" officeooo:rsid="0056fb1a"/>
    </style:style>
    <style:style style:name="T90" style:family="text">
      <style:text-properties fo:color="#000000" officeooo:rsid="00cb67cf"/>
    </style:style>
    <style:style style:name="T91" style:family="text">
      <style:text-properties fo:color="#000000" officeooo:rsid="00ce6fe4"/>
    </style:style>
    <style:style style:name="T92" style:family="text">
      <style:text-properties officeooo:rsid="00371411"/>
    </style:style>
    <style:style style:name="T93" style:family="text">
      <style:text-properties officeooo:rsid="0037352e"/>
    </style:style>
    <style:style style:name="T94" style:family="text">
      <style:text-properties officeooo:rsid="00390c29"/>
    </style:style>
    <style:style style:name="T95" style:family="text">
      <style:text-properties officeooo:rsid="003b4f17"/>
    </style:style>
    <style:style style:name="T96" style:family="text">
      <style:text-properties officeooo:rsid="003c5058"/>
    </style:style>
    <style:style style:name="T97" style:family="text">
      <style:text-properties officeooo:rsid="003e460e"/>
    </style:style>
    <style:style style:name="T98" style:family="text">
      <style:text-properties fo:color="#800080" style:text-underline-style="solid" style:text-underline-width="auto" style:text-underline-color="font-color" fo:font-weight="bold" officeooo:rsid="003e460e" style:font-weight-asian="bold" style:font-weight-complex="bold"/>
    </style:style>
    <style:style style:name="T99" style:family="text">
      <style:text-properties fo:color="#800080" style:text-underline-style="solid" style:text-underline-width="auto" style:text-underline-color="font-color" officeooo:rsid="003e460e"/>
    </style:style>
    <style:style style:name="T100" style:family="text">
      <style:text-properties officeooo:rsid="00433582"/>
    </style:style>
    <style:style style:name="T101" style:family="text">
      <style:text-properties officeooo:rsid="0043a307"/>
    </style:style>
    <style:style style:name="T102" style:family="text">
      <style:text-properties officeooo:rsid="0044cb73"/>
    </style:style>
    <style:style style:name="T103" style:family="text">
      <style:text-properties officeooo:rsid="0044db09"/>
    </style:style>
    <style:style style:name="T104" style:family="text">
      <style:text-properties officeooo:rsid="00461acb"/>
    </style:style>
    <style:style style:name="T105" style:family="text">
      <style:text-properties officeooo:rsid="00461e0b"/>
    </style:style>
    <style:style style:name="T106" style:family="text">
      <style:text-properties officeooo:rsid="004620f3"/>
    </style:style>
    <style:style style:name="T107" style:family="text">
      <style:text-properties officeooo:rsid="00482255"/>
    </style:style>
    <style:style style:name="T108" style:family="text">
      <style:text-properties officeooo:rsid="0056fb1a"/>
    </style:style>
    <style:style style:name="T109" style:family="text">
      <style:text-properties officeooo:rsid="007734d4"/>
    </style:style>
    <style:style style:name="T110" style:family="text">
      <style:text-properties officeooo:rsid="00781aa4"/>
    </style:style>
    <style:style style:name="T111" style:family="text">
      <style:text-properties officeooo:rsid="007c8f9b"/>
    </style:style>
    <style:style style:name="T112" style:family="text">
      <style:text-properties officeooo:rsid="007edc28"/>
    </style:style>
    <style:style style:name="T113" style:family="text">
      <style:text-properties officeooo:rsid="00814afe"/>
    </style:style>
    <style:style style:name="T114" style:family="text">
      <style:text-properties officeooo:rsid="00824151"/>
    </style:style>
    <style:style style:name="T115" style:family="text">
      <style:text-properties officeooo:rsid="0082973e"/>
    </style:style>
    <style:style style:name="T116" style:family="text">
      <style:text-properties officeooo:rsid="00848069"/>
    </style:style>
    <style:style style:name="T117" style:family="text">
      <style:text-properties officeooo:rsid="0085815e"/>
    </style:style>
    <style:style style:name="T118" style:family="text">
      <style:text-properties officeooo:rsid="0086ed88"/>
    </style:style>
    <style:style style:name="T119" style:family="text">
      <style:text-properties officeooo:rsid="0088b894"/>
    </style:style>
    <style:style style:name="T120" style:family="text">
      <style:text-properties officeooo:rsid="008c2499"/>
    </style:style>
    <style:style style:name="T121" style:family="text">
      <style:text-properties officeooo:rsid="009105bd"/>
    </style:style>
    <style:style style:name="T122" style:family="text">
      <style:text-properties officeooo:rsid="009615e7"/>
    </style:style>
    <style:style style:name="T123" style:family="text">
      <style:text-properties officeooo:rsid="00961d6c"/>
    </style:style>
    <style:style style:name="T124" style:family="text">
      <style:text-properties officeooo:rsid="00973d22"/>
    </style:style>
    <style:style style:name="T125" style:family="text">
      <style:text-properties officeooo:rsid="0098d3e7"/>
    </style:style>
    <style:style style:name="T126" style:family="text">
      <style:text-properties officeooo:rsid="009996c3"/>
    </style:style>
    <style:style style:name="T127" style:family="text">
      <style:text-properties officeooo:rsid="009af282"/>
    </style:style>
    <style:style style:name="T128" style:family="text">
      <style:text-properties officeooo:rsid="009bf08c"/>
    </style:style>
    <style:style style:name="T129" style:family="text">
      <style:text-properties officeooo:rsid="009de552"/>
    </style:style>
    <style:style style:name="T130" style:family="text">
      <style:text-properties officeooo:rsid="009f4f44"/>
    </style:style>
    <style:style style:name="T131" style:family="text">
      <style:text-properties officeooo:rsid="009f9d20"/>
    </style:style>
    <style:style style:name="T132" style:family="text">
      <style:text-properties officeooo:rsid="00a07b19"/>
    </style:style>
    <style:style style:name="T133" style:family="text">
      <style:text-properties officeooo:rsid="00a11ecb"/>
    </style:style>
    <style:style style:name="T134" style:family="text">
      <style:text-properties officeooo:rsid="00a20d1f"/>
    </style:style>
    <style:style style:name="T135" style:family="text">
      <style:text-properties officeooo:rsid="00a37f33"/>
    </style:style>
    <style:style style:name="T136" style:family="text">
      <style:text-properties officeooo:rsid="00a9f8b1"/>
    </style:style>
    <style:style style:name="T137" style:family="text">
      <style:text-properties officeooo:rsid="00abbf95"/>
    </style:style>
    <style:style style:name="T138" style:family="text">
      <style:text-properties officeooo:rsid="00acbdd3"/>
    </style:style>
    <style:style style:name="T139" style:family="text">
      <style:text-properties officeooo:rsid="00aeb94c"/>
    </style:style>
    <style:style style:name="T140" style:family="text">
      <style:text-properties officeooo:rsid="00b0018d"/>
    </style:style>
    <style:style style:name="T141" style:family="text">
      <style:text-properties officeooo:rsid="00b15bd7"/>
    </style:style>
    <style:style style:name="T142" style:family="text">
      <style:text-properties officeooo:rsid="00b19bb9"/>
    </style:style>
    <style:style style:name="T143" style:family="text">
      <style:text-properties officeooo:rsid="00b1eadb"/>
    </style:style>
    <style:style style:name="T144" style:family="text">
      <style:text-properties officeooo:rsid="00b3d936"/>
    </style:style>
    <style:style style:name="T145" style:family="text">
      <style:text-properties officeooo:rsid="00b4debc"/>
    </style:style>
    <style:style style:name="T146" style:family="text">
      <style:text-properties officeooo:rsid="00b8a6ad"/>
    </style:style>
    <style:style style:name="T147" style:family="text">
      <style:text-properties officeooo:rsid="00b8eab2"/>
    </style:style>
    <style:style style:name="T148" style:family="text">
      <style:text-properties officeooo:rsid="00b9c5f7"/>
    </style:style>
    <style:style style:name="T149" style:family="text">
      <style:text-properties officeooo:rsid="00baf791"/>
    </style:style>
    <style:style style:name="T150" style:family="text">
      <style:text-properties officeooo:rsid="00bc1d56"/>
    </style:style>
    <style:style style:name="T151" style:family="text">
      <style:text-properties officeooo:rsid="00bcf98a"/>
    </style:style>
    <style:style style:name="T152" style:family="text">
      <style:text-properties officeooo:rsid="00be624e"/>
    </style:style>
    <style:style style:name="T153" style:family="text">
      <style:text-properties officeooo:rsid="00be98de"/>
    </style:style>
    <style:style style:name="T154" style:family="text">
      <style:text-properties officeooo:rsid="00c1ba2b"/>
    </style:style>
    <style:style style:name="T155" style:family="text">
      <style:text-properties officeooo:rsid="00c3915b"/>
    </style:style>
    <style:style style:name="T156" style:family="text">
      <style:text-properties officeooo:rsid="00c573c3"/>
    </style:style>
    <style:style style:name="T157" style:family="text">
      <style:text-properties officeooo:rsid="00c78768"/>
    </style:style>
    <style:style style:name="T158" style:family="text">
      <style:text-properties officeooo:rsid="00c8b545"/>
    </style:style>
    <style:style style:name="T159" style:family="text">
      <style:text-properties officeooo:rsid="00c964f9"/>
    </style:style>
    <style:style style:name="T160" style:family="text">
      <style:text-properties officeooo:rsid="00c973ec"/>
    </style:style>
    <style:style style:name="T161" style:family="text">
      <style:text-properties officeooo:rsid="00cb092b"/>
    </style:style>
    <style:style style:name="T162" style:family="text">
      <style:text-properties officeooo:rsid="00cd3679"/>
    </style:style>
    <style:style style:name="T163" style:family="text">
      <style:text-properties officeooo:rsid="00d040a7"/>
    </style:style>
    <style:style style:name="T164" style:family="text">
      <style:text-properties officeooo:rsid="00d07b59"/>
    </style:style>
    <style:style style:name="T165" style:family="text">
      <style:text-properties officeooo:rsid="00d10ebc"/>
    </style:style>
    <style:style style:name="T166" style:family="text">
      <style:text-properties officeooo:rsid="00d15582"/>
    </style:style>
    <style:style style:name="T167" style:family="text">
      <style:text-properties officeooo:rsid="00d3317c"/>
    </style:style>
    <style:style style:name="T168" style:family="text">
      <style:text-properties officeooo:rsid="00d4bde6"/>
    </style:style>
    <style:style style:name="T169" style:family="text">
      <style:text-properties officeooo:rsid="00d6b9f6"/>
    </style:style>
    <style:style style:name="T170" style:family="text">
      <style:text-properties officeooo:rsid="00d77d9d"/>
    </style:style>
    <style:style style:name="T171" style:family="text">
      <style:text-properties officeooo:rsid="00d93162"/>
    </style:style>
    <style:style style:name="T172" style:family="text">
      <style:text-properties officeooo:rsid="00dc6503"/>
    </style:style>
    <style:style style:name="T173" style:family="text">
      <style:text-properties officeooo:rsid="00dcbcfc"/>
    </style:style>
    <style:style style:name="T174" style:family="text">
      <style:text-properties officeooo:rsid="00de5e49"/>
    </style:style>
    <style:style style:name="T175" style:family="text">
      <style:text-properties officeooo:rsid="00dfdf5d"/>
    </style:style>
    <style:style style:name="T176" style:family="text">
      <style:text-properties officeooo:rsid="00e01af4"/>
    </style:style>
    <style:style style:name="T177" style:family="text">
      <style:text-properties officeooo:rsid="00e02288"/>
    </style:style>
    <style:style style:name="T178" style:family="text">
      <style:text-properties officeooo:rsid="00e36117"/>
    </style:style>
    <style:style style:name="T179" style:family="text">
      <style:text-properties officeooo:rsid="00e6da7d"/>
    </style:style>
    <style:style style:name="T180" style:family="text">
      <style:text-properties officeooo:rsid="00e79401"/>
    </style:style>
    <style:style style:name="T181" style:family="text">
      <style:text-properties officeooo:rsid="00e99174"/>
    </style:style>
    <style:style style:name="T182" style:family="text">
      <style:text-properties officeooo:rsid="00eb51ce"/>
    </style:style>
    <style:style style:name="T183" style:family="text">
      <style:text-properties officeooo:rsid="00eca134"/>
    </style:style>
    <style:style style:name="T184" style:family="text">
      <style:text-properties officeooo:rsid="00ee7fe4"/>
    </style:style>
    <style:style style:name="T185" style:family="text">
      <style:text-properties officeooo:rsid="00efe2f5"/>
    </style:style>
    <style:style style:name="T186" style:family="text">
      <style:text-properties officeooo:rsid="00f1c55d"/>
    </style:style>
    <style:style style:name="T187" style:family="text">
      <style:text-properties officeooo:rsid="00f39070"/>
    </style:style>
    <style:style style:name="T188" style:family="text">
      <style:text-properties officeooo:rsid="00f4ce6a"/>
    </style:style>
    <style:style style:name="T189" style:family="text">
      <style:text-properties officeooo:rsid="00f64458"/>
    </style:style>
    <style:style style:name="T190" style:family="text">
      <style:text-properties officeooo:rsid="00f89ff7"/>
    </style:style>
    <style:style style:name="T191" style:family="text">
      <style:text-properties officeooo:rsid="00fa38c9"/>
    </style:style>
    <style:style style:name="T192" style:family="text">
      <style:text-properties officeooo:rsid="00faa917"/>
    </style:style>
    <style:style style:name="T193" style:family="text">
      <style:text-properties officeooo:rsid="00fc15cf"/>
    </style:style>
    <style:style style:name="T194" style:family="text">
      <style:text-properties officeooo:rsid="00fd084c"/>
    </style:style>
    <style:style style:name="T195" style:family="text">
      <style:text-properties officeooo:rsid="00fde0d1"/>
    </style:style>
    <style:style style:name="T196" style:family="text">
      <style:text-properties officeooo:rsid="010060bc"/>
    </style:style>
    <style:style style:name="T197" style:family="text">
      <style:text-properties officeooo:rsid="0100b6b8"/>
    </style:style>
    <style:style style:name="T198" style:family="text">
      <style:text-properties officeooo:rsid="01033886"/>
    </style:style>
    <style:style style:name="T199" style:family="text">
      <style:text-properties officeooo:rsid="0105fad5"/>
    </style:style>
    <style:style style:name="T200" style:family="text">
      <style:text-properties officeooo:rsid="0106939b"/>
    </style:style>
    <style:style style:name="T201" style:family="text">
      <style:text-properties officeooo:rsid="0107467d"/>
    </style:style>
    <style:style style:name="T202" style:family="text">
      <style:text-properties officeooo:rsid="01078919"/>
    </style:style>
    <style:style style:name="T203" style:family="text">
      <style:text-properties officeooo:rsid="010983fe"/>
    </style:style>
    <style:style style:name="T204" style:family="text">
      <style:text-properties officeooo:rsid="010a61f5"/>
    </style:style>
    <style:style style:name="T205" style:family="text">
      <style:text-properties officeooo:rsid="010ae6ee"/>
    </style:style>
    <style:style style:name="T206" style:family="text">
      <style:text-properties officeooo:rsid="010cd60c"/>
    </style:style>
    <style:style style:name="T207" style:family="text">
      <style:text-properties officeooo:rsid="010ec480"/>
    </style:style>
    <style:style style:name="T208" style:family="text">
      <style:text-properties officeooo:rsid="0111b1a6"/>
    </style:style>
    <style:style style:name="T209" style:family="text">
      <style:text-properties officeooo:rsid="0112d29e"/>
    </style:style>
    <style:style style:name="T210" style:family="text">
      <style:text-properties officeooo:rsid="01148bd7"/>
    </style:style>
    <style:style style:name="T211" style:family="text">
      <style:text-properties officeooo:rsid="01156706"/>
    </style:style>
    <style:style style:name="T212" style:family="text">
      <style:text-properties officeooo:rsid="0116435c"/>
    </style:style>
    <style:style style:name="T213" style:family="text">
      <style:text-properties officeooo:rsid="01173306"/>
    </style:style>
    <style:style style:name="T214" style:family="text">
      <style:text-properties officeooo:rsid="0117bb66"/>
    </style:style>
    <style:style style:name="T215" style:family="text">
      <style:text-properties officeooo:rsid="01181e86"/>
    </style:style>
    <style:style style:name="T216" style:family="text">
      <style:text-properties officeooo:rsid="011852c2"/>
    </style:style>
    <style:style style:name="T217" style:family="text">
      <style:text-properties officeooo:rsid="011a1cd8"/>
    </style:style>
    <style:style style:name="T218" style:family="text">
      <style:text-properties officeooo:rsid="011aa165"/>
    </style:style>
    <style:style style:name="T219" style:family="text">
      <style:text-properties officeooo:rsid="011cfe61"/>
    </style:style>
    <style:style style:name="T220" style:family="text">
      <style:text-properties officeooo:rsid="011e85be"/>
    </style:style>
    <style:style style:name="T221" style:family="text">
      <style:text-properties officeooo:rsid="01206a56"/>
    </style:style>
    <style:style style:name="T222" style:family="text">
      <style:text-properties officeooo:rsid="012253f8"/>
    </style:style>
    <style:style style:name="T223" style:family="text">
      <style:text-properties officeooo:rsid="0122d4b7"/>
    </style:style>
    <style:style style:name="T224" style:family="text">
      <style:text-properties officeooo:rsid="0124eec5"/>
    </style:style>
    <style:style style:name="T225" style:family="text">
      <style:text-properties officeooo:rsid="01265af6"/>
    </style:style>
    <style:style style:name="T226" style:family="text">
      <style:text-properties officeooo:rsid="0127a8a7"/>
    </style:style>
    <style:style style:name="T227" style:family="text">
      <style:text-properties officeooo:rsid="012af907"/>
    </style:style>
    <style:style style:name="T228" style:family="text">
      <style:text-properties officeooo:rsid="012c8e16"/>
    </style:style>
    <style:style style:name="T229" style:family="text">
      <style:text-properties officeooo:rsid="012ee687"/>
    </style:style>
    <style:style style:name="T230" style:family="text">
      <style:text-properties officeooo:rsid="012f53a6"/>
    </style:style>
    <style:style style:name="T231" style:family="text">
      <style:text-properties officeooo:rsid="013016c0"/>
    </style:style>
    <style:style style:name="T232" style:family="text">
      <style:text-properties officeooo:rsid="0130c906"/>
    </style:style>
    <style:style style:name="T233" style:family="text">
      <style:text-properties officeooo:rsid="0134b524"/>
    </style:style>
    <style:style style:name="T234" style:family="text">
      <style:text-properties officeooo:rsid="013524a0"/>
    </style:style>
    <style:style style:name="T235" style:family="text">
      <style:text-properties officeooo:rsid="01354cf9"/>
    </style:style>
    <style:style style:name="T236" style:family="text">
      <style:text-properties officeooo:rsid="0136be1c"/>
    </style:style>
    <style:style style:name="T237" style:family="text">
      <style:text-properties officeooo:rsid="01383a90"/>
    </style:style>
    <style:style style:name="T238" style:family="text">
      <style:text-properties officeooo:rsid="01398779"/>
    </style:style>
    <style:style style:name="T239" style:family="text">
      <style:text-properties officeooo:rsid="013a7628"/>
    </style:style>
    <style:style style:name="T240" style:family="text">
      <style:text-properties officeooo:rsid="013af666"/>
    </style:style>
    <style:style style:name="T241" style:family="text">
      <style:text-properties officeooo:rsid="013bad83"/>
    </style:style>
    <style:style style:name="T242" style:family="text">
      <style:text-properties officeooo:rsid="013c3b02"/>
    </style:style>
    <style:style style:name="T243" style:family="text">
      <style:text-properties officeooo:rsid="013ce5d1"/>
    </style:style>
    <style:style style:name="T244" style:family="text">
      <style:text-properties officeooo:rsid="013e5ac1"/>
    </style:style>
    <style:style style:name="T245" style:family="text">
      <style:text-properties officeooo:rsid="0141d143"/>
    </style:style>
    <style:style style:name="T246" style:family="text">
      <style:text-properties officeooo:rsid="014213ae"/>
    </style:style>
    <style:style style:name="T247" style:family="text">
      <style:text-properties officeooo:rsid="01426128"/>
    </style:style>
    <style:style style:name="T248" style:family="text">
      <style:text-properties officeooo:rsid="0142f78b"/>
    </style:style>
    <style:style style:name="T249" style:family="text">
      <style:text-properties officeooo:rsid="01440849"/>
    </style:style>
    <style:style style:name="T250" style:family="text">
      <style:text-properties officeooo:rsid="0144d890"/>
    </style:style>
    <style:style style:name="T251" style:family="text">
      <style:text-properties officeooo:rsid="014568b6"/>
    </style:style>
    <style:style style:name="T252" style:family="text">
      <style:text-properties officeooo:rsid="0146ab2d"/>
    </style:style>
    <style:style style:name="T253" style:family="text">
      <style:text-properties officeooo:rsid="01479a98"/>
    </style:style>
    <style:style style:name="T254" style:family="text">
      <style:text-properties officeooo:rsid="014907ce"/>
    </style:style>
    <style:style style:name="T255" style:family="text">
      <style:text-properties officeooo:rsid="014af169"/>
    </style:style>
    <style:style style:name="T256" style:family="text">
      <style:text-properties officeooo:rsid="014ba951"/>
    </style:style>
    <style:style style:name="T257" style:family="text">
      <style:text-properties officeooo:rsid="014c4289"/>
    </style:style>
    <style:style style:name="T258" style:family="text">
      <style:text-properties officeooo:rsid="014da91c"/>
    </style:style>
    <style:style style:name="T259" style:family="text">
      <style:text-properties officeooo:rsid="014ec649"/>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ata engineering(DBMS) (Nerd's lesson)</text:p>
      <text:p text:style-name="Standard">---------------------------------------------------</text:p>
      <text:p text:style-name="Standard">( https://www.youtube.com/watch?v=iwRneX7GIGI&amp;t=341s)</text:p>
      <text:p text:style-name="Standard">------------------------------------------------------------------------------</text:p>
      <text:p text:style-name="Standard">👉INTRODUCTION TO DATABASES </text:p>
      <text:p text:style-name="Standard">🕑0:00:00 Course Introduction </text:p>
      <text:p text:style-name="Standard">🕑0:12:32 DataBases and Data </text:p>
      <text:p text:style-name="Standard">🕑0:26:40 Intro To SQL</text:p>
      <text:p text:style-name="Standard">🕑0:39:52 Basic Databases Structure </text:p>
      <text:p text:style-name="Standard">🕑0:49:52 SQL Data Types</text:p>
      <text:p text:style-name="Standard">🕑1:01:29 Create and read</text:p>
      <text:p text:style-name="Standard">🕑1:21:36 Update and delete</text:p>
      <text:p text:style-name="Standard">🕑1:31:50 SQL operators</text:p>
      <text:p text:style-name="Standard">🕑1:47:06 Sorting and Filtering data</text:p>
      <text:p text:style-name="Standard">🕑2:05:56 Designing Database schema</text:p>
      <text:p text:style-name="Standard">🕑2:16:42 Relational Database design</text:p>
      <text:p text:style-name="Standard">🕑2:31:46 Database Normalization </text:p>
      <text:p text:style-name="Standard">🕑2:53:32 Graded Assessment </text:p>
      <text:p text:style-name="Standard">🕑2:56:17 Course wrap up </text:p>
      <text:p text:style-name="Standard"/>
      <text:p text:style-name="Standard">👉INTRODUCTION TO VERSION CONTROL</text:p>
      <text:p text:style-name="Standard">🕑2:59:07 Course Introduction </text:p>
      <text:p text:style-name="Standard">🕑3:06:49 Introduction to Version Control </text:p>
      <text:p text:style-name="Standard">🕑3:25:01 Unix Commands</text:p>
      <text:p text:style-name="Standard">🕑4:02:19 Git and Github</text:p>
      <text:p text:style-name="Standard">🕑4:54:41 Create a Repository with Forking </text:p>
      <text:p text:style-name="Standard">🕑4:56:02 Graded Assessment </text:p>
      <text:p text:style-name="Standard">🕑4:58:46 Course wrap up </text:p>
      <text:p text:style-name="Standard"/>
      <text:p text:style-name="Standard">👉DATABASE STRUCTURES AND MANAGEMENT WITH MYSQL</text:p>
      <text:p text:style-name="Standard">🕑5:00:37 course Introduction </text:p>
      <text:p text:style-name="Standard">🕑5:09:57 Filtering Data</text:p>
      <text:p text:style-name="Standard">🕑5:25:20 Joining Tables</text:p>
      <text:p text:style-name="Standard">🕑5:55:55 Grouping Data</text:p>
      <text:p text:style-name="Standard">🕑6:09:02 Updating and Inserting Data</text:p>
      <text:p text:style-name="Standard">🕑6:15:17 Constraints</text:p>
      <text:p text:style-name="Standard">🕑6:25:03 changing Table Structure </text:p>
      <text:p text:style-name="Standard">🕑6:37:50 Subqueries </text:p>
      <text:p text:style-name="Standard">🕑6:51:20 Virtual Tables</text:p>
      <text:p text:style-name="Standard">🕑7:01:15 Functions in MYSQL</text:p>
      <text:p text:style-name="Standard">🕑7:28:56 Procedures </text:p>
      <text:p text:style-name="Standard">🕑7:37:05 Graded Assessment Final Project </text:p>
      <text:p text:style-name="Standard">🕑7:40:29 Course Wrap up </text:p>
      <text:p text:style-name="Standard"/>
      <text:p text:style-name="Standard">👉ADVANCED MYSQL Topics </text:p>
      <text:p text:style-name="Standard">🕑7:43:05 Course Introduction </text:p>
      <text:p text:style-name="Standard">🕑7:46:30 Advanced MySQL Functions and Stored Procedures </text:p>
      <text:p text:style-name="Standard">🕑8:04:18 MySQL Triggers and events </text:p>
      <text:p text:style-name="Standard">🕑8:26:01 Optimizing Database queries </text:p>
      <text:p text:style-name="Standard">🕑8:40:25 Further Optimization Techniques</text:p>
      <text:p text:style-name="Standard">🕑8:59:11 Evaluating MySQL for Data Analysis </text:p>
      <text:p text:style-name="Standard">🕑9:06:52 Performing Data Analysis in MySQL</text:p>
      <text:p text:style-name="Standard"><text:soft-page-break/>🕑9:22:59 Graded Assessment </text:p>
      <text:p text:style-name="Standard">🕑9:27:00 Course Wrap up </text:p>
      <text:p text:style-name="Standard"/>
      <text:p text:style-name="Standard">👉PROGRAMMING IN PYTHON </text:p>
      <text:p text:style-name="Standard">🕑9:28:51 course introduction </text:p>
      <text:p text:style-name="Standard">🕑9:33:45 Welcome to Python Programming </text:p>
      <text:p text:style-name="Standard">🕑10:24:28 Control Flow and Conditionals</text:p>
      <text:p text:style-name="Standard">🕑10:58:00 Functions and Data Structures</text:p>
      <text:p text:style-name="Standard">🕑11:30:33 Error Exceptions and File Handling</text:p>
      <text:p text:style-name="Standard">🕑11:55:42 Procedure Programming </text:p>
      <text:p text:style-name="Standard">🕑12:08:35 Functional Programming </text:p>
      <text:p text:style-name="Standard">🕑12:32:26 Object Oriented Programming </text:p>
      <text:p text:style-name="Standard">🕑13:10:34 Modules</text:p>
      <text:p text:style-name="Standard">🕑13:40:22 Popular Packages Libraries and Frameworks</text:p>
      <text:p text:style-name="Standard">🕑13:55:27 Testing Tools</text:p>
      <text:p text:style-name="Standard">🕑14:23:51 Graded Assessement </text:p>
      <text:p text:style-name="Standard">🕑14:25:42 Course wrap up </text:p>
      <text:p text:style-name="Standard"/>
      <text:p text:style-name="Standard">👉DATABASE CLIENTS</text:p>
      <text:p text:style-name="Standard">🕑14:27:42 Course Introducdtion</text:p>
      <text:p text:style-name="Standard">🕑14:37:25 Establishing a MySQL Python Connection and Creating tables</text:p>
      <text:p text:style-name="Standard">🕑14:53:26 Working With Cursors</text:p>
      <text:p text:style-name="Standard">🕑15:08:48 Performing Create read update and delete crud operations </text:p>
      <text:p text:style-name="Standard">🕑15:17:57 Advanced queries in MySQL Database using Python </text:p>
      <text:p text:style-name="Standard">🕑15:30:20 Implementing MySQL Functions Using Python </text:p>
      <text:p text:style-name="Standard">🕑15:47:15 Accessing MySQL Stored Procedures using Python </text:p>
      <text:p text:style-name="Standard">🕑15:54:53 Working with Connection Pools</text:p>
      <text:p text:style-name="Standard">🕑16:09:31 Final Project </text:p>
      <text:p text:style-name="Standard">🕑16:13:56 Course wrap up </text:p>
      <text:p text:style-name="Standard"/>
      <text:p text:style-name="Standard">👉ADVANCED DATA MODELING </text:p>
      <text:p text:style-name="Standard">🕑16:16:01 Course Introduction </text:p>
      <text:p text:style-name="Standard">🕑16:27:20 Database Modeling </text:p>
      <text:p text:style-name="Standard">🕑16:43:07 MYSQL WorkBench WB</text:p>
      <text:p text:style-name="Standard">🕑17:05:48 What is data warehouse </text:p>
      <text:p text:style-name="Standard">🕑17:20:49 Dimensional Data Modeling </text:p>
      <text:p text:style-name="Standard">🕑17:35:06 Introduction to data analytics</text:p>
      <text:p text:style-name="Standard">🕑17:50:11 ADvanced Data analytics in practice </text:p>
      <text:p text:style-name="Standard">🕑18:14:40 Final Project Assessment </text:p>
      <text:p text:style-name="Standard">🕑18:20:51 Course Wrap up </text:p>
      <text:p text:style-name="Standard"/>
      <text:p text:style-name="Standard">👉DATABASE ENGINEER CAPSTONE </text:p>
      <text:p text:style-name="Standard">🕑18:22:56 Project Info</text:p>
      <text:p text:style-name="Standard">🕑18:27:35 Setting up the project </text:p>
      <text:p text:style-name="Standard">🕑18:33:20 Adding sales reports</text:p>
      <text:p text:style-name="Standard">🕑18:36:24 Table Booking System </text:p>
      <text:p text:style-name="Standard">🕑18:45:05 Data Visualization </text:p>
      <text:p text:style-name="Standard">🕑18:48:45 Database Client </text:p>
      <text:p text:style-name="Standard">🕑18:55:44 Final Project Assessment </text:p>
      <text:p text:style-name="Standard">🕑19:00:21 course wrap up </text:p>
      <text:p text:style-name="Standard"/>
      <text:p text:style-name="Standard">👉CODING INTERVIEW PREPARATION </text:p>
      <text:p text:style-name="Standard"><text:soft-page-break/>🕑19:03:20 Course introduction </text:p>
      <text:p text:style-name="Standard">🕑19:16:05 The Coding Interview </text:p>
      <text:p text:style-name="Standard">🕑19:37:40 Introduction to Computer Science</text:p>
      <text:p text:style-name="Standard">🕑20:07:21 Basic Data Structures</text:p>
      <text:p text:style-name="Standard">🕑20:14:07 Collection Data Structures</text:p>
      <text:p text:style-name="Standard">🕑20:30:54 Advanced Data Structures</text:p>
      <text:p text:style-name="Standard">🕑20:56:39 Sorting And Searching </text:p>
      <text:p text:style-name="Standard">🕑21:09:10 Working with Algorithms </text:p>
      <text:p text:style-name="Standard">🕑21:35:44 Final Graded Assessment</text:p>
      <text:p text:style-name="Standard"/>
      <text:p text:style-name="Standard"/>
      <text:p text:style-name="Standard"/>
      <text:p text:style-name="P3">👉INTRODUCTION TO DATABASES</text:p>
      <text:p text:style-name="P47">SQL Subset:</text:p>
      <text:p text:style-name="Standard"><text:s text:c="4"/>* DDL(Data Definition Language)</text:p>
      <text:p text:style-name="Standard"><text:s text:c="4"/>* DML(Data Manipulation Language)</text:p>
      <text:p text:style-name="Standard"><text:s text:c="4"/>* DQl(Data Query Language) </text:p>
      <text:p text:style-name="Standard"><text:s text:c="4"/>* DCL(Data Control Language)</text:p>
      <text:p text:style-name="Standard"/>
      <text:p text:style-name="P47">DDL:</text:p>
      <text:p text:style-name="Standard"><text:s text:c="4"/>* Create Command</text:p>
      <text:p text:style-name="Standard"><text:s text:c="4"/>* Alter Command</text:p>
      <text:p text:style-name="Standard"><text:s text:c="4"/>* Drop Command</text:p>
      <text:p text:style-name="P47">DML:</text:p>
      <text:p text:style-name="Standard"><text:s text:c="4"/>* Insert Command</text:p>
      <text:p text:style-name="Standard"><text:s text:c="4"/>* Update Command</text:p>
      <text:p text:style-name="Standard"><text:s text:c="4"/>* Delete Command</text:p>
      <text:p text:style-name="P47">DQL:</text:p>
      <text:p text:style-name="Standard"><text:s text:c="4"/>* Select Command</text:p>
      <text:p text:style-name="P47">DCL:</text:p>
      <text:p text:style-name="Standard"><text:s text:c="4"/>* Grand Command</text:p>
      <text:p text:style-name="Standard"><text:s text:c="4"/>* Revoke Command</text:p>
      <text:p text:style-name="Standard"/>
      <text:p text:style-name="P2">Creat a Database:</text:p>
      <text:p text:style-name="Standard"><text:s text:c="4"/>* CREATE DATABASE database_name;</text:p>
      <text:p text:style-name="Standard"><text:s text:c="4"/>* CREATE DATABASE college;</text:p>
      <text:p text:style-name="Standard"/>
      <text:p text:style-name="P2">Creat a Table:</text:p>
      <text:p text:style-name="Standard"><text:s text:c="4"/>* CREATE TABLE table_name;</text:p>
      <text:p text:style-name="Standard"><text:s text:c="4"/>* CREATE TABLE Student;</text:p>
      <text:p text:style-name="Standard"/>
      <text:p text:style-name="P91">Add data to a table:</text:p>
      <text:p text:style-name="Standard"><text:s text:c="4"/>* INSERT INTO table_name(column_one, column_two, column_three, ...)</text:p>
      <text:p text:style-name="Standard"><text:s text:c="6"/>VALUES(value1, value2, value3, ...);</text:p>
      <text:p text:style-name="Standard"><text:s text:c="4"/>* INSERT INTO Student(column_ID, first_name, last_name, ...)</text:p>
      <text:p text:style-name="Standard"><text:s text:c="6"/>VALUES(value1, value2, value3, ...);</text:p>
      <text:p text:style-name="Standard"/>
      <text:p text:style-name="P93">Update data in a Table:</text:p>
      <text:p text:style-name="Standard"><text:s text:c="4"/>* UPDATE Student SET date_of_birth = '2000-10-12' WHERE ID = 02;</text:p>
      <text:p text:style-name="Standard"><text:s text:c="4"/></text:p>
      <text:p text:style-name="P1">Delete data from a table:</text:p>
      <text:p text:style-name="Standard"><text:s text:c="4"/>* DELETE FROM Student WHERE ID = 03;</text:p>
      <text:p text:style-name="Standard"><text:soft-page-break/><text:s text:c="4"/></text:p>
      <text:p text:style-name="P122">Query data within a table(Read Data):</text:p>
      <text:p text:style-name="Standard">- <text:s text:c="2"/>* SELECT first_name, last_name FROM Student WHERE ID = 03;</text:p>
      <text:p text:style-name="Standard"/>
      <text:p text:style-name="P47">Data types:</text:p>
      <text:p text:style-name="Standard"><text:s text:c="4"/>* String - characters and strings of characters</text:p>
      <text:p text:style-name="Standard"><text:s text:c="4"/>* Numeric - exact or whole numbers </text:p>
      <text:p text:style-name="Standard"><text:s text:c="4"/>* Date and time</text:p>
      <text:p text:style-name="Standard"><text:s text:c="4"/>* Binary - images and files ...</text:p>
      <text:p text:style-name="Standard"/>
      <text:p text:style-name="P47">Different Keys in Relational databases:-</text:p>
      <text:p text:style-name="Standard"><text:s text:c="4"/>* Key attribute:- Uniquely identified an individual record of data in the table</text:p>
      <text:p text:style-name="Standard"><text:s text:c="4"/>* Candidate key attribute:- Any attribute that contains a unique value in each row of the table.</text:p>
      <text:p text:style-name="Standard"><text:s text:c="4"/>* composite key attribute:- A key composed of two or more attributes to form a unique value in each new row.</text:p>
      <text:p text:style-name="Standard"><text:s text:c="4"/>* primary key:- Selected key.</text:p>
      <text:p text:style-name="Standard"><text:s text:c="4"/>* Alternate key:- A Candidate key not selected as the primary key.</text:p>
      <text:p text:style-name="Standard"><text:s text:c="4"/>* Foreign key:- An attribute that references a unique key in another table.</text:p>
      <text:p text:style-name="Standard"/>
      <text:p text:style-name="P47">Data types:-</text:p>
      <text:p text:style-name="Standard"><text:s text:c="4"/>* Numeric </text:p>
      <text:p text:style-name="Standard"><text:s text:c="8"/>* Integer - Represents a whole number value. - product quantity</text:p>
      <text:p text:style-name="Standard"><text:s text:c="12"/>* TINYINT - small integer numerical values. max - 255.</text:p>
      <text:p text:style-name="Standard"><text:s text:c="12"/>* INT - large numerical values. max - over 4 billion</text:p>
      <text:p text:style-name="Standard"><text:s text:c="12"/>* Positive and Negative numbers accept</text:p>
      <text:p text:style-name="Standard"><text:s text:c="8"/>* Decimal - Represents a number with a fraction value - total price</text:p>
      <text:p text:style-name="Standard"><text:s text:c="4"/>* String - customer name</text:p>
      <text:p text:style-name="Standard"><text:s text:c="8"/>* Alphabetic characters</text:p>
      <text:p text:style-name="Standard"><text:s text:c="8"/>* Alpha Numeric characters</text:p>
      <text:p text:style-name="Standard"><text:s text:c="8"/>* Special characters</text:p>
      <text:p text:style-name="Standard"><text:s text:c="12"/>* CHAR - Characters of fixed length</text:p>
      <text:p text:style-name="Standard"><text:s text:c="12"/>* VARCHAR - Characters of variable length.</text:p>
      <text:p text:style-name="Standard"><text:s text:c="8"/>* TINYTEXT - used to less than 255 characters.</text:p>
      <text:p text:style-name="Standard"><text:s text:c="8"/>* TEXT - used to less thsn 65000 characters.</text:p>
      <text:p text:style-name="Standard"><text:s text:c="8"/>* MEDIUMTEXT - 16.7 million characters.</text:p>
      <text:p text:style-name="Standard"><text:s text:c="8"/>* LONGTEXT - 4 gb text data</text:p>
      <text:p text:style-name="Standard"><text:s text:c="4"/>* Data and time - order date</text:p>
      <text:p text:style-name="Standard"/>
      <text:p text:style-name="P47">Database constrains:-</text:p>
      <text:p text:style-name="Standard"><text:s text:c="4"/>* NOT NULL:- Preserves empty value fields</text:p>
      <text:p text:style-name="Standard"><text:s text:c="8"/>* NOT NULL SQL constraint - ensures data fields never left blank.</text:p>
      <text:p text:style-name="Standard"><text:s text:c="12"/>* CTEATE TABLE Customer ( customer_id int NOT NULL,</text:p>
      <text:p text:style-name="Standard"><text:s text:c="14"/>customer_name varchar(255) NOT NULL);</text:p>
      <text:p text:style-name="Standard"><text:s text:c="4"/>* DEFAULT :- Assigns default values</text:p>
      <text:p text:style-name="Standard"><text:s text:c="8"/>* DEFAULT SQL constraint - Sets a default value for a column if no value is specified.</text:p>
      <text:p text:style-name="Standard"><text:s text:c="12"/>* CTEATE TABLE Player ( name varchar(50) NOT NULL,</text:p>
      <text:p text:style-name="Standard"><text:s text:c="14"/>city varchar(30) DEFAULT "Barcelona");</text:p>
      <text:p text:style-name="Standard"><text:s text:c="14"/></text:p>
      <text:p text:style-name="P2">CREATE DATABASE statement:-</text:p>
      <text:p text:style-name="Standard"><text:s text:c="4"/>* CREATE DATABASE database_name;</text:p>
      <text:p text:style-name="Standard"/>
      <text:p text:style-name="P1">DROP DATABASE statement:-</text:p>
      <text:p text:style-name="Standard"><text:soft-page-break/><text:s text:c="4"/>* DROP DATABASE database_name;</text:p>
      <text:p text:style-name="Standard"/>
      <text:p text:style-name="P47">Start apache2:-</text:p>
      <text:p text:style-name="P153"><text:s text:c="3"/>* sudo systemctl start apache2 <text:s/></text:p>
      <text:p text:style-name="P332">* sudo systemctl enable apache2</text:p>
      <text:p text:style-name="Standard"/>
      <text:p text:style-name="P47">Start mariadb:-</text:p>
      <text:p text:style-name="Standard"><text:s text:c="4"/>* sudo systemctl start mariadb</text:p>
      <text:p text:style-name="Standard"><text:s text:c="4"/>* sudo systemctl enable mariadb</text:p>
      <text:p text:style-name="Standard"/>
      <text:p text:style-name="P47">Change the root password? [Y/n] y</text:p>
      <text:p text:style-name="Standard"><text:s text:c="4"/>Username : root</text:p>
      <text:p text:style-name="Standard"><text:s text:c="4"/>New password: Deepa@369</text:p>
      <text:p text:style-name="Standard"><text:s text:c="4"/>Re-enter new password: Deepa@369 </text:p>
      <text:p text:style-name="Standard"><text:s text:c="8"/>Password updated successfully!</text:p>
      <text:p text:style-name="Standard"><text:s text:c="8"/>Reloading privilege tables..</text:p>
      <text:p text:style-name="Standard"><text:s text:c="8"/>... Success!</text:p>
      <text:p text:style-name="Standard"><text:s text:c="8"/>Thanks for using MariaDB!</text:p>
      <text:p text:style-name="Standard"/>
      <text:p text:style-name="P47">Configure Apache for PhpMyAdmin</text:p>
      <text:p text:style-name="Standard"><text:s text:c="3"/>* sudo nano /etc/apache2/conf.d/phpMyAdmin.conf</text:p>
      <text:p text:style-name="Standard"/>
      <text:p text:style-name="P47">Restart mariadb:-</text:p>
      <text:p text:style-name="Standard"><text:s text:c="4"/>* sudo systemctl restart apache2</text:p>
      <text:p text:style-name="Standard"/>
      <text:p text:style-name="P47">Access PhpMyAdmin:- </text:p>
      <text:p text:style-name="Standard">Open a web browser and enter the following URL: http://localhost/phpMyAdmin</text:p>
      <text:p text:style-name="Standard"><text:s text:c="4"/>* http://localhost/phpMyAdmin</text:p>
      <text:p text:style-name="Standard"/>
      <text:p text:style-name="P2">Create Database:-</text:p>
      <text:p text:style-name="Standard"><text:s text:c="4"/>CREATE DATABASE bookstore2_db;</text:p>
      <text:p text:style-name="Standard"/>
      <text:p text:style-name="P1">Drop Database:-</text:p>
      <text:p text:style-name="Standard"><text:s text:c="4"/>DROP DATABASE bookstore2_db;</text:p>
      <text:p text:style-name="Standard"/>
      <text:p text:style-name="P2">Create Table:-</text:p>
      <text:p text:style-name="Standard">- <text:s text:c="3"/>CREATE TABLE table_name(Column1_name DATATYPE...);</text:p>
      <text:p text:style-name="Standard"/>
      <text:p text:style-name="P2">Create Database:-</text:p>
      <text:p text:style-name="Standard"><text:s text:c="4"/>CREATE BATABASE bookstore_db;</text:p>
      <text:p text:style-name="Standard"><text:s text:c="4"/></text:p>
      <text:p text:style-name="P15">CREATE TABLE<text:span text:style-name="T93"> </text:span><text:span text:style-name="T96">customers</text:span><text:span text:style-name="T93"> for </text:span><text:span text:style-name="T96">bookstore</text:span><text:span text:style-name="T94">_db</text:span><text:span text:style-name="T93"> database</text:span>:- <text:s text:c="4"/></text:p>
      <text:p text:style-name="Standard"><text:s text:c="4"/>CREATE TABLE customers(customerName VARCHAR(100), phoneNumber INT);</text:p>
      <text:p text:style-name="Standard"/>
      <text:p text:style-name="P93">ALTER statement(ADD Column):-</text:p>
      <text:p text:style-name="Standard"><text:s text:c="4"/>* ALTER TABLE table_name ADD(column_name DATA TYPE);</text:p>
      <text:p text:style-name="Standard"><text:s text:c="4"/>* ALTER TABLE students ADD(age INT, country VARCHAR(50), nationality VARCHAR(255));</text:p>
      <text:p text:style-name="Standard"><text:s text:c="4"/>* ALTER TABLE students DROP COLUMN nationality;</text:p>
      <text:p text:style-name="Standard"><text:s text:c="4"/>* ALTER TABLE students MODIFY country VARCHAR(100);</text:p>
      <text:p text:style-name="Standard"/>
      <text:p text:style-name="P91">INSERT INTO statement:-</text:p>
      <text:p text:style-name="Standard"><text:soft-page-break/><text:s text:c="4"/>* INSERT INTO table_name(column1_name, column2_name, column3_name) VALUES(value1, value2, value3);</text:p>
      <text:p text:style-name="Standard"><text:s text:c="4"/></text:p>
      <text:p text:style-name="Standard"><text:s text:c="4"/>* INSERT INTO table_name(column1_name, column2_name, column3_name) VALUES(value1, value2, value3), (value1, value2, value3), (value1, value2, value3);</text:p>
      <text:p text:style-name="Standard"><text:s text:c="4"/></text:p>
      <text:p text:style-name="Standard"><text:s text:c="4"/>* INSERT INTO players(ID, name, age, start_date) <text:s/>VALUES(1, "Yuval", 25, "2020-10-15");</text:p>
      <text:p text:style-name="Standard"><text:s text:c="4"/>* INSERT INTO players(ID, name, age, start_date) <text:s/>VALUES(2, "Mark", 27, "2020-10-12"), (3, "Karl", 26, "2020-10-07");</text:p>
      <text:p text:style-name="Standard"><text:s text:c="4"/>* INSERT INTO players(ID, name, age, start_date) VALUES(4, "Peter", 25, "2020-10-15");</text:p>
      <text:p text:style-name="Standard"><text:s text:c="4"/>* INSERT INTO players(country) <text:s text:c="2"/>VALUES("Denmark"), ("Franco"), ("Italy"), ("Spain");</text:p>
      <text:p text:style-name="Standard"><text:s text:c="6"/></text:p>
      <text:p text:style-name="P122">Select statement:-</text:p>
      <text:p text:style-name="Standard"><text:s text:c="4"/>* SELECT column FROM table;</text:p>
      <text:p text:style-name="Standard"><text:s text:c="4"/>* SELECT playername FROM player_tbl;</text:p>
      <text:p text:style-name="Standard"><text:s text:c="4"/>* SELECT name FROM players;</text:p>
      <text:p text:style-name="Standard"><text:s text:c="4"/>* SELECT name, level FROM players;</text:p>
      <text:p text:style-name="Standard"><text:s text:c="4"/>* SELECT ID, na me, age,level FROM players;</text:p>
      <text:p text:style-name="Standard"><text:s text:c="4"/>* SELECT * FROM players;</text:p>
      <text:p text:style-name="Standard"><text:s text:c="4"/></text:p>
      <text:p text:style-name="P1">Delete Column:-</text:p>
      <text:p text:style-name="Standard"><text:s text:c="4"/>* ALTER TABLE table_name DROP COLUMN column_name;</text:p>
      <text:p text:style-name="Standard"><text:s text:c="4"/>* ALTER TABLE players DROP COLUMN country;</text:p>
      <text:p text:style-name="Standard"/>
      <text:p text:style-name="P1">DELETE NULL values:-</text:p>
      <text:p text:style-name="Standard"><text:s text:c="4"/>* DELETE FROM players WHERE ID IS NULL AND name IS NULL AND age IS NULL AND start_date IS NULL;</text:p>
      <text:p text:style-name="Standard"/>
      <text:p text:style-name="P93">ADD NEW COLUMN:- </text:p>
      <text:p text:style-name="Standard"><text:s text:c="4"/>* ALTER TABLE players ADD(country VARCHAR(100));</text:p>
      <text:p text:style-name="Standard"/>
      <text:p text:style-name="P93">ADD NEW values(UPDATE):-</text:p>
      <text:p text:style-name="Standard"><text:s text:c="4"/>* UPDATE players SET country = 'Denmark' WHERE ID = 1;</text:p>
      <text:p text:style-name="Standard"><text:s text:c="4"/>* UPDATE players SET country = 'France' WHERE ID = 2;</text:p>
      <text:p text:style-name="Standard"><text:s text:c="4"/>* UPDATE players SET country = 'Italy' WHERE ID = 3;</text:p>
      <text:p text:style-name="Standard"><text:s text:c="4"/>* UPDATE players SET country = 'Spain' WHERE ID = 4;</text:p>
      <text:p text:style-name="Standard"/>
      <text:p text:style-name="P93">Change Name:-</text:p>
      <text:p text:style-name="Standard"><text:s text:c="4"/>* UPDATE players SET name = 'Tim' WHERE ID = 1;</text:p>
      <text:p text:style-name="Standard"><text:s text:c="4"/>* UPDATE players SET name = 'Kim' WHERE ID = 2;</text:p>
      <text:p text:style-name="Standard"><text:s text:c="4"/>* UPDATE players SET name = 'Mark' WHERE ID = 3;</text:p>
      <text:p text:style-name="Standard"/>
      <text:p text:style-name="P15">CREATE TABLE<text:span text:style-name="T93"> </text:span><text:span text:style-name="T96">country</text:span><text:span text:style-name="T93"> for </text:span><text:span text:style-name="T96">sports_club_db</text:span><text:span text:style-name="T93"> database</text:span>:- <text:s text:c="4"/></text:p>
      <text:p text:style-name="Standard"><text:s text:c="4"/>* CREATE TABLE country(countryName VARCHAR(100);</text:p>
      <text:p text:style-name="Standard"><text:s text:c="4"/></text:p>
      <text:p text:style-name="P91">INSERT INTO select statement:-</text:p>
      <text:p text:style-name="Standard"><text:s text:c="4"/>* INSERT INTO target_tbl(column_name) SELECT column_name FROM source_tbl;</text:p>
      <text:p text:style-name="Standard"><text:s text:c="4"/>* INSERT INTO country(countryName) SELECT country FROM players;</text:p>
      <text:p text:style-name="Standard"><text:s text:c="4"/></text:p>
      <text:p text:style-name="P15">CREATE TABLE<text:span text:style-name="T93"> </text:span><text:span text:style-name="T94">student</text:span><text:span text:style-name="T96">s</text:span><text:span text:style-name="T94">_tbl</text:span><text:span text:style-name="T93"> for </text:span><text:span text:style-name="T94">college_db</text:span><text:span text:style-name="T93"> database</text:span>:- <text:s text:c="4"/></text:p>
      <text:p text:style-name="Standard"><text:soft-page-break/><text:s text:c="4"/>* CREATE TABLE students_tbl(ID INT, first_name VARCHAR(100), last_name VARCHAR(100), home_address VARCHAR(255), college_address VARCHAR(255), contact_number INT, department VARCHAR(100));</text:p>
      <text:p text:style-name="Standard"/>
      <text:p text:style-name="P93">Change contact_number INT to BIGINT:-</text:p>
      <text:p text:style-name="Standard"><text:s text:c="4"/>* ALTER TABLE students_tbl MODIFY contact_number BIGINT;</text:p>
      <text:p text:style-name="Standard"><text:s text:c="4"/>* ALTER TABLE students_tbl MODIFY contact_number VARCHAR(100);</text:p>
      <text:p text:style-name="Standard"/>
      <text:p text:style-name="P91">INSERT VALUES:-</text:p>
      <text:p text:style-name="Standard"><text:s text:c="4"/>* INSERT INTO students_tbl(ID, first_name, last_name, home_address, college_address, contact_number, department) VALUES(1, "John", "Murphy", "111 Park Street", "Stafford Building", 7654567632, "science"), (2, "Sandra", "Hauge", "256 Stafford Street", "Stafford Building", 7634567652, "science"), (3, "Jerry", "Millar", "222 Green Gardens", "Stafford Building", 7623951287, "science"), (4, "Heather", "Dawson", "255 Lincoln Street", "Grand Building", 7629845645, "engineering"), (5, "Ryan", "Egan", "300 Grand Avenue", "Grand Building", 7649237645, "engineering");</text:p>
      <text:p text:style-name="Standard"/>
      <text:p text:style-name="P47">Check Data type:-</text:p>
      <text:p text:style-name="Standard"><text:s text:c="4"/>* DESCRIBE students_tbl;</text:p>
      <text:p text:style-name="Standard"><text:s text:c="4"/>* DESC students_tbl;</text:p>
      <text:p text:style-name="Standard"/>
      <text:p text:style-name="P93">Update table change address:-</text:p>
      <text:p text:style-name="Standard"><text:s text:c="4"/>* UPDATE students_tbl SET home_address = "234 Park Avenue", contact_number = "2345556767" WHERE ID = 3;</text:p>
      <text:p text:style-name="Standard"/>
      <text:p text:style-name="P93">Update table change building address for engineering students:-</text:p>
      <text:p text:style-name="Standard"><text:s text:c="4"/>* UPDATE students_tbl SET college_address = "Harper Building" WHERE department = "engineering";</text:p>
      <text:p text:style-name="Standard"><text:s text:c="4"/>* UPDATE students_tbl SET college_address = "Stafford Building" WHERE ID = 1;</text:p>
      <text:p text:style-name="Standard"><text:s text:c="4"/>* UPDATE students_tbl SET college_address = "Stafford Building" WHERE ID = 2;</text:p>
      <text:p text:style-name="Standard"><text:s text:c="4"/>* UPDATE students_tbl SET college_address = "Stafford Building" WHERE ID = 3;</text:p>
      <text:p text:style-name="Standard"><text:s text:c="4"/>* UPDATE students_tbl SET department = "science" WHERE ID = 1;</text:p>
      <text:p text:style-name="Standard"><text:s text:c="4"/>* UPDATE students_tbl SET department = "science" WHERE ID = 2;</text:p>
      <text:p text:style-name="Standard"><text:s text:c="4"/>* UPDATE students_tbl SET department = "science" WHERE ID = 3;</text:p>
      <text:p text:style-name="Standard"><text:s text:c="4"/>* UPDATE students_tbl SET college_address = "Harper Building", college_address "666 new Street" WHERE department = "engineering";</text:p>
      <text:p text:style-name="Standard"/>
      <text:p text:style-name="P1">DELETE statement:-</text:p>
      <text:p text:style-name="Standard"><text:s text:c="4"/>* DELETE FROM students_tbl WHERE last_name = 'Millar';</text:p>
      <text:p text:style-name="Standard"><text:s text:c="4"/>* DELETE FROM students_tbl WHERE department = 'engineering';</text:p>
      <text:p text:style-name="Standard"/>
      <text:p text:style-name="P1">Delete table:-</text:p>
      <text:p text:style-name="Standard"><text:s text:c="4"/>* DELETE FROM students_tbl;</text:p>
      <text:p text:style-name="Standard"/>
      <text:p text:style-name="P47">SQL Arithmetic operators(Mathemitic operations):-</text:p>
      <text:p text:style-name="Standard"><text:s text:c="4"/>* Select 5 + 5 = 10</text:p>
      <text:p text:style-name="Standard"><text:s text:c="4"/>* Select 5 - 5 = 0</text:p>
      <text:p text:style-name="Standard"><text:s text:c="4"/>* Select 5 * 5 = 25</text:p>
      <text:p text:style-name="Standard"><text:s text:c="4"/>* Select 5 / 5 = 1</text:p>
      <text:p text:style-name="Standard"><text:s text:c="4"/>* Select 5 % 5 = 0</text:p>
      <text:p text:style-name="Standard"><text:s text:c="4"/></text:p>
      <text:p text:style-name="P47">Basic Methametical Operations:-</text:p>
      <text:p text:style-name="Standard"><text:s text:c="4"/>* Select 10 + 15;</text:p>
      <text:p text:style-name="Standard"><text:s text:c="4"/>* Select 100 % 10;</text:p>
      <text:p text:style-name="Standard"><text:soft-page-break/></text:p>
      <text:p text:style-name="P2">Create database:-</text:p>
      <text:p text:style-name="Standard"><text:s text:c="4"/>* CREATE DATABASE test;</text:p>
      <text:p text:style-name="Standard"><text:s text:c="4"/></text:p>
      <text:p text:style-name="P14">CREATE TABLE<text:span text:style-name="T93"> </text:span><text:span text:style-name="T95">employee</text:span><text:span text:style-name="T93"> for </text:span><text:span text:style-name="T95">test</text:span><text:span text:style-name="T93"> database</text:span>:- <text:s text:c="4"/></text:p>
      <text:p text:style-name="Standard"><text:s text:c="4"/>* CREATE TABLE <text:s/><text:span text:style-name="T95">employee</text:span><text:span text:style-name="T94">(</text:span>employeeID INT NOT NULL , name <text:s/>VARCHAR(100) NOT NULL , <text:s/>salary DECIMAL NOT NULL);</text:p>
      <text:p text:style-name="Standard"/>
      <text:p text:style-name="P91">INSERT values:-</text:p>
      <text:p text:style-name="Standard"><text:s text:c="4"/>* INSERT INTO <text:span text:style-name="T95">employee</text:span><text:span text:style-name="T94">(</text:span>employeeID, name, salary) VALUES (1, 'Carl', 18000), (2, 'Mark', 24000),(3, 'Jack', 24000), (4, 'John', 18000), (5, 'Simon', 30000);</text:p>
      <text:p text:style-name="Standard"><text:s text:c="4"/></text:p>
      <text:p text:style-name="Standard">ADD Salary Increment:-</text:p>
      <text:p text:style-name="Standard">---------------------</text:p>
      <text:p text:style-name="Standard"><text:s text:c="4"/>* SELECT Salary + 500 FROM employee;</text:p>
      <text:p text:style-name="Standard"/>
      <text:p text:style-name="P122">ADD Salary Decrement:-</text:p>
      <text:p text:style-name="Standard"><text:s text:c="4"/>* SELECT Salary - 500 FROM employee;</text:p>
      <text:p text:style-name="Standard"/>
      <text:p text:style-name="P122">Double the Salary:-</text:p>
      <text:p text:style-name="Standard"><text:s text:c="4"/>* SELECT Salary * 2 FROM employee;</text:p>
      <text:p text:style-name="Standard"/>
      <text:p text:style-name="P122">Calculate Monthly Salary:-</text:p>
      <text:p text:style-name="Standard"><text:s text:c="4"/>* SELECT Salary / 12 FROM employee;</text:p>
      <text:p text:style-name="Standard"><text:s text:c="4"/></text:p>
      <text:p text:style-name="P122">Odd, Even employees:-</text:p>
      <text:p text:style-name="Standard"><text:s text:c="4"/>* SELECT ID % 2 FROM employee;</text:p>
      <text:p text:style-name="Standard"><text:s text:c="4"/></text:p>
      <text:p text:style-name="P47">Comparision Operator:-</text:p>
      <text:p text:style-name="Standard"><text:s text:c="4"/>* Filter data</text:p>
      <text:p text:style-name="Standard"><text:s text:c="4"/>* Include data</text:p>
      <text:p text:style-name="Standard"><text:s text:c="4"/>* Exclude data</text:p>
      <text:p text:style-name="Standard"><text:s text:c="4"/></text:p>
      <text:p text:style-name="P122">Comparision Operator:-</text:p>
      <text:p text:style-name="Standard"><text:s text:c="4"/>* Equal to (=)</text:p>
      <text:p text:style-name="Standard"><text:s text:c="8"/>* SELECT * FROM employee WHERE salary = 18000;</text:p>
      <text:p text:style-name="Standard"><text:s text:c="4"/>* Less than (&lt;)</text:p>
      <text:p text:style-name="Standard"><text:s text:c="8"/>* SELECT * FROM employee WHERE Salary &lt; 24000;</text:p>
      <text:p text:style-name="Standard"><text:s text:c="4"/>* Grater than (&gt;)</text:p>
      <text:p text:style-name="Standard"><text:s text:c="8"/>* SELECT * FROM employee WHERE Salary &gt; 24000;</text:p>
      <text:p text:style-name="Standard"><text:s text:c="4"/>* Less than or equal to (&lt;=)</text:p>
      <text:p text:style-name="Standard"><text:s text:c="8"/>* SELECT * FROM employee WHERE Salary &lt;= 24000;</text:p>
      <text:p text:style-name="Standard"><text:s text:c="4"/>* Greater than or equal to (&gt;=)</text:p>
      <text:p text:style-name="Standard"><text:s text:c="8"/>* SELECT * FROM employee WHERE Salary &gt;= 24000;</text:p>
      <text:p text:style-name="Standard"><text:s text:c="4"/>* Not equal to (&lt;&gt;)</text:p>
      <text:p text:style-name="Standard"><text:s text:c="8"/>* SELECT * FROM employee WHERE Salary &lt;&gt; 24000;</text:p>
      <text:p text:style-name="Standard"><text:s text:c="8"/></text:p>
      <text:p text:style-name="P122">ORDER BY clause(sorting data Asc or Desc):-</text:p>
      <text:p text:style-name="Standard"><text:s text:c="4"/>* SELECT column_1, column_2, column_3 ... FROM table_name</text:p>
      <text:p text:style-name="Standard"><text:s text:c="4"/>ORDER BY column_name ASC | DESC;</text:p>
      <text:p text:style-name="Standard"><text:s text:c="4"/>* SELECT column_1, column_2 FROM table_name</text:p>
      <text:p text:style-name="Standard"><text:s text:c="4"/>ORDER BY column1_name ASC, column2_name DESC;</text:p>
      <text:p text:style-name="Standard"><text:soft-page-break/><text:s text:c="4"/>* SELECT * FROM table_name ORDER BY column_name ASC | DESC;</text:p>
      <text:p text:style-name="Standard"/>
      <text:p text:style-name="P13">CREATE TABLE<text:span text:style-name="T93"> </text:span><text:span text:style-name="T94">students</text:span><text:span text:style-name="T93"> for </text:span><text:span text:style-name="T94">college_db</text:span><text:span text:style-name="T93"> database</text:span>:- <text:s text:c="4"/></text:p>
      <text:p text:style-name="Standard"><text:s text:c="4"/>* CREATE TABLE students(ID INT, first_name VARCHAR(100), last_name VARCHAR(100), date_of_birth date, nationality VARCHAR(100));</text:p>
      <text:p text:style-name="Standard"/>
      <text:p text:style-name="P91">Insert values:-</text:p>
      <text:p text:style-name="Standard"><text:s text:c="4"/>* INSERT INTO students(ID, first_name, last_name, date_of_birth, nationality) VALUES(1, "John", "Murphy", "1999-02-01", "US"), (2, "Sandra", "Hauge", "2000-06-20", "US"), (3, "Jerry", "Millar", "2000-03-30", "Australia"), (4, "Heather", "Dawson", "1999-08-21", "UK"), (5, "Ryan", "Egan", "2000-04-30", "China");</text:p>
      <text:p text:style-name="Standard"><text:s text:c="4"/></text:p>
      <text:p text:style-name="P122">Order by (arrange order or sorting):-</text:p>
      <text:p text:style-name="Standard"><text:s text:c="4"/>* SELECT ID, first_name, last_name, nationality FROM students</text:p>
      <text:p text:style-name="Standard"><text:s text:c="4"/>ORDER BY nationality ASC;</text:p>
      <text:p text:style-name="Standard"><text:s text:c="4"/>* SELECT ID, first_name, last_name, nationality FROM students</text:p>
      <text:p text:style-name="Standard"><text:s text:c="4"/>ORDER BY nationality DESC;</text:p>
      <text:p text:style-name="Standard"><text:s text:c="4"/>* SELECT ID, first_name, last_name, date_of_birth, nationality FROM students ORDER BY nationality ASC, date_of_birth DESC;</text:p>
      <text:p text:style-name="Standard"><text:s text:c="4"/></text:p>
      <text:p text:style-name="P122">Where clause (used to filter the data.):-</text:p>
      <text:p text:style-name="Standard">- <text:s text:c="3"/>* SELECT Column1, Column2, ... FROM table_name WHERE condition;</text:p>
      <text:p text:style-name="Standard"><text:s text:c="4"/>* SELECT Column1, Column2, ... FROM table_name WHERE colum = value;</text:p>
      <text:p text:style-name="Standard"><text:s text:c="4"/>* SELECT Column1, Column2, ... FROM table_name WHERE student_id=01;</text:p>
      <text:p text:style-name="Standard"><text:s text:c="4"/>* SELECT Column1, Column2, ... FROM table_name WHERE first_name = 'John';</text:p>
      <text:p text:style-name="P154"><text:s text:c="4"/></text:p>
      <text:p text:style-name="P154"><text:s/><text:span text:style-name="T11">BETWEEN</text:span></text:p>
      <text:p text:style-name="Standard"><text:s text:c="8"/>* Filter records within a numeric or time and date range.</text:p>
      <text:p text:style-name="Standard"><text:s text:c="2"/><text:span text:style-name="T11">LIKE</text:span></text:p>
      <text:p text:style-name="Standard"><text:s text:c="8"/>* Specify a pattern within the search criteria</text:p>
      <text:p text:style-name="Standard"><text:s text:c="2"/><text:span text:style-name="T11"><text:s/>IN</text:span></text:p>
      <text:p text:style-name="Standard"><text:s text:c="8"/>* Specify multiple possible values for a column.</text:p>
      <text:p text:style-name="Standard"/>
      <text:p text:style-name="P13">CREATE TABLE<text:span text:style-name="T93"> </text:span><text:span text:style-name="T94">student_tbl</text:span><text:span text:style-name="T93"> for </text:span><text:span text:style-name="T94">college_db</text:span><text:span text:style-name="T93"> database</text:span>:- <text:s text:c="4"/></text:p>
      <text:p text:style-name="Standard"><text:s text:c="4"/>* CREATE TABLE student_tbl(ID INT, first_name VARCHAR(100), last_name VARCHAR(100), date_of_birth date, country VARCHAR(100), faculty VARCHAR(100));</text:p>
      <text:p text:style-name="Standard"><text:s text:c="4"/></text:p>
      <text:p text:style-name="P91">Insert values:-</text:p>
      <text:p text:style-name="Standard"><text:s text:c="4"/>* INSERT INTO student_tbl(ID, first_name, last_name, date_of_birth, country, faculty) VALUES(1, 'John', 'Murphy', '1999-02-01', 'USA', 'science'), (2, 'Sandra', 'Hauge', '2000-06-20', 'USA', 'science'), (3, 'Jerry', 'Millar', '2000-03-30', 'Australia', 'science'), (4, 'Heather', 'Dawson', '1999-08-21', 'UK', 'science'), (5, 'Ryan', 'Egan', '2000-04-30', 'China', 'science'), (6, 'James', 'Jones', '2010-02-15', 'UK', 'engineering'), (7, 'George', 'Stuart', '2010-02-15', 'Australia', 'engineering'), (8, 'Anne', 'Jones', '2010-05-30', 'Australia', 'engineering');</text:p>
      <text:p text:style-name="Standard"><text:s text:c="4"/></text:p>
      <text:p text:style-name="P122">Filter (WHERE, BETWEEN, LIKE, IN):-</text:p>
      <text:p text:style-name="Standard"><text:s text:c="4"/>* SELECT * FROM student_tbl WHERE faculty = 'engineering';</text:p>
      <text:p text:style-name="Standard"><text:s text:c="4"/>* SELECT * FROM student_tbl WHERE date_of_birth BETWEEN '2010-01-01' AND '2010-06-30';</text:p>
      <text:p text:style-name="Standard"><text:s text:c="4"/>* SELECT * FROM student_tbl WHERE faculty LIKE 'Sc%'; </text:p>
      <text:p text:style-name="Standard"><text:s text:c="4"/>* SELECT * FROM student_tbl WHERE country IN('USA', 'UK'); </text:p>
      <text:p text:style-name="Standard"><text:s text:c="4"/></text:p>
      <text:p text:style-name="P93">Update:-</text:p>
      <text:p text:style-name="Standard"><text:s text:c="4"/>* UPDATE student_tbl SET date_of_birth = '2010-04-10' WHERE ID = 5;</text:p>
      <text:p text:style-name="Standard"><text:s text:c="4"/></text:p>
      <text:p text:style-name="P122"><text:soft-page-break/>SELECT DISTINCT clause(sorting and filtering data):-</text:p>
      <text:p text:style-name="Standard"><text:s text:c="4"/>* SELECT country FROM student_tbl;</text:p>
      <text:p text:style-name="Standard"><text:s text:c="4"/>* SELECT DISTINCT country FROM student_tbl;</text:p>
      <text:p text:style-name="Standard"><text:s text:c="4"/>* SELECT DISTINCT faculty, country FROM student_tbl;</text:p>
      <text:p text:style-name="Standard"/>
      <text:p text:style-name="P47">Schema(Organization of information and its relatopnships):-</text:p>
      <text:p text:style-name="P47">DataBase Schema(Collection of data structures within a database):-</text:p>
      <text:p text:style-name="Standard"><text:s text:c="4"/>* Data relationships</text:p>
      <text:p text:style-name="Standard"><text:s text:c="4"/>* Unique object keys</text:p>
      <text:p text:style-name="Standard"><text:s text:c="4"/>* Name and data types</text:p>
      <text:p text:style-name="Standard"><text:s text:c="4"/></text:p>
      <text:p text:style-name="P47">Database Schema Advantages:-</text:p>
      <text:p text:style-name="Standard"><text:s text:c="4"/>* Management(Provide logical groupings for objects)</text:p>
      <text:p text:style-name="Standard"><text:s text:c="4"/>* Accessibility(Enable greater accessibility to objects)</text:p>
      <text:p text:style-name="Standard"><text:s text:c="4"/>* Security(Offer a range of useful security features)</text:p>
      <text:p text:style-name="Standard"><text:s text:c="4"/>* Ownership(Permit transfer of ownership between users)</text:p>
      <text:p text:style-name="Standard"><text:s text:c="4"/></text:p>
      <text:p text:style-name="P47">Database Schema in SQL server(A collection of individual, but related, components):-</text:p>
      <text:p text:style-name="P47">Database Schema in Postgre SQL(A namespace with named database objects):-</text:p>
      <text:p text:style-name="P47">Database Schema in Oracle(Property of each respective database user):-</text:p>
      <text:p text:style-name="P47">Organization(Organization of data in the form of tables):-</text:p>
      <text:p text:style-name="P47">Relationships(The relationships between the tables):-</text:p>
      <text:p text:style-name="P47">Schema Objects(Components within a schema):-</text:p>
      <text:p text:style-name="P47">DataBase Schema:-</text:p>
      <text:p text:style-name="P47"/>
      <text:p text:style-name="P2">Create New DataBase:-</text:p>
      <text:p text:style-name="Standard"><text:s text:c="4"/>* CREATE DATABASE shopping_cart_db;</text:p>
      <text:p text:style-name="Standard"><text:s text:c="4"/></text:p>
      <text:p text:style-name="Standard"><text:s text:c="4"/>*In this table cusomer, product table is Parent tables</text:p>
      <text:p text:style-name="Standard"><text:s text:c="4"/>Order table is Child.</text:p>
      <text:p text:style-name="Standard"/>
      <text:p text:style-name="P303"><text:span text:style-name="T2">CREATE TABLE</text:span><text:span text:style-name="T5"> </text:span><text:span text:style-name="T6">customer</text:span><text:span text:style-name="T5"> for </text:span><text:span text:style-name="T6">shopping_card_db</text:span><text:span text:style-name="T5"> database</text:span><text:span text:style-name="T2">:-</text:span> <text:s text:c="8"/></text:p>
      <text:p text:style-name="P333">* CREATE TABLE customer( customer_id INT, <text:s/>name VARCHAR(100), address VARCHAR(255), emai<text:span text:style-name="T15">l</text:span> VARCHAR(100), <text:s/>phone VARCHAR(10), <text:s/>PRIMARY KEY(customer_id));</text:p>
      <text:p text:style-name="Standard"/>
      <text:p text:style-name="P333">* CREATE TABLE product(product_id INT, name VARCHAR(100), price NUMERIC(8,2), description VARCHAR(255), PRIMARY KEY(product_id));</text:p>
      <text:p text:style-name="Standard"/>
      <text:p text:style-name="P332"><text:s text:c="4"/>* CREATE TABLE cart_order(order_id INT, customer_id INT, <text:s/>product_id INT, quantity INT, order_date DATE, status VARCHAR(100), PRIMARY KEY(order_id), FOREIGN KEY(customer_id) REFERENCES customer(customer_id), <text:s/>FOREIGN KEY(product_id) REFERENCES product(product_id));</text:p>
      <text:p text:style-name="Standard"/>
      <text:p text:style-name="P47">Types of Database Schema:-</text:p>
      <text:p text:style-name="Standard"><text:s text:c="4"/>* Logical database schema(Components within a schema)</text:p>
      <text:p text:style-name="Standard"><text:s text:c="8"/>* Entity relationship modeling or ER Modeling(Illustrating relationships between entity types)</text:p>
      <text:p text:style-name="Standard"><text:s text:c="4"/>* Physical database schema(How the physical structure of a database is stored on a disk)</text:p>
      <text:p text:style-name="Standard"><text:s text:c="4"/></text:p>
      <text:p text:style-name="P47">Table Relationships or Relational Model:-</text:p>
      <text:p text:style-name="Standard"><text:s text:c="4"/>* One-to-Many</text:p>
      <text:p text:style-name="Standard"><text:s text:c="8"/>* one student take multiple courses</text:p>
      <text:p text:style-name="Standard"><text:s text:c="4"/>* One-to-One</text:p>
      <text:p text:style-name="Standard"><text:s text:c="8"/>* one department head in one department</text:p>
      <text:p text:style-name="Standard"><text:soft-page-break/><text:s text:c="4"/>* Many-to-Many</text:p>
      <text:p text:style-name="Standard"><text:s text:c="8"/>* many students assigns with many staffs</text:p>
      <text:p text:style-name="Standard"/>
      <text:p text:style-name="P47">Primary Key:-</text:p>
      <text:p text:style-name="Standard"><text:s text:c="4"/>* Identify the unique values to prevant Duplicates</text:p>
      <text:p text:style-name="Standard"><text:s text:c="4"/>* Canditate key(An attribute unique to each row of a table)</text:p>
      <text:p text:style-name="Standard"/>
      <text:p text:style-name="P47">Composit primary key:-</text:p>
      <text:p text:style-name="Standard"><text:s text:c="4"/>* May be all rows duplicate keys we use composite primary keys</text:p>
      <text:p text:style-name="Standard"><text:s text:c="4"/></text:p>
      <text:p text:style-name="P47">Foreign Key:-</text:p>
      <text:p text:style-name="Standard"><text:s text:c="4"/>* Deliver a stock</text:p>
      <text:p text:style-name="Standard"><text:s text:c="4"/>* update</text:p>
      <text:p text:style-name="Standard"><text:s text:c="4"/>* Cancel order </text:p>
      <text:p text:style-name="Standard"><text:s text:c="4"/>* Using primary keys</text:p>
      <text:p text:style-name="Standard"/>
      <text:p text:style-name="P47">Attributes:-</text:p>
      <text:p text:style-name="Standard"><text:s text:c="4"/>* Simple Attributes</text:p>
      <text:p text:style-name="Standard"><text:s text:c="4"/>* Composit Attributes</text:p>
      <text:p text:style-name="Standard"><text:s text:c="4"/>* Single-valued Attributes</text:p>
      <text:p text:style-name="Standard"><text:s text:c="4"/>* Multi-valued Attributes</text:p>
      <text:p text:style-name="Standard"><text:s text:c="4"/>* Derived Attributes</text:p>
      <text:p text:style-name="Standard"><text:s text:c="4"/>* Key Attributes</text:p>
      <text:p text:style-name="Standard"><text:s text:c="4"/></text:p>
      <text:p text:style-name="P47">Database Normalization(Process for structring tables that minimizes challenges facing database systems):-</text:p>
      <text:p text:style-name="Standard"><text:s text:c="4"/>* reducing duplication</text:p>
      <text:p text:style-name="Standard"><text:s text:c="4"/>* Insert anomaly:</text:p>
      <text:p text:style-name="Standard"><text:s text:c="8"/>* Insertion of one record leads to the insertion of several more required data sets.</text:p>
      <text:p text:style-name="Standard"><text:s text:c="4"/>* Update anomaly:</text:p>
      <text:p text:style-name="Standard"><text:s text:c="8"/>* Updating a record in a table column requires further updates in other columns.</text:p>
      <text:p text:style-name="Standard"><text:s text:c="4"/>* Deletion anomaly:</text:p>
      <text:p text:style-name="Standard"><text:s text:c="8"/>* Deletion of one record leads to the deletion of several more required data sets.</text:p>
      <text:p text:style-name="Standard"/>
      <text:p text:style-name="P47">Database normalization(Normalization optimizes the database design by creating a single purpose for each table:-</text:p>
      <text:p text:style-name="Standard"><text:s text:c="4"/>* Database normalization forms:-</text:p>
      <text:p text:style-name="Standard"><text:s text:c="8"/>* First normal form(1NF)</text:p>
      <text:p text:style-name="Standard"><text:s text:c="12"/>* Enforces data atomicity and eliminates unnecessary repeating groups of data in database tables.</text:p>
      <text:p text:style-name="Standard"><text:s text:c="16"/>* data atomicity:-</text:p>
      <text:p text:style-name="Standard"><text:s text:c="20"/>* Ensuring that there is only one single instance value per column field.</text:p>
      <text:p text:style-name="Standard"><text:s text:c="8"/>* Second normal form(2NF)</text:p>
      <text:p text:style-name="Standard"><text:s text:c="8"/>* Third normal form(3NF)</text:p>
      <text:p text:style-name="Standard"><text:s text:c="12"/>* Transitive dependency:-</text:p>
      <text:p text:style-name="Standard"><text:s text:c="16"/>* An on-key attribute cannot be functionally dependent on another non-key attribute.</text:p>
      <text:p text:style-name="Standard"><text:s text:c="8"/></text:p>
      <text:p text:style-name="Standard"><text:s text:c="8"/></text:p>
      <text:p text:style-name="Standard"><text:s text:c="8"/></text:p>
      <text:p text:style-name="P3">👉INTRODUCTION TO VERSION CONTROL</text:p>
      <text:p text:style-name="Standard"/>
      <text:p text:style-name="P47">Version control system(Git, Github):-</text:p>
      <text:p text:style-name="Standard"><text:s text:c="4"/>* A system that records all changes and modifications to files for tracking purposes.</text:p>
      <text:p text:style-name="Standard"><text:soft-page-break/><text:s text:c="4"/>* Module 1:-</text:p>
      <text:p text:style-name="Standard"><text:s text:c="8"/>* Git, GitHub</text:p>
      <text:p text:style-name="Standard"><text:s text:c="8"/>* Repository</text:p>
      <text:p text:style-name="Standard"><text:s text:c="8"/>* Concepts</text:p>
      <text:p text:style-name="Standard"><text:s text:c="4"/>* Keep track of changes</text:p>
      <text:p text:style-name="Standard"><text:s text:c="4"/>* Provide access to history</text:p>
      <text:p text:style-name="Standard"><text:s text:c="4"/>* Revert or roll back</text:p>
      <text:p text:style-name="Standard"><text:s text:c="4"/>* Add new files</text:p>
      <text:p text:style-name="Standard"><text:s text:c="4"/>* Modify/Update files</text:p>
      <text:p text:style-name="Standard"><text:s text:c="4"/>* Delete files</text:p>
      <text:p text:style-name="Standard"><text:s text:c="4"/></text:p>
      <text:p text:style-name="Standard"><text:s text:c="4"/>* Rivision history</text:p>
      <text:p text:style-name="Standard"><text:s text:c="8"/>* Provides a record of all changes in projects.</text:p>
      <text:p text:style-name="Standard"><text:s text:c="8"/>* It Provides developers ability to reverse.</text:p>
      <text:p text:style-name="Standard"><text:s text:c="8"/>* Roll back</text:p>
      <text:p text:style-name="Standard"><text:s text:c="8"/>* Move faster</text:p>
      <text:p text:style-name="Standard"><text:s text:c="8"/>* More confidance</text:p>
      <text:p text:style-name="Standard"><text:s text:c="4"/>* Identity</text:p>
      <text:p text:style-name="Standard"><text:s text:c="8"/>* Who made the changes.</text:p>
      <text:p text:style-name="Standard"><text:s text:c="4"/>* Collaboration</text:p>
      <text:p text:style-name="Standard"><text:s text:c="4"/>* Automation</text:p>
      <text:p text:style-name="Standard"><text:s text:c="4"/>* Efficiency</text:p>
      <text:p text:style-name="Standard"><text:s text:c="5"/></text:p>
      <text:p text:style-name="Standard"><text:s text:c="35"/><text:span text:style-name="T10">Planning</text:span></text:p>
      <text:p text:style-name="Standard"><text:s text:c="35"/></text:p>
      <text:p text:style-name="Standard"><text:s text:c="15"/><text:span text:style-name="T10"><text:s/>Requirement <text:s text:c="24"/>Deployment</text:span></text:p>
      <text:p text:style-name="P46"><text:s text:c="19"/>analysis</text:p>
      <text:p text:style-name="Standard"><text:s text:c="19"/></text:p>
      <text:p text:style-name="Standard"><text:s text:c="35"/><text:span text:style-name="T1">Agile</text:span></text:p>
      <text:p text:style-name="Standard"><text:s text:c="35"/></text:p>
      <text:p text:style-name="Standard"><text:s text:c="16"/><text:span text:style-name="T10">Design <text:s text:c="29"/>Testing</text:span></text:p>
      <text:p text:style-name="P46"/>
      <text:p text:style-name="P46"><text:s text:c="34"/>Development</text:p>
      <text:p text:style-name="Standard"><text:s text:c="34"/></text:p>
      <text:p text:style-name="P47">Version control types:-</text:p>
      <text:p text:style-name="Standard"><text:s text:c="4"/>* Subversion</text:p>
      <text:p text:style-name="Standard"><text:s text:c="4"/>* Perforce</text:p>
      <text:p text:style-name="Standard"><text:s text:c="4"/>* AWS Code Commit</text:p>
      <text:p text:style-name="Standard"><text:s text:c="4"/>* Mercurial</text:p>
      <text:p text:style-name="Standard"><text:s text:c="4"/>* Git</text:p>
      <text:p text:style-name="Standard"><text:s text:c="4"/></text:p>
      <text:p text:style-name="P47">Version control types:-</text:p>
      <text:p text:style-name="Standard"><text:s text:c="4"/>* Centralized (CVCS)</text:p>
      <text:p text:style-name="Standard"><text:s text:c="8"/>* download from server repository to clint then push it</text:p>
      <text:p text:style-name="Standard"><text:s text:c="4"/>* Distributed(DVCS)</text:p>
      <text:p text:style-name="Standard"><text:s text:c="8"/>* Downlad from server rep to client, the client will entirly change.</text:p>
      <text:p text:style-name="Standard"><text:s text:c="8"/></text:p>
      <text:p text:style-name="P47">Revision history:-</text:p>
      <text:p text:style-name="Standard"><text:s text:c="4"/>* Version 6 changes</text:p>
      <text:p text:style-name="Standard"><text:s text:c="4"/>* Version 5 changes</text:p>
      <text:p text:style-name="Standard"><text:s text:c="4"/>* Version 4 changes</text:p>
      <text:p text:style-name="Standard"><text:s text:c="4"/>* Version 3 changes</text:p>
      <text:p text:style-name="Standard"><text:soft-page-break/><text:s text:c="4"/>* Version 2 changes</text:p>
      <text:p text:style-name="Standard"><text:s text:c="4"/>* Version 1 changes</text:p>
      <text:p text:style-name="Standard"><text:s text:c="4"/></text:p>
      <text:p text:style-name="Standard"><text:s text:c="4"/></text:p>
      <text:p text:style-name="Standard"><text:s text:c="4"/></text:p>
      <text:p text:style-name="Standard"><text:span text:style-name="T10"><text:s text:c="4"/>Track</text:span> <text:s text:c="23"/><text:span text:style-name="T10">check disks</text:span></text:p>
      <text:p text:style-name="Standard"><text:s text:c="8"/></text:p>
      <text:p text:style-name="Standard"><text:s text:c="4"/><text:span text:style-name="T10">Access remote</text:span> <text:s text:c="3"/><text:span text:style-name="T1">computer</text:span> <text:s text:c="3"/><text:span text:style-name="T10">unzip <text:s text:c="2"/></text:span></text:p>
      <text:p text:style-name="Standard"><text:s/><text:span text:style-name="T10"><text:s text:c="3"/>servers </text:span><text:s text:c="20"/></text:p>
      <text:p text:style-name="Standard"><text:s text:c="32"/><text:span text:style-name="T10">Install and</text:span></text:p>
      <text:p text:style-name="P46"><text:s text:c="32"/>Uninstall</text:p>
      <text:p text:style-name="P155"><text:s text:c="5"/><text:span text:style-name="T10">search <text:s text:c="15"/>Access manuals <text:s/></text:span></text:p>
      <text:p text:style-name="Standard"><text:s text:c="4"/></text:p>
      <text:p text:style-name="Standard"><text:s text:c="4"/></text:p>
      <text:p text:style-name="Standard"/>
      <text:p text:style-name="Standard"><text:s text:c="4"/><text:span text:style-name="T10">Automate </text:span><text:s text:c="15"/><text:span text:style-name="T10">Containerization</text:span></text:p>
      <text:p text:style-name="Standard"><text:s text:c="4"/></text:p>
      <text:p text:style-name="Standard"><text:span text:style-name="T10"><text:s text:c="4"/>Control </text:span><text:s text:c="4"/><text:span text:style-name="T1">Version</text:span> <text:s text:c="4"/><text:span text:style-name="T10">Run</text:span></text:p>
      <text:p text:style-name="Standard"><text:span text:style-name="T10"><text:s text:c="4"/>access <text:s/></text:span><text:s text:c="4"/><text:span text:style-name="T1">control </text:span><text:s text:c="3"/></text:p>
      <text:p text:style-name="Standard"><text:s text:c="28"/><text:span text:style-name="T10">Download</text:span></text:p>
      <text:p text:style-name="Standard"><text:s text:c="4"/><text:span text:style-name="T10">Stop or <text:s text:c="11"/>Create aliases</text:span></text:p>
      <text:p text:style-name="P46"><text:s text:c="4"/>Restart</text:p>
      <text:p text:style-name="P46"><text:s text:c="4"/></text:p>
      <text:p text:style-name="Standard"/>
      <text:p text:style-name="P47">Command Line for VC(Version Control):-</text:p>
      <text:p text:style-name="Standard"><text:s text:c="4"/>* cd (Change Directory)</text:p>
      <text:p text:style-name="Standard"><text:s text:c="4"/>* cd ~/Desktop --&gt; point to desktop directory</text:p>
      <text:p text:style-name="Standard"><text:s text:c="4"/>* cd.. (or) cd / <text:s/>--&gt; Back to the directory</text:p>
      <text:p text:style-name="Standard"><text:s text:c="4"/>* touch --&gt; create new files</text:p>
      <text:p text:style-name="Standard"><text:s text:c="4"/>* touch example.txt <text:s/>--&gt; example.txt is new file</text:p>
      <text:p text:style-name="Standard"><text:s text:c="4"/>* mkdir --&gt; create new folder(make directory)</text:p>
      <text:p text:style-name="Standard"><text:s text:c="4"/>* mkdir word-docs --&gt; new folder name is word-docs</text:p>
      <text:p text:style-name="Standard"><text:s text:c="4"/>* history --&gt; show history</text:p>
      <text:p text:style-name="Standard"/>
      <text:p text:style-name="Standard"><text:s text:c="8"/>* Change to Desktop directory</text:p>
      <text:p text:style-name="Standard"><text:s text:c="12"/>* cd ~/Desktop</text:p>
      <text:p text:style-name="Standard"><text:s text:c="8"/>* Create folder (my_js_project)</text:p>
      <text:p text:style-name="Standard"><text:s text:c="12"/>* mkdir myjsproject</text:p>
      <text:p text:style-name="Standard"><text:s text:c="8"/>* Change to folder directory (my_js_project)</text:p>
      <text:p text:style-name="Standard"><text:s text:c="12"/>* cd myjsproject</text:p>
      <text:p text:style-name="Standard"><text:s text:c="8"/>* Create file (example.js)</text:p>
      <text:p text:style-name="Standard"><text:s text:c="12"/>* touch example.js</text:p>
      <text:p text:style-name="Standard"><text:s text:c="8"/>* Open file (example.js in vscode)</text:p>
      <text:p text:style-name="Standard"><text:s text:c="12"/>* code example.js</text:p>
      <text:p text:style-name="Standard"/>
      <text:p text:style-name="Standard">(base) cd ~/Desktop</text:p>
      <text:p text:style-name="Standard">(base) mkdir myjsproject</text:p>
      <text:p text:style-name="Standard">(base) cd myjsproject</text:p>
      <text:p text:style-name="Standard">(base) touch example.js</text:p>
      <text:p text:style-name="Standard"/>
      <text:p text:style-name="Standard">1969 <text:s/>--&gt; Unix</text:p>
      <text:p text:style-name="Standard">1991 <text:s/>--&gt; Linux(Linus Torvalds)</text:p>
      <text:p text:style-name="Standard"><text:soft-page-break/><text:s text:c="4"/></text:p>
      <text:p text:style-name="Standard"><text:s text:c="8"/>* man --&gt; Display Manuals</text:p>
      <text:p text:style-name="Standard"><text:s text:c="8"/>* man ls <text:s/>--&gt; Detail Manual instruction of List </text:p>
      <text:p text:style-name="Standard"><text:s text:c="8"/>* flags</text:p>
      <text:p text:style-name="Standard"><text:s text:c="8"/>* cd /Users/tim1/projects (change directory)</text:p>
      <text:p text:style-name="Standard"><text:s text:c="8"/>* ls (content of current files) (Show Contents)</text:p>
      <text:p text:style-name="Standard"><text:s text:c="8"/>* ls -l (List the file out in list order ot shows the read or write permission owners and groups belongs to)</text:p>
      <text:p text:style-name="Standard"><text:s text:c="8"/>* ls -a (List all the files and directories including hidden ones)</text:p>
      <text:p text:style-name="Standard"><text:s text:c="8"/>* pwd (Print Working Directory command shows the full path of current working directory)</text:p>
      <text:p text:style-name="Standard"><text:s text:c="8"/>* cp (the copy or cp command copies files and folders from one destination to another.)</text:p>
      <text:p text:style-name="Standard"><text:s text:c="8"/>* mv (move command Move files from one directory to another.)</text:p>
      <text:p text:style-name="Standard"/>
      <text:p text:style-name="Standard"><text:s text:c="4"/>* ls -la (List of all current files)</text:p>
      <text:p text:style-name="Standard"><text:s text:c="4"/>* less .bashrc (check the c files in particular directory. Its for cofiguration)</text:p>
      <text:p text:style-name="Standard"><text:s text:c="4"/>* q ( to exit the c file)</text:p>
      <text:p text:style-name="Standard"><text:s text:c="4"/>* less .profile (used to set environment variable in home directory or anyware.)</text:p>
      <text:p text:style-name="Standard"><text:s text:c="4"/>* q (exit)</text:p>
      <text:p text:style-name="Standard"><text:s text:c="4"/>* vim testshell.sh --&gt; enter shows empty file press i change to insert mode. then put # and followed by !)</text:p>
      <text:p text:style-name="Standard"><text:s text:c="4"/>* echo "Hello world!" press esc(escape) to come out.</text:p>
      <text:p text:style-name="Standard"><text:s text:c="4"/>* :wq! to save the file then enter.</text:p>
      <text:p text:style-name="Standard"><text:s text:c="4"/>* ls -la (list all the files)</text:p>
      <text:p text:style-name="Standard"><text:s text:c="4"/>* chmod 755 testshell.sh (It will change to executable mode)</text:p>
      <text:p text:style-name="Standard"><text:s text:c="4"/>* ./testshell.sh (run the executable file it shows hello world! )</text:p>
      <text:p text:style-name="Standard"><text:s text:c="4"/>* Root directory we check</text:p>
      <text:p text:style-name="Standard"><text:s text:c="4"/>* pwd</text:p>
      <text:p text:style-name="Standard"><text:s text:c="4"/>* ls</text:p>
      <text:p text:style-name="Standard"><text:s text:c="4"/>* ls -l</text:p>
      <text:p text:style-name="Standard"/>
      <text:p text:style-name="P47">Root Directories:</text:p>
      <text:p text:style-name="Standard"><text:s text:c="4"/>* lrwxrwxrwx --&gt; temp --&gt; link directory</text:p>
      <text:p text:style-name="Standard"><text:s text:c="4"/>* drwxr-xr-x <text:s/>--&gt; standard directory</text:p>
      <text:p text:style-name="Standard"><text:s text:c="4"/>* -rw-r--r-- --&gt; cofiguration files</text:p>
      <text:p text:style-name="Standard"><text:s text:c="4"/>* cd etc</text:p>
      <text:p text:style-name="Standard"><text:s text:c="4"/>* ls</text:p>
      <text:p text:style-name="Standard"><text:s text:c="4"/>* pwd (check directory)</text:p>
      <text:p text:style-name="Standard"><text:s text:c="4"/>* ls -l (change the output)</text:p>
      <text:p text:style-name="Standard"><text:s text:c="4"/>* cd .. <text:s/>(or) cd / (back to the directory)</text:p>
      <text:p text:style-name="Standard"><text:s text:c="4"/>* pwd (check directory)</text:p>
      <text:p text:style-name="Standard"><text:s text:c="4"/>* ls -l</text:p>
      <text:p text:style-name="Standard"><text:s text:c="4"/>* mkdir submissions</text:p>
      <text:p text:style-name="Standard"><text:s text:c="4"/>* ls -l</text:p>
      <text:p text:style-name="Standard"><text:s text:c="4"/>* touch test1.txt</text:p>
      <text:p text:style-name="Standard"><text:s text:c="4"/>* touch test2.txt</text:p>
      <text:p text:style-name="Standard"><text:s text:c="4"/>* ls -l</text:p>
      <text:p text:style-name="Standard"><text:s text:c="4"/>* mkdir archive</text:p>
      <text:p text:style-name="Standard"><text:s text:c="4"/>* ls -l</text:p>
      <text:p text:style-name="Standard"><text:s text:c="4"/>* clear </text:p>
      <text:p text:style-name="Standard"><text:s text:c="4"/>* ls -l</text:p>
      <text:p text:style-name="Standard"><text:s text:c="4"/>* mv submissions archive (move)</text:p>
      <text:p text:style-name="Standard"><text:s text:c="4"/>* ls -l</text:p>
      <text:p text:style-name="Standard"><text:s text:c="4"/>* cd archive</text:p>
      <text:p text:style-name="Standard"><text:s text:c="4"/>* ls -l</text:p>
      <text:p text:style-name="Standard"><text:soft-page-break/><text:s text:c="4"/>* cd submissions</text:p>
      <text:p text:style-name="Standard"><text:s text:c="4"/>* ls -l</text:p>
      <text:p text:style-name="Standard"/>
      <text:p text:style-name="P47">Pipes:-</text:p>
      <text:p text:style-name="Standard"><text:s text:c="4"/>* archive projects</text:p>
      <text:p text:style-name="Standard"><text:s text:c="4"/>* cd archive</text:p>
      <text:p text:style-name="Standard"><text:s text:c="4"/>* ls</text:p>
      <text:p text:style-name="Standard"><text:s text:c="4"/>* submissions</text:p>
      <text:p text:style-name="Standard"><text:s text:c="4"/>* cd submissions</text:p>
      <text:p text:style-name="Standard"><text:s text:c="4"/>* ls</text:p>
      <text:p text:style-name="Standard"><text:s text:c="4"/>* file1.txt file2.txt</text:p>
      <text:p text:style-name="Standard"><text:s text:c="4"/>* cat file1.txt</text:p>
      <text:p text:style-name="Standard"><text:s text:c="4"/>* wc file1.txt (word count)</text:p>
      <text:p text:style-name="Standard"><text:s text:c="4"/>* ls</text:p>
      <text:p text:style-name="Standard"><text:s text:c="4"/>* fil1.txt file2.txt</text:p>
      <text:p text:style-name="Standard"><text:s text:c="4"/>* ls | wc -w (it displays 2 files)</text:p>
      <text:p text:style-name="Standard"><text:s text:c="4"/>* cat file1.txt | wc -w (181 words in there)</text:p>
      <text:p text:style-name="Standard"><text:s text:c="4"/>* cat file1.txt file2.txt | wc -w (260 words in two files)</text:p>
      <text:p text:style-name="Standard"/>
      <text:p text:style-name="P47">Standed Input:-</text:p>
      <text:p text:style-name="Standard"><text:s text:c="4"/>* &lt;</text:p>
      <text:p text:style-name="Standard"><text:s text:c="4"/>* cat command</text:p>
      <text:p text:style-name="Standard"><text:s text:c="4"/></text:p>
      <text:p text:style-name="P47">Storing input:-</text:p>
      <text:p text:style-name="Standard"><text:s text:c="4"/>* Explore an example of how to take input and store it in a .txt file.</text:p>
      <text:p text:style-name="Standard"><text:s text:c="4"/>* cat &gt; input.txt</text:p>
      <text:p text:style-name="Standard"><text:s text:c="4"/>* This is me adding some text from the keyboard!</text:p>
      <text:p text:style-name="Standard"><text:s text:c="4"/>* cat &lt; input.txt (the result will display)</text:p>
      <text:p text:style-name="Standard"/>
      <text:p text:style-name="P47">Standard output:-</text:p>
      <text:p text:style-name="Standard"><text:s text:c="4"/>* &gt;</text:p>
      <text:p text:style-name="Standard"><text:s text:c="4"/>* ls</text:p>
      <text:p text:style-name="Standard"><text:s text:c="4"/>* ls -l &gt; output.txt</text:p>
      <text:p text:style-name="Standard"><text:s text:c="4"/>* ls</text:p>
      <text:p text:style-name="Standard"><text:s text:c="4"/>* less output.txt</text:p>
      <text:p text:style-name="Standard"/>
      <text:p text:style-name="P47">Standard Error:-</text:p>
      <text:p text:style-name="Standard"><text:s text:c="4"/>* 2&gt;</text:p>
      <text:p text:style-name="Standard"><text:s text:c="4"/>* 2&gt;&amp;1 (output and error display)</text:p>
      <text:p text:style-name="Standard"><text:s text:c="4"/>* 0 --&gt; input, 1 --&gt; output, 2 --&gt; error</text:p>
      <text:p text:style-name="Standard"><text:s text:c="4"/>* &lt;input.txt&gt; output.txt 2 &gt; error.txt</text:p>
      <text:p text:style-name="Standard"><text:s text:c="4"/>* ls</text:p>
      <text:p text:style-name="Standard"><text:s text:c="4"/>* ls -l /bin/usr &gt; error.txt (no such files)</text:p>
      <text:p text:style-name="Standard"><text:s text:c="4"/>* ls -l /bin/usr 2&gt; error.txt</text:p>
      <text:p text:style-name="Standard"><text:s text:c="4"/>* less error.txt</text:p>
      <text:p text:style-name="Standard"><text:s text:c="4"/>* ls -l /bin/user &gt; error_output.txt 2&gt;&amp;1</text:p>
      <text:p text:style-name="Standard"><text:s text:c="4"/>* less error_output.txt</text:p>
      <text:p text:style-name="Standard"><text:s text:c="4"/></text:p>
      <text:p text:style-name="P47">Grep(Global regular expression print):-</text:p>
      <text:p text:style-name="Standard"><text:s text:c="4"/>* Using for searching across the file and folders as well as content of the files.</text:p>
      <text:p text:style-name="Standard"><text:s text:c="4"/>* ls -l</text:p>
      <text:p text:style-name="Standard"><text:s text:c="4"/>* lss names.txt (it displays inside the file)</text:p>
      <text:p text:style-name="Standard"><text:soft-page-break/><text:s text:c="4"/>* grep Sam names.txt (standard search, search the name Sam from the file name.txt display the list of Sam and lower case sam display down separately)</text:p>
      <text:p text:style-name="Standard"><text:s text:c="4"/>* grep -i Sam names.txt (This time sam displays all uppercase, lowercase, middle)</text:p>
      <text:p text:style-name="Standard"><text:s text:c="4"/>* grep -w Sam names.txt (This time exact match with single display)</text:p>
      <text:p text:style-name="Standard"><text:s text:c="4"/>* ls /bin</text:p>
      <text:p text:style-name="Standard"><text:s text:c="4"/>* ls /bin | grep zip (name zip files display)</text:p>
      <text:p text:style-name="Standard"><text:s text:c="4"/></text:p>
      <text:p text:style-name="P47">Version Control Systems:-</text:p>
      <text:p text:style-name="Standard"><text:s text:c="4"/>* Git(Version control system for tracking changes to projects):-</text:p>
      <text:p text:style-name="Standard"><text:s text:c="8"/>* Fast</text:p>
      <text:p text:style-name="Standard"><text:s text:c="8"/>* Reliable</text:p>
      <text:p text:style-name="Standard"><text:s text:c="8"/>* open-source</text:p>
      <text:p text:style-name="Standard"><text:s text:c="8"/>* Accessable Syntax</text:p>
      <text:p text:style-name="Standard"><text:s text:c="4"/></text:p>
      <text:p text:style-name="Standard"><text:s text:c="4"/>* Github(Cloud based Repository):-</text:p>
      <text:p text:style-name="Standard"><text:s text:c="8"/>* Access control</text:p>
      <text:p text:style-name="Standard"><text:s text:c="8"/>* Pull requests</text:p>
      <text:p text:style-name="Standard"><text:s text:c="8"/>* Automation</text:p>
      <text:p text:style-name="Standard"><text:s text:c="4"/>* Features is different pricing models, Different Teams and organisations.</text:p>
      <text:p text:style-name="Standard"><text:s text:c="4"/>* Security </text:p>
      <text:p text:style-name="Standard"><text:s text:c="4"/>* Profile features</text:p>
      <text:p text:style-name="Standard"><text:s text:c="4"/>* open-source</text:p>
      <text:p text:style-name="Standard"><text:s text:c="4"/>* multiple features</text:p>
      <text:p text:style-name="Standard"><text:s text:c="4"/></text:p>
      <text:p text:style-name="P47">Creating and cloning a repository:-</text:p>
      <text:p text:style-name="Standard"><text:s text:c="4"/>* Click the green button Create Repository</text:p>
      <text:p text:style-name="Standard"><text:s text:c="4"/>* In create new repository create </text:p>
      <text:p text:style-name="Standard"><text:s text:c="8"/>* owner - MetaTC</text:p>
      <text:p text:style-name="Standard"><text:s text:c="8"/>* Repository name - my-first-repo (the green tick will show its available or not)</text:p>
      <text:p text:style-name="Standard"><text:s text:c="8"/>* Description - Practice account for learning Git</text:p>
      <text:p text:style-name="Standard"><text:s text:c="8"/>* Check Public</text:p>
      <text:p text:style-name="Standard"><text:s text:c="8"/>* check Add a README file</text:p>
      <text:p text:style-name="Standard"><text:s text:c="8"/>* Click create repository button</text:p>
      <text:p text:style-name="Standard"><text:s text:c="8"/>* README.md(Markdown) File will display in repository.</text:p>
      <text:p text:style-name="Standard"><text:s text:c="8"/>* main is a branch name. we can create more than one.</text:p>
      <text:p text:style-name="Standard"><text:s text:c="8"/></text:p>
      <text:p text:style-name="P47">Cloning the repository:-</text:p>
      <text:p text:style-name="Standard"><text:s text:c="4"/>* Click the code green button select HTTPS</text:p>
      <text:p text:style-name="Standard"><text:s text:c="4"/>* over there URL is there(https://github.com/deepaponnusammy/python_git_upload.git) we have to copy the URL.</text:p>
      <text:p text:style-name="Standard"><text:s text:c="4"/>* Go to the command line</text:p>
      <text:p text:style-name="Standard"><text:s text:c="4"/>* Making a Directry for projects:</text:p>
      <text:p text:style-name="Standard"><text:s text:c="8"/>* mkdir projects</text:p>
      <text:p text:style-name="Standard"><text:s text:c="8"/>* cd projects</text:p>
      <text:p text:style-name="Standard"><text:s text:c="8"/>* git clone https://github.com/deepaponnusammy/python_git_upload.git</text:p>
      <text:p text:style-name="Standard"><text:s text:c="8"/>* ls -la(Display List of all repository.)</text:p>
      <text:p text:style-name="Standard"><text:s text:c="8"/>* cd my-first-repo</text:p>
      <text:p text:style-name="Standard"><text:s text:c="8"/>* ls -l (README.md file will display)</text:p>
      <text:p text:style-name="Standard"><text:s text:c="8"/>* ls -la (also another file will display .git)</text:p>
      <text:p text:style-name="Standard"><text:s text:c="8"/></text:p>
      <text:p text:style-name="P47">PULL the repository to the local device:-</text:p>
      <text:p text:style-name="Standard">GitBash for - Windows users</text:p>
      <text:p text:style-name="Standard"><text:soft-page-break/>Terminal for - Mac users</text:p>
      <text:p text:style-name="Standard"><text:s text:c="4"/>* cd my-first-repo</text:p>
      <text:p text:style-name="Standard"><text:s text:c="4"/>* ls -la (list all files and folders)</text:p>
      <text:p text:style-name="Standard"><text:s text:c="4"/>* git init (initialize the repository)</text:p>
      <text:p text:style-name="Standard"><text:s text:c="4"/>* Git Workflow has 2 state </text:p>
      <text:p text:style-name="Standard"><text:s text:c="4"/>* Modified -&gt; git add -&gt; Staged -&gt; git commit -&gt; Committed</text:p>
      <text:p text:style-name="Standard"><text:s text:c="4"/>* Modified</text:p>
      <text:p text:style-name="Standard"><text:s text:c="8"/>* Adding, Removing and Updating any file inside the repo. consided as modified state.</text:p>
      <text:p text:style-name="Standard"><text:s text:c="8"/>* Then staging after the file is commited for save files.</text:p>
      <text:p text:style-name="Standard"><text:s text:c="4"/>* Working directory(Modified) -&gt; Staging area -&gt; Comitted files -&gt; Remote repository.</text:p>
      <text:p text:style-name="Standard"><text:s text:c="4"/>* git add --&gt; got commit --&gt; git push --&gt;</text:p>
      <text:p text:style-name="Standard"><text:s text:c="13"/>git checkout &lt;-- <text:s/>git fetch <text:s/>&lt;--</text:p>
      <text:p text:style-name="Standard"><text:s text:c="13"/></text:p>
      <text:p text:style-name="P47">Git add, and commit:-</text:p>
      <text:p text:style-name="Standard"><text:s text:c="4"/>* pwd</text:p>
      <text:p text:style-name="Standard"><text:s text:c="4"/>* ls -la</text:p>
      <text:p text:style-name="Standard"><text:s text:c="4"/>* git status (it shows which branch i am in 'origin/main')</text:p>
      <text:p text:style-name="Standard"><text:s text:c="4"/>* touch test.txt</text:p>
      <text:p text:style-name="Standard"><text:s text:c="4"/>* git status</text:p>
      <text:p text:style-name="Standard"><text:s text:c="4"/>* Git add (Git command that makes a file to be includes as part of a code commit.</text:p>
      <text:p text:style-name="Standard"><text:s text:c="4"/>* git add test.txt</text:p>
      <text:p text:style-name="Standard"><text:s text:c="4"/>* git status</text:p>
      <text:p text:style-name="Standard"><text:s text:c="4"/>* git restore --stage test.txt ( file will come back) </text:p>
      <text:p text:style-name="Standard"><text:s text:c="4"/>* git status </text:p>
      <text:p text:style-name="Standard"><text:s text:c="4"/>* git add test.txt (again file added)</text:p>
      <text:p text:style-name="Standard"><text:s text:c="4"/>* git status </text:p>
      <text:p text:style-name="Standard"><text:s text:c="4"/>* clear</text:p>
      <text:p text:style-name="Standard"><text:s text:c="4"/>* git commit -m <text:s/>"Adding a new file for testing" </text:p>
      <text:p text:style-name="Standard"/>
      <text:p text:style-name="P47">Branches:-</text:p>
      <text:p text:style-name="Standard"><text:s text:c="4"/>* pwd</text:p>
      <text:p text:style-name="Standard"><text:s text:c="4"/>* git status</text:p>
      <text:p text:style-name="Standard"><text:s text:c="4"/>* git checkout -B feature/practice</text:p>
      <text:p text:style-name="Standard"><text:s text:c="4"/>* git branch</text:p>
      <text:p text:style-name="Standard"><text:s text:c="4"/>* q (to exit)</text:p>
      <text:p text:style-name="Standard"><text:s text:c="4"/>* touch test2.txt</text:p>
      <text:p text:style-name="Standard"><text:s text:c="4"/>* git add test.txt</text:p>
      <text:p text:style-name="Standard"><text:s text:c="4"/>* git commit -m "Add test2.txt"</text:p>
      <text:p text:style-name="Standard"><text:s text:c="4"/>* git push -u origin feature/practice</text:p>
      <text:p text:style-name="Standard"><text:s text:c="4"/>* open the github url</text:p>
      <text:p text:style-name="Standard"><text:s text:c="4"/>* click the compare &amp; pull request green button</text:p>
      <text:p text:style-name="Standard"><text:s text:c="4"/>* the pull button let's know the change we make</text:p>
      <text:p text:style-name="Standard"><text:s text:c="4"/>* Merge pull request green button</text:p>
      <text:p text:style-name="Standard"><text:s text:c="4"/>* confirm merge</text:p>
      <text:p text:style-name="Standard"><text:s text:c="4"/>* if you want delete the branch you can delete or leave it</text:p>
      <text:p text:style-name="Standard"><text:s text:c="4"/>* then goto code </text:p>
      <text:p text:style-name="Standard"><text:s text:c="4"/>* goto command line</text:p>
      <text:p text:style-name="Standard"><text:s text:c="4"/>* git status</text:p>
      <text:p text:style-name="Standard"><text:s text:c="4"/>* git checkout main (check the main branch)</text:p>
      <text:p text:style-name="Standard"><text:s text:c="4"/>* git pull</text:p>
      <text:p text:style-name="Standard"><text:s text:c="4"/>* ls</text:p>
      <text:p text:style-name="Standard"><text:s text:c="4"/></text:p>
      <text:p text:style-name="P2"><text:soft-page-break/>Personal Access Tokens:-</text:p>
      <text:p text:style-name="Standard">kpdeepa1980@gmail.com - Email</text:p>
      <text:p text:style-name="Standard">deepa-ved-works - UN</text:p>
      <text:p text:style-name="Standard">Deepa3@369 - PW</text:p>
      <text:p text:style-name="Standard">https://github.com/settings/tokens?type=beta</text:p>
      <text:p text:style-name="P2">using token as password (PAT):-</text:p>
      <text:p text:style-name="Standard">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</text:p>
      <text:p text:style-name="Standard"/>
      <text:p text:style-name="Standard">deepaa.sammy@gmail.com - Email</text:p>
      <text:p text:style-name="Standard">deepaponnusammy - UN</text:p>
      <text:p text:style-name="Standard">Deepa@396</text:p>
      <text:p text:style-name="Standard"><text:s text:c="5"/>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</text:p>
      <text:p text:style-name="Standard"><text:s text:c="4"/></text:p>
      <text:p text:style-name="Standard"><text:s/><text:span text:style-name="T2">Personal access tokens:-</text:span></text:p>
      <text:p text:style-name="Standard"><text:s/>https://docs.github.com/en/authentication/keeping-your-account-and-data-secure/managing-your-personal-access-tokens</text:p>
      <text:p text:style-name="Standard"><text:s/></text:p>
      <text:p text:style-name="Standard">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</text:p>
      <text:p text:style-name="Standard"><text:s/></text:p>
      <text:p text:style-name="Standard"><text:s/><text:span text:style-name="T11">Create New Repository and All Activities:-</text:span></text:p>
      <text:p text:style-name="Standard"><text:s text:c="4"/>* mkdir my-second-repo</text:p>
      <text:p text:style-name="Standard"><text:s text:c="4"/>* cd my-second-repo</text:p>
      <text:p text:style-name="Standard"><text:s text:c="4"/>* git init</text:p>
      <text:p text:style-name="Standard"><text:s text:c="4"/>* git remote</text:p>
      <text:p text:style-name="Standard"><text:s text:c="4"/>* cd ..</text:p>
      <text:p text:style-name="Standard"><text:s text:c="4"/>* cd my-first-repo </text:p>
      <text:p text:style-name="Standard"><text:s text:c="4"/>* git remote -v (in old repository fetch and push url are there)</text:p>
      <text:p text:style-name="Standard"><text:s text:c="4"/>origin git@github.com:GitTutorials101/my-first-repo.git (fetch)</text:p>
      <text:p text:style-name="Standard"><text:s text:c="4"/>origin git@github.com:GitTutorials101/my-first-repo.git (push)</text:p>
      <text:p text:style-name="Standard"><text:s text:c="4"/>* cd ..</text:p>
      <text:p text:style-name="Standard"><text:s text:c="4"/>* ls -la</text:p>
      <text:p text:style-name="Standard"><text:s text:c="4"/>* cd my-second-repo</text:p>
      <text:p text:style-name="Standard"><text:s text:c="4"/>* git remote add origin git@github.com:GitTutorials101/my-first-repo.git</text:p>
      <text:p text:style-name="Standard"><text:s text:c="4"/>* git remote -v</text:p>
      <text:p text:style-name="Standard"><text:s text:c="4"/>origin git@github.com:GitTutorials101/my-first-repo.git (fetch)</text:p>
      <text:p text:style-name="Standard"><text:s text:c="4"/>origin git@github.com:GitTutorials101/my-first-repo.git (push)</text:p>
      <text:p text:style-name="Standard"><text:s text:c="4"/>* git pull</text:p>
      <text:p text:style-name="Standard"><text:s text:c="4"/>* ls (its empty)</text:p>
      <text:p text:style-name="Standard"><text:s text:c="4"/>* git checkout main</text:p>
      <text:p text:style-name="Standard"><text:s text:c="4"/>* ls</text:p>
      <text:p text:style-name="Standard"><text:s text:c="4"/>* git status</text:p>
      <text:p text:style-name="Standard"><text:s text:c="4"/>* git push origin main</text:p>
      <text:p text:style-name="Standard"><text:s text:c="4"/>* edit and update something and commiting in remote firle test.txt</text:p>
      <text:p text:style-name="Standard"><text:s text:c="4"/>* in cmd </text:p>
      <text:p text:style-name="Standard"><text:s text:c="4"/>* cat test.txt (the file not changed)</text:p>
      <text:p text:style-name="Standard"><text:s text:c="4"/>* git pull</text:p>
      <text:p text:style-name="Standard"><text:s text:c="4"/>* cat test.txt</text:p>
      <text:p text:style-name="Standard"/>
      <text:p text:style-name="Standard"><text:soft-page-break/>git pull</text:p>
      <text:p text:style-name="Standard">git checkout -b feature/my-new-feature (new branch)</text:p>
      <text:p text:style-name="Standard">git add .</text:p>
      <text:p text:style-name="Standard">git add README.md</text:p>
      <text:p text:style-name="Standard">git commit -m 'chore: created new branch with new README file'</text:p>
      <text:p text:style-name="Standard">git push -u origin feature/my-new-feature</text:p>
      <text:p text:style-name="Standard"/>
      <text:p text:style-name="Standard"><text:s text:c="4"/>* cd .git</text:p>
      <text:p text:style-name="Standard"><text:s text:c="4"/>* cat HEAD</text:p>
      <text:p text:style-name="Standard"><text:s text:c="4"/>ref:refs/heads/main</text:p>
      <text:p text:style-name="Standard"><text:s text:c="4"/>HEAD (END)</text:p>
      <text:p text:style-name="Standard"><text:s text:c="4"/></text:p>
      <text:p text:style-name="Standard"><text:s text:c="4"/>* cd .git</text:p>
      <text:p text:style-name="Standard"><text:s text:c="4"/>* cat /refs/heads/main</text:p>
      <text:p text:style-name="Standard"><text:s text:c="4"/>a2sdsdfed45sedefs342424</text:p>
      <text:p text:style-name="Standard"><text:s text:c="4"/>main (END)</text:p>
      <text:p text:style-name="Standard"><text:s text:c="4"/></text:p>
      <text:p text:style-name="Standard"><text:s text:c="4"/>* git checkout testing</text:p>
      <text:p text:style-name="Standard"><text:s text:c="4"/>* git branch</text:p>
      <text:p text:style-name="Standard"><text:s text:c="4"/>main</text:p>
      <text:p text:style-name="Standard"><text:s text:c="4"/>* testing</text:p>
      <text:p text:style-name="Standard"><text:s text:c="4"/>* cat .git/HEAD</text:p>
      <text:p text:style-name="Standard"><text:s text:c="4"/>ref:refs/heads/testing</text:p>
      <text:p text:style-name="Standard"><text:s text:c="4"/>* git branch</text:p>
      <text:p text:style-name="Standard"><text:s text:c="4"/>* cat .git/HEAD</text:p>
      <text:p text:style-name="Standard"><text:s text:c="4"/>* ref:refs/heads/main</text:p>
      <text:p text:style-name="Standard"><text:s text:c="4"/>* git checkout feature/testing-branches</text:p>
      <text:p text:style-name="Standard"><text:s text:c="4"/>* cat .git/HEAD</text:p>
      <text:p text:style-name="Standard"><text:s text:c="4"/>* ref:refs/heads/feature/testing-branches</text:p>
      <text:p text:style-name="Standard"><text:s text:c="4"/>* git checkout main (coming back to main branch)</text:p>
      <text:p text:style-name="Standard"><text:s text:c="4"/>* cat .git/refs/heads/main</text:p>
      <text:p text:style-name="Standard"><text:s text:c="4"/>vim README.md (you make changes here then :wq for exit)</text:p>
      <text:p text:style-name="Standard"><text:s text:c="4"/>* cat .gid/refs/heads/main</text:p>
      <text:p text:style-name="Standard"><text:s text:c="4"/>* git status</text:p>
      <text:p text:style-name="Standard"><text:s text:c="4"/>* git add .</text:p>
      <text:p text:style-name="Standard"><text:s text:c="4"/>* git commit -m 'minor update'</text:p>
      <text:p text:style-name="Standard"><text:s text:c="4"/>* cat .git/refs/heads/main</text:p>
      <text:p text:style-name="Standard"><text:s text:c="4"/>* git status ( which files were changed, it shows the file name)</text:p>
      <text:p text:style-name="Standard"><text:s text:c="4"/>* git diff (what changes were made, it will open the file to made change)</text:p>
      <text:p text:style-name="Standard"><text:s/></text:p>
      <text:p text:style-name="P47"><text:s/>git diff:-</text:p>
      <text:p text:style-name="Standard"><text:s text:c="4"/>* ls -la</text:p>
      <text:p text:style-name="Standard"><text:s text:c="4"/>* vim README.md (remove some information)</text:p>
      <text:p text:style-name="Standard"><text:s text:c="4"/>* git diff HEAD README.md</text:p>
      <text:p text:style-name="Standard"><text:s text:c="4"/>* git log --pretty=oneline (display the history and its id)</text:p>
      <text:p text:style-name="Standard"><text:s text:c="4"/>* git diff 8b55sdsdjh283ewhdj233jsh4234345asasd(id)</text:p>
      <text:p text:style-name="Standard"><text:s text:c="4"/>* git branch</text:p>
      <text:p text:style-name="Standard"><text:s text:c="4"/>* git diff main feature/testing-branches</text:p>
      <text:p text:style-name="Standard"><text:s text:c="4"/></text:p>
      <text:p text:style-name="P47">git blame:-</text:p>
      <text:p text:style-name="Standard"><text:s text:c="4"/>* git blame &lt;date&gt; &lt;file&gt; (used to look at changes of specific file, date and time)</text:p>
      <text:p text:style-name="Standard"><text:s text:c="4"/>* git log</text:p>
      <text:p text:style-name="Standard"><text:soft-page-break/><text:s text:c="4"/>* git blame Feature.js</text:p>
      <text:p text:style-name="Standard"><text:s text:c="4"/></text:p>
      <text:p text:style-name="P47">Message Format:-</text:p>
      <text:p text:style-name="Standard">90129342 -------------------------- Commit ID/Hash</text:p>
      <text:p text:style-name="Standard">(Developer1 ----------------------- Author</text:p>
      <text:p text:style-name="Standard">2022-01-29 ------------------------ Date</text:p>
      <text:p text:style-name="Standard">16:48:30 -------------------------- Time</text:p>
      <text:p text:style-name="Standard">+0000 1) -------------------------- Line number</text:p>
      <text:p text:style-name="Standard">let add = (a, b) =&gt; { ------------- Content</text:p>
      <text:p text:style-name="Standard"/>
      <text:p text:style-name="P47">MK docs</text:p>
      <text:p text:style-name="Standard"><text:s text:c="4"/>* ls -l</text:p>
      <text:p text:style-name="Standard"><text:s text:c="4"/>* git blame setup.py</text:p>
      <text:p text:style-name="Standard"><text:s text:c="4"/>* git blame -L 5,15 setup.py (display line 5 to 15)</text:p>
      <text:p text:style-name="Standard"><text:s text:c="4"/>* git blame -l setup.py</text:p>
      <text:p text:style-name="Standard"><text:s text:c="4"/>* git balme setup.py ( for copy id to display)</text:p>
      <text:p text:style-name="Standard"><text:s text:c="4"/>* git log -p ad7df639 (display the changes</text:p>
      <text:p text:style-name="Standard"/>
      <text:p text:style-name="Standard"><text:s text:c="4"/></text:p>
      <text:p text:style-name="Standard"><text:s text:c="4"/></text:p>
      <text:p text:style-name="P3">👉DATABASE STRUCTURES AND MANAGEMENT WITH MYSQL</text:p>
      <text:p text:style-name="P122">WHERE clause (AND, OR, NOT):</text:p>
      <text:p text:style-name="Standard"><text:s text:c="4"/>* Used within an SQL SELECT statement to determine how data is filtered in a table.</text:p>
      <text:p text:style-name="Standard"><text:s text:c="4"/>* SELECT * FROM table_name Where condition...;</text:p>
      <text:p text:style-name="Standard"><text:s text:c="4"/>* SELECT * FROM table_name WHERE condition1 AND condition2 AND condition3...;</text:p>
      <text:p text:style-name="Standard"><text:s text:c="4"/>* SELECT * FROM table_name WHERE condition1 OR condition2 OR condition3...;</text:p>
      <text:p text:style-name="Standard"><text:s text:c="4"/>* SELECT * FROM table_name WHERE NOT condition;</text:p>
      <text:p text:style-name="Standard"><text:s text:c="4"/></text:p>
      <text:p text:style-name="Standard"><text:span text:style-name="T11">Lucky Shrub and data filtering:- </text:span><text:s text:c="3"/></text:p>
      <text:p text:style-name="Standard"><text:s text:c="4"/>* Lucky Shrub need to filter customer details using logical operators</text:p>
      <text:p text:style-name="Standard"><text:s text:c="4"/></text:p>
      <text:p text:style-name="P4">CREATE DATABASE:-</text:p>
      <text:p text:style-name="P156"><text:s text:c="4"/>CREATE DATABASE lucky_shrub;</text:p>
      <text:p text:style-name="P156"/>
      <text:p text:style-name="P13">CREATE TABLE<text:span text:style-name="T93"> </text:span><text:span text:style-name="T94">customer_purchases</text:span><text:span text:style-name="T93"> for </text:span><text:span text:style-name="T94">lucky_shrub</text:span><text:span text:style-name="T93"> database</text:span>:- <text:s text:c="4"/></text:p>
      <text:p text:style-name="Standard"><text:s text:c="4"/>CREATE TABLE customer_purchases( CustomerID INT, <text:s/>CustomerName VARCHAR(100), <text:s/>Location VARCHAR(255), <text:s/>Purchases NUMERIC(8,2), PRIMARY KEY(CustomerID));</text:p>
      <text:p text:style-name="Standard"><text:s text:c="4"/></text:p>
      <text:p text:style-name="P92">INSERT <text:span text:style-name="T16">Values:-</text:span></text:p>
      <text:p text:style-name="Standard"><text:s text:c="4"/>INSERT INTO customer_purchases(CustomerID, CustomerName, Location, Purchases) VALUES(1, "Takashi", "Graham County", 1500), (2, "Jane Murphy", "Pinal County", 1750), (3, "Laurina Delgado", "Santa Cruz County", 1000), (4, "Benjamin Clauss", "Gila County", 2500), (5, "Altay Ayhan", "Cochise County", 2000), (6, "Greta Galkina", "Mohave County", 500), (7, "Julie Marr", "Gila County", 2250);</text:p>
      <text:p text:style-name="Standard"><text:s text:c="4"/></text:p>
      <text:p text:style-name="P122">AND:-</text:p>
      <text:p text:style-name="Standard"><text:s text:c="4"/>SELECT * FROM customer_purchases WHERE Purchases &gt; 2000 AND Location = 'Gila County';</text:p>
      <text:p text:style-name="Standard"><text:s text:c="4"/></text:p>
      <text:p text:style-name="P122">OR:-</text:p>
      <text:p text:style-name="Standard"><text:s text:c="4"/>SELECT * FROM customer_purchases WHERE Location = 'Gila County' OR Location = 'Santa Cruz County';</text:p>
      <text:p text:style-name="Standard"><text:s text:c="4"/></text:p>
      <text:p text:style-name="P122">NOT:-</text:p>
      <text:p text:style-name="Standard"><text:soft-page-break/><text:s text:c="4"/>SELECT * FROM customer_purchases WHERE NOT (Location = 'Gila County' OR Location = 'Santa Cruz County');</text:p>
      <text:p text:style-name="Standard"><text:s text:c="5"/></text:p>
      <text:p text:style-name="P122">Filtering data using IN, BETWEEN and LIKE logical operators:-</text:p>
      <text:p text:style-name="P122">IN operator:-</text:p>
      <text:p text:style-name="Standard"><text:s text:c="4"/>SELECT * FROM table_name WHERE column_name IN(value1, value2, ...);</text:p>
      <text:p text:style-name="Standard"><text:s text:c="4"/>SELECT * FROM customer_purchases WHERE location IN('Gila County', 'Santa Cruz County');</text:p>
      <text:p text:style-name="Standard"><text:s text:c="4"/></text:p>
      <text:p text:style-name="P122">BETWEEN operator:-</text:p>
      <text:p text:style-name="Standard"><text:s text:c="4"/>SELECT * FROM table_name WHERE column_name BETWEEN value1(start value) AND value2(end value);</text:p>
      <text:p text:style-name="Standard"><text:s text:c="4"/>SELECT * FROM customer_purchases WHERE Purchases BETWEEN 1000 AND 2000;</text:p>
      <text:p text:style-name="Standard"><text:s text:c="4"/></text:p>
      <text:p text:style-name="P122">LIKE operator:-</text:p>
      <text:p text:style-name="Standard"><text:s text:c="4"/>SELECT * FROM table_name WHERE column_name LIKE pattern;</text:p>
      <text:p text:style-name="Standard"><text:s text:c="8"/></text:p>
      <text:p text:style-name="P47">Percent sign</text:p>
      <text:p text:style-name="Standard"><text:s text:c="4"/>Represents zero, one or multiple characters</text:p>
      <text:p text:style-name="Standard"><text:s text:c="4"/></text:p>
      <text:p text:style-name="P47">Underscore sign</text:p>
      <text:p text:style-name="Standard"><text:s text:c="4"/>Represents one single character</text:p>
      <text:p text:style-name="Standard"/>
      <text:p text:style-name="P122">LIKE operator:-</text:p>
      <text:p text:style-name="Standard"><text:s text:c="4"/>SELECT * FROM table_name WHERE column_name LIKE 'g _ _ %';</text:p>
      <text:p text:style-name="Standard"><text:s text:c="4"/>SELECT * FROM customer_purchases WHERE Location LIKE 'g__%';</text:p>
      <text:p text:style-name="Standard"><text:s text:c="4"/></text:p>
      <text:p text:style-name="P47">MySQL Aliases(Joining tables):-</text:p>
      <text:p text:style-name="Standard"><text:s text:c="4"/>SQL aliases (Provide temporary names within the database for ease-of-use)</text:p>
      <text:p text:style-name="Standard"><text:s text:c="4"/>Renaming(Rename tables or columns.)</text:p>
      <text:p text:style-name="Standard"><text:s text:c="4"/>Function(Combine column outputs using concatination function.</text:p>
      <text:p text:style-name="Standard"><text:s text:c="4"/>Multiple tables(Use n alias to crate distinct table names)</text:p>
      <text:p text:style-name="Standard"><text:s text:c="4"/></text:p>
      <text:p text:style-name="P122">Renaming tables and columns:-</text:p>
      <text:p text:style-name="Standard"><text:s text:c="4"/>SELECT column1_name AS column1_alias, column 2, column 3 FROM table_name;</text:p>
      <text:p text:style-name="Standard"><text:s text:c="4"/>SELECT column1_name AS column1_alias, column 2, column 3, column4_name AS column4_alias FROM table_name;</text:p>
      <text:p text:style-name="Standard"><text:s text:c="4"/>SELECT ClientOrderInformation AS Orders FROM ClientOrders;</text:p>
      <text:p text:style-name="Standard"><text:s text:c="4"/></text:p>
      <text:p text:style-name="P122">Functions<text:span text:style-name="T16">(CONCAT)</text:span>:-</text:p>
      <text:p text:style-name="Standard"><text:s text:c="4"/>SELECT CONCAT(column1, " ", column2) AS 'new_column_name' FROM table_name</text:p>
      <text:p text:style-name="Standard"><text:s text:c="4"/>SELECT CONCAT(first_name, " ", last_name) AS 'client_names' FROM client_details</text:p>
      <text:p text:style-name="Standard"><text:s text:c="4"/></text:p>
      <text:p text:style-name="P122">Multiple Tables:-</text:p>
      <text:p text:style-name="Standard">x --&gt; table1, y --&gt; table2</text:p>
      <text:p text:style-name="Standard"><text:s text:c="4"/>SELECT x.column1, x.column2, y.column1, y.column2 FROM table_1 AS x, table_2 AS y WHERE x.column2 &lt; 12 AND y.column2 &lt; 5;</text:p>
      <text:p text:style-name="Standard"><text:s text:c="4"/></text:p>
      <text:p text:style-name="P47">little_lemon Database:-</text:p>
      <text:p text:style-name="P12">CREATE TABLE<text:span text:style-name="T93"> Food_Orders_Delivery_Status for little_lemon database</text:span>:- <text:s text:c="4"/></text:p>
      <text:p text:style-name="Standard"><text:s text:c="4"/>CREATE TABLE Food_Orders_Delivery_Status(OrderID INT NOT NULL PRIMARY KEY, Date_food_order_placed_with_supplier DATE NOT NULL, Date_food_order_received_from_supplier DATE NOT NULL, Order_status VARCHAR(100));</text:p>
      <text:p text:style-name="Standard"><text:soft-page-break/><text:s text:c="4"/></text:p>
      <text:p text:style-name="P157"><text:span text:style-name="T18">INSERT </text:span><text:span text:style-name="T19">Values:-</text:span></text:p>
      <text:p text:style-name="Standard"><text:s text:c="4"/>INSERT INTO Food_Orders_Delivery_Status(OrderID, Date_food_order_placed_with_supplier, Date_food_order_received_from_supplier, Order_status) VALUES(1, "2022-04-05", "2022-04-05", "Deliverd"), (2, "2022-03-08", "2022-10-08", "Deliverd"), (3, "2022-05-19", NULL, "In Progress"), (4, "2022-01-10", "2022-01-15", "Deliverd");</text:p>
      <text:p text:style-name="P157"><text:s/></text:p>
      <text:p text:style-name="P129">Select table to display:-</text:p>
      <text:p text:style-name="P157"><text:s text:c="7"/>SELECT * FROM Food_Orders_Delivery_Status;</text:p>
      <text:p text:style-name="Standard"/>
      <text:p text:style-name="P122">Change the long name to short:-</text:p>
      <text:p text:style-name="Standard"><text:s text:c="4"/>SELECT OrderID, Date_food_order_placed_with_supplier AS "Order Placed Date", Date_food_order_received_from_supplier AS "Order Received Date", Order_status FROM Food_Orders_Delivery_Status;</text:p>
      <text:p text:style-name="Standard"><text:s text:c="4"/></text:p>
      <text:p text:style-name="P122">Concatination:-</text:p>
      <text:p text:style-name="Standard"><text:s text:c="4"/>SELECT CONCAT(OrderID, " ", Order_status) AS "Order Status" FROM Food_Orders_Delivery_Status;</text:p>
      <text:p text:style-name="Standard"><text:s text:c="4"/></text:p>
      <text:p text:style-name="P2">Restaurant Menu<text:span text:style-name="T17">(Create Table </text:span><text:span text:style-name="T93">Starters for little_lemon</text:span><text:span text:style-name="T17">)</text:span>:-</text:p>
      <text:p text:style-name="Standard"><text:s text:c="4"/>CREATE TABLE Starters(StarterName VARCHAR(100), Cost NUMERIC(8,2));</text:p>
      <text:p text:style-name="Standard"/>
      <text:p text:style-name="P12">Restaurant Menu<text:span text:style-name="T17">(Create Table </text:span><text:span text:style-name="T93">Courses for little_lemon</text:span><text:span text:style-name="T17">)</text:span>:-</text:p>
      <text:p text:style-name="Standard"><text:s text:c="4"/>CREATE TABLE Courses(CourseName VARCHAR(100), Cost NUMERIC(8,2));</text:p>
      <text:p text:style-name="Standard"><text:s text:c="4"/></text:p>
      <text:p text:style-name="P164">Insert Values:-</text:p>
      <text:p text:style-name="Standard"><text:s text:c="4"/>INSERT INTO Starters(StarterName, Cost) VALUES("Olives", 4.75), ("Flatbread", 5.00), ("Minestrone", 8.50), ("Tomato bread", 8.50), ("Falafel", 6.75), ("Hummus", 5.00);</text:p>
      <text:p text:style-name="Standard"><text:s text:c="4"/></text:p>
      <text:p text:style-name="Standard"><text:s text:c="4"/>INSERT INTO Courses(CourseName, Cost) VALUES("Greek salad", 15.50), ("Bean soup", 12.25), ("Pizza", 15.00), ("Carbonara", 12.50), ("Kabasa", 17.00), ("Shwarma", 11.30);</text:p>
      <text:p text:style-name="Standard"/>
      <text:p text:style-name="Standard"><text:span text:style-name="T22">Select statement with comparision operator and alias:-</text:span><text:span text:style-name="T21"> <text:s text:c="2"/></text:span><text:s/></text:p>
      <text:p text:style-name="Standard"><text:s text:c="4"/>SELECT s.StarterName, s.Cost, c.CourseName, c.Cost FROM Courses AS c, Starters AS s WHERE c.Cost &lt; 12 AND s.Cost &lt; 5;</text:p>
      <text:p text:style-name="Standard"/>
      <text:p text:style-name="P165"><text:span text:style-name="T2">CREATE TABLE</text:span><text:span text:style-name="T5"> Bookings for little_lemon database</text:span><text:span text:style-name="T2">:-</text:span> <text:s text:c="8"/></text:p>
      <text:p text:style-name="Standard"><text:s text:c="4"/>CREATE TABLE Bookings (BookingID INT NOT NULL PRIMARY KEY, BookingDate DATE NOT NULL, TableNumber INT NOT NULL, NumberOfGuests INT NOT NULL CHECK (NumberOfGuests &lt;= 8), CustomerID INT NOT NULL, FOREIGN KEY (CustomerID) REFERENCES Customers (CustomerID) ON DELETE CASCADE ON UPDATE CASCADE)</text:p>
      <text:p text:style-name="Standard"/>
      <text:p text:style-name="P302"><text:span text:style-name="T2">CREATE TABLE</text:span><text:span text:style-name="T5"> Customers for little_lemon database</text:span><text:span text:style-name="T2">:-</text:span> </text:p>
      <text:p text:style-name="Standard"><text:s text:c="4"/>CREATE TABLE Customers(CustomerID INT NOT NULL PRIMARY KEY, FullName VARCHAR(100) NOT NULL, PhoneNumber INT NOT NULL UNIQUE)</text:p>
      <text:p text:style-name="Standard"><text:s text:c="4"/></text:p>
      <text:p text:style-name="P47">Introduction to MYSQL Joins(Joining tables):-</text:p>
      <text:p text:style-name="P47">3 Tables from lucky_shrub database use JOINS :-</text:p>
      <text:p text:style-name="Standard"><text:s text:c="4"/>* Customers</text:p>
      <text:p text:style-name="Standard"><text:s text:c="4"/>* Orders</text:p>
      <text:p text:style-name="Standard"><text:s text:c="4"/>* Products</text:p>
      <text:p text:style-name="Standard"/>
      <text:p text:style-name="P47">SQL JOIN clause:-</text:p>
      <text:p text:style-name="Standard"><text:soft-page-break/><text:s text:c="4"/>* Query data based on common column between two target tables.</text:p>
      <text:p text:style-name="Standard"><text:s text:c="4"/>* Customer ID (Column common to both the Customers and Orders tables</text:p>
      <text:p text:style-name="Standard"><text:s text:c="4"/>* Product ID (Column common to both the Orders and Products tables.</text:p>
      <text:p text:style-name="Standard"><text:s text:c="4"/>* Inner Join(Extracts or selects records of data that have matching values in both tables.)</text:p>
      <text:p text:style-name="Standard"><text:s text:c="4"/>* Left Join(Extracts or selects records of data from left table and matching records from right table.)</text:p>
      <text:p text:style-name="Standard"><text:s text:c="4"/>* Right Join(Extracts or selects records of data from right table, and matching records from left table.)</text:p>
      <text:p text:style-name="Standard">* Self Join(A table is joined with itself to retrive info that exists in the same table.)</text:p>
      <text:p text:style-name="P47"/>
      <text:p text:style-name="Standard"><text:span text:style-name="T11">Inner Join:-</text:span> <text:s text:c="13"/>Inner Join</text:p>
      <text:p text:style-name="Standard"><text:s text:c="22"/>~~~~~~~~~ ~ ~~~~~~~~~</text:p>
      <text:p text:style-name="Standard"><text:s text:c="17"/>~ <text:s text:c="15"/>~ ~~~ ~ <text:s text:c="13"/>~</text:p>
      <text:p text:style-name="P165"><text:s/>Left <text:s text:c="6"/>~ <text:s text:c="16"/>~ ~~~~~ ~ <text:s text:c="11"/>~ <text:s/>Right table</text:p>
      <text:p text:style-name="P165"><text:s/>table <text:s text:c="4"/>~ <text:s text:c="13"/>~ Matching~ <text:s text:c="13"/>~ <text:s/>(Table 2)</text:p>
      <text:p text:style-name="P165">(Table1)~ <text:s text:c="12"/>~ ~values ~ <text:s text:c="16"/>~</text:p>
      <text:p text:style-name="Standard"><text:s text:c="16"/>~ <text:s text:c="12"/>~ ~~~~~ ~ <text:s text:c="13"/>~</text:p>
      <text:p text:style-name="Standard"><text:s text:c="18"/>~ <text:s text:c="7"/>~ ~~~ ~ <text:s text:c="17"/>~</text:p>
      <text:p text:style-name="Standard"><text:s text:c="23"/>~ ~~~~~~~~ <text:s/>~ ~~~~~~~~~</text:p>
      <text:p text:style-name="Standard"><text:s text:c="13"/></text:p>
      <text:p text:style-name="Standard"><text:s text:c="13"/>Lucky Shrub Inner Join</text:p>
      <text:p text:style-name="Standard"><text:s text:c="14"/>~~~~~~~~~ ~ ~~~~~~~~~</text:p>
      <text:p text:style-name="Standard"><text:s text:c="12"/>~ <text:s text:c="7"/>~ ~~~ ~ <text:s text:c="7"/>~</text:p>
      <text:p text:style-name="Standard"><text:s/>Clients <text:s text:c="2"/>~ <text:s text:c="7"/>~ ~Cl1~ ~ <text:s text:c="7"/>~ <text:s/>Orders table</text:p>
      <text:p text:style-name="Standard"><text:s/>table <text:s text:c="3"/>~ <text:s text:c="7"/>~ ~~Cl2~~ ~ <text:s text:c="7"/>~ <text:s/>(Table 2)</text:p>
      <text:p text:style-name="Standard"><text:s/>(Table 1)~ <text:s text:c="7"/>~ ~~Cl4~~ ~ <text:s text:c="7"/>~</text:p>
      <text:p text:style-name="Standard"><text:s text:c="11"/>~ <text:s text:c="7"/>~ ~Cl6~ ~ <text:s text:c="7"/>~</text:p>
      <text:p text:style-name="Standard"><text:s text:c="12"/>~ <text:s text:c="7"/>~ ~~~ ~ <text:s text:c="7"/>~</text:p>
      <text:p text:style-name="Standard"><text:s text:c="13"/>~~~~~~~~~ <text:s/>~ ~~~~~~~~~</text:p>
      <text:p text:style-name="Standard"><text:s text:c="20"/>Client ID</text:p>
      <text:p text:style-name="Standard"/>
      <text:p text:style-name="P122">Inner Join:-</text:p>
      <text:p text:style-name="Standard"><text:s text:c="4"/>* SELECT table1_name.column_name FROM tabble1_name INNER JOIN table2_name ON table1.column_name = table2.column_name;</text:p>
      <text:p text:style-name="Standard"><text:s text:c="13"/></text:p>
      <text:p text:style-name="P47">Left Join:-</text:p>
      <text:p text:style-name="Standard"><text:s text:c="20"/>Left Join</text:p>
      <text:p text:style-name="Standard"><text:s text:c="14"/>~~~~~~~~~ ~ ~~~~~~~~~</text:p>
      <text:p text:style-name="Standard"><text:s text:c="12"/>~ ~~~~~~ ~ ~~~ ~ <text:s text:c="7"/>~</text:p>
      <text:p text:style-name="Standard"><text:s/>Left <text:s text:c="5"/>~ ~~~~~~ ~ ~~~~~ ~ <text:s text:c="7"/>~ <text:s/>Right table</text:p>
      <text:p text:style-name="Standard"><text:s/>table <text:s text:c="3"/>~ Matching~Matching~ <text:s text:c="7"/>~ <text:s/>(Table 2)</text:p>
      <text:p text:style-name="Standard"><text:s/>(Table 1)~ values ~ values~ ~ <text:s text:c="7"/>~</text:p>
      <text:p text:style-name="Standard"><text:s text:c="11"/>~ ~~~~~~ ~ ~~~~~ ~ <text:s text:c="7"/>~</text:p>
      <text:p text:style-name="Standard"><text:s text:c="12"/>~ ~~~~~~ ~ ~~~ ~ <text:s text:c="7"/>~</text:p>
      <text:p text:style-name="Standard"><text:s text:c="13"/>~~~~~~~~~ <text:s/>~ ~~~~~~~~~</text:p>
      <text:p text:style-name="Standard"><text:s text:c="13"/></text:p>
      <text:p text:style-name="Standard"><text:s text:c="13"/>Lucky Shrub Left Join</text:p>
      <text:p text:style-name="Standard"><text:s text:c="14"/>~~~~~~~~~ ~ ~~~~~~~~~</text:p>
      <text:p text:style-name="Standard"><text:s text:c="12"/>~ ~~~~~~ ~ ~~~ ~ <text:s text:c="7"/>~</text:p>
      <text:p text:style-name="Standard"><text:s/>Clients <text:s text:c="2"/>~ ~~~~~~ ~ ~Cl1~ ~ <text:s text:c="7"/>~ <text:s/>Orders table</text:p>
      <text:p text:style-name="Standard"><text:s/>table <text:s text:c="3"/>~ ~Cl3~~ ~ ~~Cl2~~ ~ <text:s text:c="7"/>~ <text:s/>(Table 2)</text:p>
      <text:p text:style-name="Standard"><text:s/>(Table 1)~ ~Cl5~~ ~ ~~Cl4~~ ~ <text:s text:c="7"/>~</text:p>
      <text:p text:style-name="Standard"><text:s text:c="11"/>~ ~~~~~~ ~ ~Cl6~ ~ <text:s text:c="7"/>~</text:p>
      <text:p text:style-name="Standard"><text:s text:c="12"/>~ ~~~~~~ ~ ~~~ ~ <text:s text:c="7"/>~</text:p>
      <text:p text:style-name="Standard"><text:soft-page-break/><text:s text:c="13"/>~~~~~~~~~ <text:s/>~ ~~~~~~~~~</text:p>
      <text:p text:style-name="Standard"><text:s text:c="20"/>Client ID <text:s text:c="7"/></text:p>
      <text:p text:style-name="Standard"><text:s text:c="20"/></text:p>
      <text:p text:style-name="P122">Left Join:-</text:p>
      <text:p text:style-name="Standard"><text:s text:c="4"/>SELECT table1alias.column1name AS "column 1 new name", table1alias.column2name AS "column 2 new name", table2alias.column1name AS "column 1 new name", table2alias.column2name FROM table1name AS table1alias LEFT JOIN table2name AS tatble2alias ON table1alias.column1name = table2alias.column1name;</text:p>
      <text:p text:style-name="Standard"/>
      <text:p text:style-name="Standard"><text:span text:style-name="T11">Right Join:-</text:span> <text:s text:c="5"/>Right Join</text:p>
      <text:p text:style-name="Standard"><text:s text:c="14"/>~~~~~~~~~ ~ ~~~~~~~~~</text:p>
      <text:p text:style-name="Standard"><text:s text:c="12"/>~ <text:s text:c="7"/>~ ~~~ ~ ~~~~~~ ~</text:p>
      <text:p text:style-name="Standard"><text:s/>Left <text:s text:c="5"/>~ <text:s text:c="7"/>~ ~~~~~ ~ ~~~~~~ ~ <text:s/>Right table</text:p>
      <text:p text:style-name="Standard"><text:s/>table <text:s text:c="3"/>~ <text:s text:c="7"/>~ Matching~Matching~ <text:s/>(Table 2)</text:p>
      <text:p text:style-name="Standard"><text:s/>(Table 1)~ <text:s text:c="7"/>~ values~ ~ values ~</text:p>
      <text:p text:style-name="Standard"><text:s text:c="11"/>~ <text:s text:c="7"/>~ ~~~~~ ~ ~~~~~~ ~</text:p>
      <text:p text:style-name="Standard"><text:s text:c="12"/>~ <text:s text:c="7"/>~ ~~~ ~ ~~~~~~ ~</text:p>
      <text:p text:style-name="Standard"><text:s text:c="13"/>~~~~~~~~~ <text:s/>~ ~~~~~~~~~</text:p>
      <text:p text:style-name="Standard"><text:s text:c="12"/></text:p>
      <text:p text:style-name="Standard"><text:s text:c="13"/>Lucky Shrub Right Join</text:p>
      <text:p text:style-name="Standard"><text:s text:c="14"/>~~~~~~~~~ ~ ~~~~~~~~~</text:p>
      <text:p text:style-name="Standard"><text:s text:c="12"/>~ <text:s text:c="7"/>~ ~~~ ~ ~~~~~~ ~</text:p>
      <text:p text:style-name="Standard"><text:s/>Orders <text:s text:c="3"/>~ <text:s text:c="7"/>~ ~P1~~ ~ ~~~~~~ ~ <text:s/>Products table</text:p>
      <text:p text:style-name="Standard"><text:s/>table <text:s text:c="3"/>~ <text:s text:c="7"/>~ ~~P2~~ ~ ~~P3~~~ ~ <text:s/>(Table 2)</text:p>
      <text:p text:style-name="Standard"><text:s/>(Table 1)~ <text:s text:c="7"/>~ ~~P4~~ ~ ~~P5~~~ ~</text:p>
      <text:p text:style-name="Standard"><text:s text:c="11"/>~ <text:s text:c="7"/>~ ~P6~~ ~ ~~~~~~ ~</text:p>
      <text:p text:style-name="Standard"><text:s text:c="12"/>~ <text:s text:c="7"/>~ ~~~ ~ ~~~~~~ ~</text:p>
      <text:p text:style-name="Standard"><text:s text:c="13"/>~~~~~~~~~ <text:s/>~ ~~~~~~~~~</text:p>
      <text:p text:style-name="Standard"><text:s text:c="20"/>Product ID</text:p>
      <text:p text:style-name="P122">Right Join:-</text:p>
      <text:p text:style-name="Standard"><text:s text:c="4"/>SELECT table1alias.column1name AS "column 1 new name", table1alias.column2name AS "column 2 new name", table2alias.column1name AS "column 1 new name", table2alias.column2name FROM table1name AS table1alias RIGHT JOIN table2name AS tatble2alias ON table1alias.column1name = table2alias.column1name; <text:s text:c="3"/></text:p>
      <text:p text:style-name="Standard"><text:s text:c="4"/></text:p>
      <text:p text:style-name="Standard"><text:span text:style-name="T11">Self Join:-</text:span> <text:s text:c="8"/>Self Join</text:p>
      <text:p text:style-name="Standard"><text:s text:c="14"/>~~~~~~~~~ ~ ~~~~~~~~~</text:p>
      <text:p text:style-name="Standard"><text:s text:c="12"/>~ ~~~~~~ ~ ~~~ ~ ~~~~~~ ~</text:p>
      <text:p text:style-name="Standard"><text:s/>Left <text:s text:c="5"/>~ ~~~~~~ ~ ~~~~~ ~ ~~~~~~ ~ <text:s/>Right table</text:p>
      <text:p text:style-name="Standard"><text:s/>table <text:s text:c="3"/>~ ~~~~~~ ~ ~~~~~~~ ~ ~~~~~~ ~ <text:s/>(Table 2)</text:p>
      <text:p text:style-name="Standard"><text:s/>(Table 1)~ ~~~~~~ ~ ~~~~~~~ ~ ~~~~~~ ~</text:p>
      <text:p text:style-name="Standard"><text:s text:c="11"/>~ ~~~~~~ ~ ~~~~~ ~ ~~~~~~ ~</text:p>
      <text:p text:style-name="Standard"><text:s text:c="12"/>~ ~~~~~~ ~ ~~~ ~ ~~~~~~ ~</text:p>
      <text:p text:style-name="Standard"><text:s text:c="13"/>~~~~~~~~~ <text:s/>~ ~~~~~~~~~</text:p>
      <text:p text:style-name="Standard"><text:s text:c="20"/>Product ID</text:p>
      <text:p text:style-name="Standard"><text:s text:c="13"/></text:p>
      <text:p text:style-name="Standard"><text:s text:c="13"/>Lucky Shrub Self Join</text:p>
      <text:p text:style-name="Standard"><text:s text:c="14"/>~~~~~~~~~ ~ ~~~~~~~~~</text:p>
      <text:p text:style-name="Standard"><text:s text:c="12"/>~ ~~~~~~ ~ ~~~ ~ ~~~~~~ ~</text:p>
      <text:p text:style-name="Standard"><text:s/>Staff <text:s text:c="4"/>~ ~~~~~~ ~ ~~~~~ ~ ~~~~~~ ~ <text:s/>Staff table</text:p>
      <text:p text:style-name="Standard"><text:s/>table <text:s text:c="3"/>~ ~~~~~~ ~ ~~~~~~ ~ ~~~~~~~ ~ <text:s/></text:p>
      <text:p text:style-name="Standard"><text:s text:c="10"/>~ ~~~~~~ ~ ~~~~~~ ~ ~~~~~~~ ~</text:p>
      <text:p text:style-name="Standard"><text:s text:c="11"/>~ ~~~~~~ ~ ~~~~~ ~ ~~~~~~ ~</text:p>
      <text:p text:style-name="Standard"><text:s text:c="12"/>~ ~~~~~~ ~ ~~~ ~ ~~~~~~ ~</text:p>
      <text:p text:style-name="Standard"><text:soft-page-break/><text:s text:c="13"/>~~~~~~~~~ <text:s/>~ ~~~~~~~~~</text:p>
      <text:p text:style-name="Standard"><text:s text:c="20"/>Product ID</text:p>
      <text:p text:style-name="P130">Self Join:-</text:p>
      <text:p text:style-name="P166"><text:s text:c="4"/>SELECT table1name.column1_name AS "alias", table2name.column1_name AS "alias", FROM tablename AS table1name INNER JOIN table AS table2name ON table1name.column_name = table2name.column_name; <text:s text:c="3"/></text:p>
      <text:p text:style-name="Standard"><text:s text:c="4"/></text:p>
      <text:p text:style-name="P12"><text:span text:style-name="T35">Create Table </text:span><text:span text:style-name="T93">Addresses for lucky_shrub database</text:span><text:span text:style-name="T35">:-</text:span> <text:s text:c="2"/></text:p>
      <text:p text:style-name="Standard"><text:s text:c="4"/>CREATE TABLE Addresses(AddressID INT PRIMARY KEY, Street VARCHAR(255), County VARCHAR(100))</text:p>
      <text:p text:style-name="Standard"><text:s text:c="4"/></text:p>
      <text:p text:style-name="P12"><text:span text:style-name="T35">Create Table </text:span><text:span text:style-name="T93">Clients for lucky_shrub database</text:span><text:span text:style-name="T35">:-</text:span> <text:s text:c="2"/></text:p>
      <text:p text:style-name="Standard"><text:s text:c="4"/>CREATE TABLE Clients (ClientID VARCHAR(10) NOT NULL PRIMARY KEY, FullName VARCHAR(100), ContactNumber INT, Address VARCHAR(255));</text:p>
      <text:p text:style-name="Standard"><text:s text:c="4"/></text:p>
      <text:p text:style-name="P159">Insert Values:-</text:p>
      <text:p text:style-name="Standard"><text:s text:c="4"/>INSERT INTO Clients(ClientID, FullName, ContactNumber, Address) VALUES("Cl1", "Takashi Ito", 351786345, "724 Greenway Drive"), ("Cl2", "Jane Murphy", 351567243, "102 Sycamore Lane"), ("Cl3", "Laurina Delgado", 351342597, "291 Oak Wood Avenue"), ("Cl4", "Benjamin Clauss", 351342509, "831 Beechwood Terrace"), ("Cl5", "Altay Ayhan", 351208983, "755 Palm Tree Hilla"), ("Cl6", "Greta Galkina", 351298755, "831 Beachwood Terrace");</text:p>
      <text:p text:style-name="P166"><text:s/></text:p>
      <text:p text:style-name="P5"><text:span text:style-name="T35">Create Table </text:span><text:span text:style-name="T93">Orders for lucky_shrub database</text:span><text:span text:style-name="T35">:-</text:span> <text:s text:c="2"/></text:p>
      <text:p text:style-name="Standard"><text:s text:c="4"/>CREATE TABLE Orders1 (OrderID INT NOT NULL PRIMARY KEY, ClientID VARCHAR(10), FOREIGN KEY(ClientID) REFERENCES Clients(ClientID), ProductID VARCHAR(10), FOREIGN KEY(ProductID) REFERENCES Products(ProductID), Quantity INT, Cost DECIMAL(6,2)) ;</text:p>
      <text:p text:style-name="Standard"/>
      <text:p text:style-name="P166"><text:span text:style-name="T37">Insert Values:-</text:span> <text:s text:c="3"/></text:p>
      <text:p text:style-name="Standard"><text:s text:c="4"/>INSERT INTO Orders(OrderID, ClientID, ProductID, Quantity, Cost) VALUES(1, "Cl1", 'P1', 10, 500.00), (2, "Cl2", 'P2', 5, 100.00), (3, "Cl3", 'P3', 20, 800.00), (4, "Cl4", 'P4', 15, 150.00), (5, "Cl3", 'P3', 10, 450.00), (6, "Cl2", 'P2', 5, 800.00), (7, "Cl1", 'P4', 22, 1200.00), (8, "Cl1", 'P1', 15, 150.00);</text:p>
      <text:p text:style-name="Standard"><text:s text:c="4"/></text:p>
      <text:p text:style-name="P122">Inner Join:-</text:p>
      <text:p text:style-name="Standard"><text:s text:c="4"/>SELECT Clients.FullName FROM Clients INNER JOIN Orders ON Clients.ClientID = Orders.ClientID;</text:p>
      <text:p text:style-name="Standard"><text:s text:c="4"/></text:p>
      <text:p text:style-name="Standard"><text:s text:c="4"/>SELECT Clients.ClientID, Clients.FullName AS "Full name", Clients.ContactNumber AS "Phone nummber", Orders.ProductID AS "Product code", Orders.Quantity AS "Item quantity", Orders.Cost FROM Clients INNER JOIN Orders ON Clients.ClientID = Orders.ClientID;</text:p>
      <text:p text:style-name="Standard"><text:s text:c="4"/></text:p>
      <text:p text:style-name="P122">Left and Right Join:-</text:p>
      <text:p text:style-name="Standard"><text:s text:c="4"/>SELECT c.ClientID AS "Client ID", c.FullName AS "Full name", o.OrderID AS "Order ID", o.Quantity, o.Cost FROM Clients AS c LEFT JOIN Orders AS o ON c.ClientID = o.ClientID;</text:p>
      <text:p text:style-name="Standard"><text:s text:c="4"/></text:p>
      <text:p text:style-name="Standard"><text:s text:c="4"/>SELECT c.ClientID AS "Client ID", c.FullName AS "Full name", o.OrderID AS "Order ID", o.Quantity, o.Cost FROM Clients AS c RIGHT JOIN Orders AS o ON c.ClientID = o.ClientID;</text:p>
      <text:p text:style-name="Standard"/>
      <text:p text:style-name="P6">Create Table <text:span text:style-name="T92">Employees for lucky_shrub </text:span><text:span text:style-name="T93">database</text:span>:-</text:p>
      <text:p text:style-name="Standard"><text:s text:c="4"/>CREATE TABLE Employees(EmployeeID INT NOT NULL PRIMARY KEY, FullName VARCHAR(100), JobTitle VARCHAR(50), Country VARCHAR(100), LineManagerID INT FOREIGN KEY);</text:p>
      <text:p text:style-name="P166"><text:s text:c="5"/></text:p>
      <text:p text:style-name="P166"><text:span text:style-name="T37">Insert Values:-</text:span><text:span text:style-name="T36"> <text:s/></text:span><text:s text:c="4"/></text:p>
      <text:p text:style-name="Standard"><text:s text:c="4"/>INSERT INTO Employees(EmployeeID, FullName, JobTitle, Country, LineManagerID) VALUES(1, "Seamus Hogan", "Manager", "Pinal County", 3), (2, "Thomas Eriksson", "Assistant", "Pinal County", 1), (3, <text:soft-page-break/>"Simon Tolo", "Head Chef", "Gila County", 3), (4, "Francesca Soffia", "Assistant", "Cochise County", 1), (5, "Emily Sierra", "Accountant", "Cochise County", 1), (6, "Greta Galkina", "Accountant", "Cochise County", 3);</text:p>
      <text:p text:style-name="Standard"><text:s text:c="4"/></text:p>
      <text:p text:style-name="P122">Self Join:-</text:p>
      <text:p text:style-name="Standard"><text:s text:c="4"/>SELECT e1.FullName AS "Line Manager", e2.FullName AS "Employee" FROM Employees AS e1 INNER JOIN Employees AS e2 ON e1.EmployeeID = e2.LineManagerID;</text:p>
      <text:p text:style-name="Standard"><text:s text:c="4"/></text:p>
      <text:p text:style-name="P47">MySQL UNION operator(Joining tables):-</text:p>
      <text:p text:style-name="P47">UNION opeerator:-</text:p>
      <text:p text:style-name="Standard">* Combines results sets from multiple statements in the same query.</text:p>
      <text:p text:style-name="Standard"/>
      <text:p text:style-name="P122"><text:s/><text:span text:style-name="T40">Select Values From two tables:-</text:span></text:p>
      <text:p text:style-name="Standard"><text:s text:c="7"/>SELECT column1, column2 FROM table1 UNION SELECT column1, column2 FROM table2;</text:p>
      <text:p text:style-name="Standard"><text:s text:c="4"/></text:p>
      <text:p text:style-name="Standard"><text:s text:c="7"/>SELECT column1, column2 FROM table1 UNION ALL SELECT column1, column2 FROM table2;</text:p>
      <text:p text:style-name="Standard"><text:s/></text:p>
      <text:p text:style-name="P7">Create Table <text:span text:style-name="T92">LegacyClients for lucky_shrub </text:span><text:span text:style-name="T93">database</text:span>:-</text:p>
      <text:p text:style-name="Standard"><text:s text:c="5"/>CREATE TABLE LegacyClients (ClientID VARCHAR(10) NOT NULL PRIMARY KEY, FullName VARCHAR(100), ContactNumber INT, Location VARCHAR(255));</text:p>
      <text:p text:style-name="Standard"><text:s text:c="5"/></text:p>
      <text:p text:style-name="P161">Insert Values</text:p>
      <text:p text:style-name="Standard"><text:s text:c="6"/>INSERT INTO LegacyClients(ClientID, FullName, ContactNumber, Location) VALUES("Cl1", "Takashi Ito", 351786345, "Graham County"), ("Cl2", "Jane Murphy", 351567243, "Pinal County"), ("Cl3", "Laurina Delgado", 351342597, "Santa Cruz County"), ("Cl4", "Mike Edwards", 351342509, "Gila County"), ("Cl5", "Julia Marr", 351208741, "Cochise County");</text:p>
      <text:p text:style-name="P167"><text:s/></text:p>
      <text:p text:style-name="P167"><text:span text:style-name="T3">Create Table </text:span><text:span text:style-name="T4">CurrentClients for lucky_shrub </text:span><text:span text:style-name="T5">database</text:span><text:span text:style-name="T3">:-</text:span> <text:s text:c="4"/></text:p>
      <text:p text:style-name="Standard"><text:s text:c="6"/>CREATE TABLE CurrentClients (ClientID VARCHAR(10) NOT NULL PRIMARY KEY, FullName VARCHAR(100), ContactNumber INT, Location VARCHAR(255));</text:p>
      <text:p text:style-name="P167"><text:s text:c="2"/></text:p>
      <text:p text:style-name="P167"><text:span text:style-name="T38">Insert Values</text:span> <text:s text:c="2"/></text:p>
      <text:p text:style-name="Standard"><text:s text:c="6"/>INSERT INTO CurrentClients(ClientID, FullName, ContactNumber, Location) VALUES("Cl01", "Benjamin Clauss", 351854758, "Graham County"), ("Cl02", "Altay Ayhan", 351963258, "Pinal County"), ("Cl03", "Greta Galkina", 351784512, "Santa Cruz County"), ("Cl04", "Julia Marr", 351854125, "Cochise County"), ("Cl05", "Karl Murry", 351314658, "Gila County");</text:p>
      <text:p text:style-name="Standard"><text:s text:c="6"/></text:p>
      <text:p text:style-name="P122">UNION operator:-</text:p>
      <text:p text:style-name="Standard"><text:s text:c="4"/>SELECT FullName, Location FROM CurrentClients UNION SELECT FullName, Location FROM LegacyClients;</text:p>
      <text:p text:style-name="Standard"><text:s text:c="4"/></text:p>
      <text:p text:style-name="Standard"><text:s text:c="4"/>SELECT FullName, Location FROM CurrentClients UNION ALL SELECT FullName, Location FROM LegacyClients;</text:p>
      <text:p text:style-name="Standard"><text:s text:c="4"/></text:p>
      <text:p text:style-name="P47">MySQL GROUP BY(Grouping data);-</text:p>
      <text:p text:style-name="P47">GROUP BY:-</text:p>
      <text:p text:style-name="Standard"><text:s text:c="4"/>* Groups rows in a table based on given columns, into summary rows, or subgroups.</text:p>
      <text:p text:style-name="Standard"><text:s text:c="4"/></text:p>
      <text:p text:style-name="P123">Group by syntax:-</text:p>
      <text:p text:style-name="Standard"><text:s text:c="4"/>* SELECT column1_name, column2_name FROM table_name GROUP BY column1_name, column2_name;</text:p>
      <text:p text:style-name="Standard"><text:s text:c="4"/></text:p>
      <text:p text:style-name="Standard"><text:s text:c="4"/>* SELECT column1_name, column2_name FROM table_name WHERE filter_condition GROUP BY column1_name, column2_name;</text:p>
      <text:p text:style-name="Standard"><text:soft-page-break/><text:s text:c="4"/></text:p>
      <text:p text:style-name="Standard">Aggregate function:-</text:p>
      <text:p text:style-name="Standard">-------------------</text:p>
      <text:p text:style-name="Standard"><text:s text:c="4"/>* SUM()</text:p>
      <text:p text:style-name="Standard"><text:s text:c="4"/>* AVERAGE()</text:p>
      <text:p text:style-name="Standard"><text:s text:c="4"/>* MAX()</text:p>
      <text:p text:style-name="Standard"><text:s text:c="4"/>* MIN()</text:p>
      <text:p text:style-name="Standard"><text:s text:c="4"/>* COUNT()</text:p>
      <text:p text:style-name="Standard"><text:s text:c="4"/></text:p>
      <text:p text:style-name="P168"><text:span text:style-name="T21"><text:s/>GROUP BY syntax with aggregate function:- <text:s text:c="2"/></text:span><text:s/></text:p>
      <text:p text:style-name="P167"><text:s text:c="4"/>* SELECT column1, column2, column3 MAX(column1) FROM table_name GROUP BY column1, column2, column3;</text:p>
      <text:p text:style-name="Standard"><text:s text:c="4"/>* SELECT Department, SUM(orderTotal) FROM orders GROUP BY Department;</text:p>
      <text:p text:style-name="Standard"><text:s text:c="4"/></text:p>
      <text:p text:style-name="P7">Create Table <text:span text:style-name="T92">orders for lucky_shrub </text:span><text:span text:style-name="T93">database</text:span>:-</text:p>
      <text:p text:style-name="Standard"><text:s text:c="4"/>CREATE TABLE orders(OrderID INT NOT NULL, Department VARCHAR(100), OrderDate DATE, OrderQty INT, OrderTotal Decimal(8,2), PRIMARY KEY(OrderID));</text:p>
      <text:p text:style-name="P167"><text:s/></text:p>
      <text:p text:style-name="P162"><text:span text:style-name="T40">Insert Values:-</text:span> <text:s text:c="2"/></text:p>
      <text:p text:style-name="Standard"><text:s text:c="4"/>INSERT INTO orders(OrderID, Department, OrderDate, OrderQty, OrderTotal) VALUES(1, "Lawn Care", "2022-05-05", 12, 500), (2, "Decking", "2022-05-22", 150, 1450), (3, "Compost and Stones", "2022-05-27", 20, 780), (4, "Trees and Shrubs", "2022-06-01", 15, 400), (5, "Garden Decor", "2022-06-10", 2, 1250 ), (6, "Lawn Care", "2022-06-10", 12, 500), (7, "Decking", "2022-06-25", 150, 1450), (8, "Compost and Stones", "2022-05-29", 20, 780), (9, "Trees and Shrubs", "2022-06-10", 15, 400), (10, "Garden Decor", "2022-06-10", 2, 1250), (11, "Lawn Care", "2022-06-25", 10, 400), (12, "Decking", "2022-06-25", 100, 1400), (13, "Compost and Stones", "2022-05-30", 15, 700), (14, "Trees and Shrubs", "2022-06-15", 10, 300), (15, "Garden Decor", "2022-06-11", 2, 1250), (16, "Lawn Care", "2022-06-10", 12, 500), (17, "Decking", "2022-06-25", 150, 1450), (18, "Trees and Shrubs", "2022-06-10", 15, 400), (19, "Lawn Care", "2022-06-10", 12, 500), (20, "Decking", "2022-06-25", 150, 1450), (21, "Decking", "2022-06-25", 150, 1450);</text:p>
      <text:p text:style-name="Standard"><text:s text:c="4"/></text:p>
      <text:p text:style-name="P122">Aggregate and GROUP BY:-</text:p>
      <text:p text:style-name="Standard"><text:s text:c="4"/>* SELECT Department FROM orders GROUP BY Department;</text:p>
      <text:p text:style-name="Standard"><text:s text:c="4"/></text:p>
      <text:p text:style-name="Standard"><text:s text:c="4"/>* SELECT Department, COUNT(Department) FROM orders GROUP BY Department;</text:p>
      <text:p text:style-name="Standard"><text:s text:c="4"/></text:p>
      <text:p text:style-name="Standard"><text:s text:c="4"/>* SELECT Department, SUM(orderTotal) FROM orders GROUP BY Department;</text:p>
      <text:p text:style-name="Standard"><text:s text:c="4"/></text:p>
      <text:p text:style-name="Standard"><text:s text:c="4"/>* SELECT Department, MIN(orderQty) FROM orders GROUP BY Department;</text:p>
      <text:p text:style-name="Standard"><text:s text:c="4"/></text:p>
      <text:p text:style-name="Standard"><text:s text:c="4"/>* SELECT Department, AVG(orderTotal) FROM orders GROUP BY Department;</text:p>
      <text:p text:style-name="Standard"/>
      <text:p text:style-name="P122">MySQL HAVING clause:-</text:p>
      <text:p text:style-name="Standard"><text:s text:c="4"/>* Specifies a filter condition for groups of rows or aggregates</text:p>
      <text:p text:style-name="Standard"><text:s text:c="4"/></text:p>
      <text:p text:style-name="Standard"><text:s text:c="4"/>* SELECT column1, column2, column3 FROM table_name WHERE filter_condition GROUP BY group_by_column_or_expression;</text:p>
      <text:p text:style-name="Standard"><text:s text:c="4"/></text:p>
      <text:p text:style-name="Standard"><text:s text:c="4"/>* SELECT column(s) FROM table_name WHERE filter_condition GROUP BY group_by_column_or_expression HAVING group_filter_condition;</text:p>
      <text:p text:style-name="Standard"><text:s text:c="6"/></text:p>
      <text:p text:style-name="P47">Having Clause:-</text:p>
      <text:p text:style-name="Standard"/>
      <text:p text:style-name="P47"><text:soft-page-break/>HAVING clause <text:s text:c="14"/>GROUP BY clause <text:s text:c="8"/>Results</text:p>
      <text:p text:style-name="Standard"><text:s text:c="4"/>-Filter Condition 1 <text:s text:c="8"/>- Group 1 <text:s text:c="14"/>-Group 1 Row 1</text:p>
      <text:p text:style-name="Standard"><text:s text:c="4"/>-Filter Condition 2 <text:s/>----&gt; <text:s/>- Group 2 <text:s text:c="4"/>----&gt; <text:s text:c="4"/>-Group 2 Row 2</text:p>
      <text:p text:style-name="Standard"><text:s text:c="4"/>-Filter Condition 3 <text:s text:c="8"/>- Group 3 <text:s text:c="14"/>-Group 3 Row 3</text:p>
      <text:p text:style-name="Standard"><text:s text:c="4"/></text:p>
      <text:p text:style-name="P124">Having Clause:-</text:p>
      <text:p text:style-name="Standard"><text:s text:c="3"/>* SELECT Department, SUM(orderTotal) FROM orders GROUP BY Department </text:p>
      <text:p text:style-name="Standard"><text:s text:c="3"/></text:p>
      <text:p text:style-name="Standard"><text:s text:c="3"/>* SELECT Department, SUM(orderTotal) FROM orders GROUP BY Department HAVING SUM(orderTotal) &gt; 2000;</text:p>
      <text:p text:style-name="Standard"><text:s text:c="3"/></text:p>
      <text:p text:style-name="Standard"><text:s text:c="3"/>* SELECT Department, SUM(orderTotal) FROM orders GROUP BY Department HAVING SUM(orderTotal) &gt; 2275;</text:p>
      <text:p text:style-name="Standard"><text:s text:c="3"/></text:p>
      <text:p text:style-name="P122">Select a best department query:-</text:p>
      <text:p text:style-name="Standard"><text:s text:c="3"/>* SELECT Department, SUM(orderTotal) AS total FROM orders GROUP BY Department HAVING total &gt; 2275;</text:p>
      <text:p text:style-name="Standard"><text:s text:c="3"/></text:p>
      <text:p text:style-name="P47">MySQL REPLACE statement:-</text:p>
      <text:p text:style-name="Standard"><text:s text:c="4"/>* Updating databases and working with views.</text:p>
      <text:p text:style-name="Standard"><text:s text:c="4"/>* Inserting and updating data.</text:p>
      <text:p text:style-name="Standard"/>
      <text:p text:style-name="P47">REPLACE command:-</text:p>
      <text:p text:style-name="Standard"><text:s text:c="4"/>* Insert or update data in a table by deleting and replacing existing records.</text:p>
      <text:p text:style-name="Standard"><text:s text:c="4"/>* Checks for the primary or UNIQUE key of existing records.</text:p>
      <text:p text:style-name="Standard"><text:s text:c="4"/>* Adds new data if no matching key is found.</text:p>
      <text:p text:style-name="Standard"><text:s text:c="4"/>* Deletes and replaces the existing record if a match is found.</text:p>
      <text:p text:style-name="Standard"><text:s text:c="3"/></text:p>
      <text:p text:style-name="P163">REPLACE command:-</text:p>
      <text:p text:style-name="Standard"><text:s text:c="4"/>* REPLACE INTO table_name(column1, colum2, column3) VALUES(column1_value, colum2_value, column3_value);</text:p>
      <text:p text:style-name="Standard"><text:s text:c="4"/></text:p>
      <text:p text:style-name="Standard"><text:s text:c="4"/>* REPLACE INTO table_name(column1, colum2, column3) SET column_name = new_value;</text:p>
      <text:p text:style-name="Standard"><text:s text:c="4"/></text:p>
      <text:p text:style-name="P158">INSERT INTO command:-</text:p>
      <text:p text:style-name="Standard"><text:s text:c="4"/>* INSERT INTO table_name(column1, colum2, column3) VALUES(column1_value, colum2_value, column3_value);</text:p>
      <text:p text:style-name="Standard"><text:s text:c="4"/></text:p>
      <text:p text:style-name="P158"><text:span text:style-name="T7">Create Table </text:span><text:span text:style-name="T8">Employee</text:span><text:span text:style-name="T9">ContactInfo </text:span><text:span text:style-name="T8">for lucky_shurb </text:span><text:span text:style-name="T9">database</text:span>:-</text:p>
      <text:p text:style-name="Standard">* CREATE TABLE EmployeeContactInfo(EmployeeID INT NOT NULL PRIMARY KEY, ContactNumber INT, Email VARCHAR(255));</text:p>
      <text:p text:style-name="Standard"/>
      <text:p text:style-name="P169"><text:span text:style-name="T14">Display the Details and Datatypes:-</text:span><text:span text:style-name="T13"> <text:s text:c="2"/></text:span><text:s/></text:p>
      <text:p text:style-name="Standard"><text:s text:c="4"/>* SHOW COLUMNS FROM EmployeeContactInfo;</text:p>
      <text:p text:style-name="P180"><text:s/></text:p>
      <text:p text:style-name="P180"><text:span text:style-name="T36">INSERT INTO command:-</text:span> <text:s text:c="2"/></text:p>
      <text:p text:style-name="Standard">* INSERT INTO EmployeeContactInfo(EmployeeID, ContactNumber, Email) VALUES(1,351478025, "seamus.h@luckyshrub.com");</text:p>
      <text:p text:style-name="Standard"/>
      <text:p text:style-name="P180"><text:span text:style-name="T36">REPLACE command:-</text:span> <text:s text:c="3"/></text:p>
      <text:p text:style-name="Standard">* REPLACE INTO EmployeeContactInfo(EmployeeID, ContactNumber, Email) VALUES(2, 351475058, "thomas.e@luckyshrub.com");</text:p>
      <text:p text:style-name="Standard"><text:soft-page-break/></text:p>
      <text:p text:style-name="Standard"><text:span text:style-name="T23">Select table:-</text:span><text:span text:style-name="T21"> <text:s text:c="2"/></text:span><text:s/></text:p>
      <text:p text:style-name="Standard"><text:s text:c="4"/>* SELECT * FROM EmployeeContactInfo;</text:p>
      <text:p text:style-name="Standard"><text:s text:c="4"/></text:p>
      <text:p text:style-name="P180"><text:s/><text:span text:style-name="T36">INSERT INTO command</text:span><text:span text:style-name="T39">(--</text:span><text:span text:style-name="T36">It's a duplicate record so error message display</text:span><text:span text:style-name="T39">)</text:span><text:span text:style-name="T36">:-</text:span></text:p>
      <text:p text:style-name="Standard"><text:s text:c="6"/>* INSERT INTO EmployeeContactInfo(EmployeeID, ContactNumber, Email) VALUES(1,351022508, "maria.c@luckyshrub.com");</text:p>
      <text:p text:style-name="Standard"><text:s text:c="4"/></text:p>
      <text:p text:style-name="P180"><text:span text:style-name="T36">REPLACE command</text:span><text:span text:style-name="T41">(--</text:span><text:span text:style-name="T36">REPLACE will update </text:span><text:span text:style-name="T39">duplicates</text:span><text:span text:style-name="T36"> (Replace the emplayee name and all):-</text:span></text:p>
      <text:p text:style-name="Standard"><text:s text:c="4"/>* REPLACE INTO EmployeeContactInfo(EmployeeID, ContactNumber, Email) VALUES(1,351022508, "maria.c@luckyshrub.com");</text:p>
      <text:p text:style-name="Standard"><text:s text:c="4"/></text:p>
      <text:p text:style-name="P180"><text:s/><text:span text:style-name="T36">REPLACE command</text:span><text:span text:style-name="T39">(--</text:span><text:span text:style-name="T36"> Replace the contact number</text:span><text:span text:style-name="T39">)</text:span><text:span text:style-name="T36">:-</text:span></text:p>
      <text:p text:style-name="Standard"><text:s text:c="5"/>* REPLACE INTO EmployeeContactInfo SET EmployeeID = 1, ContactNumber = 351023409, Email = "maria.c@luckyshrub.com");</text:p>
      <text:p text:style-name="Standard"><text:s text:c="4"/></text:p>
      <text:p text:style-name="Standard"><text:s/><text:span text:style-name="T11"><text:s text:c="2"/></text:span><text:span text:style-name="T12">Constraints in MySQL(Updating database and working with views):-</text:span><text:span text:style-name="T11"> </text:span></text:p>
      <text:p text:style-name="P47"><text:s text:c="3"/><text:span text:style-name="T42">MySQL constraints(Used to ensure that each value in a column cell is unique):-</text:span></text:p>
      <text:p text:style-name="P181">* <text:span text:style-name="T43">Key constrains (which apply rules to key types)</text:span></text:p>
      <text:p text:style-name="P307">* Domain constrains(Used to govern values stored for a specific column).</text:p>
      <text:p text:style-name="P182"><text:span text:style-name="T43">* </text:span><text:span text:style-name="T44">Referential integrity constraints(Establish rules for referential keys).</text:span></text:p>
      <text:p text:style-name="P182"/>
      <text:p text:style-name="P56">Key constrains:-</text:p>
      <table:table table:name="Table1" table:style-name="Table1">
        <table:table-column table:style-name="Table1.A"/>
        <table:table-column table:style-name="Table1.B"/>
        <table:table-row>
          <table:table-cell table:style-name="Table1.A1" table:number-columns-spanned="2" office:value-type="string">
            <text:p text:style-name="P334">Customers</text:p>
          </table:table-cell>
          <table:covered-table-cell/>
        </table:table-row>
        <table:table-row>
          <table:table-cell table:style-name="Table1.A2" office:value-type="string">
            <text:p text:style-name="P336">PK</text:p>
          </table:table-cell>
          <table:table-cell table:style-name="Table1.B2" office:value-type="string">
            <text:p text:style-name="P338">customer_id</text:p>
          </table:table-cell>
        </table:table-row>
        <table:table-row>
          <table:table-cell table:style-name="Table1.A2" office:value-type="string">
            <text:p text:style-name="Table_20_Contents"/>
          </table:table-cell>
          <table:table-cell table:style-name="Table1.B2" office:value-type="string">
            <text:p text:style-name="P335">full_name</text:p>
            <text:p text:style-name="P335">Phone number</text:p>
          </table:table-cell>
        </table:table-row>
      </table:table>
      <text:p text:style-name="P308"><text:s text:c="6"/></text:p>
      <text:p text:style-name="P48"><text:span text:style-name="T45">Domain</text:span><text:span text:style-name="T43"> constrains:-</text:span></text:p>
      <table:table table:name="Table2" table:style-name="Table2">
        <table:table-column table:style-name="Table2.A"/>
        <table:table-column table:style-name="Table2.B"/>
        <table:table-row>
          <table:table-cell table:style-name="Table2.A1" table:number-columns-spanned="2" office:value-type="string">
            <text:p text:style-name="P342">Bookings</text:p>
          </table:table-cell>
          <table:covered-table-cell/>
        </table:table-row>
        <table:table-row>
          <table:table-cell table:style-name="Table2.A2" office:value-type="string">
            <text:p text:style-name="P337">PK</text:p>
          </table:table-cell>
          <table:table-cell table:style-name="Table2.B2" office:value-type="string">
            <text:p text:style-name="P339"><text:span text:style-name="T45">booking</text:span>_id</text:p>
          </table:table-cell>
        </table:table-row>
        <table:table-row>
          <table:table-cell table:style-name="Table2.A2" office:value-type="string">
            <text:p text:style-name="P340"/>
          </table:table-cell>
          <table:table-cell table:style-name="Table2.B2" office:value-type="string">
            <text:p text:style-name="P341">BookingDate</text:p>
            <text:p text:style-name="P341">tableNumber</text:p>
            <text:p text:style-name="P341">customer_id</text:p>
            <text:p text:style-name="P341">numberofGuests</text:p>
          </table:table-cell>
        </table:table-row>
      </table:table>
      <text:p text:style-name="P309"><text:s text:c="6"/></text:p>
      <text:p text:style-name="P57">Referential integrity constraint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columns-spanned="2" office:value-type="string">
            <text:p text:style-name="P343"><draw:line text:anchor-type="paragraph" draw:z-index="0" draw:name="Shape1" draw:style-name="gr1" draw:text-style-name="P413" svg:x1="3.0146in" svg:y1="0.3484in" svg:x2="3.3272in" svg:y2="0.3484in"><text:p/></draw:line><draw:line text:anchor-type="paragraph" draw:z-index="1" draw:name="Shape2" draw:style-name="gr1" draw:text-style-name="P413" svg:x1="3.3272in" svg:y1="0.3484in" svg:x2="4.2752in" svg:y2="1.0047in"><text:p/></draw:line><draw:line text:anchor-type="paragraph" draw:z-index="8" draw:name="Shape3_0" draw:style-name="gr1" draw:text-style-name="P413" svg:x1="4.2228in" svg:y1="1.0047in" svg:x2="4.4626in" svg:y2="1.0047in"><text:p/></draw:line>Referencing_table</text:p>
          </table:table-cell>
          <table:covered-table-cell/>
          <table:table-cell table:style-name="Table3.A1" table:number-rows-spanned="3" office:value-type="string">
            <text:p text:style-name="P349"/>
          </table:table-cell>
          <table:table-cell table:style-name="Table3.D1" table:number-columns-spanned="2" office:value-type="string">
            <text:p text:style-name="P343">Referenced_table</text:p>
          </table:table-cell>
          <table:covered-table-cell/>
        </table:table-row>
        <table:table-row>
          <table:table-cell table:style-name="Table3.A2" office:value-type="string">
            <text:p text:style-name="P343"><draw:line text:anchor-type="paragraph" draw:z-index="4" draw:name="Shape5" draw:style-name="gr1" draw:text-style-name="P413" svg:x1="0.0252in" svg:y1="0.0071in" svg:x2="2.9417in" svg:y2="0.0173in"><text:p/></draw:line><draw:line text:anchor-type="paragraph" draw:z-index="5" draw:name="Shape6" draw:style-name="gr1" draw:text-style-name="P413" svg:x1="0.0043in" svg:y1="0.1945in" svg:x2="2.9417in" svg:y2="0.1736in"><text:p/></draw:line>PK</text:p>
          </table:table-cell>
          <table:table-cell table:style-name="Table3.A2" office:value-type="string">
            <text:p text:style-name="P345">column1_name</text:p>
          </table:table-cell>
          <table:covered-table-cell/>
          <table:table-cell table:style-name="Table3.A2" office:value-type="string">
            <text:p text:style-name="P343">PK</text:p>
          </table:table-cell>
          <table:table-cell table:style-name="Table3.E2" office:value-type="string">
            <text:p text:style-name="P345">column1_name</text:p>
          </table:table-cell>
        </table:table-row>
        <table:table-row>
          <table:table-cell table:style-name="Table3.A2" office:value-type="string">
            <text:p text:style-name="Table_20_Contents"/>
          </table:table-cell>
          <table:table-cell table:style-name="Table3.A2" office:value-type="string">
            <text:p text:style-name="P345">column2_name</text:p>
            <text:p text:style-name="P345">column3_name</text:p>
          </table:table-cell>
          <table:covered-table-cell/>
          <table:table-cell table:style-name="Table3.A2" office:value-type="string">
            <text:p text:style-name="Table_20_Contents"/>
            <text:p text:style-name="Table_20_Contents"/>
            <text:p text:style-name="P347"><draw:line text:anchor-type="paragraph" draw:z-index="2" draw:name="Shape3" draw:style-name="gr1" draw:text-style-name="P413" svg:x1="-0.2772in" svg:y1="0.0843in" svg:x2="-0.048in" svg:y2="0.0217in"><text:p/></draw:line><draw:line text:anchor-type="paragraph" draw:z-index="3" draw:name="Shape4" draw:style-name="gr1" draw:text-style-name="P413" svg:x1="-0.2772in" svg:y1="0.0217in" svg:x2="-0.0374in" svg:y2="0.2508in"><text:p/></draw:line><draw:line text:anchor-type="paragraph" draw:z-index="6" draw:name="Shape9" draw:style-name="gr1" draw:text-style-name="P413" svg:x1="-0.048in" svg:y1="0.0217in" svg:x2="2.9311in" svg:y2="0.0008in"><text:p/></draw:line>FK</text:p>
          </table:table-cell>
          <table:table-cell table:style-name="Table3.E2" office:value-type="string">
            <text:p text:style-name="P345">column2_name</text:p>
            <text:p text:style-name="P345">column3_name</text:p>
            <text:p text:style-name="P345">column4_name</text:p>
            <text:p text:style-name="P345"><draw:line text:anchor-type="paragraph" draw:z-index="7" draw:name="Shape10" draw:style-name="gr1" draw:text-style-name="P413" svg:x1="2.1815in" svg:y1="0.0382in" svg:x2="-0.7874in" svg:y2="0.0382in"><text:p/></draw:line>column5_name</text:p>
          </table:table-cell>
        </table:table-row>
      </table:table>
      <text:p text:style-name="P49"/>
      <text:p text:style-name="P58">Referential integrity constraints:-</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table:number-columns-spanned="2" office:value-type="string">
            <text:p text:style-name="P352"><draw:line text:anchor-type="paragraph" draw:z-index="9" draw:name="Shape1_0" draw:style-name="gr1" draw:text-style-name="P413" svg:x1="3.0146in" svg:y1="0.3484in" svg:x2="3.3272in" svg:y2="0.3484in"><text:p/></draw:line><draw:line text:anchor-type="paragraph" draw:z-index="10" draw:name="Shape2_0" draw:style-name="gr1" draw:text-style-name="P413" svg:x1="3.3272in" svg:y1="0.3484in" svg:x2="4.2752in" svg:y2="1.0047in"><text:p/></draw:line><draw:line text:anchor-type="paragraph" draw:z-index="17" draw:name="Shape3_2" draw:style-name="gr1" draw:text-style-name="P413" svg:x1="4.2228in" svg:y1="1.0047in" svg:x2="4.4626in" svg:y2="1.0047in"><text:p/></draw:line>Customers</text:p>
          </table:table-cell>
          <table:covered-table-cell/>
          <table:table-cell table:style-name="Table4.A1" table:number-rows-spanned="3" office:value-type="string">
            <text:p text:style-name="P350"/>
          </table:table-cell>
          <table:table-cell table:style-name="Table4.D1" table:number-columns-spanned="2" office:value-type="string">
            <text:p text:style-name="P352">Bookings</text:p>
          </table:table-cell>
          <table:covered-table-cell/>
        </table:table-row>
        <table:table-row>
          <table:table-cell table:style-name="Table4.A2" office:value-type="string">
            <text:p text:style-name="P344"><draw:line text:anchor-type="paragraph" draw:z-index="13" draw:name="Shape5_0" draw:style-name="gr1" draw:text-style-name="P413" svg:x1="0.0252in" svg:y1="0.0071in" svg:x2="2.9417in" svg:y2="0.0173in"><text:p/></draw:line><draw:line text:anchor-type="paragraph" draw:z-index="14" draw:name="Shape6_0" draw:style-name="gr1" draw:text-style-name="P413" svg:x1="0.0043in" svg:y1="0.1945in" svg:x2="2.9417in" svg:y2="0.1736in"><text:p/></draw:line>PK</text:p>
          </table:table-cell>
          <table:table-cell table:style-name="Table4.A2" office:value-type="string">
            <text:p text:style-name="P346">c<text:span text:style-name="T50">ustomer_id</text:span></text:p>
          </table:table-cell>
          <table:covered-table-cell/>
          <table:table-cell table:style-name="Table4.A2" office:value-type="string">
            <text:p text:style-name="P344">PK</text:p>
          </table:table-cell>
          <table:table-cell table:style-name="Table4.E2" office:value-type="string">
            <text:p text:style-name="P353">Booking_id</text:p>
          </table:table-cell>
        </table:table-row>
        <table:table-row>
          <table:table-cell table:style-name="Table4.A2" office:value-type="string">
            <text:p text:style-name="P351"/>
          </table:table-cell>
          <table:table-cell table:style-name="Table4.A2" office:value-type="string">
            <text:p text:style-name="P353">full_name</text:p>
            <text:p text:style-name="P353">phone_number</text:p>
          </table:table-cell>
          <table:covered-table-cell/>
          <table:table-cell table:style-name="Table4.A2" office:value-type="string">
            <text:p text:style-name="P351"/>
            <text:p text:style-name="P351"/>
            <text:p text:style-name="P348"><draw:line text:anchor-type="paragraph" draw:z-index="11" draw:name="Shape3_1" draw:style-name="gr1" draw:text-style-name="P413" svg:x1="8.6965in" svg:y1="0.0843in" svg:x2="8.9256in" svg:y2="0.0217in"><text:p/></draw:line><draw:line text:anchor-type="paragraph" draw:z-index="12" draw:name="Shape4_0" draw:style-name="gr1" draw:text-style-name="P413" svg:x1="8.6965in" svg:y1="0.0217in" svg:x2="8.9362in" svg:y2="0.2508in"><text:p/></draw:line><draw:line text:anchor-type="paragraph" draw:z-index="15" draw:name="Shape9_0" draw:style-name="gr1" draw:text-style-name="P413" svg:x1="8.6965in" svg:y1="0.0217in" svg:x2="11.6756in" svg:y2="0.0008in"><text:p/></draw:line>FK</text:p>
          </table:table-cell>
          <table:table-cell table:style-name="Table4.E2" office:value-type="string">
            <text:p text:style-name="P353">bookingDate</text:p>
            <text:p text:style-name="P353">tableNumber</text:p>
            <text:p text:style-name="P353">customer_id</text:p>
            <text:p text:style-name="P353"><draw:line text:anchor-type="paragraph" draw:z-index="16" draw:name="Shape10_0" draw:style-name="gr1" draw:text-style-name="P413" svg:x1="11.665in" svg:y1="0.0382in" svg:x2="8.6961in" svg:y2="0.0382in"><text:p/></draw:line>numberofGuests</text:p>
          </table:table-cell>
        </table:table-row>
      </table:table>
      <text:p text:style-name="P50">ON DELETE CASCADE:-</text:p>
      <text:p text:style-name="P183">* We can delete the record without making error from database</text:p>
      <text:p text:style-name="P183"/>
      <text:p text:style-name="P50">ON UPDATE CASCADE:-</text:p>
      <text:p text:style-name="P183">* We can <text:span text:style-name="T51">update</text:span> the record without making error from database</text:p>
      <text:p text:style-name="P183"/>
      <text:p text:style-name="P179">Change Database:-</text:p>
      <text:p text:style-name="P183">* <text:span text:style-name="T52">USE little_lemon;</text:span></text:p>
      <text:p text:style-name="P183"/>
      <text:p text:style-name="P178">Show tables:-</text:p>
      <text:p text:style-name="P184">* <text:span text:style-name="T53">SHOW TABLES;</text:span></text:p>
      <text:p text:style-name="P184"/>
      <text:p text:style-name="P177">Show databases:-</text:p>
      <text:p text:style-name="P185">* SHOW DATABASES</text:p>
      <text:p text:style-name="P185"/>
      <text:p text:style-name="P8">CREATE TABLE customers <text:span text:style-name="T55">for</text:span> little_lemon database:-</text:p>
      <text:p text:style-name="P186">* CREATE TABLE Customers(CustomerID INT NOT NULL PRIMARY KEY, FullName VARCHAR(100) NOT NULL, PhoneNumber INT NOT NULL UNIQUE);</text:p>
      <text:p text:style-name="P186"/>
      <text:p text:style-name="P171">Show columns details from customers table:-</text:p>
      <text:p text:style-name="P186">* SHOW COLUMNS FROM Customers;</text:p>
      <text:p text:style-name="P186"/>
      <text:p text:style-name="P9">CREATE TABLE <text:span text:style-name="T55">Bookings</text:span> <text:span text:style-name="T55">for</text:span> little_lemon database:-</text:p>
      <text:p text:style-name="P201">* CREATE TABLE Bookings(BookingID INT NOT NULL PRIMARY KEY, BookingDate DATE NOT NULL, TableNumber INT NOT NULL, NumberOfGuests INT NOT NULL CHECK(NumberOfGuests &lt;= 8), CustomerID INT NOT NULL, FOREIGN KEY(CustomerID) REFERENCES Customers(CustomerID) ON DELETE CASCADE ON UPDATE CASCADE);</text:p>
      <text:p text:style-name="P201"/>
      <text:p text:style-name="P170">Show columns details from <text:span text:style-name="T56">Bookings</text:span> table:-</text:p>
      <text:p text:style-name="P301"><text:span text:style-name="T59">* SHOW COLUMNS FROM </text:span><text:span text:style-name="T60">Bookings</text:span><text:span text:style-name="T59">;</text:span></text:p>
      <text:p text:style-name="P187"/>
      <text:p text:style-name="P51"><text:span text:style-name="T54">M</text:span>ySQL ALTER TABLE(Changing table structure):-</text:p>
      <text:p text:style-name="P52">ALTER TABLE statement<text:span text:style-name="T97">(</text:span>Makes changes to a table in a database by altering column constraints.<text:span text:style-name="T49">)</text:span>:-</text:p>
      <text:p text:style-name="P204"><text:span text:style-name="T98">MODIFY</text:span><text:span text:style-name="T97">(</text:span><text:span text:style-name="T98">Make changes to specific columns in a table)</text:span><text:span text:style-name="T99">:-</text:span></text:p>
      <text:p text:style-name="P295"><text:span text:style-name="T97"><text:tab/></text:span><text:span text:style-name="T46">ALTER TABLE table_name MODIFY column1_name VARCHAR(10) NOT NULL</text:span></text:p>
      <text:p text:style-name="P208"><text:tab/>MODIFY column2_name CHAR(10) NOT NULL MODIFY column3_name INT NOT NULL;</text:p>
      <text:p text:style-name="P205"/>
      <text:p text:style-name="P95">ADD(Add a column to a table):-</text:p>
      <text:p text:style-name="P206"><text:s/><text:tab/><text:span text:style-name="T100">ALTER TABLE table_name ADD COLUMN column_name;</text:span></text:p>
      <text:p text:style-name="P206"/>
      <text:p text:style-name="P296">DROP(Drop a column from a table):-</text:p>
      <text:p text:style-name="P207"><text:tab/><text:span text:style-name="T100">ALTER TABLE table_name </text:span><text:span text:style-name="T101">DROP</text:span><text:span text:style-name="T100"> COLUMN column_name;</text:span></text:p>
      <text:p text:style-name="P207"/>
      <text:p text:style-name="P97">Lucky Shrub and ALTER TABLE(Use your knowledge of MySQL ALTER TABLE statement to help Lucky Shrub):-</text:p>
      <text:p text:style-name="P97"/>
      <text:p text:style-name="P172">Show <text:span text:style-name="T102">databases</text:span>:-</text:p>
      <text:p text:style-name="P98"><text:soft-page-break/><text:span text:style-name="T59">* SHOW </text:span><text:span text:style-name="T61">DATABASES</text:span><text:span text:style-name="T59">;</text:span></text:p>
      <text:p text:style-name="P188"/>
      <text:p text:style-name="P10">CREATE TABLE <text:span text:style-name="T104">Machiney</text:span> <text:span text:style-name="T55">for</text:span> <text:span text:style-name="T104">luckey_shrub</text:span> database:-</text:p>
      <text:p text:style-name="P202"><text:span text:style-name="T54">* CREATE TABLE </text:span><text:span text:style-name="T104">Machinery</text:span><text:span text:style-name="T54">(</text:span><text:span text:style-name="T104">Employee</text:span><text:span text:style-name="T54">ID </text:span><text:span text:style-name="T104">VARCHAR(10)</text:span><text:span text:style-name="T54"> <text:s/>, </text:span><text:span text:style-name="T104">FullName</text:span><text:span text:style-name="T54"> </text:span><text:span text:style-name="T104">VARCHAR(100)</text:span><text:span text:style-name="T54">, </text:span><text:span text:style-name="T104">County</text:span><text:span text:style-name="T54"> </text:span><text:span text:style-name="T104">VARCHAR(100)</text:span><text:span text:style-name="T54">, <text:s/></text:span><text:span text:style-name="T104">PhoneNumber INT</text:span><text:span text:style-name="T54">);</text:span></text:p>
      <text:p text:style-name="P189"/>
      <text:p text:style-name="P173">Show columns details from <text:span text:style-name="T103">Machinery</text:span> table:-</text:p>
      <text:p text:style-name="P99"><text:span text:style-name="T59">* SHOW COLUMNS FROM </text:span><text:span text:style-name="T62">Machinery</text:span><text:span text:style-name="T59">;</text:span></text:p>
      <text:p text:style-name="P190"/>
      <text:p text:style-name="P94"><text:span text:style-name="T54">ALTER TABLE statemen</text:span><text:span text:style-name="T105">t</text:span><text:span text:style-name="T106">(ADD Primary key and not null)</text:span><text:span text:style-name="T105">:-</text:span></text:p>
      <text:p text:style-name="P203"><text:tab/><text:span text:style-name="T105">ALTER TABLE Machinery MODIFY EmployeeID VARCHAR(10) NOT NULL PRIMARY KEY, MODIFY FullName VARCHAR(100) NOT NULL, MODIFY County VARCHAR(100) NOT NULL, MODIFY PhoneNumber INT NOT NULL UNIQUE;</text:span></text:p>
      <text:p text:style-name="P190"/>
      <text:p text:style-name="P174">Show columns details from <text:span text:style-name="T103">Machinery</text:span> table:-</text:p>
      <text:p text:style-name="P100"><text:span text:style-name="T59">* SHOW COLUMNS FROM </text:span><text:span text:style-name="T62">Machinery</text:span><text:span text:style-name="T59">;</text:span></text:p>
      <text:p text:style-name="P190"/>
      <text:p text:style-name="P96"><text:span text:style-name="T106">ALTER TABLE</text:span><text:span text:style-name="T54">(Add a column to a table):-</text:span></text:p>
      <text:p text:style-name="P114"><text:tab/><text:span text:style-name="T79">ALTER TABLE Machinery ADD COLUMN Age INT </text:span><text:span text:style-name="T80">CHECK</text:span><text:span text:style-name="T79">(Age &gt;= 18);</text:span></text:p>
      <text:p text:style-name="P209"/>
      <text:p text:style-name="P53"><text:span text:style-name="T106">M</text:span>ySQL COPY TABLE(Changing table structure):-</text:p>
      <text:p text:style-name="P210">Copy table Process:-</text:p>
      <text:p text:style-name="P210">1. Identify the table and database to be copied.</text:p>
      <text:p text:style-name="P210">2. Determine the columns to be copied</text:p>
      <text:p text:style-name="P210">3. Build a new table using CREATE TABLE.</text:p>
      <text:p text:style-name="P210">4. Structure the new table with SELECT command.<text:tab/></text:p>
      <text:p text:style-name="P210"/>
      <text:p text:style-name="P16">COPY <text:s/>all columns and records from one table to another:-</text:p>
      <text:p text:style-name="P116"><text:span text:style-name="T57"><text:tab/></text:span><text:span text:style-name="T81">CREATE TABLE new_table_name SELECT columns FROM existing_table_name;</text:span></text:p>
      <text:p text:style-name="P210"/>
      <text:p text:style-name="P17">COPY <text:s/>a table from one database to another database:-</text:p>
      <text:p text:style-name="P117"><text:span text:style-name="T79"><text:tab/></text:span><text:span text:style-name="T81">CREATE TABLE </text:span><text:span text:style-name="T82">database_X_name.</text:span><text:span text:style-name="T81">new_table_name SELECT columns FROM </text:span><text:span text:style-name="T82">database_Y_name.</text:span><text:span text:style-name="T81">existing_table_name;</text:span></text:p>
      <text:p text:style-name="P211"/>
      <text:p text:style-name="P209"/>
      <text:p text:style-name="P17">COPY <text:s/>all columns and records from Clients <text:s/>to Client:-</text:p>
      <text:p text:style-name="P118"><text:span text:style-name="T81">CREATE TABLE </text:span><text:span text:style-name="T83">Client SELECT * FROM Clients</text:span><text:span text:style-name="T81">;</text:span></text:p>
      <text:p text:style-name="P212"/>
      <text:p text:style-name="P112">Update:-</text:p>
      <text:p text:style-name="P115"><text:span text:style-name="T79"><text:s text:c="4"/>* UPDATE </text:span><text:span text:style-name="T84">Client</text:span><text:span text:style-name="T79"> SET </text:span><text:span text:style-name="T84">Address</text:span><text:span text:style-name="T79"> = '</text:span><text:span text:style-name="T84">Pinal County</text:span><text:span text:style-name="T79">' WHERE </text:span><text:span text:style-name="T84">Client</text:span><text:span text:style-name="T79">ID = ‘</text:span><text:span text:style-name="T84">Cl1’</text:span><text:span text:style-name="T79">;</text:span></text:p>
      <text:p text:style-name="P209"><text:s text:c="4"/>* UPDATE Client SET Address = 'Pinal County' WHERE ClientID = 'Cl2';</text:p>
      <text:p text:style-name="P114"><text:span text:style-name="T79"><text:s text:c="4"/>* UPDATE Client SET Address = 'Pinal County' WHERE ClientID = 'Cl</text:span><text:span text:style-name="T85">3</text:span><text:span text:style-name="T79">';</text:span></text:p>
      <text:p text:style-name="P114"><text:span text:style-name="T79"><text:s text:c="4"/>* UPDATE Client SET Address = '</text:span><text:span text:style-name="T86">Graham</text:span><text:span text:style-name="T79"> County' WHERE ClientID = 'Cl</text:span><text:span text:style-name="T86">4</text:span><text:span text:style-name="T79">';</text:span></text:p>
      <text:p text:style-name="P114"><text:span text:style-name="T79"><text:s text:c="4"/>* UPDATE Client SET Address = '</text:span><text:span text:style-name="T86">Santa Cruz</text:span><text:span text:style-name="T79"> County' WHERE ClientID = 'Cl</text:span><text:span text:style-name="T86">5</text:span><text:span text:style-name="T79">';</text:span></text:p>
      <text:p text:style-name="P114"><text:span text:style-name="T79">* UPDATE Client SET Address = '</text:span><text:span text:style-name="T86">Graham</text:span><text:span text:style-name="T79"> County' WHERE ClientID = 'Cl</text:span><text:span text:style-name="T86">6</text:span><text:span text:style-name="T79">';</text:span></text:p>
      <text:p text:style-name="P209"/>
      <text:p text:style-name="P18">COPY <text:s/>all columns and records from Client to ClientTest:-</text:p>
      <text:p text:style-name="P119"><text:span text:style-name="T81">CREATE TABLE </text:span><text:span text:style-name="T83">ClientTest SELECT * FROM Client</text:span><text:span text:style-name="T81">;</text:span></text:p>
      <text:p text:style-name="P209"/>
      <text:p text:style-name="P16">COPY <text:s/>two columns from ClientTest to ClientTest2:-</text:p>
      <text:p text:style-name="P259">CREATE TABLE ClientTest2 <text:s/>SELECT <text:s/>FullName, ContactNumber FROM ClientTest WHERE Address = 'Pinal County';</text:p>
      <text:p text:style-name="P213"><text:soft-page-break/></text:p>
      <text:p text:style-name="P125"><text:span text:style-name="T107">S</text:span>elect Query:-</text:p>
      <text:p text:style-name="P120"><text:span text:style-name="T81"><text:tab/></text:span><text:span text:style-name="T88">SELECT * FROM <text:s/>ClientsTest2;</text:span></text:p>
      <text:p text:style-name="P261"/>
      <text:p text:style-name="P175">Show columns details from <text:span text:style-name="T108">Client and ClientTest</text:span> table:-</text:p>
      <text:p text:style-name="P101"><text:span text:style-name="T59">* SHOW COLUMNS FROM </text:span><text:span text:style-name="T63">Client</text:span><text:span text:style-name="T59">;</text:span></text:p>
      <text:p text:style-name="P101"><text:span text:style-name="T59">* </text:span><text:span text:style-name="T63">SHOW COLUMN FROM ClientTest</text:span></text:p>
      <text:p text:style-name="P191"/>
      <text:p text:style-name="P19">COPY <text:s/>only columns not a record from Client to ClientTest3:-</text:p>
      <text:p text:style-name="P121"><text:span text:style-name="T87">CREATE TABLE ClientTest</text:span><text:span text:style-name="T89">3 LIKE </text:span><text:span text:style-name="T87"><text:s/>Client;</text:span></text:p>
      <text:p text:style-name="P213"/>
      <text:p text:style-name="P176">Show columns details from ClientTest3 tabel:-</text:p>
      <text:p text:style-name="P102"><text:span text:style-name="T59">* SHOW COLUMNS FROM </text:span><text:span text:style-name="T63">Client</text:span><text:span text:style-name="T64">Test3</text:span><text:span text:style-name="T59">;</text:span></text:p>
      <text:p text:style-name="P192"/>
      <text:p text:style-name="P20">COPY <text:s/>a table from one database to another database:-</text:p>
      <text:p text:style-name="P260">CREATE TABLE test.ClientTest SELECT * FROM lucky_shrub.Client;</text:p>
      <text:p text:style-name="P260"/>
      <text:p text:style-name="P59">Change Another DB:-</text:p>
      <text:p text:style-name="P192"><text:tab/>* USE test;</text:p>
      <text:p text:style-name="P192"/>
      <text:p text:style-name="P304"><text:span text:style-name="T23">Select table:-</text:span><text:span text:style-name="T21"> <text:s text:c="2"/></text:span><text:s/></text:p>
      <text:p text:style-name="P193">* SELECT * FROM ClientTest;</text:p>
      <text:p text:style-name="P193"/>
      <text:p text:style-name="P60">Subquery in MySQL:-</text:p>
      <text:p text:style-name="P192">* An inner query placed within an outer query.</text:p>
      <text:p text:style-name="P192">* Inner query is child query and outer query is parent query.</text:p>
      <text:p text:style-name="P192"/>
      <text:p text:style-name="P103"><text:span text:style-name="T27">Subquery synta</text:span><text:span text:style-name="T28">x:-</text:span><text:span text:style-name="T59"> <text:s text:c="39"/></text:span></text:p>
      <text:p text:style-name="P103"><text:span text:style-name="T59"><text:s/>SELECT column_name(s) FROM table_name WHERE expression operators <text:s text:c="6"/>(</text:span><text:span text:style-name="T77">Parent Query</text:span><text:span text:style-name="T59">)</text:span></text:p>
      <text:p text:style-name="P102"><text:span text:style-name="T59">(SELECT column_name FROM table_name WHERE condition); <text:s text:c="2"/>(</text:span><text:span text:style-name="T77">Child Query</text:span><text:span text:style-name="T59">)</text:span></text:p>
      <text:p text:style-name="P192"/>
      <text:p text:style-name="P104"><text:span text:style-name="T27">Subquery </text:span><text:span text:style-name="T30">with comparision operator</text:span><text:span text:style-name="T28">:-</text:span><text:span text:style-name="T78"> <text:s/></text:span></text:p>
      <text:p text:style-name="P102"><text:span text:style-name="T59"><text:s text:c="84"/>(</text:span><text:span text:style-name="T77">Parent Query comparision operator <text:s/>child query)</text:span></text:p>
      <text:p text:style-name="P194">SELECT column_name(s) FROM table_name WHERE expression operators <text:s text:c="2"/>&gt; (SELECT column_name FROM table_name WHERE condition); <text:s text:c="2"/></text:p>
      <text:p text:style-name="P192"/>
      <text:p text:style-name="P11"><text:span text:style-name="T54">CREATE TABLE E</text:span><text:span text:style-name="T55">mpl</text:span><text:span text:style-name="T54">o</text:span><text:span text:style-name="T104">yees for lit</text:span><text:span text:style-name="T54">tle_lemon database:-</text:span></text:p>
      <text:p text:style-name="P192">CREATE TABLE Employees(EmployeeID INT NOT NULL PRIMARY KEY, EmployeeName VARCHAR(100) NOT NULL, Role VARCHAR(100) <text:s/>NOT NULL, AnnualSalary DECIMAL(8,2) NOT NULL)</text:p>
      <text:p text:style-name="P192"/>
      <text:p text:style-name="P305"><text:span text:style-name="T36">INSERT INTO command:-</text:span> <text:s text:c="2"/></text:p>
      <text:p text:style-name="P195">* INSERT INTO Employees(EmployeeID, EmployeeName, Role, AnnualSalary) VALUES(1, "ario Gollini", "Manager", 70000), (2, "Adrian Gollini", "Assistant Manager", 65000), (3, "Giorgos Dioudis", "Head Chef", 50000), (4, "Fatma Kaya", "Assistant Chef", 45000), (5, "Elena Salvai", "Head Waiter", 40000), (6, "John Millar", "eceptionist", 35000);</text:p>
      <text:p text:style-name="P195"/>
      <text:p text:style-name="P105"><text:span text:style-name="T27">Subquery </text:span><text:span text:style-name="T29">AnnualSalary greater than Assistant Chef:-</text:span></text:p>
      <text:p text:style-name="P113"><text:span text:style-name="T59">S</text:span><text:span text:style-name="T58">ELECT * FROM Employees WHERE AnnualSalary &gt; (SELECT AnnualSalary FROM Employees WHERE Role=’Assistant Chef’);</text:span></text:p>
      <text:p text:style-name="P262"/>
      <text:p text:style-name="P54">Subqueries and complex comparision operators:-</text:p>
      <text:p text:style-name="P55"><text:soft-page-break/><text:span text:style-name="T54">S</text:span>QL comparision operators:- </text:p>
      <text:p text:style-name="P102"><text:span text:style-name="T59"><text:tab/></text:span><text:span text:style-name="T65">ANY operator</text:span></text:p>
      <text:p text:style-name="P263"><text:tab/>ALL operator</text:p>
      <text:p text:style-name="P102"><text:span text:style-name="T59"><text:tab/></text:span><text:span text:style-name="T65">SOME operator</text:span></text:p>
      <text:p text:style-name="P192"/>
      <text:p text:style-name="P106"><text:span text:style-name="T27">Subquery </text:span><text:span text:style-name="T30">with comparision operator</text:span><text:span text:style-name="T28">:-</text:span><text:span text:style-name="T78"> <text:s/></text:span></text:p>
      <text:p text:style-name="P106"><text:span text:style-name="T59"><text:s text:c="82"/>(</text:span><text:span text:style-name="T77">Parent Query comparision operator <text:s/>child query)</text:span></text:p>
      <text:p text:style-name="P106"><text:span text:style-name="T59">SELECT column_name(s) FROM table_name WHERE expression operators <text:s text:c="2"/>&gt; </text:span><text:span text:style-name="T66">ALL</text:span><text:span text:style-name="T59"> (SELECT column_name FROM table_name WHERE </text:span><text:span text:style-name="T67">column DATA TYPE(value1, value2, value4)</text:span><text:span text:style-name="T59">); <text:s text:c="2"/></text:span></text:p>
      <text:p text:style-name="P192"/>
      <text:p text:style-name="P126"><text:span text:style-name="T111">Subquery with </text:span><text:span text:style-name="T54">E</text:span>XISTS operator</text:p>
      <text:p text:style-name="P107"><text:span text:style-name="T59">SELECT column_name(s) FROM table_name WHERE </text:span><text:span text:style-name="T68">EXISTS</text:span><text:span text:style-name="T59"> <text:s text:c="6"/>(</text:span><text:span text:style-name="T77">Parent Query</text:span><text:span text:style-name="T59">)</text:span></text:p>
      <text:p text:style-name="P107"><text:span text:style-name="T59">(SELECT column_name FROM table_name WHERE condition); <text:s text:c="5"/>(</text:span><text:span text:style-name="T77">Child Query</text:span><text:span text:style-name="T59">)</text:span></text:p>
      <text:p text:style-name="P196"/>
      <text:p text:style-name="P126"><text:span text:style-name="T111">subquery with </text:span>NOT EXISTS operator</text:p>
      <text:p text:style-name="P108"><text:span text:style-name="T59">SELECT column_name(s) FROM table_name WHERE </text:span><text:span text:style-name="T69">NOT </text:span><text:span text:style-name="T68">EXISTS</text:span><text:span text:style-name="T59"> <text:s text:c="6"/>(</text:span><text:span text:style-name="T77">Parent Query</text:span><text:span text:style-name="T59">)</text:span></text:p>
      <text:p text:style-name="P108"><text:span text:style-name="T59">(SELECT column_name FROM table_name WHERE condition); <text:s text:c="5"/>(</text:span><text:span text:style-name="T77">Child Query</text:span><text:span text:style-name="T59">)</text:span></text:p>
      <text:p text:style-name="P197"/>
      <text:p text:style-name="P109"><text:span text:style-name="T27">Subquery </text:span><text:span text:style-name="T30">with </text:span><text:span text:style-name="T31">ALL</text:span><text:span text:style-name="T30"> operator </text:span><text:span text:style-name="T34">used to find who get </text:span><text:span text:style-name="T33">L</text:span><text:span text:style-name="T32">esser salary</text:span><text:span text:style-name="T28">:-</text:span><text:span text:style-name="T78"> <text:s/></text:span></text:p>
      <text:p text:style-name="P198">SELECT * FROM Employees WHERE AnnualSalary &lt;= ALL(SELECT AnnualSalary FROM Employees WHERE Role IN("Manager", "Assistant Manager", "Head Chef", "Head Waiter"));</text:p>
      <text:p text:style-name="P192"/>
      <text:p text:style-name="P110"><text:span text:style-name="T27">Subquery </text:span><text:span text:style-name="T30">with </text:span><text:span text:style-name="T31">A</text:span><text:span text:style-name="T33">NY</text:span><text:span text:style-name="T30"> operator </text:span><text:span text:style-name="T34">used to </text:span><text:span text:style-name="T32">calculate </text:span><text:span text:style-name="T34">who get </text:span><text:span text:style-name="T33">Greater</text:span><text:span text:style-name="T32"> salary</text:span><text:span text:style-name="T28">:-</text:span><text:span text:style-name="T78"> <text:s/></text:span></text:p>
      <text:p text:style-name="P110"><text:span text:style-name="T59">SELECT * FROM Employees WHERE AnnualSalary </text:span><text:span text:style-name="T70">&gt;</text:span><text:span text:style-name="T59">= A</text:span><text:span text:style-name="T70">NY</text:span><text:span text:style-name="T59">(SELECT AnnualSalary FROM Employees WHERE Role IN("Manager", "Assistant Manager", "Head Chef", "Head Waiter"));</text:span></text:p>
      <text:p text:style-name="P192"/>
      <text:p text:style-name="P297">DROP TABLE <text:span text:style-name="T110">previous Bookings Table</text:span>:-</text:p>
      <text:p text:style-name="P192"><text:s/><text:span text:style-name="T109">DROP TABLE Bookings;</text:span></text:p>
      <text:p text:style-name="P192"/>
      <text:p text:style-name="P306"><text:span text:style-name="T2">CREATE TABLE</text:span><text:span text:style-name="T5"> Bookings for little_lemon database</text:span><text:span text:style-name="T2">:-</text:span> <text:s text:c="8"/></text:p>
      <text:p text:style-name="P111"><text:span text:style-name="T59"><text:s text:c="4"/>CREATE TABLE Booking</text:span><text:span text:style-name="T72">s</text:span><text:span text:style-name="T59">(BookingID INT NOT NULL PRIMARY KEY, <text:s/>TableN</text:span><text:span text:style-name="T70">o</text:span><text:span text:style-name="T59"> INT NOT NULL, Guest</text:span><text:span text:style-name="T71">FirstName</text:span><text:span text:style-name="T59"> <text:s/></text:span><text:span text:style-name="T71">VARCHAR(100) NOT NULL</text:span><text:span text:style-name="T59">, </text:span><text:span text:style-name="T71">Gu</text:span><text:span text:style-name="T73">e</text:span><text:span text:style-name="T71">stLastName</text:span><text:span text:style-name="T59"> </text:span><text:span text:style-name="T71">VARCHAR(100) NOT NULL</text:span><text:span text:style-name="T59">, </text:span><text:span text:style-name="T71">BookingSlot </text:span><text:span text:style-name="T72">TIME, EmployeeID</text:span><text:span text:style-name="T71"> </text:span><text:span text:style-name="T72">INT NOT NULL, FOREIGN KEY(EmployeeID)REFERENCES Employees(EmployeeID) <text:s/></text:span><text:span text:style-name="T59">ON DELETE CASCADE ON UPDATE CASCADE);</text:span></text:p>
      <text:p text:style-name="P192"/>
      <text:p text:style-name="P310"><text:span text:style-name="T36">INSERT INTO command:-</text:span> <text:s text:c="2"/></text:p>
      <text:p text:style-name="P199">* INSERT INTO Bookings(BookingID, TableNo, GuestFirstName, GuestLastName, BookingSlot, EmployeeID) VALUES(1, 12, 'Anna', 'Iversen', '19:00:00',1), (2, 12, 'Joakim', 'Iversen', '19:00:00',1), (3, 19, 'Vanessa', 'McCarthy', '15:00:00', 3), (4, 15, 'Marcos', 'Romero', '17:30:00',4), (5, 5, 'Hiroki', 'Yamane', '18:30:00',2), (6, 8, 'Diana', 'Pinto', '20:00:00',5);</text:p>
      <text:p text:style-name="P192"/>
      <text:p text:style-name="P127"><text:span text:style-name="T111">Subquery with </text:span><text:span text:style-name="T54">E</text:span>XISTS operator <text:span text:style-name="T112">used to find the details of head chef and head waiter</text:span>:-</text:p>
      <text:p text:style-name="P192"><text:tab/>SELECT * FROM Employees WHERE EXISTS(SELECT * FROM Bookings WHERE Bookings.EmployeeID = Employees.EmployeeID AND Role IN('Head Chef', 'Head Waiter'));</text:p>
      <text:p text:style-name="P192"/>
      <text:p text:style-name="P128"><text:span text:style-name="T111">Subquery with </text:span><text:span text:style-name="T113">NOT </text:span><text:span text:style-name="T54">E</text:span>XISTS operator <text:span text:style-name="T112">used to find the details </text:span><text:span text:style-name="T113">except</text:span><text:span text:style-name="T112"> head chef and head waiter</text:span>:-</text:p>
      <text:p text:style-name="P200"><text:tab/>SELECT * FROM Employees WHERE <text:span text:style-name="T113">NOT </text:span>EXISTS(SELECT * FROM Bookings WHERE Bookings.EmployeeID = Employees.EmployeeID AND Role IN('Head Chef', 'Head Waiter'));</text:p>
      <text:p text:style-name="P192"/>
      <text:p text:style-name="P61">MYSQLCREATE <text:span text:style-name="T114">VIEW(Virtual Table):-</text:span></text:p>
      <text:p text:style-name="P62"><text:s text:c="3"/>Views:-</text:p>
      <text:p text:style-name="P192"><text:tab/>* <text:span text:style-name="T115">Virtual tables used for accessing and manipulating data with MySQL.</text:span></text:p>
      <text:p text:style-name="P63"><text:soft-page-break/><text:span text:style-name="T47"><text:tab/></text:span>Create a Subset:-</text:p>
      <text:p text:style-name="P192"><text:tab/>* <text:span text:style-name="T116">Focus on a subset of a table’s data.</text:span></text:p>
      <text:p text:style-name="P264"><text:tab/><text:span text:style-name="T11">Combine data:-</text:span></text:p>
      <text:p text:style-name="P192"><text:tab/>* <text:span text:style-name="T117">Combine data from multiple tables into one</text:span></text:p>
      <text:p text:style-name="P192"/>
      <text:p text:style-name="P25">VIEW syntax:-</text:p>
      <text:p text:style-name="P214"><text:tab/><text:span text:style-name="T118">CREATE VIEW view_name AS </text:span><text:span text:style-name="T119">alias </text:span><text:span text:style-name="T118">SELECT table1.column1, table1.column2 </text:span></text:p>
      <text:p text:style-name="P267"><text:tab/>FROM table_name WHERE condition;</text:p>
      <text:p text:style-name="P214"/>
      <text:p text:style-name="P25">VIEW syntax for multiple tables:-</text:p>
      <text:p text:style-name="P214"><text:tab/><text:span text:style-name="T118">CREATE VIEW view_name AS alias SELECT table1.column1, table1.column2,</text:span></text:p>
      <text:p text:style-name="P267"><text:tab/>table2.column1, table2.column2 FROM table1_name INNER JOIN table2_name </text:p>
      <text:p text:style-name="P267"><text:tab/>ON table1.column1 = <text:s/>table2_column1 WHERE condition;</text:p>
      <text:p text:style-name="P213"/>
      <text:p text:style-name="P26"><text:span text:style-name="T119">Dot notation</text:span> syntax for multiple tables:-</text:p>
      <text:p text:style-name="P215"><text:tab/><text:span text:style-name="T118">CREATE VIEW view_name AS alias SELECT table1.column1, table1.column2,</text:span></text:p>
      <text:p text:style-name="P268"><text:tab/>table2.column1, table2.column2 FROM table1_name INNER JOIN table2_name </text:p>
      <text:p text:style-name="P268"><text:tab/>ON table1.column1 = <text:s/>table2_column1 WHERE condition;</text:p>
      <text:p text:style-name="P213"/>
      <text:p text:style-name="P26"><text:span text:style-name="T119">Dot notation</text:span> syntax:-</text:p>
      <text:p text:style-name="P215"><text:tab/><text:span text:style-name="T118">CREATE VIEW view_name AS </text:span><text:span text:style-name="T119">alias </text:span><text:span text:style-name="T118">SELECT column1, column2 </text:span></text:p>
      <text:p text:style-name="P268"><text:tab/>FROM table_name WHERE condition;</text:p>
      <text:p text:style-name="P265"/>
      <text:p text:style-name="P64">Creating a virtual table:-</text:p>
      <text:p text:style-name="P266">1. Create the virtual table</text:p>
      <text:p text:style-name="P265">2. Select the table’s columns</text:p>
      <text:p text:style-name="P265">3. Specify a table to extract data from</text:p>
      <text:p text:style-name="P265">4. Set the conditions</text:p>
      <text:p text:style-name="P265">5. Set data order and filtering rule</text:p>
      <text:p text:style-name="P213"/>
      <text:p text:style-name="P65">Lucky_shrub needs to identified top 3 best selling products use of view or virtual table:-</text:p>
      <text:p text:style-name="P30"><text:span text:style-name="T35">Create Table </text:span><text:span text:style-name="T120">Products</text:span><text:span text:style-name="T93"> for lucky_shrub database</text:span><text:span text:style-name="T35">:-</text:span> <text:s text:c="2"/></text:p>
      <text:p text:style-name="P217"><text:s text:c="4"/>CREATE TABLE Products(ProductID VARCHAR(10) NOT NULL PRIMARY KEY, Item VARCHAR(100) NOT NULL, Price DECIMAL(6,2) NOT NULL);</text:p>
      <text:p text:style-name="P217"/>
      <text:p text:style-name="P313"><text:span text:style-name="T37">Insert Values:-</text:span> <text:s text:c="3"/></text:p>
      <text:p text:style-name="P217"><text:s text:c="4"/>INSERT INTO Products(ProductID, Item, Price) VALUES('P1', 'Artificial grass bags', 50), ('P2', 'Wood Panels', 20), ('P3', 'Patio slates', 40), ('P4', 'Sycamore trees', 10), ('P5', 'Trees and shrubs', 50), ('P6', 'Water fountain', 80);</text:p>
      <text:p text:style-name="P217"/>
      <text:p text:style-name="P28"><text:span text:style-name="T35">Create Table </text:span><text:span text:style-name="T93">Order</text:span><text:span text:style-name="T121">1</text:span><text:span text:style-name="T93"> for lucky_shrub database</text:span><text:span text:style-name="T35">:-</text:span> <text:s text:c="2"/></text:p>
      <text:p text:style-name="P312"><text:s text:c="4"/>CREATE TABLE Order1(OrderID INT NOT NULL PRIMARY KEY, ClientID VARCHAR(10) NOT NULL, FOREIGN KEY(ClientID)REFERENCES Clients(ClientID) ON DELETE CASCADE ON UPDATE CASCADE, ProductID VARCHAR(10)NOT NULL, FOREIGN KEY(ProductID) REFERENCES Products(ProductID) ON DELETE CASCADE ON UPDATE CASCADE, Quantity INT, Cost DECIMAL(6,2));</text:p>
      <text:p text:style-name="P311"/>
      <text:p text:style-name="P311"><text:span text:style-name="T37">Insert Values:-</text:span> <text:s text:c="3"/></text:p>
      <text:p text:style-name="P216"><text:s text:c="4"/>INSERT INTO Order1(OrderID, ClientID, ProductID, Quantity, Cost) VALUES(1, "Cl1", 'P1', 10, 500.00), (2, "Cl2", 'P2', 5, 100.00), (3, "Cl4", 'P3', 20, 800.00), (4, "Cl6", 'P4', 15, 150.00);</text:p>
      <text:p text:style-name="P29"/>
      <text:p text:style-name="P27"/>
      <text:p text:style-name="P27"><text:soft-page-break/><text:span text:style-name="T122">Create View used to find TOP 3 Best Selling Products</text:span>:-</text:p>
      <text:p text:style-name="P218"><text:tab/>CREATE VIEW Top3Products AS SELECT Products.Item, Order1.Quantity, Order1.Cost FROM Order1 INNER JOIN Products ON Order1.ProductID = Products.ProductID ORDER BY Order1.Cost DESC LIMIT 3;</text:p>
      <text:p text:style-name="P218"/>
      <text:p text:style-name="P131">Display View or Virtual Table:-</text:p>
      <text:p text:style-name="P269"><text:tab/>SELECT * FROM Top3Products;</text:p>
      <text:p text:style-name="P213"/>
      <text:p text:style-name="P31">Rename table name:-</text:p>
      <text:p text:style-name="P213"><text:tab/><text:span text:style-name="T123">RENAME TABLE Top3Products TO TopProducts;</text:span></text:p>
      <text:p text:style-name="P213"/>
      <text:p text:style-name="P298">DROP View:-</text:p>
      <text:p text:style-name="P213"><text:tab/><text:span text:style-name="T124">DROP VIEW TopProducts;</text:span></text:p>
      <text:p text:style-name="P213"/>
      <text:p text:style-name="P66">Functions in MySQL Stored Procedures:-</text:p>
      <text:p text:style-name="P213">* <text:span text:style-name="T125">Numeric Functions</text:span></text:p>
      <text:p text:style-name="P213"><text:tab/><text:span text:style-name="T127">Aggregate (Perform tasks on set of values.)</text:span></text:p>
      <text:p text:style-name="P213"><text:tab/><text:tab/><text:span text:style-name="T128">SUM()</text:span></text:p>
      <text:p text:style-name="P213"><text:tab/><text:tab/><text:span text:style-name="T128">AVG()</text:span></text:p>
      <text:p text:style-name="P213"><text:tab/><text:tab/><text:span text:style-name="T128">MAX()</text:span></text:p>
      <text:p text:style-name="P213"><text:tab/><text:tab/><text:span text:style-name="T128">MIN()</text:span></text:p>
      <text:p text:style-name="P213"><text:tab/><text:tab/><text:span text:style-name="T128">COUNT()</text:span></text:p>
      <text:p text:style-name="P213"><text:tab/><text:span text:style-name="T127">Math(perform basic mathm</text:span><text:span text:style-name="T128">a</text:span><text:span text:style-name="T127">tical tasks on data)</text:span></text:p>
      <text:p text:style-name="P213"><text:tab/><text:tab/><text:span text:style-name="T129">ROUND()</text:span></text:p>
      <text:p text:style-name="P213"><text:tab/><text:tab/><text:span text:style-name="T129">MOD()</text:span></text:p>
      <text:p text:style-name="P213">* <text:span text:style-name="T126">String Functions</text:span></text:p>
      <text:p text:style-name="P213">* <text:span text:style-name="T126">Date Functions</text:span></text:p>
      <text:p text:style-name="P219">* <text:span text:style-name="T126">Comparison Functions</text:span></text:p>
      <text:p text:style-name="P271">* Control flow functions</text:p>
      <text:p text:style-name="P213"/>
      <text:p text:style-name="P132">ROUND() syntax:-</text:p>
      <text:p text:style-name="P213"><text:tab/><text:span text:style-name="T130">SELECT column_name, ROUND(column_name, decimal places) </text:span><text:span text:style-name="T131">FROM table;</text:span></text:p>
      <text:p text:style-name="P213"/>
      <text:p text:style-name="P133"><text:span text:style-name="T132">MOD</text:span>() syntax:-</text:p>
      <text:p text:style-name="P220"><text:tab/><text:span text:style-name="T130">SELECT column_name, </text:span><text:span text:style-name="T132">MO</text:span><text:span text:style-name="T130">D(column/</text:span><text:span text:style-name="T132">value</text:span><text:span text:style-name="T130">, </text:span><text:span text:style-name="T132">divide by value</text:span><text:span text:style-name="T130">) </text:span><text:span text:style-name="T131">FROM table;</text:span></text:p>
      <text:p text:style-name="P220"/>
      <text:p text:style-name="P134">M_<text:span text:style-name="T136">and_</text:span>G database:-</text:p>
      <text:p text:style-name="P213"><text:tab/><text:span text:style-name="T133">SELECT ClientID, ROUND(</text:span><text:span text:style-name="T134">AVG(cost), 2) FROM client orders GROUP BY ClientID;</text:span></text:p>
      <text:p text:style-name="P270"/>
      <text:p text:style-name="P67">M_<text:span text:style-name="T136">and_</text:span>G and numeric functions</text:p>
      <text:p text:style-name="P213"><text:tab/><text:span text:style-name="T135">Use your knowledge of numeric functions to help M&amp;G.</text:span></text:p>
      <text:p text:style-name="P213"/>
      <text:p text:style-name="P32">CREATE DATABASE:-</text:p>
      <text:p text:style-name="P213">CREATE DATABASE M_and_G_db;</text:p>
      <text:p text:style-name="P213"/>
      <text:p text:style-name="P33"><text:span text:style-name="T35">Create Table </text:span><text:span text:style-name="T142">client_orders</text:span><text:span text:style-name="T93"> for </text:span><text:span text:style-name="T142">M_and_G_db</text:span><text:span text:style-name="T93"> database</text:span><text:span text:style-name="T35">:-</text:span> <text:s text:c="2"/></text:p>
      <text:p text:style-name="P314"><text:s text:c="4"/>CREATE TABLE <text:span text:style-name="T137">client_o</text:span>rder<text:span text:style-name="T137">s</text:span>(<text:span text:style-name="T137">Item</text:span>ID INT NOT NULL PRIMARY KEY, <text:span text:style-name="T137">Name</text:span> <text:span text:style-name="T137">VARCHAR(100) NOT NULL</text:span>, Cost DECIMAL(6,2));</text:p>
      <text:p text:style-name="P314"/>
      <text:p text:style-name="P160"/>
      <text:p text:style-name="P160"/>
      <text:p text:style-name="P160"/>
      <text:p text:style-name="P315"><text:soft-page-break/><text:span text:style-name="T37">Insert Values:-</text:span> <text:s text:c="3"/></text:p>
      <text:p text:style-name="P315"><text:span text:style-name="T74"><text:s text:c="4"/>INSERT INTO </text:span><text:span text:style-name="T75">client_orders</text:span><text:span text:style-name="T74">(</text:span><text:span text:style-name="T75">Item</text:span><text:span text:style-name="T74">ID, </text:span><text:span text:style-name="T75">Name</text:span><text:span text:style-name="T74">, Cost) VALUES(</text:span><text:span text:style-name="T75">1</text:span><text:span text:style-name="T74">, "</text:span><text:span text:style-name="T75">Engagement ring</text:span><text:span text:style-name="T74">", </text:span><text:span text:style-name="T75">2</text:span><text:span text:style-name="T74">500.</text:span><text:span text:style-name="T75">00</text:span><text:span text:style-name="T74">), (2, "</text:span><text:span text:style-name="T75">Silver brooch</text:span><text:span text:style-name="T74">", </text:span><text:span text:style-name="T75">4</text:span><text:span text:style-name="T74">00.00), (3, "</text:span><text:span text:style-name="T75">Earrings</text:span><text:span text:style-name="T74">", </text:span><text:span text:style-name="T75">35</text:span><text:span text:style-name="T74">0.00), (4, "</text:span><text:span text:style-name="T75">Luxury watch</text:span><text:span text:style-name="T74">", </text:span><text:span text:style-name="T75">12</text:span><text:span text:style-name="T74">50.00), (</text:span><text:span text:style-name="T76">5</text:span><text:span text:style-name="T74">, "</text:span><text:span text:style-name="T76">Golden bracelet</text:span><text:span text:style-name="T74">", </text:span><text:span text:style-name="T76">80</text:span><text:span text:style-name="T74">0.00), (</text:span><text:span text:style-name="T76">6</text:span><text:span text:style-name="T74">, "</text:span><text:span text:style-name="T76">Gemstone</text:span><text:span text:style-name="T74">", </text:span><text:span text:style-name="T76">150</text:span><text:span text:style-name="T74">0.00);</text:span></text:p>
      <text:p text:style-name="P213"/>
      <text:p text:style-name="P135">M_<text:span text:style-name="T139">and_</text:span>G_<text:span text:style-name="T144">db Average function</text:span> database:-</text:p>
      <text:p text:style-name="P221"><text:tab/><text:span text:style-name="T133">SELECT </text:span><text:span text:style-name="T140">Item</text:span><text:span text:style-name="T133">ID, </text:span><text:span text:style-name="T134">AVG(cost) FROM client_orders GROUP BY </text:span><text:span text:style-name="T140">ItemI</text:span><text:span text:style-name="T134">D;</text:span></text:p>
      <text:p text:style-name="P213"/>
      <text:p text:style-name="P136">M_<text:span text:style-name="T136">and_</text:span>G_<text:span text:style-name="T144">db ROUND() function</text:span> database:-</text:p>
      <text:p text:style-name="P222"><text:tab/><text:span text:style-name="T133">SELECT </text:span><text:span text:style-name="T141">Item</text:span><text:span text:style-name="T133">ID, </text:span><text:span text:style-name="T141">ROUND(</text:span><text:span text:style-name="T134">AVG(cost),</text:span><text:span text:style-name="T141">2)</text:span><text:span text:style-name="T134"> FROM client_orders GROUP BY </text:span><text:span text:style-name="T141">Item</text:span><text:span text:style-name="T134">ID;</text:span></text:p>
      <text:p text:style-name="P34"/>
      <text:p text:style-name="P34"><text:span text:style-name="T35">Create Table </text:span><text:span text:style-name="T142">mg_o</text:span><text:span text:style-name="T93">rder</text:span><text:span text:style-name="T142">s</text:span><text:span text:style-name="T93"> for </text:span><text:span text:style-name="T142">M_and_G_db</text:span><text:span text:style-name="T93"> database</text:span><text:span text:style-name="T35">:-</text:span> <text:s text:c="2"/></text:p>
      <text:p text:style-name="P223"><text:s text:c="4"/>CREATE TABLE <text:span text:style-name="T142">mg</text:span><text:span text:style-name="T137">_o</text:span>rder<text:span text:style-name="T137">s</text:span>(<text:span text:style-name="T142">OrderID </text:span>INT NOT NULL PRIMARY KEY, <text:span text:style-name="T142"><text:s/></text:span><text:span text:style-name="T137">Item</text:span>ID INT NOT NULL, <text:span text:style-name="T142">FOREIGN</text:span> KEY<text:span text:style-name="T142">(ItemID) REFERENCES client_orders(ItemID)</text:span>, <text:span text:style-name="T142">Quantity INT NOT NULL, </text:span>Cost DECIMAL(<text:span text:style-name="T142">8</text:span>,2), <text:span text:style-name="T142">OrderDate DATE NOT NULL, DeliveryDate DATE NOT NULL, OrderStatus VARCHAR(100)</text:span>);</text:p>
      <text:p text:style-name="P213"/>
      <text:p text:style-name="P316"><text:span text:style-name="T37">Insert Values:-</text:span> <text:s text:c="3"/></text:p>
      <text:p text:style-name="P224"><text:s text:c="4"/>INSERT INTO <text:span text:style-name="T143">mg_orders(OrderID, ItemID, Quantity, Cost, OrderDate, DeliveryDate, OrderStatus) VALUES(1, 1, 50, 122000, ‘2022-04-05’, ‘2022-05-25’, ‘Delivered’), (2, 2, 75, 28000, ‘2022-03-08’, NULL, ‘In progress’), (3, 3, 80, 25000, ‘2022-05-19’, ‘2022-06-08’, ‘Delivered’), (4, 4, 45, 100000, ‘2022-01-10’, NULL, ‘In progress’), (5, 5, 70, 56000, ‘2022-05-19’, NULL, ‘In progress’), (6, 6, 60, 90000, ‘2022-06-10’, ‘2022-06-18’, ‘Delivered’);</text:span></text:p>
      <text:p text:style-name="P213"/>
      <text:p text:style-name="P137">M_<text:span text:style-name="T136">and_</text:span>G_<text:span text:style-name="T144">db MOD() function</text:span> database:-</text:p>
      <text:p text:style-name="P225"><text:tab/><text:span text:style-name="T133">SELECT </text:span><text:span text:style-name="T145">OrderID</text:span><text:span text:style-name="T133">, </text:span><text:span text:style-name="T145">ItemID,</text:span><text:span text:style-name="T133"> </text:span><text:span text:style-name="T145">MO</text:span><text:span text:style-name="T141">D(</text:span><text:span text:style-name="T145">Quantity</text:span><text:span text:style-name="T134">, </text:span><text:span text:style-name="T141">2)</text:span><text:span text:style-name="T134"> FROM </text:span><text:span text:style-name="T145">mg_orders</text:span><text:span text:style-name="T134">;</text:span></text:p>
      <text:p text:style-name="P225"/>
      <text:p text:style-name="P68">String Functions:-</text:p>
      <text:p text:style-name="P213">* <text:span text:style-name="T145">String functions perform different operations on string values in a database.</text:span></text:p>
      <text:p text:style-name="P213">* <text:span text:style-name="T24">CONCAT()</text:span></text:p>
      <text:p text:style-name="P213"><text:tab/>* <text:span text:style-name="T146">SELECT CONCAT (“string1”, “string2”) FROM table_name WHERE condition;</text:span></text:p>
      <text:p text:style-name="P213">*<text:span text:style-name="T21"> </text:span><text:span text:style-name="T24">SUBSTR()</text:span></text:p>
      <text:p text:style-name="P228"><text:tab/>* <text:s/><text:span text:style-name="T146">SELECT </text:span><text:span text:style-name="T149">SUBSTR</text:span><text:span text:style-name="T146"> (“string”, </text:span><text:span text:style-name="T149">start index, length</text:span><text:span text:style-name="T146">) FROM table_name WHERE condition;</text:span></text:p>
      <text:p text:style-name="P213">* <text:span text:style-name="T25">UCASE()</text:span></text:p>
      <text:p text:style-name="P213"><text:tab/>* <text:span text:style-name="T150">SELECT UCASE(column_name) FROM table_name;</text:span></text:p>
      <text:p text:style-name="P213">*<text:span text:style-name="T21"> </text:span><text:span text:style-name="T25">LCASE()</text:span></text:p>
      <text:p text:style-name="P229"><text:tab/>* <text:span text:style-name="T150">SELECT </text:span><text:span text:style-name="T151">L</text:span><text:span text:style-name="T150">CASE(column_name) FROM table_name;</text:span></text:p>
      <text:p text:style-name="P229"/>
      <text:p text:style-name="P35"><text:span text:style-name="T35">Create Table </text:span><text:span text:style-name="T142">client_orders</text:span><text:span text:style-name="T93"> for </text:span><text:span text:style-name="T142">M_and_G_db</text:span><text:span text:style-name="T93"> database</text:span><text:span text:style-name="T35">:-</text:span> <text:s text:c="2"/></text:p>
      <text:p text:style-name="P227"><text:s text:c="4"/>CREATE TABLE <text:span text:style-name="T148">items</text:span>(<text:span text:style-name="T137">Item</text:span>ID INT NOT NULL PRIMARY KEY, <text:span text:style-name="T137">Name</text:span> <text:span text:style-name="T137">VARCHAR(100) NOT NULL</text:span>, Cost DECIMAL(6,2));</text:p>
      <text:p text:style-name="P227"/>
      <text:p text:style-name="P317"><text:span text:style-name="T37">Insert Values:-</text:span> <text:s text:c="3"/></text:p>
      <text:p text:style-name="P227"><text:s text:c="4"/>INSERT INTO <text:span text:style-name="T148">items</text:span>(<text:span text:style-name="T137">Item</text:span>ID, <text:span text:style-name="T137">Name</text:span>, Cost) VALUES(<text:span text:style-name="T137">1</text:span>, "<text:span text:style-name="T137">Engagement ring</text:span>", <text:span text:style-name="T137">2</text:span>500.<text:span text:style-name="T137">00</text:span>), (2, "<text:span text:style-name="T137">Silver brooch</text:span>", <text:span text:style-name="T137">4</text:span>00.00), (3, "<text:span text:style-name="T137">Earrings</text:span>", <text:span text:style-name="T137">35</text:span>0.00), (4, "<text:span text:style-name="T137">Luxury watch</text:span>", <text:span text:style-name="T137">12</text:span>50.00), (<text:span text:style-name="T138">5</text:span>, "<text:span text:style-name="T138">Golden bracelet</text:span>", <text:span text:style-name="T138">80</text:span>0.00), (<text:span text:style-name="T138">6</text:span>, "<text:span text:style-name="T138">Gemstone</text:span>", <text:span text:style-name="T138">150</text:span>0.00);</text:p>
      <text:p text:style-name="P227"/>
      <text:p text:style-name="P138">M_<text:span text:style-name="T136">and_</text:span>G_<text:span text:style-name="T144">db </text:span><text:span text:style-name="T147">CONCAT</text:span><text:span text:style-name="T144">() function</text:span> database:-</text:p>
      <text:p text:style-name="P226"><text:tab/>SELECT CONCAT(Name, '-', <text:span text:style-name="T152">Q</text:span>uantity) FROM items, mg_orders WHERE items.ItemID = mg_orders.ItemID;</text:p>
      <text:p text:style-name="P213"/>
      <text:p text:style-name="P139"/>
      <text:p text:style-name="P139"><text:soft-page-break/>M_<text:span text:style-name="T136">and_</text:span>G_<text:span text:style-name="T144">db </text:span><text:span text:style-name="T153">UCASE</text:span><text:span text:style-name="T144">() function</text:span> database:-</text:p>
      <text:p text:style-name="P230"><text:tab/>SELECT <text:span text:style-name="T153">UCASE</text:span>(<text:span text:style-name="T153">OrderStatus</text:span>) FROM mg_orders;</text:p>
      <text:p text:style-name="P213"/>
      <text:p text:style-name="P139">M_<text:span text:style-name="T136">and_</text:span>G_<text:span text:style-name="T144">db </text:span><text:span text:style-name="T153">LCASE</text:span><text:span text:style-name="T144">() function</text:span> database:-</text:p>
      <text:p text:style-name="P230"><text:tab/>SELECT <text:span text:style-name="T157">L</text:span><text:span text:style-name="T153">CASE</text:span>(<text:span text:style-name="T153">OrderStatus</text:span>) FROM mg_orders;</text:p>
      <text:p text:style-name="P213"/>
      <text:p text:style-name="P36"><text:span text:style-name="T35">Create </text:span><text:span text:style-name="T154">Tab</text:span><text:span text:style-name="T35">le </text:span><text:span text:style-name="T142">client</text:span><text:span text:style-name="T154">s</text:span><text:span text:style-name="T93"> for </text:span><text:span text:style-name="T142">M_and_G_db</text:span><text:span text:style-name="T93"> database</text:span><text:span text:style-name="T35">:-</text:span> <text:s text:c="2"/></text:p>
      <text:p text:style-name="P231"><text:s text:c="4"/>CREATE TABLE <text:span text:style-name="T154">clients</text:span>(<text:span text:style-name="T154">Client</text:span><text:span text:style-name="T156">I</text:span>D INT NOT NULL PRIMARY KEY, <text:span text:style-name="T154">Client</text:span><text:span text:style-name="T137">Name</text:span> <text:span text:style-name="T137">VARCHAR(100) NOT NULL</text:span>, <text:span text:style-name="T154">Address VARCHAR(255), </text:span>Co<text:span text:style-name="T155">ntactNo</text:span> <text:span text:style-name="T155">INT NOT NULL</text:span><text:span text:style-name="T156">)</text:span>;</text:p>
      <text:p text:style-name="P231"/>
      <text:p text:style-name="P318"><text:span text:style-name="T37">Insert Values:-</text:span> <text:s text:c="3"/></text:p>
      <text:p text:style-name="P231"><text:s text:c="4"/>INSERT INTO clients(ClientID, ClientName, Address, ContactNo) VALUES(1, "Kishan Hughes", "223 Golden Hills, North Austin, TX", 387986345), (2, "Indira Moncada", "119 Silver Street, Bouldin Creek, TX", 334567243), (3, "Mosha Setsile", "785 Bronze Lane, East Austin, TX", 315642597), (4, "Laura Mills", "908 Diamond Crescent, South Lamar, TX", 300842509), (5, "Henrik Kreida", "345 Golden Hills, North Austin, TX", 358208983), (6, "Millicent Blou", "812, Diamond Crescent, North Burnet, TX", 347898755);</text:p>
      <text:p text:style-name="P213"/>
      <text:p text:style-name="P140">M_<text:span text:style-name="T136">and_</text:span>G_<text:span text:style-name="T144">db </text:span><text:span text:style-name="T157">SUBSTR</text:span><text:span text:style-name="T144">() function</text:span> database:-</text:p>
      <text:p text:style-name="P232"><text:tab/>SELECT <text:span text:style-name="T157">SUBSTR</text:span>(<text:span text:style-name="T157">ClientName, 1, 6</text:span>) FROM <text:span text:style-name="T157">clients WHERE ClientID = 1</text:span>;</text:p>
      <text:p text:style-name="P213"/>
      <text:p text:style-name="P69">DATE Functions:-</text:p>
      <text:p text:style-name="P213"><text:tab/>* <text:span text:style-name="T158">Extract outputs that contain information on time and date values.</text:span></text:p>
      <text:p text:style-name="P213"><text:tab/>*<text:span text:style-name="T20"> </text:span><text:span text:style-name="T26">CURRENT_DATE()</text:span></text:p>
      <text:p text:style-name="P213"><text:tab/><text:tab/><text:span text:style-name="T161">SELECT CURRENT_DATE();</text:span></text:p>
      <text:p text:style-name="P213"><text:tab/>* <text:span text:style-name="T26">CURRENT_TIME()</text:span></text:p>
      <text:p text:style-name="P213"><text:tab/><text:tab/><text:span text:style-name="T161">SELECT CURRENT_TIME();</text:span></text:p>
      <text:p text:style-name="P141"><text:span text:style-name="T47"><text:tab/></text:span>* <text:span text:style-name="T159">DATE_FORMAT() </text:span><text:span text:style-name="T179">M_and_G_db:-</text:span></text:p>
      <text:p text:style-name="P152"><text:tab/><text:tab/><text:span text:style-name="T90">DATE_FORMAT(‘YYY-MM-DD’, “format”)</text:span></text:p>
      <text:p text:style-name="P152"><text:span text:style-name="T90"><text:tab/><text:tab/></text:span><text:span text:style-name="T91">SELECT DATE_FORMAT(OrderDate, '%M') FROM mg_orders;</text:span></text:p>
      <text:p text:style-name="P141"><text:span text:style-name="T48"><text:tab/></text:span>* <text:span text:style-name="T160">DATEDIFF </text:span><text:span text:style-name="T179">M_and_G_db</text:span></text:p>
      <text:p text:style-name="P213"><text:tab/><text:tab/><text:span text:style-name="T162">SELECT DATEDIFF(“date_1”, “date_2”);</text:span></text:p>
      <text:p text:style-name="P213"><text:tab/><text:tab/><text:span text:style-name="T163">SELECT DATEDIFF(DeliveryDate, OrderDate) FROM mg_orders WHERE DeliveryDate IS NOT NULL;</text:span></text:p>
      <text:p text:style-name="P70"/>
      <text:p text:style-name="P70"><text:span text:style-name="T163">Comparision</text:span> Functions:-</text:p>
      <text:p text:style-name="P233"><text:tab/>* <text:span text:style-name="T164">Compare values within a database.</text:span></text:p>
      <text:p text:style-name="P213"><text:tab/>* <text:span text:style-name="T165">GREATEST() <text:s/>(Highest Value)</text:span></text:p>
      <text:p text:style-name="P213"><text:tab/>* <text:span text:style-name="T165">LEAST() <text:s text:c="2"/>(Lowest Value)</text:span></text:p>
      <text:p text:style-name="P213"><text:tab/>* <text:span text:style-name="T166">ISNULL()</text:span></text:p>
      <text:p text:style-name="P234"><text:tab/>* <text:span text:style-name="T167">SELECT column1 GREATEST(column2, column3, column4) AS highest,</text:span></text:p>
      <text:p text:style-name="P272"><text:tab/> <text:s text:c="2"/>LEAST(column2, column3, <text:s/>column4) AS lowest FROM table_name;</text:p>
      <text:p text:style-name="P235"/>
      <text:p text:style-name="P37"><text:span text:style-name="T35">Create Table </text:span><text:span text:style-name="T179">sales_revenue</text:span><text:span text:style-name="T93"> for </text:span><text:span text:style-name="T142">M_and_G_db</text:span><text:span text:style-name="T93"> database</text:span><text:span text:style-name="T35">:-</text:span> <text:s text:c="2"/></text:p>
      <text:p text:style-name="P237"><text:s text:c="4"/>CREATE TABLE <text:span text:style-name="T170">sales_revenue</text:span>(<text:span text:style-name="T137">Item</text:span>ID INT NOT NULL PRIMARY KEY, <text:span text:style-name="T170">Q1</text:span> DECIMAL(<text:span text:style-name="T170">8</text:span>,2), <text:span text:style-name="T170">Q2</text:span> DECIMAL(<text:span text:style-name="T170">8</text:span>,2), <text:span text:style-name="T170">Q3</text:span> DECIMAL(<text:span text:style-name="T170">8</text:span>,2), <text:span text:style-name="T170">Q4</text:span> DECIMAL(<text:span text:style-name="T170">8</text:span>,2));</text:p>
      <text:p text:style-name="P237"/>
      <text:p text:style-name="P319"><text:span text:style-name="T37">Insert Values:-</text:span> <text:s text:c="3"/></text:p>
      <text:p text:style-name="P238"><text:s text:c="4"/>INSERT INTO <text:span text:style-name="T171">sales_revenue</text:span>(<text:span text:style-name="T137">Item</text:span>ID, <text:span text:style-name="T171">Q1</text:span>, <text:span text:style-name="T171">Q2, Q3, Q4</text:span>) VALUES(<text:span text:style-name="T137">1</text:span>, <text:span text:style-name="T171">125000</text:span>, <text:span text:style-name="T171">600</text:span>00, <text:span text:style-name="T171">100000, 138000</text:span>), (<text:span text:style-name="T171">2</text:span>, <text:span text:style-name="T171">30000</text:span>, <text:span text:style-name="T171">200</text:span>00, <text:span text:style-name="T171">23000, 35000</text:span>), (<text:span text:style-name="T171">3</text:span>, <text:span text:style-name="T171">28000</text:span>, <text:span text:style-name="T171">150</text:span>00, <text:span text:style-name="T171">17000, 29000</text:span>), (<text:span text:style-name="T171">4</text:span>, <text:span text:style-name="T171">100000</text:span>, <text:span text:style-name="T171">700</text:span>00, <text:span text:style-name="T171">84000, 110000</text:span>), (<text:span text:style-name="T171">5</text:span>, <text:span text:style-name="T171">56000</text:span>, <text:span text:style-name="T171">350</text:span>00, <text:span text:style-name="T171">50000, 52000</text:span>), (<text:span text:style-name="T171">6</text:span>, <text:span text:style-name="T171">90000</text:span>, <text:span text:style-name="T171">640</text:span>00, <text:span text:style-name="T171">85000, 95000</text:span>);</text:p>
      <text:p text:style-name="P237"/>
      <text:p text:style-name="P144"/>
      <text:p text:style-name="P144"><text:soft-page-break/>GREATEST() and LEAST() functions <text:span text:style-name="T179">M_and_G_db:-</text:span></text:p>
      <text:p text:style-name="P235"><text:span text:style-name="T167"><text:tab/>SELECT </text:span><text:span text:style-name="T168">ItemID</text:span><text:span text:style-name="T167"> GREATEST(</text:span><text:span text:style-name="T168">Q1</text:span><text:span text:style-name="T167">, </text:span><text:span text:style-name="T168">Q2</text:span><text:span text:style-name="T167">, </text:span><text:span text:style-name="T168">Q3, Q4</text:span><text:span text:style-name="T167">) AS highest,</text:span></text:p>
      <text:p text:style-name="P235"><text:span text:style-name="T167"><text:s text:c="2"/><text:tab/>LEAST(</text:span><text:span text:style-name="T168">Q1</text:span><text:span text:style-name="T167">, </text:span><text:span text:style-name="T168">Q2</text:span><text:span text:style-name="T167">, </text:span><text:span text:style-name="T168">Q3, Q4</text:span><text:span text:style-name="T167">) AS lowest FROM </text:span><text:span text:style-name="T168">sales_revenue</text:span><text:span text:style-name="T167">;</text:span></text:p>
      <text:p text:style-name="P213"/>
      <text:p text:style-name="P145"><text:span text:style-name="T169">ISNULL</text:span>() <text:span text:style-name="T169">with</text:span> <text:span text:style-name="T169">SELECT clause:-</text:span></text:p>
      <text:p text:style-name="P236"><text:span text:style-name="T167"><text:tab/>SELECT </text:span><text:span text:style-name="T169">ISNULL(column_name) FROM table_name;</text:span></text:p>
      <text:p text:style-name="P213"/>
      <text:p text:style-name="P145"><text:span text:style-name="T169">ISNULL</text:span>() <text:span text:style-name="T169">with</text:span> <text:span text:style-name="T169">WHERE clause </text:span><text:span text:style-name="T179">M_and_G_db</text:span><text:span text:style-name="T169">:-</text:span></text:p>
      <text:p text:style-name="P236"><text:span text:style-name="T167"><text:tab/>SELECT * </text:span><text:span text:style-name="T169">FROM table_name WHERE ISNULL(column_name);</text:span></text:p>
      <text:p text:style-name="P213"><text:tab/><text:span text:style-name="T172">SELECT * FROM mg_orders WHERE ISNULL(DeliveryDate);</text:span><text:tab/></text:p>
      <text:p text:style-name="P71"/>
      <text:p text:style-name="P71"><text:span text:style-name="T173">Control flow functions:-</text:span><text:tab/></text:p>
      <text:p text:style-name="P213"><text:tab/><text:span text:style-name="T173">Evaluate conditions and determine the execution path of a query.</text:span></text:p>
      <text:p text:style-name="P73"/>
      <text:p text:style-name="P73">Case functions:-</text:p>
      <text:p text:style-name="P213"><text:tab/><text:span text:style-name="T174">Runs through a set of conditions contained within a CASE block and returns a value when the first condition is met.</text:span></text:p>
      <text:p text:style-name="P213"><text:tab/><text:span text:style-name="T175">CASE</text:span></text:p>
      <text:p text:style-name="P213"><text:tab/><text:tab/><text:span text:style-name="T175">WHEN condition1 THEN result1</text:span></text:p>
      <text:p text:style-name="P213"><text:tab/><text:tab/><text:span text:style-name="T175">WHEN condition2 THEN result2</text:span></text:p>
      <text:p text:style-name="P213"><text:tab/><text:tab/><text:span text:style-name="T175">WHEN conditionN THEN resultN</text:span></text:p>
      <text:p text:style-name="P213"><text:tab/><text:tab/><text:span text:style-name="T175">ELSE result</text:span></text:p>
      <text:p text:style-name="P213"><text:tab/><text:span text:style-name="T175">END</text:span></text:p>
      <text:p text:style-name="P213"/>
      <text:p text:style-name="P146"><text:span text:style-name="T176">CASE syntax</text:span><text:span text:style-name="T169">:-</text:span></text:p>
      <text:p text:style-name="P239"><text:span text:style-name="T167"><text:tab/>SELECT </text:span><text:span text:style-name="T176">column</text:span><text:span text:style-name="T169">_name</text:span></text:p>
      <text:p text:style-name="P239"><text:tab/><text:span text:style-name="T175">CASE</text:span></text:p>
      <text:p text:style-name="P239"><text:tab/><text:tab/><text:span text:style-name="T175">WHEN condition1 THEN result1</text:span></text:p>
      <text:p text:style-name="P239"><text:tab/><text:tab/><text:span text:style-name="T175">WHEN condition2 THEN result2</text:span></text:p>
      <text:p text:style-name="P239"><text:tab/><text:tab/><text:span text:style-name="T175">WHEN conditionN THEN resultN</text:span></text:p>
      <text:p text:style-name="P239"><text:tab/><text:tab/><text:span text:style-name="T175">ELSE result</text:span></text:p>
      <text:p text:style-name="P239"><text:tab/><text:span text:style-name="T175">END </text:span><text:span text:style-name="T177">AS alias</text:span></text:p>
      <text:p text:style-name="P213"><text:tab/><text:span text:style-name="T178">FROM table;</text:span></text:p>
      <text:p text:style-name="P213"/>
      <text:p text:style-name="P147"><text:span text:style-name="T176">CASE syntax </text:span><text:span text:style-name="T179">M_and_G_db</text:span><text:span text:style-name="T169">:-</text:span></text:p>
      <text:p text:style-name="P273">SELECT ItemID,</text:p>
      <text:p text:style-name="P240">CASE</text:p>
      <text:p text:style-name="P240">WHEN LEAST(Q1, Q2, Q3, Q4) &lt;= 25000 THEN "Loss"</text:p>
      <text:p text:style-name="P240">ELSE "Profit"</text:p>
      <text:p text:style-name="P240">END AS Profit_Loss</text:p>
      <text:p text:style-name="P240">FROM sales_revenue;</text:p>
      <text:p text:style-name="P213"/>
      <text:p text:style-name="P74">Stored procedures in MySQL:-</text:p>
      <text:p text:style-name="P213"><text:tab/>*<text:span text:style-name="T180">Reusable block of code invoked on command.</text:span></text:p>
      <text:p text:style-name="P213"/>
      <text:p text:style-name="P75">Benefits of stored procedures:-</text:p>
      <text:p text:style-name="P213"><text:tab/>*<text:span text:style-name="T180">Consistancy</text:span></text:p>
      <text:p text:style-name="P213"><text:tab/>*<text:span text:style-name="T180">Reusability</text:span></text:p>
      <text:p text:style-name="P213"><text:tab/>*<text:span text:style-name="T180">Efficiency</text:span></text:p>
      <text:p text:style-name="P213"/>
      <text:p text:style-name="P38">Stored procedure <text:span text:style-name="T181">basic syntax</text:span>:-</text:p>
      <text:p text:style-name="P213"><text:tab/><text:span text:style-name="T181">CREATE PROCEDURE ProcedureName() SELECT column_name FROM table_name;</text:span></text:p>
      <text:p text:style-name="P39"><text:soft-page-break/>Stored procedure <text:span text:style-name="T182">with parameter</text:span>:-</text:p>
      <text:p text:style-name="P241"><text:tab/><text:span text:style-name="T181">CREATE PROCEDURE ProcedureName(</text:span><text:span text:style-name="T182">parameter_value INT</text:span><text:span text:style-name="T181">) SELECT column_name FROM table_name </text:span><text:span text:style-name="T182">WHERE value = parameter_value</text:span><text:span text:style-name="T181">;</text:span></text:p>
      <text:p text:style-name="P213"/>
      <text:p text:style-name="P76">Call stored procedure:-</text:p>
      <text:p text:style-name="P213"><text:tab/><text:span text:style-name="T183">CALL ProcedureName();</text:span></text:p>
      <text:p text:style-name="P213"/>
      <text:p text:style-name="P299">Delete or Drop stored procedure:-</text:p>
      <text:p text:style-name="P213"><text:tab/><text:span text:style-name="T184">DROP PROCEDURE ProcedureName;</text:span></text:p>
      <text:p text:style-name="P213"/>
      <text:p text:style-name="P40"><text:span text:style-name="T186">Create </text:span>Stored procedure <text:span text:style-name="T186">to GetProductsDetails() </text:span><text:span text:style-name="T185">for lucky_shrub database</text:span>:-</text:p>
      <text:p text:style-name="P242"><text:tab/><text:span text:style-name="T181">CREATE PROCEDURE </text:span><text:span text:style-name="T185">Get</text:span><text:span text:style-name="T181">Pro</text:span><text:span text:style-name="T185">ductsDetails</text:span><text:span text:style-name="T181">() SELECT * FROM </text:span><text:span text:style-name="T185">Products</text:span><text:span text:style-name="T181">;</text:span></text:p>
      <text:p text:style-name="P274"/>
      <text:p text:style-name="P320">Call GetProductsDetails from Lucky_shrub Database:-</text:p>
      <text:p text:style-name="P274"><text:tab/>CALL GetProductsDetails();</text:p>
      <text:p text:style-name="P213"/>
      <text:p text:style-name="P41"><text:span text:style-name="T186">Create </text:span>Stored procedure <text:span text:style-name="T186">to GetLowestPriceProducts() </text:span><text:span text:style-name="T185">for lucky_shrub database</text:span>:-</text:p>
      <text:p text:style-name="P243"><text:tab/><text:span text:style-name="T181">CREATE PROCEDURE </text:span><text:span text:style-name="T186">GetLowestPriceProducts</text:span><text:span text:style-name="T181">(</text:span><text:span text:style-name="T186">LowestPrice</text:span><text:span text:style-name="T182"> INT</text:span><text:span text:style-name="T181">) SELECT * FROM </text:span><text:span text:style-name="T186">Products</text:span><text:span text:style-name="T181"> </text:span><text:span text:style-name="T182">WHERE </text:span><text:span text:style-name="T186">Price</text:span><text:span text:style-name="T182"> </text:span><text:span text:style-name="T186">&lt;</text:span><text:span text:style-name="T182">= </text:span><text:span text:style-name="T186">LowestPrice</text:span><text:span text:style-name="T181">;</text:span></text:p>
      <text:p text:style-name="P213"/>
      <text:p text:style-name="P321">Call Get<text:span text:style-name="T187">LowestPrice</text:span>Products<text:span text:style-name="T187">()</text:span> from Lucky_shrub Database:-</text:p>
      <text:p text:style-name="P275"><text:tab/>CALL Get<text:span text:style-name="T187">LowestPrice</text:span>Products(<text:span text:style-name="T187">50</text:span>);</text:p>
      <text:p text:style-name="P213"/>
      <text:p text:style-name="P300">Delete or Drop <text:span text:style-name="T189">GetProductsDetails</text:span> <text:span text:style-name="T188">from lucky_shrub</text:span>:-</text:p>
      <text:p text:style-name="P244"><text:tab/><text:span text:style-name="T184">DROP PROCEDURE </text:span><text:span text:style-name="T188">GetProductsDetails</text:span><text:span text:style-name="T184">;</text:span></text:p>
      <text:p text:style-name="P213"/>
      <text:p text:style-name="P72">👉ADVANCED MYSQL Topics </text:p>
      <text:p text:style-name="P43">MySQL parameters:-</text:p>
      <text:p text:style-name="P213"><text:tab/><text:span text:style-name="T190">CREATE PROCEDURE CalculateTax(IN Salary DECIMAL(10, 2)) SELECT Salary * 0.2 AS TAX; </text:span></text:p>
      <text:p text:style-name="P280"/>
      <text:p text:style-name="P280">INSERT(Insert data in table)</text:p>
      <text:p text:style-name="P280">UPDATE(Update data within a table)</text:p>
      <text:p text:style-name="P280">DELETE(Delete data from table)</text:p>
      <text:p text:style-name="P213"/>
      <text:p text:style-name="P44"><text:span text:style-name="T191">Scheduled event syntax</text:span>:-</text:p>
      <text:p text:style-name="P245"><text:tab/><text:span text:style-name="T190">CREATE </text:span><text:span text:style-name="T191">EVENT [IF NOT EXISTS] event_name ON SCHEDULE AT CURRENT_TIMESTAMP [+ INTERVAL] DO Event_body</text:span></text:p>
      <text:p text:style-name="P213"/>
      <text:p text:style-name="P77">Database optimization:-</text:p>
      <text:p text:style-name="P213"><text:tab/><text:span text:style-name="T192">Improving database performance to reduce the execution time of a query</text:span></text:p>
      <text:p text:style-name="P213"/>
      <text:p text:style-name="P78"><text:span text:style-name="T193">O</text:span>ptimiz<text:span text:style-name="T193">ing d</text:span>atabase <text:span text:style-name="T193">queries:-</text:span></text:p>
      <text:p text:style-name="P213"/>
      <text:p text:style-name="P281">Optimized <text:s text:c="30"/>Query</text:p>
      <text:p text:style-name="P281"><text:s/>SELECT <text:s text:c="23"/>===========&gt;&gt; <text:s text:c="12"/>Database</text:p>
      <text:p text:style-name="P281">statement <text:s text:c="21"/>&lt;&lt;============</text:p>
      <text:p text:style-name="P213"><text:s text:c="48"/><text:span text:style-name="T193">Result</text:span></text:p>
      <text:p text:style-name="P213"/>
      <text:p text:style-name="P79">START TRANSACTION:-</text:p>
      <text:p text:style-name="P282">BEGIN</text:p>
      <text:p text:style-name="P282">COMMIT</text:p>
      <text:p text:style-name="P282">ROLLBACK</text:p>
      <text:p text:style-name="P80"><text:soft-page-break/>Syntax for a Common Table Expression with multiple queries:-</text:p>
      <text:p text:style-name="P283">WITH</text:p>
      <text:p text:style-name="P283"><text:tab/>cte1 AS (query1),</text:p>
      <text:p text:style-name="P283"><text:tab/>cte2 AS (query2),</text:p>
      <text:p text:style-name="P283"><text:tab/>cte3 AS (query3),</text:p>
      <text:p text:style-name="P283">SELECT * FROM cte1</text:p>
      <text:p text:style-name="P283">UNION</text:p>
      <text:p text:style-name="P283">SELECT * FROM cte2</text:p>
      <text:p text:style-name="P283">UNION</text:p>
      <text:p text:style-name="P283">SELECT * FROM cte3</text:p>
      <text:p text:style-name="P283">UNION</text:p>
      <text:p text:style-name="P213"/>
      <text:p text:style-name="P81"><text:span text:style-name="T194">MySQL prepared statement</text:span>:-</text:p>
      <text:p text:style-name="P284">PREPARE GetOrderStatement</text:p>
      <text:p text:style-name="P284">FROM</text:p>
      <text:p text:style-name="P284"><text:tab/>‘SELECT ClientID, ProductID, Quantity, Cost</text:p>
      <text:p text:style-name="P284"><text:tab/>FROM Orders</text:p>
      <text:p text:style-name="P284"><text:tab/>WHERE Order ID = ?’</text:p>
      <text:p text:style-name="P213">;</text:p>
      <text:p text:style-name="P213"/>
      <text:p text:style-name="P82"><text:span text:style-name="T194">MySQL </text:span><text:span text:style-name="T195">JSON</text:span>:-</text:p>
      <text:p text:style-name="P285">SELECT ActivityID, Properties→’$.ClientID’, Properties→’$.ProductID’, Properties→’$.Order’ FROM Activity;</text:p>
      <text:p text:style-name="P213"/>
      <text:p text:style-name="P286">Data analysis and Data analytics</text:p>
      <text:p text:style-name="P286">DESCRIPTIVE</text:p>
      <text:p text:style-name="P286">EXPLORATORY</text:p>
      <text:p text:style-name="P286">INFERENTIAL</text:p>
      <text:p text:style-name="P286">PREDICTIVE</text:p>
      <text:p text:style-name="P287">JOIN(Join two tables together)</text:p>
      <text:p text:style-name="P287">Subquery(Create a query within a query)</text:p>
      <text:p text:style-name="P287">Views(Create virtual tables)</text:p>
      <text:p text:style-name="P288">FULL OUTER JOIN</text:p>
      <text:p text:style-name="P213"/>
      <text:p text:style-name="P83">Functions and stored procedures in MySQL:-</text:p>
      <text:p text:style-name="P289"><text:tab/><text:span text:style-name="T196">Wrap code within the body of a function or procedure for repeated use.</text:span></text:p>
      <text:p text:style-name="P289"><text:tab/><text:span text:style-name="T197">Consistency(Code is standardized)</text:span></text:p>
      <text:p text:style-name="P289"><text:tab/><text:span text:style-name="T197">Organization(Code is organized)</text:span></text:p>
      <text:p text:style-name="P289"><text:tab/><text:span text:style-name="T197">Reusability(Code can be used repeatedly)</text:span></text:p>
      <text:p text:style-name="P289"/>
      <text:p text:style-name="P83">Lucky Shrub: Functions and stored procedures:-</text:p>
      <text:p text:style-name="P42"><text:span text:style-name="T186">Create </text:span>Stored procedure <text:span text:style-name="T186">to GetProductsDetails() </text:span><text:span text:style-name="T185">for lucky_shrub database</text:span>:-</text:p>
      <text:p text:style-name="P246"><text:tab/><text:span text:style-name="T181">CREATE PROCEDURE </text:span><text:span text:style-name="T185">Get</text:span><text:span text:style-name="T181">Pro</text:span><text:span text:style-name="T185">ductsDetails</text:span><text:span text:style-name="T181">() SELECT * FROM </text:span><text:span text:style-name="T185">Products</text:span><text:span text:style-name="T181">;</text:span></text:p>
      <text:p text:style-name="P213"/>
      <text:p text:style-name="P322">Call GetProductsDetails from Lucky_shrub Database:-</text:p>
      <text:p text:style-name="P276"><text:tab/>CALL GetProductsDetails();</text:p>
      <text:p text:style-name="P213"/>
      <text:p text:style-name="P148">Function syntax:-</text:p>
      <text:p text:style-name="P290"><text:tab/>SELECT MOD (7, 5); <text:s/></text:p>
      <text:p text:style-name="P290"/>
      <text:p text:style-name="P149">M_and_G_db and functions:-</text:p>
      <text:p text:style-name="P213"><text:tab/><text:span text:style-name="T198">SELECT ClientID, ROUND(AVG(cost), 2) FROM client orders GROUP BY ClientID;</text:span></text:p>
      <text:p text:style-name="P84"><text:soft-page-break/>Variables :-</text:p>
      <text:p text:style-name="P291"><text:tab/><text:span text:style-name="T199">Variable(Used to pass values between SQL statements, or between a procedure and a SQL statement.</text:span><text:span text:style-name="T200">)</text:span></text:p>
      <text:p text:style-name="P291"><text:tab/><text:span text:style-name="T200">Stored procedure(Variables are created inside or outside of a stored procedure.)</text:span></text:p>
      <text:p text:style-name="P291"><text:tab/><text:span text:style-name="T200">SELECT statement(Variables are created inside or outside of a SELECT statement) </text:span></text:p>
      <text:p text:style-name="P291"><text:tab/><text:span text:style-name="T202">SET command (Assigns a value to a variable within a stored procedure.)</text:span></text:p>
      <text:p text:style-name="P291"/>
      <text:p text:style-name="P84"><text:span text:style-name="T201">Variable</text:span><text:span text:style-name="T203">s</text:span><text:span text:style-name="T201"> syntax:-</text:span></text:p>
      <text:p text:style-name="P291"><text:tab/><text:span text:style-name="T201">@variable_name = value;</text:span></text:p>
      <text:p text:style-name="P291"/>
      <text:p text:style-name="P85"><text:span text:style-name="T201">Variable</text:span><text:span text:style-name="T203">s</text:span><text:span text:style-name="T201"> syntax:-</text:span></text:p>
      <text:p text:style-name="P292"><text:tab/><text:span text:style-name="T203">SET </text:span><text:span text:style-name="T201">@variable_name = value;</text:span></text:p>
      <text:p text:style-name="P292"/>
      <text:p text:style-name="P326">Lucky Shrub: variables :-</text:p>
      <text:p text:style-name="P213"><text:tab/><text:span text:style-name="T204">SET @order_id = 3;</text:span></text:p>
      <text:p text:style-name="P213"/>
      <text:p text:style-name="P150">Lucky Shrub: variables and parameters:-</text:p>
      <text:p text:style-name="P247"><text:tab/><text:span text:style-name="T205">SELECT * FROM Orders WHERE OrderID =</text:span><text:span text:style-name="T204"> @order_id;</text:span></text:p>
      <text:p text:style-name="P327"/>
      <text:p text:style-name="P327"><text:span text:style-name="T206">DECLARE command</text:span> variables :-</text:p>
      <text:p text:style-name="P248"><text:tab/><text:span text:style-name="T206">DECLARE variable_name DATATYPE DEFAULT VALUE</text:span><text:span text:style-name="T204">;</text:span></text:p>
      <text:p text:style-name="P213"/>
      <text:p text:style-name="P328"><text:span text:style-name="T207">Lucky Shrub and </text:span><text:span text:style-name="T206">DECLARE command</text:span><text:span text:style-name="T207">s</text:span>:-</text:p>
      <text:p text:style-name="P249"><text:tab/><text:span text:style-name="T206">DECLARE </text:span><text:span text:style-name="T207">minimum_order_cost</text:span><text:span text:style-name="T206"> </text:span><text:span text:style-name="T207">DECIMAL(5, 2)</text:span><text:span text:style-name="T206"> DEFAULT </text:span><text:span text:style-name="T207">0</text:span><text:span text:style-name="T204">;</text:span></text:p>
      <text:p text:style-name="P213"/>
      <text:p text:style-name="P88">Assignment Operator:-</text:p>
      <text:p text:style-name="P293"><text:tab/>:=</text:p>
      <text:p text:style-name="P213"/>
      <text:p text:style-name="P151"><text:span text:style-name="T208">V</text:span>ariables <text:span text:style-name="T208">inside SELECT commands</text:span>:-</text:p>
      <text:p text:style-name="P250"><text:tab/><text:span text:style-name="T205">SELECT </text:span><text:span text:style-name="T208">@variable_name :</text:span><text:span text:style-name="T205">=</text:span><text:span text:style-name="T204"> </text:span><text:span text:style-name="T208">value</text:span><text:span text:style-name="T204">;</text:span></text:p>
      <text:p text:style-name="P213"><text:tab/><text:span text:style-name="T209">SELECT @max_order := MAX(Cost) FROM Orders;</text:span></text:p>
      <text:p text:style-name="P213"><text:tab/><text:span text:style-name="T210">SELECT @max_order;</text:span></text:p>
      <text:p text:style-name="P213"><text:tab/><text:span text:style-name="T211">SELECT function( ) INTO variable_name FROM table_name</text:span></text:p>
      <text:p text:style-name="P213"><text:tab/><text:span text:style-name="T212">SELECT AVG(Cost) INTO @average_cost FROM Orders;</text:span></text:p>
      <text:p text:style-name="P213"/>
      <text:p text:style-name="P86"><text:span text:style-name="T213">P</text:span>arameters:- </text:p>
      <text:p text:style-name="P213"><text:tab/><text:span text:style-name="T213">Pass arguments, or values, to a function or procedure from the outside.</text:span></text:p>
      <text:p text:style-name="P213"/>
      <text:p text:style-name="P87"><text:span text:style-name="T214">Types of </text:span><text:span text:style-name="T213">P</text:span>arameters:- </text:p>
      <text:p text:style-name="P21"><text:span text:style-name="T214">IN </text:span><text:span text:style-name="T215">parameter syntax</text:span><text:span text:style-name="T214">:-</text:span></text:p>
      <text:p text:style-name="P213"><text:tab/><text:span text:style-name="T214">CREATE PROCEDURE procedure_name(IN logic(value1, value2)) SELECT logic;</text:span></text:p>
      <text:p text:style-name="P251"><text:tab/><text:span text:style-name="T214">CREATE PROCEDURE </text:span><text:span text:style-name="T215">CalculateTax</text:span><text:span text:style-name="T214">(IN </text:span><text:span text:style-name="T215">Salary DECIMAL</text:span><text:span text:style-name="T214">(</text:span><text:span text:style-name="T215">10, </text:span><text:span text:style-name="T214">2)) SELECT </text:span><text:span text:style-name="T215">Salary * 0.2 AS TAX</text:span><text:span text:style-name="T214">;</text:span></text:p>
      <text:p text:style-name="P213"/>
      <text:p text:style-name="P323">Call <text:span text:style-name="T216">CalculateTax</text:span> from Lucky_shrub Database:-</text:p>
      <text:p text:style-name="P277"><text:tab/>CALL <text:span text:style-name="T216">CalculateTax(10000)</text:span>;</text:p>
      <text:p text:style-name="P277"/>
      <text:p text:style-name="P22"><text:span text:style-name="T217">OUT</text:span><text:span text:style-name="T214"> </text:span><text:span text:style-name="T215">parameter syntax</text:span><text:span text:style-name="T214">:-</text:span></text:p>
      <text:p text:style-name="P252"><text:tab/><text:span text:style-name="T214">CREATE PROCEDURE </text:span><text:span text:style-name="T217">GetLowestCost</text:span><text:span text:style-name="T214">(</text:span><text:span text:style-name="T217">OUT LowestCost</text:span><text:span text:style-name="T215"> DECIMAL</text:span><text:span text:style-name="T214">(</text:span><text:span text:style-name="T217">6</text:span><text:span text:style-name="T215">, </text:span><text:span text:style-name="T214">2)) SELECT </text:span><text:span text:style-name="T217">MIN(Cost) INTO LowestCost FROM Orders</text:span><text:span text:style-name="T214">;</text:span></text:p>
      <text:p text:style-name="P213"/>
      <text:p text:style-name="P324">Call <text:span text:style-name="T218">GetLowestCost</text:span> from Lucky_shrub Database:-</text:p>
      <text:p text:style-name="P278"><text:tab/>CALL <text:span text:style-name="T218">GetLowestCost</text:span><text:span text:style-name="T216">(</text:span><text:span text:style-name="T218">@order_lowest_cost</text:span><text:span text:style-name="T216">)</text:span>;</text:p>
      <text:p text:style-name="P354">I</text:p>
      <text:p text:style-name="P386"><text:soft-page-break/>Display OUT paramater syntax:-</text:p>
      <text:p text:style-name="P253"><text:tab/><text:span text:style-name="T219">SELECT @order_lowest_cost;</text:span></text:p>
      <text:p text:style-name="P253"/>
      <text:p text:style-name="P23"><text:span text:style-name="T220">IN</text:span><text:span text:style-name="T217">OUT</text:span><text:span text:style-name="T214"> </text:span><text:span text:style-name="T215">parameter syntax</text:span><text:span text:style-name="T214">:-</text:span></text:p>
      <text:p text:style-name="P254"><text:tab/><text:span text:style-name="T214">CREATE PROCEDURE </text:span><text:span text:style-name="T220">SquareAnumber</text:span><text:span text:style-name="T214">(</text:span><text:span text:style-name="T220">IN</text:span><text:span text:style-name="T217">OUT </text:span><text:span text:style-name="T220">aNumber</text:span><text:span text:style-name="T215"> </text:span><text:span text:style-name="T220">INT</text:span><text:span text:style-name="T214">) </text:span></text:p>
      <text:p text:style-name="P254"><text:span text:style-name="T220">BEGIN</text:span><text:span text:style-name="T214"> </text:span></text:p>
      <text:p text:style-name="P254"><text:span text:style-name="T217"><text:tab/></text:span><text:span text:style-name="T220">set aNumber = aNumber * aNumber;</text:span></text:p>
      <text:p text:style-name="P294">END</text:p>
      <text:p text:style-name="P213"/>
      <text:p text:style-name="P329">Lucky Shrub: <text:span text:style-name="T221">INOUT</text:span> parameters:-</text:p>
      <text:p text:style-name="P255"><text:tab/><text:span text:style-name="T204">SET @</text:span><text:span text:style-name="T221">x_number</text:span><text:span text:style-name="T204"> = </text:span><text:span text:style-name="T221">5</text:span><text:span text:style-name="T204">;</text:span></text:p>
      <text:p text:style-name="P213"/>
      <text:p text:style-name="P325">Call <text:span text:style-name="T222">SquareAnumber</text:span> from Lucky_shrub Database:-</text:p>
      <text:p text:style-name="P279"><text:tab/>CALL <text:span text:style-name="T222">SquareAnumber </text:span><text:span text:style-name="T216">(</text:span><text:span text:style-name="T218">@</text:span><text:span text:style-name="T222">x_number</text:span><text:span text:style-name="T216">)</text:span>;</text:p>
      <text:p text:style-name="P213"/>
      <text:p text:style-name="P142"><text:span text:style-name="T219">Display </text:span><text:span text:style-name="T223">IN</text:span><text:span text:style-name="T219">OUT paramater syntax:-</text:span></text:p>
      <text:p text:style-name="P256"><text:tab/><text:span text:style-name="T219">SELECT @</text:span><text:span text:style-name="T223">x_number</text:span><text:span text:style-name="T219">;</text:span></text:p>
      <text:p text:style-name="P256"/>
      <text:p text:style-name="P89">Developing user defined functions in MySQL:-</text:p>
      <text:p text:style-name="P90">User-defined functions:-</text:p>
      <text:p text:style-name="P213"><text:tab/><text:span text:style-name="T224">Created to perform operations that cam’t be completed with built-in functions.</text:span></text:p>
      <text:p text:style-name="P213"/>
      <text:p text:style-name="P24"><text:span text:style-name="T225">CREATE User-defined function</text:span><text:span text:style-name="T215"> syntax</text:span><text:span text:style-name="T214">:-</text:span></text:p>
      <text:p text:style-name="P257"><text:tab/><text:span text:style-name="T214">CREATE </text:span><text:span text:style-name="T225">FUNCTION function_name()</text:span><text:span text:style-name="T214"> </text:span></text:p>
      <text:p text:style-name="P213"><text:tab/><text:span text:style-name="T225">RETURNS datatype DETERMINISTIC</text:span></text:p>
      <text:p text:style-name="P213"><text:tab/><text:span text:style-name="T225">RETURN</text:span></text:p>
      <text:p text:style-name="P213"/>
      <text:p text:style-name="P24"><text:span text:style-name="T225">Luckey Shrub CREATE User-defined function</text:span><text:span text:style-name="T215"> syntax</text:span><text:span text:style-name="T214">:-</text:span></text:p>
      <text:p text:style-name="P257"><text:tab/><text:span text:style-name="T214">CREATE </text:span><text:span text:style-name="T225">FUNCTION FindTotalCost(Cost DECIMAL(5, 2))</text:span><text:span text:style-name="T214"> </text:span></text:p>
      <text:p text:style-name="P257"><text:tab/><text:span text:style-name="T225">RETURNS DECIMAL (5, 2) DETERMINISTIC</text:span></text:p>
      <text:p text:style-name="P257"><text:tab/><text:span text:style-name="T225">RETURN (Cost – (Cost * 0.1));</text:span></text:p>
      <text:p text:style-name="P257"/>
      <text:p text:style-name="P143"><text:span text:style-name="T219">Display </text:span><text:span text:style-name="T226">Luckey Shrub User-defined function</text:span><text:span text:style-name="T219"> syntax:-</text:span></text:p>
      <text:p text:style-name="P258"><text:tab/><text:span text:style-name="T219">SELECT </text:span><text:span text:style-name="T226">FindTotalCost(100)</text:span><text:span text:style-name="T219">;</text:span></text:p>
      <text:p text:style-name="P258"/>
      <text:p text:style-name="P45"><text:span text:style-name="T35">Create Table </text:span><text:span text:style-name="T93">Orders</text:span><text:span text:style-name="T255">1</text:span><text:span text:style-name="T93"> for lucky_shrub database</text:span><text:span text:style-name="T35">:-</text:span> <text:s text:c="2"/></text:p>
      <text:p text:style-name="P330"><text:s text:c="4"/>CREATE TABLE Orders1 (OrderID INT NOT NULL PRIMARY KEY, ClientID VARCHAR(10), FOREIGN KEY(ClientID) REFERENCES Clients(ClientID), ProductID VARCHAR(10), FOREIGN KEY(ProductID) REFERENCES Products(ProductID), Quantity INT, Cost DECIMAL(6,2), Date DATE) ;</text:p>
      <text:p text:style-name="P330"/>
      <text:p text:style-name="P330"><text:span text:style-name="T37">Insert Values:-</text:span> <text:s text:c="3"/></text:p>
      <text:p text:style-name="P331"><text:s text:c="3"/>INSERT INTO Orders1(OrderID, ClientID, ProductID, Quantity, Cost, Date) VALUES(1, "Cl1", 'P1', 10, 500.00, '2020-09-01'), (2, "Cl2", 'P2', 5, 100.00, '2020-09-05'), (3, "Cl3", 'P3', 20, 800.00, '2020-09-03'), (4, "Cl4", 'P4', 15, 150.00, '2020-09-07'), (5, "Cl3", 'P3', 10, 450.00, '2020-09-08'), (6, "Cl2", 'P2', 5, 800.00, '2020-09-09'), (7, "Cl1", 'P4', 22, 1200.00, '2020-09-10'), (8, "Cl3", 'P1', 15, 150.00, '2020-09-10'), <text:s/>(9, "Cl1", 'P1', 10, 500.00, '2020-09-12'), <text:s/>(10, "Cl2", 'P2', 5, 100.00, '2020-09-13');</text:p>
      <text:p text:style-name="P355"/>
      <text:p text:style-name="P387"><text:span text:style-name="T35">Create </text:span><text:span text:style-name="T227">User-defined function </text:span><text:span text:style-name="T231">GetTotalCost() </text:span><text:span text:style-name="T227">for</text:span><text:span text:style-name="T93"> lucky_shrub database</text:span><text:span text:style-name="T35">:-</text:span> <text:s text:c="2"/></text:p>
      <text:p text:style-name="P358"><text:tab/>DELIMITER //</text:p>
      <text:p text:style-name="P358"/>
      <text:p text:style-name="P213"><text:soft-page-break/><text:tab/>CREATE FUNCTION GetTotalCost(Cost DECIMAL(5, 2)) RETURNS DECIMAL(5, 2) DETERMINISTIC BEGIN IF (Cost &gt;= 100 AND Cost &lt; 500) THEN SET Cost = Cost – (Cost * 0.1); ELSEIF(Cost &gt;= 500) THEN SET Cost = Cost – (Cost * 0.2); END IF; RETURN(Cost); END//</text:p>
      <text:p text:style-name="P359"><text:tab/></text:p>
      <text:p text:style-name="P359">DELIMITER;</text:p>
      <text:p text:style-name="P361"><text:tab/></text:p>
      <text:p text:style-name="P361"><text:span text:style-name="T228">SELECT GetTotalCost(500);</text:span></text:p>
      <text:p text:style-name="P209"/>
      <text:p text:style-name="P378">DROP FUNCTION GetTotalCost;</text:p>
      <text:p text:style-name="P209"/>
      <text:p text:style-name="P388"><text:span text:style-name="T35">Create </text:span><text:span text:style-name="T229">complex stored procedures in MySQL</text:span><text:span text:style-name="T35">:-</text:span> <text:s text:c="2"/></text:p>
      <text:p text:style-name="P209"><text:tab/><text:span text:style-name="T229">Creating complex stored procedures that require multiple statements.</text:span></text:p>
      <text:p text:style-name="P209"/>
      <text:p text:style-name="P390"><text:span text:style-name="T35">Create Table </text:span><text:span text:style-name="T120">Products</text:span><text:span text:style-name="T230">1</text:span><text:span text:style-name="T93"> for lucky_shrub database</text:span><text:span text:style-name="T35">:-</text:span> <text:s text:c="2"/></text:p>
      <text:p text:style-name="P356"><text:s text:c="4"/>CREATE TABLE Products<text:span text:style-name="T230">1</text:span>(ProductID VARCHAR(10) NOT NULL PRIMARY KEY, <text:span text:style-name="T230">ProductName</text:span> VARCHAR(100) NOT NULL, Price DECIMAL(6,2) NOT NULL, <text:span text:style-name="T230">NumberOfItems INT NOT NULL</text:span>);</text:p>
      <text:p text:style-name="P356"/>
      <text:p text:style-name="P400"><text:span text:style-name="T37">Insert Values:-</text:span> <text:s text:c="3"/></text:p>
      <text:p text:style-name="P356"><text:s text:c="4"/>INSERT INTO Products<text:span text:style-name="T230">1</text:span>(ProductID, <text:span text:style-name="T230">ProductName</text:span>, Price, <text:span text:style-name="T230">NumberOfItems</text:span>) VALUES('P1', 'Artificial grass bags', 50, <text:span text:style-name="T230">100</text:span>), ('P2', 'Wood Panels', 20, <text:span text:style-name="T230">250</text:span>), ('P3', 'Patio slates', 40, <text:span text:style-name="T230">60</text:span>), ('P4', 'Sycamore trees', 10, <text:span text:style-name="T230">50</text:span>), ('P5', 'Trees and shrubs', 50, <text:span text:style-name="T230">75</text:span>), ('P6', 'Water fountain', 80, <text:span text:style-name="T230">15</text:span>);</text:p>
      <text:p text:style-name="P209"/>
      <text:p text:style-name="P389"><text:span text:style-name="T35">Create </text:span><text:span text:style-name="T227">User-defined function </text:span><text:span text:style-name="T231">GetTotalCost() </text:span><text:span text:style-name="T227">for</text:span><text:span text:style-name="T93"> lucky_shrub database</text:span><text:span text:style-name="T35">:-</text:span> <text:s text:c="2"/></text:p>
      <text:p text:style-name="P360"><text:tab/>DELIMITER //</text:p>
      <text:p text:style-name="P360"/>
      <text:p text:style-name="P357"><text:tab/>CREATE <text:span text:style-name="T231">PROCEDURE</text:span> Get<text:span text:style-name="T231">ProductSummary</text:span>(<text:span text:style-name="T231">OUT NumberOfLowPriceProducts INT, OUT NumberOfHighPriceProducts INT</text:span>) <text:s/>BEGIN <text:span text:style-name="T232">SELECT COUNT(ProductID) INTO NumberOfLowPriceProducts FROM Products1 WHERE Price &lt;50</text:span>; <text:span text:style-name="T232">SELECT COUNT(ProductID) INTO NumberOfHighPriceProducts FROM Products1WHERE Price &gt;= 50;</text:span> END//</text:p>
      <text:p text:style-name="P360"><text:tab/></text:p>
      <text:p text:style-name="P360">DELIMITER;</text:p>
      <text:p text:style-name="P363"><text:tab/></text:p>
      <text:p text:style-name="P363"><text:span text:style-name="T232">CALL</text:span><text:span text:style-name="T228"> Get</text:span><text:span text:style-name="T232">ProductSummary</text:span><text:span text:style-name="T228">(</text:span><text:span text:style-name="T232">@TotalNumberOfLowPriceProducts, @TotalNumberOfHighPriceProducts</text:span><text:span text:style-name="T228">);</text:span></text:p>
      <text:p text:style-name="P363"/>
      <text:p text:style-name="P379">SELECT <text:span text:style-name="T232">@TotalNumberOfLowPriceProducts, @TotalNumberOfHighPriceProducts</text:span><text:span text:style-name="T228">;</text:span></text:p>
      <text:p text:style-name="P363"/>
      <text:p text:style-name="P401">What are MySQL triggers?</text:p>
      <text:p text:style-name="P209"><text:tab/><text:span text:style-name="T233">A set of actions available in the form of a stored program invoked when an event occurs.</text:span></text:p>
      <text:p text:style-name="P209"><text:tab/><text:span text:style-name="T234">INSERT(Insert data in a table)</text:span></text:p>
      <text:p text:style-name="P209"><text:tab/><text:span text:style-name="T234">UPDATE(Update data within a table)</text:span></text:p>
      <text:p text:style-name="P209"><text:tab/><text:span text:style-name="T234">DELETE(Delete data from a table)</text:span></text:p>
      <text:p text:style-name="P209"/>
      <text:p text:style-name="P402">CREATE MySQL TRIGGER:-</text:p>
      <text:p text:style-name="P380"><text:tab/>MySQL syntax statement used to create a trigger. </text:p>
      <text:p text:style-name="P209"/>
      <text:p text:style-name="P391">CREATE a MySQL trigger:-</text:p>
      <text:p text:style-name="P209"><text:tab/><text:span text:style-name="T235">CREATE </text:span><text:span text:style-name="T236">TRIGGER trigger_name TRIGGER TYPE ON table_name FOR EACH ROW</text:span></text:p>
      <text:p text:style-name="P209"><text:tab/><text:span text:style-name="T236">BEGIN</text:span></text:p>
      <text:p text:style-name="P209"><text:tab/><text:tab/><text:span text:style-name="T236">statement_one</text:span></text:p>
      <text:p text:style-name="P209"><text:tab/><text:tab/><text:span text:style-name="T236">statement_two</text:span></text:p>
      <text:p text:style-name="P209"><text:tab/><text:span text:style-name="T236">END</text:span></text:p>
      <text:p text:style-name="P209"/>
      <text:p text:style-name="P403"><text:soft-page-break/>DROP MySQL TRIGGER:-</text:p>
      <text:p text:style-name="P209"><text:tab/><text:span text:style-name="T237">MySQL syntax statement used to drop or delete a trigger</text:span></text:p>
      <text:p text:style-name="P209"/>
      <text:p text:style-name="P384">DROP MySQL TRIGGER:-</text:p>
      <text:p text:style-name="P209"><text:tab/><text:span text:style-name="T238">DROP TRIGGER IF EXISTS schema_name.trigger_name</text:span></text:p>
      <text:p text:style-name="P209"/>
      <text:p text:style-name="P392">CREATE a MySQL trigger <text:span text:style-name="T238">for Lucky Shrub database</text:span>:-</text:p>
      <text:p text:style-name="P209"><text:tab/><text:span text:style-name="T238">CREATE TRIGGER ApprovalRequest AFTER UPDATE</text:span></text:p>
      <text:p text:style-name="P209"><text:tab/><text:span text:style-name="T238">BEGIN</text:span></text:p>
      <text:p text:style-name="P209"><text:tab/><text:tab/><text:span text:style-name="T238">statement_one</text:span></text:p>
      <text:p text:style-name="P209"><text:tab/><text:tab/><text:span text:style-name="T238">statement_two</text:span></text:p>
      <text:p text:style-name="P209"><text:tab/><text:span text:style-name="T238">END</text:span></text:p>
      <text:p text:style-name="P381"/>
      <text:p text:style-name="P404">Keeping a log of records:-</text:p>
      <text:p text:style-name="P364"><text:tab/><text:span text:style-name="T239">Useful for maintaining audit trails.</text:span></text:p>
      <text:p text:style-name="P364"/>
      <text:p text:style-name="P405"><text:span text:style-name="T240">Alternative to constrains</text:span>:-</text:p>
      <text:p text:style-name="P364"><text:tab/><text:span text:style-name="T240">Maintain data integrity and run tasks</text:span><text:span text:style-name="T239">.</text:span><text:tab/></text:p>
      <text:p text:style-name="P209"/>
      <text:p text:style-name="P406"><text:span text:style-name="T241">Types of MySQL triggers</text:span>:-</text:p>
      <text:p text:style-name="P365"><text:tab/><text:span text:style-name="T242">Row-level triggers</text:span></text:p>
      <text:p text:style-name="P209"><text:tab/><text:tab/><text:span text:style-name="T242">Trigger invoked for each row</text:span></text:p>
      <text:p text:style-name="P209"><text:tab/><text:tab/><text:span text:style-name="T243">100 rows <text:s/>--→ 100 row-level triggers <text:s/>--→ Table</text:span></text:p>
      <text:p text:style-name="P209"><text:tab/><text:span text:style-name="T242">Statement-level triggers</text:span></text:p>
      <text:p text:style-name="P209"><text:tab/><text:tab/><text:span text:style-name="T242">Trigger invoked for each statement</text:span></text:p>
      <text:p text:style-name="P366"><text:tab/><text:tab/><text:span text:style-name="T243">100 rows <text:s/>--→ </text:span><text:span text:style-name="T244">Single</text:span><text:span text:style-name="T243"> triggers <text:s/>--→ Table</text:span></text:p>
      <text:p text:style-name="P209"/>
      <text:p text:style-name="P407">BEFORE <text:span text:style-name="T245">trigger</text:span>:-</text:p>
      <text:p text:style-name="P382"><text:tab/>Trigger invoked before an action.</text:p>
      <text:p text:style-name="P367"><text:tab/><text:span text:style-name="T245">Trigger</text:span><text:span text:style-name="T243"> <text:s/>--→ </text:span><text:span text:style-name="T245">Action</text:span><text:span text:style-name="T243"> <text:s/>--→ </text:span><text:span text:style-name="T245">Row</text:span></text:p>
      <text:p text:style-name="P367"/>
      <text:p text:style-name="P409">BEFORE INSERT:-</text:p>
      <text:p text:style-name="P209"><text:tab/><text:span text:style-name="T247">Invoked before data is inserted</text:span></text:p>
      <text:p text:style-name="P209"/>
      <text:p text:style-name="P393">MySQL trigger type syntax:-</text:p>
      <text:p text:style-name="P209"><text:tab/><text:span text:style-name="T250">CREATE TRIGGER trigger_name</text:span></text:p>
      <text:p text:style-name="P209"><text:tab/><text:span text:style-name="T250">BEFORE INSERT</text:span></text:p>
      <text:p text:style-name="P209"><text:tab/><text:span text:style-name="T250">ON table_name FOR EACH ROW</text:span></text:p>
      <text:p text:style-name="P209"><text:tab/><text:span text:style-name="T250">BEGIN</text:span></text:p>
      <text:p text:style-name="P209"><text:tab/><text:tab/><text:span text:style-name="T250">statement_logic</text:span></text:p>
      <text:p text:style-name="P209"><text:tab/><text:span text:style-name="T250">END</text:span></text:p>
      <text:p text:style-name="P209"/>
      <text:p text:style-name="P394"><text:span text:style-name="T251">Lucky Shrub and </text:span>MySQL trigger type :-</text:p>
      <text:p text:style-name="P372"><text:tab/><text:span text:style-name="T250">CREATE TRIGGER </text:span><text:span text:style-name="T251">OrderQtyCheck</text:span></text:p>
      <text:p text:style-name="P372"><text:tab/><text:span text:style-name="T250">BEFORE INSERT</text:span></text:p>
      <text:p text:style-name="P372"><text:tab/><text:span text:style-name="T250">ON </text:span><text:span text:style-name="T251">Orders</text:span><text:span text:style-name="T250"> FOR EACH ROW</text:span></text:p>
      <text:p text:style-name="P372"><text:tab/><text:span text:style-name="T250">BEGIN</text:span></text:p>
      <text:p text:style-name="P372"><text:tab/><text:tab/><text:span text:style-name="T251">IF NEW.orderQty &lt; 0 then</text:span></text:p>
      <text:p text:style-name="P372"><text:tab/><text:tab/><text:span text:style-name="T251">SET NEW.orderQty = 0;</text:span></text:p>
      <text:p text:style-name="P372"><text:tab/><text:tab/><text:span text:style-name="T251">END IF;</text:span></text:p>
      <text:p text:style-name="P372"><text:tab/><text:span text:style-name="T250">END;</text:span></text:p>
      <text:p text:style-name="P209"/>
      <text:p text:style-name="P408"><text:soft-page-break/>BEFORE <text:span text:style-name="T245">trigger</text:span>:-</text:p>
      <text:p text:style-name="P383"><text:tab/><text:span text:style-name="T252">BEFORE INSERT t</text:span><text:span text:style-name="T245">rigger</text:span><text:span text:style-name="T243"> <text:s/>--→ </text:span><text:span text:style-name="T245">Action</text:span><text:span text:style-name="T243"> <text:s/>--→ </text:span><text:span text:style-name="T252">Table r</text:span><text:span text:style-name="T245">ow</text:span></text:p>
      <text:p text:style-name="P383"/>
      <text:p text:style-name="P410">BEFORE <text:span text:style-name="T248">UPDATE</text:span>:-</text:p>
      <text:p text:style-name="P370"><text:tab/><text:span text:style-name="T247">Invoked before data is </text:span><text:span text:style-name="T248">updated</text:span></text:p>
      <text:p text:style-name="P209"/>
      <text:p text:style-name="P411">BEFORE <text:span text:style-name="T249">DELETE</text:span>:-</text:p>
      <text:p text:style-name="P371"><text:tab/><text:span text:style-name="T247">Invoked before data is </text:span><text:span text:style-name="T249">deleted</text:span></text:p>
      <text:p text:style-name="P371"/>
      <text:p text:style-name="P407">AFTER <text:span text:style-name="T245">trigger</text:span>:-</text:p>
      <text:p text:style-name="P382"><text:tab/>Trigger invoked after an action.</text:p>
      <text:p text:style-name="P368"><text:tab/><text:span text:style-name="T246">Action</text:span><text:span text:style-name="T243"> <text:s/>--→ </text:span><text:span text:style-name="T246">Row</text:span><text:span text:style-name="T243"> <text:s/>--→ </text:span><text:span text:style-name="T246">Trigger</text:span></text:p>
      <text:p text:style-name="P368"/>
      <text:p text:style-name="P409">AFTER INSERT:-</text:p>
      <text:p text:style-name="P369"><text:tab/><text:span text:style-name="T247">Invoked after data is inserted</text:span></text:p>
      <text:p text:style-name="P209"/>
      <text:p text:style-name="P395"><text:span text:style-name="T251">Lucky Shrub and </text:span>MySQL trigger type :-</text:p>
      <text:p text:style-name="P373"><text:tab/><text:span text:style-name="T250">CREATE TRIGGER </text:span><text:span text:style-name="T253">LogNewOrderInsert</text:span></text:p>
      <text:p text:style-name="P373"><text:tab/><text:span text:style-name="T253">AFTER</text:span><text:span text:style-name="T250"> INSERT</text:span></text:p>
      <text:p text:style-name="P373"><text:tab/><text:span text:style-name="T250">ON </text:span><text:span text:style-name="T251">Orders</text:span><text:span text:style-name="T250"> FOR EACH ROW</text:span></text:p>
      <text:p text:style-name="P373"><text:tab/><text:span text:style-name="T253">INSERT INTO Audits VALUES(‘AFTER’, ‘A new order was inserted’, ‘INSERT’);</text:span></text:p>
      <text:p text:style-name="P373"><text:tab/></text:p>
      <text:p text:style-name="P410"><text:span text:style-name="T248">AFTER UPDATE</text:span>:-</text:p>
      <text:p text:style-name="P370"><text:tab/><text:span text:style-name="T247">Invoked </text:span><text:span text:style-name="T248">after </text:span><text:span text:style-name="T247"><text:s/>data is </text:span><text:span text:style-name="T248">updated</text:span></text:p>
      <text:p text:style-name="P209"/>
      <text:p text:style-name="P411"><text:span text:style-name="T248">AFTER </text:span><text:span text:style-name="T249">DELETE</text:span>:-</text:p>
      <text:p text:style-name="P371"><text:tab/><text:span text:style-name="T247">Invoked </text:span><text:span text:style-name="T248">after </text:span><text:span text:style-name="T247"><text:s/>data is </text:span><text:span text:style-name="T249">deleted</text:span></text:p>
      <text:p text:style-name="P209"/>
      <text:p text:style-name="P396"><text:span text:style-name="T251">Lucky Shrub and </text:span>MySQL trigger type :-</text:p>
      <text:p text:style-name="P374"><text:tab/><text:span text:style-name="T250">CREATE TRIGGER </text:span><text:span text:style-name="T254">AfterDeleteOrder</text:span></text:p>
      <text:p text:style-name="P374"><text:tab/><text:span text:style-name="T253">AFTER</text:span><text:span text:style-name="T250"> </text:span><text:span text:style-name="T254">DELETE</text:span></text:p>
      <text:p text:style-name="P374"><text:tab/><text:span text:style-name="T250">ON </text:span><text:span text:style-name="T251">Orders</text:span><text:span text:style-name="T250"> FOR EACH ROW</text:span></text:p>
      <text:p text:style-name="P374"><text:tab/><text:span text:style-name="T253">INSERT INTO Audits </text:span></text:p>
      <text:p text:style-name="P374"><text:span text:style-name="T253"><text:tab/>VALUES(‘AFTER’, </text:span><text:span text:style-name="T254">CONCAT(‘Order’, OLD.OrderID, ‘was deleted at’</text:span><text:span text:style-name="T253">, </text:span><text:span text:style-name="T254">CURRENT_TIME( </text:span><text:span text:style-name="T253">), ‘</text:span><text:span text:style-name="T254">on’, <text:tab/>CURRENT_DATE( )), ‘DELETE’)</text:span><text:span text:style-name="T253">;</text:span></text:p>
      <text:p text:style-name="P209"/>
      <text:p text:style-name="P398">Create and drop triggers in MySQL:-</text:p>
      <text:p text:style-name="P399"><text:span text:style-name="T35">Create Table </text:span><text:span text:style-name="T93">Orders</text:span><text:span text:style-name="T255">2</text:span><text:span text:style-name="T93"> for lucky_shrub database</text:span><text:span text:style-name="T35">:-</text:span> <text:s text:c="2"/></text:p>
      <text:p text:style-name="P412"><text:s text:c="4"/>CREATE TABLE Orders<text:span text:style-name="T255">2</text:span> (OrderID INT NOT NULL PRIMARY KEY, ClientID VARCHAR(10), FOREIGN KEY(ClientID) REFERENCES Clients(ClientID), ProductID VARCHAR(10), FOREIGN KEY(ProductID) REFERENCES Products(ProductID), Quantity INT, Cost DECIMAL(6,2), Date DATE) ;</text:p>
      <text:p text:style-name="P412"/>
      <text:p text:style-name="P412"><text:span text:style-name="T37">Insert Values:-</text:span> <text:s text:c="3"/></text:p>
      <text:p text:style-name="P375"><text:s text:c="3"/>INSERT INTO Orders<text:span text:style-name="T255">2</text:span>(OrderID, ClientID, ProductID, Quantity, Cost, Date) VALUES(1, "Cl1", 'P1', 10, 500.00, '2020-09-01'), (2, "Cl2", 'P2', 5, 100.00, '2020-09-05'), (3, "Cl3", 'P3', 20, 800.00, '2020-09-03'), (4, "Cl4", 'P4', 15, 150.00, '2020-09-07'), (5, "Cl3", 'P3', 10, 450.00, '2020-09-08'), (6, "Cl2", 'P2', 5, 800.00, '2020-09-09'), (7, "Cl1", 'P4', 22, 1200.00, '2020-09-10'), (8, "Cl3", 'P1', 15, 150.00, '2020-09-10'), <text:s/>(9, "Cl1", 'P1', 10, 500.00, '2020-09-12'), <text:s/>(10, "Cl2", 'P2', 5, 100.00, '2020-09-13'), (1<text:span text:style-name="T255">1</text:span>, "Cl<text:span text:style-name="T255">4</text:span>", 'P<text:span text:style-name="T255">5</text:span>', 5, 100.00, '2020-09-1<text:span text:style-name="T255">5</text:span>'), (1<text:span text:style-name="T255">2</text:span>, "Cl<text:span text:style-name="T255">1</text:span>", 'P<text:span text:style-name="T255">1</text:span>', <text:span text:style-name="T255">10</text:span>, <text:span text:style-name="T255">5</text:span>00.00, '202<text:span text:style-name="T255">2</text:span>-09-<text:span text:style-name="T255">01</text:span>'), (1<text:span text:style-name="T256">3</text:span>, "Cl2", 'P2', 5, 100.00, '202<text:span text:style-name="T256">2</text:span>-09-<text:span text:style-name="T256">05</text:span>'), (<text:span text:style-name="T256">14</text:span>, "Cl<text:span text:style-name="T256">3</text:span>", 'P<text:span text:style-name="T256">3</text:span>', <text:span text:style-name="T256">20</text:span>, <text:span text:style-name="T256">8</text:span>00.00, '202<text:span text:style-name="T256">2</text:span>-09-<text:span text:style-name="T256">0</text:span>3'), (<text:span text:style-name="T256">15</text:span>, "Cl<text:span text:style-name="T256">4</text:span>", 'P<text:span text:style-name="T256">4</text:span>', <text:span text:style-name="T256">15</text:span>, <text:span text:style-name="T256">15</text:span>0.00, '202<text:span text:style-name="T256">2</text:span>-09-<text:span text:style-name="T256">07</text:span>'), (<text:span text:style-name="T256">16</text:span>, "Cl<text:span text:style-name="T256">3</text:span>", 'P<text:span text:style-name="T256">3</text:span>', <text:span text:style-name="T256">10</text:span>, <text:span text:style-name="T256">45</text:span>0.00, '202<text:span text:style-name="T256">2</text:span>-09-<text:span text:style-name="T256">08</text:span>'), (<text:span text:style-name="T256">17</text:span>, "Cl<text:span text:style-name="T256">2</text:span>", 'P<text:span text:style-name="T256">2</text:span>', <text:span text:style-name="T256">5</text:span>, <text:span text:style-name="T256">8</text:span>00.00, '202<text:span text:style-name="T256">2</text:span>-09-<text:span text:style-name="T256">09</text:span>'), (<text:span text:style-name="T256">18</text:span>, "Cl<text:span text:style-name="T256">1</text:span>", 'P<text:span text:style-name="T256">4</text:span>', <text:span text:style-name="T256">22</text:span>, <text:span text:style-name="T256">12</text:span>00.00, '202<text:span text:style-name="T256">2</text:span>-09-<text:span text:style-name="T256">10</text:span>'), (<text:span text:style-name="T256">19</text:span>, "Cl<text:span text:style-name="T256">3</text:span>", 'P<text:span text:style-name="T256">1</text:span>', <text:span text:style-name="T256">15</text:span>, <text:span text:style-name="T256">15</text:span>0.00, '202<text:span text:style-name="T256">2</text:span>-09-<text:span text:style-name="T256">10</text:span>'), (<text:span text:style-name="T257">20</text:span>, "Cl<text:span text:style-name="T257">1</text:span>", 'P<text:span text:style-name="T257">1</text:span>', <text:span text:style-name="T257">1</text:span><text:span text:style-name="T256">0</text:span>, <text:span text:style-name="T257">5</text:span>00.00, '202<text:span text:style-name="T256">2</text:span>-09-<text:span text:style-name="T257">12</text:span>'), (<text:span text:style-name="T257">21</text:span>, "Cl<text:span text:style-name="T257">2</text:span>", 'P<text:span text:style-name="T257">2</text:span>', <text:span text:style-name="T257">5</text:span>, <text:span text:style-name="T257">1</text:span>00.00, '202<text:span text:style-name="T256">2</text:span>-09-<text:span text:style-name="T257">1</text:span>3'), (<text:span text:style-name="T257">22</text:span>, "Cl<text:span text:style-name="T257">2</text:span>", 'P<text:span text:style-name="T257">1</text:span>', <text:span text:style-name="T257">1</text:span><text:span text:style-name="T256">0</text:span>, <text:soft-page-break/><text:span text:style-name="T257">5</text:span>00.00, '202<text:span text:style-name="T257">1</text:span>-09-<text:span text:style-name="T256">0</text:span><text:span text:style-name="T257">1</text:span>'), (<text:span text:style-name="T257">23</text:span>, "Cl<text:span text:style-name="T257">2</text:span>", 'P<text:span text:style-name="T257">2</text:span>', <text:span text:style-name="T257">5</text:span>, <text:span text:style-name="T257">1</text:span>00.00, '202<text:span text:style-name="T257">1</text:span>-09-<text:span text:style-name="T256">0</text:span><text:span text:style-name="T257">5</text:span>'), (<text:span text:style-name="T257">24</text:span>, "Cl<text:span text:style-name="T257">3</text:span>", 'P<text:span text:style-name="T257">3</text:span>', <text:span text:style-name="T257">2</text:span><text:span text:style-name="T256">0</text:span>, <text:span text:style-name="T257">8</text:span>00.00, '202<text:span text:style-name="T257">1</text:span>-09-<text:span text:style-name="T256">0</text:span><text:span text:style-name="T257">3</text:span>'), (<text:span text:style-name="T257">25</text:span>, "Cl<text:span text:style-name="T257">4</text:span>", 'P<text:span text:style-name="T257">4</text:span>', <text:span text:style-name="T257">15</text:span>, <text:span text:style-name="T257">15</text:span>0.00, '202<text:span text:style-name="T257">1</text:span>-09-<text:span text:style-name="T256">0</text:span><text:span text:style-name="T257">7</text:span>'), (<text:span text:style-name="T257">26</text:span>, "Cl<text:span text:style-name="T257">1</text:span>", 'P<text:span text:style-name="T257">3</text:span>', <text:span text:style-name="T257">1</text:span><text:span text:style-name="T256">0</text:span>, <text:span text:style-name="T257">45</text:span>0.00, '202<text:span text:style-name="T257">1</text:span>-09-<text:span text:style-name="T256">0</text:span><text:span text:style-name="T257">8</text:span>'), (<text:span text:style-name="T257">27</text:span>, "Cl<text:span text:style-name="T257">2</text:span>", 'P<text:span text:style-name="T257">1</text:span>', <text:span text:style-name="T257">2</text:span><text:span text:style-name="T256">0</text:span>, <text:span text:style-name="T257">10</text:span>00.00, '202<text:span text:style-name="T257">2</text:span>-09-<text:span text:style-name="T256">0</text:span><text:span text:style-name="T257">1</text:span>'), (<text:span text:style-name="T257">28</text:span>, "Cl<text:span text:style-name="T257">2</text:span>", 'P<text:span text:style-name="T257">2</text:span>', <text:span text:style-name="T257">1</text:span><text:span text:style-name="T256">0</text:span>, <text:span text:style-name="T257">2</text:span>00.00, '202<text:span text:style-name="T257">2</text:span>-09-<text:span text:style-name="T256">0</text:span><text:span text:style-name="T257">5</text:span>'), (<text:span text:style-name="T257">29</text:span>, "Cl<text:span text:style-name="T257">3</text:span>", 'P<text:span text:style-name="T257">3</text:span>', <text:span text:style-name="T257">2</text:span><text:span text:style-name="T256">0</text:span>, <text:span text:style-name="T257">8</text:span>00.00, '202<text:span text:style-name="T257">1</text:span>-09-<text:span text:style-name="T256">0</text:span><text:span text:style-name="T257">3</text:span>'), (<text:span text:style-name="T257">30</text:span>, "Cl<text:span text:style-name="T257">1</text:span>", 'P<text:span text:style-name="T257">1</text:span>', <text:span text:style-name="T257">1</text:span><text:span text:style-name="T256">0</text:span>, <text:span text:style-name="T257">5</text:span>00.00, '202<text:span text:style-name="T257">2</text:span>-09-<text:span text:style-name="T256">0</text:span><text:span text:style-name="T257">1</text:span>');</text:p>
      <text:p text:style-name="P209"/>
      <text:p text:style-name="P397"><text:span text:style-name="T251">Lucky Shrub and </text:span>MySQL <text:s/><text:span text:style-name="T258">BEFORE INSERT </text:span>trigger type :-</text:p>
      <text:p text:style-name="P376"><text:tab/><text:span text:style-name="T258">DELIMITER //</text:span></text:p>
      <text:p text:style-name="P376"><text:span text:style-name="T250"><text:tab/>CREATE TRIGGER </text:span><text:span text:style-name="T251">OrderQtyCheck</text:span></text:p>
      <text:p text:style-name="P376"><text:tab/><text:span text:style-name="T250">BEFORE INSERT</text:span></text:p>
      <text:p text:style-name="P376"><text:tab/><text:span text:style-name="T250">ON </text:span><text:span text:style-name="T251">Orders</text:span><text:span text:style-name="T259">2</text:span><text:span text:style-name="T250"> FOR EACH ROW</text:span></text:p>
      <text:p text:style-name="P376"><text:tab/><text:span text:style-name="T250">BEGIN</text:span></text:p>
      <text:p text:style-name="P376"><text:tab/><text:tab/><text:span text:style-name="T251">IF NEW.</text:span><text:span text:style-name="T258">Quantity</text:span><text:span text:style-name="T251"> &lt; 0 </text:span><text:span text:style-name="T258">THEN</text:span></text:p>
      <text:p text:style-name="P376"><text:tab/><text:tab/><text:span text:style-name="T251">SET NEW.</text:span><text:span text:style-name="T258">Quantity</text:span><text:span text:style-name="T251"> = 0;</text:span></text:p>
      <text:p text:style-name="P376"><text:tab/><text:tab/><text:span text:style-name="T251">END IF;</text:span></text:p>
      <text:p text:style-name="P376"><text:tab/><text:span text:style-name="T250">END //</text:span></text:p>
      <text:p text:style-name="P376"><text:tab/><text:span text:style-name="T258">DELIMITER;</text:span></text:p>
      <text:p text:style-name="P209"/>
      <text:p text:style-name="P385">DROP MySQL TRIGGER:-</text:p>
      <text:p text:style-name="P377"><text:tab/><text:span text:style-name="T238">DROP TRIGGER IF EXISTS </text:span><text:span text:style-name="T259">lucky_shrub.OrderQtyCheck;</text:span></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05T09:13:11.979450690</meta:creation-date>
    <dc:date>2023-10-24T20:01:40.722680907</dc:date>
    <meta:editing-duration>P9DT10H6M37S</meta:editing-duration>
    <meta:editing-cycles>276</meta:editing-cycles>
    <meta:generator>LibreOffice/6.4.5.2$Linux_X86_64 LibreOffice_project/40$Build-2</meta:generator>
    <meta:document-statistic meta:table-count="4" meta:image-count="0" meta:object-count="0" meta:page-count="46" meta:paragraph-count="1857" meta:word-count="10933" meta:character-count="83642" meta:non-whitespace-character-count="67519"/>
  </office:meta>
</office:document-meta>
</file>